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timer/timer.bsh" manifest:media-type=""/>
  <manifest:file-entry manifest:full-path="Scripts/beanshell/timer/parcel-descriptor.xml"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0.796cm"/>
    </style:style>
    <style:style style:name="co3" style:family="table-column">
      <style:table-column-properties fo:break-before="auto" style:column-width="4.26cm"/>
    </style:style>
    <style:style style:name="co4" style:family="table-column">
      <style:table-column-properties fo:break-before="auto" style:column-width="2.852cm"/>
    </style:style>
    <style:style style:name="co5" style:family="table-column">
      <style:table-column-properties fo:break-before="auto" style:column-width="2.577cm"/>
    </style:style>
    <style:style style:name="co6" style:family="table-column">
      <style:table-column-properties fo:break-before="auto" style:column-width="1.759cm"/>
    </style:style>
    <style:style style:name="co7" style:family="table-column">
      <style:table-column-properties fo:break-before="auto" style:column-width="2.378cm"/>
    </style:style>
    <style:style style:name="co8" style:family="table-column">
      <style:table-column-properties fo:break-before="auto" style:column-width="2.586cm"/>
    </style:style>
    <style:style style:name="co9" style:family="table-column">
      <style:table-column-properties fo:break-before="auto" style:column-width="2.21cm"/>
    </style:style>
    <style:style style:name="co10" style:family="table-column">
      <style:table-column-properties fo:break-before="auto" style:column-width="1.591cm"/>
    </style:style>
    <style:style style:name="co11" style:family="table-column">
      <style:table-column-properties fo:break-before="auto" style:column-width="0.67cm"/>
    </style:style>
    <style:style style:name="co12" style:family="table-column">
      <style:table-column-properties fo:break-before="auto" style:column-width="1.173cm"/>
    </style:style>
    <style:style style:name="co13" style:family="table-column">
      <style:table-column-properties fo:break-before="auto" style:column-width="2.545cm"/>
    </style:style>
    <style:style style:name="co14" style:family="table-column">
      <style:table-column-properties fo:break-before="auto" style:column-width="2.261cm"/>
    </style:style>
    <style:style style:name="co15" style:family="table-column">
      <style:table-column-properties fo:break-before="auto" style:column-width="1.79cm"/>
    </style:style>
    <style:style style:name="co16" style:family="table-column">
      <style:table-column-properties fo:break-before="auto" style:column-width="1.466cm"/>
    </style:style>
    <style:style style:name="co17" style:family="table-column">
      <style:table-column-properties fo:break-before="auto" style:column-width="2.258cm"/>
    </style:style>
    <style:style style:name="co18" style:family="table-column">
      <style:table-column-properties fo:break-before="auto" style:column-width="2.704cm"/>
    </style:style>
    <style:style style:name="co19" style:family="table-column">
      <style:table-column-properties fo:break-before="auto" style:column-width="3.851cm"/>
    </style:style>
    <style:style style:name="co20" style:family="table-column">
      <style:table-column-properties fo:break-before="auto" style:column-width="3.718cm"/>
    </style:style>
    <style:style style:name="co21" style:family="table-column">
      <style:table-column-properties fo:break-before="auto" style:column-width="3.466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5cm" fo:break-before="auto" style:use-optimal-row-height="false"/>
    </style:style>
    <style:style style:name="ro6"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number:text-style style:name="N100">
      <number:text-content/>
    </number:text-style>
    <style:style style:name="ce1" style:family="table-cell" style:parent-style-name="Default">
      <style:table-cell-properties fo:border-bottom="none" fo:border-left="0.99pt solid #000000" fo:padding="0.071cm" fo:border-right="none" fo:border-top="0.99pt solid #000000"/>
      <style:text-properties style:use-window-font-color="true"/>
    </style:style>
    <style:style style:name="ce2" style:family="table-cell" style:parent-style-name="Default">
      <style:table-cell-properties fo:border-bottom="none" fo:border-left="0.99pt solid #000000" fo:padding="0.071cm" fo:border-right="none" fo:border-top="none"/>
      <style:text-properties style:use-window-font-color="true"/>
    </style:style>
    <style:style style:name="ce3" style:family="table-cell" style:parent-style-name="Default">
      <style:table-cell-properties fo:border-bottom="none" fo:border-left="0.99pt solid #000000"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2">
      <style:table-cell-properties fo:border-bottom="none" fo:border-left="0.99pt solid #000000" fo:padding="0.071cm" fo:border-right="none" fo:border-top="none"/>
      <style:text-properties style:use-window-font-color="true"/>
    </style:style>
    <style:style style:name="ce5" style:family="table-cell" style:parent-style-name="Default">
      <style:table-cell-properties fo:border-bottom="none"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none" style:diagonal-bl-tr="none" style:diagonal-tl-br="none" fo:border-left="0.9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0.99pt solid #3c3c3c"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99pt solid #000000" fo:border-left="0.99pt solid #000000" fo:padding="0.071cm" fo:border-right="none" fo:border-top="none"/>
      <style:text-properties style:use-window-font-color="true"/>
    </style:style>
    <style:style style:name="ce9" style:family="table-cell" style:parent-style-name="Default">
      <style:table-cell-properties fo:padding="0.071cm"/>
    </style:style>
    <style:style style:name="ce10" style:family="table-cell" style:parent-style-name="Default">
      <style:table-cell-properties fo:border-bottom="none" fo:border-left="none" fo:padding="0.071cm" fo:border-right="none" fo:border-top="0.99pt solid #000000"/>
      <style:text-properties style:use-window-font-color="true" fo:font-weight="bold" style:font-weight-asian="bold" style:font-weight-complex="bold"/>
    </style:style>
    <style:style style:name="ce11" style:family="table-cell" style:parent-style-name="Default">
      <style:table-cell-properties fo:padding="0.071cm"/>
      <style:text-properties style:use-window-font-color="true" fo:font-weight="bold" style:font-weight-asian="bold" style:font-weight-complex="bold"/>
      <style:map style:condition="is-true-formula(NOT(ISERROR(FORMULA([.B2]))))" style:apply-style-name="Безымянный1" style:base-cell-address="Display8x8.B2"/>
    </style:style>
    <style:style style:name="ce12"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3"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4" style:family="table-cell" style:parent-style-name="Default">
      <style:table-cell-properties fo:border="0.06pt solid #000000" fo:padding="0.071cm"/>
      <style:text-properties style:use-window-font-color="true"/>
      <style:map style:condition="is-true-formula(NOT(ISERROR(FORMULA([.B2]))))" style:apply-style-name="Безымянный1" style:base-cell-address="Display8x8.B2"/>
    </style:style>
    <style:style style:name="ce15" style:family="table-cell" style:parent-style-name="Default">
      <style:table-cell-properties fo:border-bottom="0.99pt solid #000000" fo:border-left="none" fo:padding="0.071cm" fo:border-right="none" fo:border-top="none"/>
      <style:text-properties style:use-window-font-color="true"/>
      <style:map style:condition="is-true-formula(NOT(ISERROR(FORMULA([.B2]))))" style:apply-style-name="Безымянный1" style:base-cell-address="Display8x8.B2"/>
    </style:style>
    <style:style style:name="ce16" style:family="table-cell" style:parent-style-name="Default">
      <style:table-cell-properties fo:border-bottom="none" fo:border-left="none" fo:padding="0.071cm" fo:border-right="none" fo:border-top="0.99pt solid #000000"/>
      <style:text-properties style:use-window-font-color="true"/>
    </style:style>
    <style:style style:name="ce17" style:family="table-cell" style:parent-style-name="Default">
      <style:table-cell-properties fo:padding="0.071cm"/>
      <style:text-properties style:use-window-font-color="true"/>
      <style:map style:condition="is-true-formula(NOT(ISERROR(FORMULA([.C2]))))" style:apply-style-name="Безымянный1" style:base-cell-address="Display8x8.C2"/>
    </style:style>
    <style:style style:name="ce18" style:family="table-cell" style:parent-style-name="Default">
      <style:table-cell-properties fo:background-color="#ffff99" fo:border="0.06pt solid #000000" fo:padding="0.071cm"/>
      <style:text-properties style:use-window-font-color="true"/>
      <style:map style:condition="is-true-formula(NOT(ISERROR(FORMULA([.C2]))))" style:apply-style-name="Безымянный1" style:base-cell-address="Display8x8.C2"/>
    </style:style>
    <style:style style:name="ce19" style:family="table-cell" style:parent-style-name="Default">
      <style:table-cell-properties fo:background-color="transparent" fo:padding="0.071cm"/>
      <style:text-properties style:use-window-font-color="true"/>
      <style:map style:condition="is-true-formula(NOT(ISERROR(FORMULA([.C2]))))" style:apply-style-name="Безымянный1" style:base-cell-address="Display8x8.C2"/>
    </style:style>
    <style:style style:name="ce20" style:family="table-cell" style:parent-style-name="Default">
      <style:table-cell-properties fo:background-color="transparent" fo:border="0.06pt solid #000000" fo:padding="0.071cm"/>
      <style:text-properties style:use-window-font-color="true"/>
      <style:map style:condition="is-true-formula(NOT(ISERROR(FORMULA([.C2]))))" style:apply-style-name="Безымянный1" style:base-cell-address="Display8x8.C2"/>
    </style:style>
    <style:style style:name="ce21" style:family="table-cell" style:parent-style-name="Default">
      <style:table-cell-properties fo:border-bottom="0.99pt solid #000000" fo:border-left="none" fo:padding="0.071cm" fo:border-right="none" fo:border-top="none"/>
      <style:text-properties style:use-window-font-color="true"/>
      <style:map style:condition="is-true-formula(NOT(ISERROR(FORMULA([.C2]))))" style:apply-style-name="Безымянный1" style:base-cell-address="Display8x8.C2"/>
    </style:style>
    <style:style style:name="ce22"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padding="0.071cm"/>
      <style:text-properties style:use-window-font-color="true"/>
    </style:style>
    <style:style style:name="ce2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0.99pt solid #000000" fo:border-left="none"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7"/>
    </style:style>
    <style:style style:name="ce2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8"/>
    </style:style>
    <style:style style:name="ce2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9"/>
    </style:style>
    <style:style style:name="ce3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0"/>
    </style:style>
    <style:style style:name="ce3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1"/>
    </style:style>
    <style:style style:name="ce3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2"/>
    </style:style>
    <style:style style:name="ce3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3"/>
    </style:style>
    <style:style style:name="ce3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4"/>
    </style:style>
    <style:style style:name="ce35" style:family="table-cell" style:parent-style-name="Default">
      <style:table-cell-properties style:diagonal-bl-tr="none" style:diagonal-tl-br="none" fo:border="none" fo:padding="0.071cm" style:rotation-align="none"/>
      <style:text-properties style:use-window-font-color="true"/>
    </style:style>
    <style:style style:name="ce36" style:family="table-cell" style:parent-style-name="Default">
      <style:table-cell-properties fo:border-bottom="0.99pt solid #000000" fo:border-left="none" fo:padding="0.071cm" fo:border-right="none" fo:border-top="none"/>
      <style:text-properties style:use-window-font-color="true"/>
    </style:style>
    <style:style style:name="ce3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7"/>
    </style:style>
    <style:style style:name="ce3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8"/>
    </style:style>
    <style:style style:name="ce3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9"/>
    </style:style>
    <style:style style:name="ce4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0"/>
    </style:style>
    <style:style style:name="ce4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1"/>
    </style:style>
    <style:style style:name="ce4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2"/>
    </style:style>
    <style:style style:name="ce4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3"/>
    </style:style>
    <style:style style:name="ce4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4"/>
    </style:style>
    <style:style style:name="ce4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7"/>
    </style:style>
    <style:style style:name="ce4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8"/>
    </style:style>
    <style:style style:name="ce4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9"/>
    </style:style>
    <style:style style:name="ce4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0"/>
    </style:style>
    <style:style style:name="ce4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1"/>
    </style:style>
    <style:style style:name="ce5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2"/>
    </style:style>
    <style:style style:name="ce5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3"/>
    </style:style>
    <style:style style:name="ce5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4"/>
    </style:style>
    <style:style style:name="ce53" style:family="table-cell" style:parent-style-name="Default">
      <style:table-cell-properties style:diagonal-bl-tr="none" style:diagonal-tl-br="none" fo:background-color="transparent" fo:border="none" fo:padding="0.071cm" style:rotation-align="none"/>
      <style:text-properties style:use-window-font-color="true"/>
    </style:style>
    <style:style style:name="ce5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7"/>
    </style:style>
    <style:style style:name="ce5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8"/>
    </style:style>
    <style:style style:name="ce5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9"/>
    </style:style>
    <style:style style:name="ce5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0"/>
    </style:style>
    <style:style style:name="ce5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1"/>
    </style:style>
    <style:style style:name="ce5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2"/>
    </style:style>
    <style:style style:name="ce6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3"/>
    </style:style>
    <style:style style:name="ce6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4"/>
    </style:style>
    <style:style style:name="ce6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7"/>
    </style:style>
    <style:style style:name="ce6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8"/>
    </style:style>
    <style:style style:name="ce6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9"/>
    </style:style>
    <style:style style:name="ce6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0"/>
    </style:style>
    <style:style style:name="ce6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1"/>
    </style:style>
    <style:style style:name="ce6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2"/>
    </style:style>
    <style:style style:name="ce6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3"/>
    </style:style>
    <style:style style:name="ce6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4"/>
    </style:style>
    <style:style style:name="ce7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7"/>
    </style:style>
    <style:style style:name="ce7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8"/>
    </style:style>
    <style:style style:name="ce7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9"/>
    </style:style>
    <style:style style:name="ce7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0"/>
    </style:style>
    <style:style style:name="ce7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1"/>
    </style:style>
    <style:style style:name="ce7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2"/>
    </style:style>
    <style:style style:name="ce7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3"/>
    </style:style>
    <style:style style:name="ce7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4"/>
    </style:style>
    <style:style style:name="ce7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7"/>
    </style:style>
    <style:style style:name="ce8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8"/>
    </style:style>
    <style:style style:name="ce8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9"/>
    </style:style>
    <style:style style:name="ce8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0"/>
    </style:style>
    <style:style style:name="ce8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1"/>
    </style:style>
    <style:style style:name="ce8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2"/>
    </style:style>
    <style:style style:name="ce8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3"/>
    </style:style>
    <style:style style:name="ce8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4"/>
    </style:style>
    <style:style style:name="ce8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7"/>
    </style:style>
    <style:style style:name="ce8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8"/>
    </style:style>
    <style:style style:name="ce8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9"/>
    </style:style>
    <style:style style:name="ce9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0"/>
    </style:style>
    <style:style style:name="ce9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1"/>
    </style:style>
    <style:style style:name="ce9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2"/>
    </style:style>
    <style:style style:name="ce9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3"/>
    </style:style>
    <style:style style:name="ce9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4"/>
    </style:style>
    <style:style style:name="ce95" style:family="table-cell" style:parent-style-name="Default">
      <style:table-cell-properties style:diagonal-bl-tr="none" style:diagonal-tl-br="none" fo:background-color="transparent" fo:border="none" fo:padding="0.071cm" style:rotation-align="none"/>
      <style:text-properties style:use-window-font-color="true"/>
      <style:map style:condition="cell-content()=&quot; &quot;" style:apply-style-name="Excel_5f_CondFormat_5f_2_5f_1_5f_1" style:base-cell-address="Display8x8.M7"/>
    </style:style>
    <style:style style:name="ce96" style:family="table-cell" style:parent-style-name="Default">
      <style:table-cell-properties fo:padding="0.071cm"/>
      <style:text-properties style:use-window-font-color="true" style:font-name="Arial" style:font-name-asian="DejaVu Sans" style:font-name-complex="Arial"/>
    </style:style>
    <style:style style:name="ce97" style:family="table-cell" style:parent-style-name="Default">
      <style:table-cell-properties fo:background-color="#ffff99" style:diagonal-bl-tr="none" style:diagonal-tl-br="none" fo:border="0.06pt solid #000000" fo:padding="0.071cm" style:rotation-align="none"/>
      <style:text-properties style:use-window-font-color="true"/>
    </style:style>
    <style:style style:name="ce98" style:family="table-cell" style:parent-style-name="Default">
      <style:table-cell-properties fo:border-bottom="none" fo:border-left="none" fo:padding="0.071cm" fo:border-right="0.99pt solid #000000" fo:border-top="0.99pt solid #000000"/>
      <style:text-properties style:use-window-font-color="true"/>
    </style:style>
    <style:style style:name="ce99" style:family="table-cell" style:parent-style-name="Default">
      <style:table-cell-properties fo:border-bottom="none" fo:border-left="none" fo:padding="0.071cm" fo:border-right="0.99pt solid #000000" fo:border-top="none"/>
      <style:text-properties style:use-window-font-color="true"/>
    </style:style>
    <style:style style:name="ce100" style:family="table-cell" style:parent-style-name="Default">
      <style:table-cell-properties fo:border-bottom="0.06pt solid #000000" fo:background-color="#ffff99" style:diagonal-bl-tr="none" style:diagonal-tl-br="none" fo:border-left="0.06pt solid #000000" fo:padding="0.071cm" fo:border-right="0.99pt solid #000000" style:rotation-align="none" fo:border-top="0.06pt solid #000000"/>
      <style:text-properties style:use-window-font-color="true"/>
    </style:style>
    <style:style style:name="ce101" style:family="table-cell" style:parent-style-name="Default">
      <style:table-cell-properties fo:border-bottom="0.99pt solid #000000" fo:border-left="none" fo:padding="0.071cm" fo:border-right="0.99pt solid #000000" fo:border-top="none"/>
      <style:text-properties style:use-window-font-color="true"/>
    </style:style>
    <style:style style:name="ce102" style:family="table-cell" style:parent-style-name="Default">
      <style:text-properties fo:font-weight="bold" style:font-weight-asian="bold" style:font-weight-complex="bold"/>
    </style:style>
    <style:style style:name="ce103" style:family="table-cell" style:parent-style-name="Default">
      <style:table-cell-properties fo:padding="0.071cm"/>
      <style:text-properties fo:font-weight="bold" style:font-weight-asian="bold" style:font-weight-complex="bold"/>
    </style:style>
    <style:style style:name="ce104" style:family="table-cell" style:parent-style-name="Default" style:data-style-name="N99">
      <style:table-cell-properties fo:padding="0.071cm"/>
    </style:style>
    <style:style style:name="ce105" style:family="table-cell" style:parent-style-name="Default">
      <style:table-cell-properties fo:padding="0.071cm"/>
      <style:map style:condition="is-true-formula(NOT(ISERROR(FORMULA([.A86]))))" style:apply-style-name="Безымянный1" style:base-cell-address="Лист2.A86"/>
    </style:style>
    <style:style style:name="ce106"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107" style:family="table-cell" style:parent-style-name="Default">
      <style:table-cell-properties fo:background-color="#ff3333" fo:border="0.06pt solid #000000" fo:padding="0.071cm"/>
      <style:map style:condition="is-true-formula(NOT(ISERROR(FORMULA([.B3]))))" style:apply-style-name="Безымянный1" style:base-cell-address="Лист2.B3"/>
    </style:style>
    <style:style style:name="ce108" style:family="table-cell" style:parent-style-name="Default">
      <style:table-cell-properties fo:border="0.06pt solid #000000" fo:padding="0.071cm"/>
      <style:map style:condition="is-true-formula(NOT(ISERROR(FORMULA([.B4]))))" style:apply-style-name="Безымянный1" style:base-cell-address="Лист2.B4"/>
    </style:style>
    <style:style style:name="ce109"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0"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1" style:family="table-cell" style:parent-style-name="Default">
      <style:map style:condition="is-true-formula(NOT(ISERROR(FORMULA([.B3]))))" style:apply-style-name="Безымянный1" style:base-cell-address="Лист2.B3"/>
    </style:style>
    <style:style style:name="ce112" style:family="table-cell" style:parent-style-name="Default">
      <style:table-cell-properties fo:padding="0.071cm"/>
      <style:map style:condition="is-true-formula(NOT(ISERROR(FORMULA([.B3]))))" style:apply-style-name="Безымянный1" style:base-cell-address="Лист2.B3"/>
    </style:style>
    <style:style style:name="ce113" style:family="table-cell" style:parent-style-name="Default">
      <style:table-cell-properties fo:padding="0.071cm"/>
      <style:text-properties fo:font-weight="bold" style:font-weight-asian="bold" style:font-weight-complex="bold"/>
      <style:map style:condition="is-true-formula(NOT(ISERROR(FORMULA([.B3]))))" style:apply-style-name="Безымянный1" style:base-cell-address="Лист2.B3"/>
    </style:style>
    <style:style style:name="ce114" style:family="table-cell" style:parent-style-name="Default">
      <style:table-cell-properties fo:padding="0.071cm"/>
      <style:map style:condition="is-true-formula(NOT(ISERROR(FORMULA([.B42]))))" style:apply-style-name="Безымянный1" style:base-cell-address="Лист2.B42"/>
    </style:style>
    <style:style style:name="ce115" style:family="table-cell" style:parent-style-name="Default">
      <style:table-cell-properties fo:padding="0.071cm"/>
      <style:map style:condition="is-true-formula(NOT(ISERROR(FORMULA([.B43]))))" style:apply-style-name="Безымянный1" style:base-cell-address="Лист2.B43"/>
    </style:style>
    <style:style style:name="ce116" style:family="table-cell" style:parent-style-name="Default">
      <style:table-cell-properties fo:padding="0.071cm"/>
      <style:map style:condition="is-true-formula(NOT(ISERROR(FORMULA([.B44]))))" style:apply-style-name="Безымянный1" style:base-cell-address="Лист2.B44"/>
    </style:style>
    <style:style style:name="ce117" style:family="table-cell" style:parent-style-name="Default">
      <style:table-cell-properties fo:padding="0.071cm"/>
      <style:map style:condition="is-true-formula(NOT(ISERROR(FORMULA([.B45]))))" style:apply-style-name="Безымянный1" style:base-cell-address="Лист2.B45"/>
    </style:style>
    <style:style style:name="ce118" style:family="table-cell" style:parent-style-name="Default">
      <style:table-cell-properties fo:padding="0.071cm"/>
      <style:map style:condition="is-true-formula(NOT(ISERROR(FORMULA([.B46]))))" style:apply-style-name="Безымянный1" style:base-cell-address="Лист2.B46"/>
    </style:style>
    <style:style style:name="ce119" style:family="table-cell" style:parent-style-name="Default">
      <style:table-cell-properties fo:padding="0.071cm"/>
      <style:map style:condition="is-true-formula(NOT(ISERROR(FORMULA([.B47]))))" style:apply-style-name="Безымянный1" style:base-cell-address="Лист2.B47"/>
    </style:style>
    <style:style style:name="ce120" style:family="table-cell" style:parent-style-name="Default">
      <style:table-cell-properties fo:padding="0.071cm"/>
      <style:map style:condition="is-true-formula(NOT(ISERROR(FORMULA([.B48]))))" style:apply-style-name="Безымянный1" style:base-cell-address="Лист2.B48"/>
    </style:style>
    <style:style style:name="ce121" style:family="table-cell" style:parent-style-name="Default">
      <style:table-cell-properties fo:padding="0.071cm"/>
      <style:map style:condition="is-true-formula(NOT(ISERROR(FORMULA([.B49]))))" style:apply-style-name="Безымянный1" style:base-cell-address="Лист2.B49"/>
    </style:style>
    <style:style style:name="ce122" style:family="table-cell" style:parent-style-name="Default">
      <style:table-cell-properties fo:padding="0.071cm"/>
      <style:map style:condition="is-true-formula(NOT(ISERROR(FORMULA([.B50]))))" style:apply-style-name="Безымянный1" style:base-cell-address="Лист2.B50"/>
    </style:style>
    <style:style style:name="ce123" style:family="table-cell" style:parent-style-name="Default">
      <style:table-cell-properties fo:padding="0.071cm"/>
      <style:map style:condition="is-true-formula(NOT(ISERROR(FORMULA([.B51]))))" style:apply-style-name="Безымянный1" style:base-cell-address="Лист2.B51"/>
    </style:style>
    <style:style style:name="ce124" style:family="table-cell" style:parent-style-name="Default">
      <style:table-cell-properties fo:padding="0.071cm"/>
      <style:map style:condition="is-true-formula(NOT(ISERROR(FORMULA([.B52]))))" style:apply-style-name="Безымянный1" style:base-cell-address="Лист2.B52"/>
    </style:style>
    <style:style style:name="ce125" style:family="table-cell" style:parent-style-name="Default">
      <style:table-cell-properties fo:padding="0.071cm"/>
      <style:map style:condition="is-true-formula(NOT(ISERROR(FORMULA([.B53]))))" style:apply-style-name="Безымянный1" style:base-cell-address="Лист2.B53"/>
    </style:style>
    <style:style style:name="ce126" style:family="table-cell" style:parent-style-name="Default">
      <style:table-cell-properties fo:padding="0.071cm"/>
      <style:map style:condition="is-true-formula(NOT(ISERROR(FORMULA([.B54]))))" style:apply-style-name="Безымянный1" style:base-cell-address="Лист2.B54"/>
    </style:style>
    <style:style style:name="ce127" style:family="table-cell" style:parent-style-name="Default">
      <style:table-cell-properties fo:padding="0.071cm"/>
      <style:map style:condition="is-true-formula(NOT(ISERROR(FORMULA([.B55]))))" style:apply-style-name="Безымянный1" style:base-cell-address="Лист2.B55"/>
    </style:style>
    <style:style style:name="ce128" style:family="table-cell" style:parent-style-name="Default">
      <style:table-cell-properties fo:padding="0.071cm"/>
      <style:map style:condition="is-true-formula(NOT(ISERROR(FORMULA([.B56]))))" style:apply-style-name="Безымянный1" style:base-cell-address="Лист2.B56"/>
    </style:style>
    <style:style style:name="ce129" style:family="table-cell" style:parent-style-name="Default">
      <style:table-cell-properties fo:padding="0.071cm"/>
      <style:map style:condition="is-true-formula(NOT(ISERROR(FORMULA([.B57]))))" style:apply-style-name="Безымянный1" style:base-cell-address="Лист2.B57"/>
    </style:style>
    <style:style style:name="ce130" style:family="table-cell" style:parent-style-name="Default">
      <style:table-cell-properties fo:padding="0.071cm"/>
      <style:map style:condition="is-true-formula(NOT(ISERROR(FORMULA([.B58]))))" style:apply-style-name="Безымянный1" style:base-cell-address="Лист2.B58"/>
    </style:style>
    <style:style style:name="ce131" style:family="table-cell" style:parent-style-name="Default">
      <style:table-cell-properties fo:padding="0.071cm"/>
      <style:map style:condition="is-true-formula(NOT(ISERROR(FORMULA([.B59]))))" style:apply-style-name="Безымянный1" style:base-cell-address="Лист2.B59"/>
    </style:style>
    <style:style style:name="ce132" style:family="table-cell" style:parent-style-name="Default">
      <style:table-cell-properties fo:padding="0.071cm"/>
      <style:map style:condition="is-true-formula(NOT(ISERROR(FORMULA([.B60]))))" style:apply-style-name="Безымянный1" style:base-cell-address="Лист2.B60"/>
    </style:style>
    <style:style style:name="ce133" style:family="table-cell" style:parent-style-name="Default">
      <style:table-cell-properties fo:padding="0.071cm"/>
      <style:map style:condition="is-true-formula(NOT(ISERROR(FORMULA([.B61]))))" style:apply-style-name="Безымянный1" style:base-cell-address="Лист2.B61"/>
    </style:style>
    <style:style style:name="ce134" style:family="table-cell" style:parent-style-name="Default">
      <style:table-cell-properties fo:padding="0.071cm"/>
      <style:map style:condition="is-true-formula(NOT(ISERROR(FORMULA([.B62]))))" style:apply-style-name="Безымянный1" style:base-cell-address="Лист2.B62"/>
    </style:style>
    <style:style style:name="ce135" style:family="table-cell" style:parent-style-name="Default">
      <style:table-cell-properties fo:padding="0.071cm"/>
      <style:map style:condition="is-true-formula(NOT(ISERROR(FORMULA([.B63]))))" style:apply-style-name="Безымянный1" style:base-cell-address="Лист2.B63"/>
    </style:style>
    <style:style style:name="ce136" style:family="table-cell" style:parent-style-name="Default">
      <style:table-cell-properties fo:padding="0.071cm"/>
      <style:map style:condition="is-true-formula(NOT(ISERROR(FORMULA([.B64]))))" style:apply-style-name="Безымянный1" style:base-cell-address="Лист2.B64"/>
    </style:style>
    <style:style style:name="ce137" style:family="table-cell" style:parent-style-name="Default">
      <style:table-cell-properties fo:padding="0.071cm"/>
      <style:map style:condition="is-true-formula(NOT(ISERROR(FORMULA([.B65]))))" style:apply-style-name="Безымянный1" style:base-cell-address="Лист2.B65"/>
    </style:style>
    <style:style style:name="ce138" style:family="table-cell" style:parent-style-name="Default">
      <style:table-cell-properties fo:padding="0.071cm"/>
      <style:map style:condition="is-true-formula(NOT(ISERROR(FORMULA([.B66]))))" style:apply-style-name="Безымянный1" style:base-cell-address="Лист2.B66"/>
    </style:style>
    <style:style style:name="ce139" style:family="table-cell" style:parent-style-name="Default">
      <style:table-cell-properties fo:padding="0.071cm"/>
      <style:map style:condition="is-true-formula(NOT(ISERROR(FORMULA([.B67]))))" style:apply-style-name="Безымянный1" style:base-cell-address="Лист2.B67"/>
    </style:style>
    <style:style style:name="ce140" style:family="table-cell" style:parent-style-name="Default">
      <style:table-cell-properties fo:padding="0.071cm"/>
      <style:map style:condition="is-true-formula(NOT(ISERROR(FORMULA([.B68]))))" style:apply-style-name="Безымянный1" style:base-cell-address="Лист2.B68"/>
    </style:style>
    <style:style style:name="ce141" style:family="table-cell" style:parent-style-name="Default">
      <style:table-cell-properties fo:padding="0.071cm"/>
      <style:map style:condition="is-true-formula(NOT(ISERROR(FORMULA([.B69]))))" style:apply-style-name="Безымянный1" style:base-cell-address="Лист2.B69"/>
    </style:style>
    <style:style style:name="ce142" style:family="table-cell" style:parent-style-name="Default">
      <style:table-cell-properties fo:padding="0.071cm"/>
      <style:map style:condition="is-true-formula(NOT(ISERROR(FORMULA([.B70]))))" style:apply-style-name="Безымянный1" style:base-cell-address="Лист2.B70"/>
    </style:style>
    <style:style style:name="ce143" style:family="table-cell" style:parent-style-name="Default">
      <style:table-cell-properties fo:padding="0.071cm"/>
      <style:map style:condition="is-true-formula(NOT(ISERROR(FORMULA([.B85]))))" style:apply-style-name="Безымянный1" style:base-cell-address="Лист2.B85"/>
    </style:style>
    <style:style style:name="ce144" style:family="table-cell" style:parent-style-name="Default">
      <style:table-cell-properties fo:padding="0.071cm"/>
      <style:map style:condition="is-true-formula(NOT(ISERROR(FORMULA([.B86]))))" style:apply-style-name="Безымянный1" style:base-cell-address="Лист2.B86"/>
    </style:style>
    <style:style style:name="ce145" style:family="table-cell" style:parent-style-name="Default">
      <style:map style:condition="is-true-formula(NOT(ISERROR(FORMULA([.B3]))))" style:apply-style-name="Безымянный1" style:base-cell-address="Лист2.B3"/>
    </style:style>
    <style:style style:name="ce146" style:family="table-cell" style:parent-style-name="Default">
      <style:map style:condition="is-true-formula(NOT(ISERROR(FORMULA([.C2]))))" style:apply-style-name="Безымянный1" style:base-cell-address="Лист2.C2"/>
    </style:style>
    <style:style style:name="ce147" style:family="table-cell" style:parent-style-name="Default">
      <style:table-cell-properties fo:padding="0.071cm"/>
      <style:map style:condition="is-true-formula(NOT(ISERROR(FORMULA([.C2]))))" style:apply-style-name="Безымянный1" style:base-cell-address="Лист2.C2"/>
    </style:style>
    <style:style style:name="ce148" style:family="table-cell" style:parent-style-name="Default">
      <style:table-cell-properties fo:padding="0.071cm"/>
      <style:text-properties fo:font-weight="bold" style:font-weight-asian="bold" style:font-weight-complex="bold"/>
      <style:map style:condition="is-true-formula(NOT(ISERROR(FORMULA([.C2]))))" style:apply-style-name="Безымянный1" style:base-cell-address="Лист2.C2"/>
    </style:style>
    <style:style style:name="ce149" style:family="table-cell" style:parent-style-name="Default">
      <style:table-cell-properties fo:padding="0.071cm"/>
      <style:map style:condition="is-true-formula(NOT(ISERROR(FORMULA([.C42]))))" style:apply-style-name="Безымянный1" style:base-cell-address="Лист2.C42"/>
    </style:style>
    <style:style style:name="ce150" style:family="table-cell" style:parent-style-name="Default">
      <style:table-cell-properties fo:padding="0.071cm"/>
      <style:map style:condition="is-true-formula(NOT(ISERROR(FORMULA([.C43]))))" style:apply-style-name="Безымянный1" style:base-cell-address="Лист2.C43"/>
    </style:style>
    <style:style style:name="ce151" style:family="table-cell" style:parent-style-name="Default">
      <style:table-cell-properties fo:padding="0.071cm"/>
      <style:map style:condition="is-true-formula(NOT(ISERROR(FORMULA([.C44]))))" style:apply-style-name="Безымянный1" style:base-cell-address="Лист2.C44"/>
    </style:style>
    <style:style style:name="ce152" style:family="table-cell" style:parent-style-name="Default">
      <style:table-cell-properties fo:padding="0.071cm"/>
      <style:map style:condition="is-true-formula(NOT(ISERROR(FORMULA([.C45]))))" style:apply-style-name="Безымянный1" style:base-cell-address="Лист2.C45"/>
    </style:style>
    <style:style style:name="ce153" style:family="table-cell" style:parent-style-name="Default">
      <style:table-cell-properties fo:padding="0.071cm"/>
      <style:map style:condition="is-true-formula(NOT(ISERROR(FORMULA([.C46]))))" style:apply-style-name="Безымянный1" style:base-cell-address="Лист2.C46"/>
    </style:style>
    <style:style style:name="ce154" style:family="table-cell" style:parent-style-name="Default">
      <style:table-cell-properties fo:padding="0.071cm"/>
      <style:map style:condition="is-true-formula(NOT(ISERROR(FORMULA([.C47]))))" style:apply-style-name="Безымянный1" style:base-cell-address="Лист2.C47"/>
    </style:style>
    <style:style style:name="ce155" style:family="table-cell" style:parent-style-name="Default">
      <style:table-cell-properties fo:padding="0.071cm"/>
      <style:map style:condition="is-true-formula(NOT(ISERROR(FORMULA([.C48]))))" style:apply-style-name="Безымянный1" style:base-cell-address="Лист2.C48"/>
    </style:style>
    <style:style style:name="ce156" style:family="table-cell" style:parent-style-name="Default">
      <style:table-cell-properties fo:padding="0.071cm"/>
      <style:map style:condition="is-true-formula(NOT(ISERROR(FORMULA([.C49]))))" style:apply-style-name="Безымянный1" style:base-cell-address="Лист2.C49"/>
    </style:style>
    <style:style style:name="ce157" style:family="table-cell" style:parent-style-name="Default">
      <style:table-cell-properties fo:padding="0.071cm"/>
      <style:map style:condition="is-true-formula(NOT(ISERROR(FORMULA([.C50]))))" style:apply-style-name="Безымянный1" style:base-cell-address="Лист2.C50"/>
    </style:style>
    <style:style style:name="ce158" style:family="table-cell" style:parent-style-name="Default">
      <style:table-cell-properties fo:padding="0.071cm"/>
      <style:map style:condition="is-true-formula(NOT(ISERROR(FORMULA([.C51]))))" style:apply-style-name="Безымянный1" style:base-cell-address="Лист2.C51"/>
    </style:style>
    <style:style style:name="ce159" style:family="table-cell" style:parent-style-name="Default">
      <style:table-cell-properties fo:padding="0.071cm"/>
      <style:map style:condition="is-true-formula(NOT(ISERROR(FORMULA([.C52]))))" style:apply-style-name="Безымянный1" style:base-cell-address="Лист2.C52"/>
    </style:style>
    <style:style style:name="ce160" style:family="table-cell" style:parent-style-name="Default">
      <style:table-cell-properties fo:padding="0.071cm"/>
      <style:map style:condition="is-true-formula(NOT(ISERROR(FORMULA([.C53]))))" style:apply-style-name="Безымянный1" style:base-cell-address="Лист2.C53"/>
    </style:style>
    <style:style style:name="ce161" style:family="table-cell" style:parent-style-name="Default">
      <style:table-cell-properties fo:padding="0.071cm"/>
      <style:map style:condition="is-true-formula(NOT(ISERROR(FORMULA([.C54]))))" style:apply-style-name="Безымянный1" style:base-cell-address="Лист2.C54"/>
    </style:style>
    <style:style style:name="ce162" style:family="table-cell" style:parent-style-name="Default">
      <style:table-cell-properties fo:padding="0.071cm"/>
      <style:map style:condition="is-true-formula(NOT(ISERROR(FORMULA([.C55]))))" style:apply-style-name="Безымянный1" style:base-cell-address="Лист2.C55"/>
    </style:style>
    <style:style style:name="ce163" style:family="table-cell" style:parent-style-name="Default">
      <style:table-cell-properties fo:padding="0.071cm"/>
      <style:map style:condition="is-true-formula(NOT(ISERROR(FORMULA([.C56]))))" style:apply-style-name="Безымянный1" style:base-cell-address="Лист2.C56"/>
    </style:style>
    <style:style style:name="ce164" style:family="table-cell" style:parent-style-name="Default">
      <style:table-cell-properties fo:padding="0.071cm"/>
      <style:map style:condition="is-true-formula(NOT(ISERROR(FORMULA([.C57]))))" style:apply-style-name="Безымянный1" style:base-cell-address="Лист2.C57"/>
    </style:style>
    <style:style style:name="ce165" style:family="table-cell" style:parent-style-name="Default">
      <style:table-cell-properties fo:padding="0.071cm"/>
      <style:map style:condition="is-true-formula(NOT(ISERROR(FORMULA([.C58]))))" style:apply-style-name="Безымянный1" style:base-cell-address="Лист2.C58"/>
    </style:style>
    <style:style style:name="ce166" style:family="table-cell" style:parent-style-name="Default">
      <style:table-cell-properties fo:padding="0.071cm"/>
      <style:map style:condition="is-true-formula(NOT(ISERROR(FORMULA([.C59]))))" style:apply-style-name="Безымянный1" style:base-cell-address="Лист2.C59"/>
    </style:style>
    <style:style style:name="ce167" style:family="table-cell" style:parent-style-name="Default">
      <style:table-cell-properties fo:padding="0.071cm"/>
      <style:map style:condition="is-true-formula(NOT(ISERROR(FORMULA([.C60]))))" style:apply-style-name="Безымянный1" style:base-cell-address="Лист2.C60"/>
    </style:style>
    <style:style style:name="ce168" style:family="table-cell" style:parent-style-name="Default">
      <style:table-cell-properties fo:padding="0.071cm"/>
      <style:map style:condition="is-true-formula(NOT(ISERROR(FORMULA([.C61]))))" style:apply-style-name="Безымянный1" style:base-cell-address="Лист2.C61"/>
    </style:style>
    <style:style style:name="ce169" style:family="table-cell" style:parent-style-name="Default">
      <style:table-cell-properties fo:padding="0.071cm"/>
      <style:map style:condition="is-true-formula(NOT(ISERROR(FORMULA([.C62]))))" style:apply-style-name="Безымянный1" style:base-cell-address="Лист2.C62"/>
    </style:style>
    <style:style style:name="ce170" style:family="table-cell" style:parent-style-name="Default">
      <style:table-cell-properties fo:padding="0.071cm"/>
      <style:map style:condition="is-true-formula(NOT(ISERROR(FORMULA([.C63]))))" style:apply-style-name="Безымянный1" style:base-cell-address="Лист2.C63"/>
    </style:style>
    <style:style style:name="ce171" style:family="table-cell" style:parent-style-name="Default">
      <style:table-cell-properties fo:padding="0.071cm"/>
      <style:map style:condition="is-true-formula(NOT(ISERROR(FORMULA([.C64]))))" style:apply-style-name="Безымянный1" style:base-cell-address="Лист2.C64"/>
    </style:style>
    <style:style style:name="ce172" style:family="table-cell" style:parent-style-name="Default">
      <style:table-cell-properties fo:padding="0.071cm"/>
      <style:map style:condition="is-true-formula(NOT(ISERROR(FORMULA([.C65]))))" style:apply-style-name="Безымянный1" style:base-cell-address="Лист2.C65"/>
    </style:style>
    <style:style style:name="ce173" style:family="table-cell" style:parent-style-name="Default">
      <style:table-cell-properties fo:padding="0.071cm"/>
      <style:map style:condition="is-true-formula(NOT(ISERROR(FORMULA([.C66]))))" style:apply-style-name="Безымянный1" style:base-cell-address="Лист2.C66"/>
    </style:style>
    <style:style style:name="ce174" style:family="table-cell" style:parent-style-name="Default">
      <style:table-cell-properties fo:padding="0.071cm"/>
      <style:map style:condition="is-true-formula(NOT(ISERROR(FORMULA([.C67]))))" style:apply-style-name="Безымянный1" style:base-cell-address="Лист2.C67"/>
    </style:style>
    <style:style style:name="ce175" style:family="table-cell" style:parent-style-name="Default">
      <style:table-cell-properties fo:padding="0.071cm"/>
      <style:map style:condition="is-true-formula(NOT(ISERROR(FORMULA([.C68]))))" style:apply-style-name="Безымянный1" style:base-cell-address="Лист2.C68"/>
    </style:style>
    <style:style style:name="ce176" style:family="table-cell" style:parent-style-name="Default">
      <style:table-cell-properties fo:padding="0.071cm"/>
      <style:map style:condition="is-true-formula(NOT(ISERROR(FORMULA([.C69]))))" style:apply-style-name="Безымянный1" style:base-cell-address="Лист2.C69"/>
    </style:style>
    <style:style style:name="ce177" style:family="table-cell" style:parent-style-name="Default">
      <style:table-cell-properties fo:padding="0.071cm"/>
      <style:map style:condition="is-true-formula(NOT(ISERROR(FORMULA([.C70]))))" style:apply-style-name="Безымянный1" style:base-cell-address="Лист2.C70"/>
    </style:style>
    <style:style style:name="ce178" style:family="table-cell" style:parent-style-name="Default">
      <style:table-cell-properties fo:padding="0.071cm"/>
      <style:map style:condition="is-true-formula(NOT(ISERROR(FORMULA([.C86]))))" style:apply-style-name="Безымянный1" style:base-cell-address="Лист2.C86"/>
    </style:style>
    <style:style style:name="ce179" style:family="table-cell" style:parent-style-name="Default">
      <style:table-cell-properties fo:border="0.06pt solid #000000"/>
    </style:style>
    <style:style style:name="ce180" style:family="table-cell" style:parent-style-name="Default">
      <style:table-cell-properties fo:border="0.06pt solid #000000" fo:padding="0.071cm"/>
    </style:style>
    <style:style style:name="ce181" style:family="table-cell" style:parent-style-name="Default">
      <style:table-cell-properties fo:border="0.06pt solid #000000" fo:padding="0.071cm"/>
      <style:text-properties fo:font-weight="bold" style:font-weight-asian="bold" style:font-weight-complex="bold"/>
    </style:style>
    <style:style style:name="ce182" style:family="table-cell" style:parent-style-name="Default">
      <style:table-cell-properties fo:padding="0.071cm"/>
      <style:map style:condition="is-true-formula(NOT(ISERROR(FORMULA([.D86]))))" style:apply-style-name="Безымянный1" style:base-cell-address="Лист2.D86"/>
    </style:style>
    <style:style style:name="ce183" style:family="table-cell" style:parent-style-name="Default">
      <style:map style:condition="is-true-formula(NOT(ISERROR(FORMULA([.J44]))))" style:apply-style-name="Безымянный1" style:base-cell-address="Лист2.D88"/>
    </style:style>
    <style:style style:name="ce184" style:family="table-cell" style:parent-style-name="Default">
      <style:table-cell-properties fo:padding="0.071cm"/>
      <style:map style:condition="is-true-formula(NOT(ISERROR(FORMULA([.J44]))))" style:apply-style-name="Безымянный1" style:base-cell-address="Лист2.D88"/>
    </style:style>
    <style:style style:name="ce185" style:family="table-cell" style:parent-style-name="Default" style:data-style-name="N0">
      <style:table-cell-properties fo:background-color="#ff6600" fo:border="0.06pt solid #000000" fo:padding="0.071cm"/>
    </style:style>
    <style:style style:name="ce186" style:family="table-cell" style:parent-style-name="Default">
      <style:table-cell-properties fo:padding="0.071cm"/>
      <style:text-properties style:font-name="Arial" style:font-name-asian="DejaVu Sans" style:font-name-complex="Arial"/>
    </style:style>
    <style:style style:name="ce187" style:family="table-cell" style:parent-style-name="Default" style:data-style-name="N0">
      <style:table-cell-properties fo:padding="0.071cm"/>
    </style:style>
    <style:style style:name="ce188" style:family="table-cell" style:parent-style-name="Default">
      <style:table-cell-properties fo:background-color="#ff6600" fo:border="0.06pt solid #000000" fo:padding="0.071cm"/>
    </style:style>
    <style:style style:name="ce189" style:family="table-cell" style:parent-style-name="Default">
      <style:table-cell-properties fo:background-color="#ff6600" fo:border="0.06pt solid #000000" fo:padding="0.071cm"/>
      <style:text-properties style:font-name="Arial" style:font-name-asian="DejaVu Sans" style:font-name-complex="Arial"/>
    </style:style>
    <style:style style:name="ce190" style:family="table-cell" style:parent-style-name="Default">
      <style:table-cell-properties fo:padding="0.071cm"/>
      <style:map style:condition="is-true-formula(NOT(ISERROR(FORMULA([.G41]))))" style:apply-style-name="Безымянный1" style:base-cell-address="Лист2.G41"/>
    </style:style>
    <style:style style:name="ce191" style:family="table-cell" style:parent-style-name="Default">
      <style:table-cell-properties fo:padding="0.071cm"/>
      <style:map style:condition="is-true-formula(NOT(ISERROR(FORMULA([.G42]))))" style:apply-style-name="Безымянный1" style:base-cell-address="Лист2.G42"/>
    </style:style>
    <style:style style:name="ce192" style:family="table-cell" style:parent-style-name="Default">
      <style:table-cell-properties fo:padding="0.071cm"/>
      <style:map style:condition="is-true-formula(NOT(ISERROR(FORMULA([.G43]))))" style:apply-style-name="Безымянный1" style:base-cell-address="Лист2.G43"/>
    </style:style>
    <style:style style:name="ce193" style:family="table-cell" style:parent-style-name="Default">
      <style:table-cell-properties fo:padding="0.071cm"/>
      <style:map style:condition="is-true-formula(NOT(ISERROR(FORMULA([.G44]))))" style:apply-style-name="Безымянный1" style:base-cell-address="Лист2.G44"/>
    </style:style>
    <style:style style:name="ce194" style:family="table-cell" style:parent-style-name="Default">
      <style:table-cell-properties fo:padding="0.071cm"/>
      <style:map style:condition="is-true-formula(NOT(ISERROR(FORMULA([.G45]))))" style:apply-style-name="Безымянный1" style:base-cell-address="Лист2.G45"/>
    </style:style>
    <style:style style:name="ce195" style:family="table-cell" style:parent-style-name="Default">
      <style:table-cell-properties fo:padding="0.071cm"/>
      <style:map style:condition="is-true-formula(NOT(ISERROR(FORMULA([.G46]))))" style:apply-style-name="Безымянный1" style:base-cell-address="Лист2.G46"/>
    </style:style>
    <style:style style:name="ce196" style:family="table-cell" style:parent-style-name="Default">
      <style:table-cell-properties fo:padding="0.071cm"/>
      <style:map style:condition="is-true-formula(NOT(ISERROR(FORMULA([.G47]))))" style:apply-style-name="Безымянный1" style:base-cell-address="Лист2.G47"/>
    </style:style>
    <style:style style:name="ce197" style:family="table-cell" style:parent-style-name="Default">
      <style:table-cell-properties fo:padding="0.071cm"/>
      <style:map style:condition="is-true-formula(NOT(ISERROR(FORMULA([.G48]))))" style:apply-style-name="Безымянный1" style:base-cell-address="Лист2.G48"/>
    </style:style>
    <style:style style:name="ce198" style:family="table-cell" style:parent-style-name="Default">
      <style:table-cell-properties fo:padding="0.071cm"/>
      <style:map style:condition="is-true-formula(NOT(ISERROR(FORMULA([.G49]))))" style:apply-style-name="Безымянный1" style:base-cell-address="Лист2.G49"/>
    </style:style>
    <style:style style:name="ce199" style:family="table-cell" style:parent-style-name="Default">
      <style:table-cell-properties fo:padding="0.071cm"/>
      <style:map style:condition="is-true-formula(NOT(ISERROR(FORMULA([.G50]))))" style:apply-style-name="Безымянный1" style:base-cell-address="Лист2.G50"/>
    </style:style>
    <style:style style:name="ce200" style:family="table-cell" style:parent-style-name="Default">
      <style:table-cell-properties fo:padding="0.071cm"/>
      <style:map style:condition="is-true-formula(NOT(ISERROR(FORMULA([.G51]))))" style:apply-style-name="Безымянный1" style:base-cell-address="Лист2.G51"/>
    </style:style>
    <style:style style:name="ce201" style:family="table-cell" style:parent-style-name="Default">
      <style:table-cell-properties fo:padding="0.071cm"/>
      <style:map style:condition="is-true-formula(NOT(ISERROR(FORMULA([.G52]))))" style:apply-style-name="Безымянный1" style:base-cell-address="Лист2.G52"/>
    </style:style>
    <style:style style:name="ce202" style:family="table-cell" style:parent-style-name="Default">
      <style:table-cell-properties fo:padding="0.071cm"/>
      <style:map style:condition="is-true-formula(NOT(ISERROR(FORMULA([.G53]))))" style:apply-style-name="Безымянный1" style:base-cell-address="Лист2.G53"/>
    </style:style>
    <style:style style:name="ce203" style:family="table-cell" style:parent-style-name="Default">
      <style:table-cell-properties fo:padding="0.071cm"/>
      <style:map style:condition="is-true-formula(NOT(ISERROR(FORMULA([.G49]))))" style:apply-style-name="Безымянный1" style:base-cell-address="Лист2.G54"/>
    </style:style>
    <style:style style:name="ce204" style:family="table-cell" style:parent-style-name="Default">
      <style:table-cell-properties fo:padding="0.071cm"/>
      <style:map style:condition="is-true-formula(NOT(ISERROR(FORMULA([.G49]))))" style:apply-style-name="Безымянный1" style:base-cell-address="Лист2.G55"/>
    </style:style>
    <style:style style:name="ce205" style:family="table-cell" style:parent-style-name="Default">
      <style:table-cell-properties fo:padding="0.071cm"/>
      <style:map style:condition="is-true-formula(NOT(ISERROR(FORMULA([.G56]))))" style:apply-style-name="Безымянный1" style:base-cell-address="Лист2.G56"/>
    </style:style>
    <style:style style:name="ce206" style:family="table-cell" style:parent-style-name="Default">
      <style:table-cell-properties fo:padding="0.071cm"/>
      <style:map style:condition="is-true-formula(NOT(ISERROR(FORMULA([.G57]))))" style:apply-style-name="Безымянный1" style:base-cell-address="Лист2.G57"/>
    </style:style>
    <style:style style:name="ce207" style:family="table-cell" style:parent-style-name="Default">
      <style:table-cell-properties fo:padding="0.071cm"/>
      <style:map style:condition="is-true-formula(NOT(ISERROR(FORMULA([.G58]))))" style:apply-style-name="Безымянный1" style:base-cell-address="Лист2.G58"/>
    </style:style>
    <style:style style:name="ce208" style:family="table-cell" style:parent-style-name="Default">
      <style:table-cell-properties fo:padding="0.071cm"/>
      <style:map style:condition="is-true-formula(NOT(ISERROR(FORMULA([.G59]))))" style:apply-style-name="Безымянный1" style:base-cell-address="Лист2.G59"/>
    </style:style>
    <style:style style:name="ce209" style:family="table-cell" style:parent-style-name="Default">
      <style:table-cell-properties fo:padding="0.071cm"/>
      <style:map style:condition="is-true-formula(NOT(ISERROR(FORMULA([.G60]))))" style:apply-style-name="Безымянный1" style:base-cell-address="Лист2.G60"/>
    </style:style>
    <style:style style:name="ce210" style:family="table-cell" style:parent-style-name="Default">
      <style:table-cell-properties fo:padding="0.071cm"/>
      <style:map style:condition="is-true-formula(NOT(ISERROR(FORMULA([.G61]))))" style:apply-style-name="Безымянный1" style:base-cell-address="Лист2.G61"/>
    </style:style>
    <style:style style:name="ce211" style:family="table-cell" style:parent-style-name="Default">
      <style:table-cell-properties fo:padding="0.071cm"/>
      <style:map style:condition="is-true-formula(NOT(ISERROR(FORMULA([.G62]))))" style:apply-style-name="Безымянный1" style:base-cell-address="Лист2.G62"/>
    </style:style>
    <style:style style:name="ce212" style:family="table-cell" style:parent-style-name="Default">
      <style:table-cell-properties fo:padding="0.071cm"/>
      <style:map style:condition="is-true-formula(NOT(ISERROR(FORMULA([.G63]))))" style:apply-style-name="Безымянный1" style:base-cell-address="Лист2.G63"/>
    </style:style>
    <style:style style:name="ce213" style:family="table-cell" style:parent-style-name="Default">
      <style:table-cell-properties fo:padding="0.071cm"/>
      <style:map style:condition="is-true-formula(NOT(ISERROR(FORMULA([.G64]))))" style:apply-style-name="Безымянный1" style:base-cell-address="Лист2.G64"/>
    </style:style>
    <style:style style:name="ce214" style:family="table-cell" style:parent-style-name="Default">
      <style:table-cell-properties fo:background-color="#ffff99" fo:border="0.06pt solid #000000" fo:padding="0.071cm"/>
    </style:style>
    <style:style style:name="ce215" style:family="table-cell" style:parent-style-name="Default" style:data-style-name="N0">
      <style:table-cell-properties fo:background-color="#99ff66" fo:border="0.06pt solid #000000" fo:padding="0.071cm"/>
    </style:style>
    <style:style style:name="ce216" style:family="table-cell" style:parent-style-name="Default">
      <style:table-cell-properties fo:padding="0.071cm"/>
      <style:map style:condition="is-true-formula(NOT(ISERROR(FORMULA([.H41]))))" style:apply-style-name="Безымянный1" style:base-cell-address="Лист2.H41"/>
    </style:style>
    <style:style style:name="ce217" style:family="table-cell" style:parent-style-name="Default">
      <style:table-cell-properties fo:padding="0.071cm"/>
      <style:map style:condition="is-true-formula(NOT(ISERROR(FORMULA([.H42]))))" style:apply-style-name="Безымянный1" style:base-cell-address="Лист2.H42"/>
    </style:style>
    <style:style style:name="ce218" style:family="table-cell" style:parent-style-name="Default">
      <style:table-cell-properties fo:padding="0.071cm"/>
      <style:map style:condition="is-true-formula(NOT(ISERROR(FORMULA([.H43]))))" style:apply-style-name="Безымянный1" style:base-cell-address="Лист2.H43"/>
    </style:style>
    <style:style style:name="ce219" style:family="table-cell" style:parent-style-name="Default">
      <style:table-cell-properties fo:padding="0.071cm"/>
      <style:map style:condition="is-true-formula(NOT(ISERROR(FORMULA([.H44]))))" style:apply-style-name="Безымянный1" style:base-cell-address="Лист2.H44"/>
    </style:style>
    <style:style style:name="ce220" style:family="table-cell" style:parent-style-name="Default">
      <style:table-cell-properties fo:padding="0.071cm"/>
      <style:map style:condition="is-true-formula(NOT(ISERROR(FORMULA([.H45]))))" style:apply-style-name="Безымянный1" style:base-cell-address="Лист2.H45"/>
    </style:style>
    <style:style style:name="ce221" style:family="table-cell" style:parent-style-name="Default">
      <style:table-cell-properties fo:padding="0.071cm"/>
      <style:map style:condition="is-true-formula(NOT(ISERROR(FORMULA([.H46]))))" style:apply-style-name="Безымянный1" style:base-cell-address="Лист2.H46"/>
    </style:style>
    <style:style style:name="ce222" style:family="table-cell" style:parent-style-name="Default">
      <style:table-cell-properties fo:padding="0.071cm"/>
      <style:map style:condition="is-true-formula(NOT(ISERROR(FORMULA([.H47]))))" style:apply-style-name="Безымянный1" style:base-cell-address="Лист2.H47"/>
    </style:style>
    <style:style style:name="ce223" style:family="table-cell" style:parent-style-name="Default">
      <style:table-cell-properties fo:padding="0.071cm"/>
      <style:map style:condition="is-true-formula(NOT(ISERROR(FORMULA([.H48]))))" style:apply-style-name="Безымянный1" style:base-cell-address="Лист2.H48"/>
    </style:style>
    <style:style style:name="ce224" style:family="table-cell" style:parent-style-name="Default">
      <style:table-cell-properties fo:padding="0.071cm"/>
      <style:map style:condition="is-true-formula(NOT(ISERROR(FORMULA([.H49]))))" style:apply-style-name="Безымянный1" style:base-cell-address="Лист2.H49"/>
    </style:style>
    <style:style style:name="ce225" style:family="table-cell" style:parent-style-name="Default">
      <style:table-cell-properties fo:padding="0.071cm"/>
      <style:map style:condition="is-true-formula(NOT(ISERROR(FORMULA([.H50]))))" style:apply-style-name="Безымянный1" style:base-cell-address="Лист2.H50"/>
    </style:style>
    <style:style style:name="ce226" style:family="table-cell" style:parent-style-name="Default">
      <style:table-cell-properties fo:padding="0.071cm"/>
      <style:map style:condition="is-true-formula(NOT(ISERROR(FORMULA([.H51]))))" style:apply-style-name="Безымянный1" style:base-cell-address="Лист2.H51"/>
    </style:style>
    <style:style style:name="ce227" style:family="table-cell" style:parent-style-name="Default">
      <style:table-cell-properties fo:padding="0.071cm"/>
      <style:map style:condition="is-true-formula(NOT(ISERROR(FORMULA([.H52]))))" style:apply-style-name="Безымянный1" style:base-cell-address="Лист2.H52"/>
    </style:style>
    <style:style style:name="ce228" style:family="table-cell" style:parent-style-name="Default">
      <style:table-cell-properties fo:padding="0.071cm"/>
      <style:map style:condition="is-true-formula(NOT(ISERROR(FORMULA([.H53]))))" style:apply-style-name="Безымянный1" style:base-cell-address="Лист2.H53"/>
    </style:style>
    <style:style style:name="ce229" style:family="table-cell" style:parent-style-name="Default">
      <style:table-cell-properties fo:padding="0.071cm"/>
      <style:map style:condition="is-true-formula(NOT(ISERROR(FORMULA([.H54]))))" style:apply-style-name="Безымянный1" style:base-cell-address="Лист2.H54"/>
    </style:style>
    <style:style style:name="ce230" style:family="table-cell" style:parent-style-name="Default">
      <style:table-cell-properties fo:padding="0.071cm"/>
      <style:map style:condition="is-true-formula(NOT(ISERROR(FORMULA([.H55]))))" style:apply-style-name="Безымянный1" style:base-cell-address="Лист2.H55"/>
    </style:style>
    <style:style style:name="ce231" style:family="table-cell" style:parent-style-name="Default">
      <style:table-cell-properties fo:padding="0.071cm"/>
      <style:map style:condition="is-true-formula(NOT(ISERROR(FORMULA([.H56]))))" style:apply-style-name="Безымянный1" style:base-cell-address="Лист2.H56"/>
    </style:style>
    <style:style style:name="ce232" style:family="table-cell" style:parent-style-name="Default">
      <style:table-cell-properties fo:padding="0.071cm"/>
      <style:map style:condition="is-true-formula(NOT(ISERROR(FORMULA([.H57]))))" style:apply-style-name="Безымянный1" style:base-cell-address="Лист2.H57"/>
    </style:style>
    <style:style style:name="ce233" style:family="table-cell" style:parent-style-name="Default">
      <style:table-cell-properties fo:padding="0.071cm"/>
      <style:map style:condition="is-true-formula(NOT(ISERROR(FORMULA([.H58]))))" style:apply-style-name="Безымянный1" style:base-cell-address="Лист2.H58"/>
    </style:style>
    <style:style style:name="ce234" style:family="table-cell" style:parent-style-name="Default">
      <style:table-cell-properties fo:padding="0.071cm"/>
      <style:map style:condition="is-true-formula(NOT(ISERROR(FORMULA([.H59]))))" style:apply-style-name="Безымянный1" style:base-cell-address="Лист2.H59"/>
    </style:style>
    <style:style style:name="ce235" style:family="table-cell" style:parent-style-name="Default">
      <style:table-cell-properties fo:padding="0.071cm"/>
      <style:map style:condition="is-true-formula(NOT(ISERROR(FORMULA([.H60]))))" style:apply-style-name="Безымянный1" style:base-cell-address="Лист2.H60"/>
    </style:style>
    <style:style style:name="ce236" style:family="table-cell" style:parent-style-name="Default">
      <style:table-cell-properties fo:padding="0.071cm"/>
      <style:map style:condition="is-true-formula(NOT(ISERROR(FORMULA([.H61]))))" style:apply-style-name="Безымянный1" style:base-cell-address="Лист2.H61"/>
    </style:style>
    <style:style style:name="ce237" style:family="table-cell" style:parent-style-name="Default">
      <style:table-cell-properties fo:padding="0.071cm"/>
      <style:map style:condition="is-true-formula(NOT(ISERROR(FORMULA([.H62]))))" style:apply-style-name="Безымянный1" style:base-cell-address="Лист2.H62"/>
    </style:style>
    <style:style style:name="ce238" style:family="table-cell" style:parent-style-name="Default">
      <style:table-cell-properties fo:padding="0.071cm"/>
      <style:map style:condition="is-true-formula(NOT(ISERROR(FORMULA([.H63]))))" style:apply-style-name="Безымянный1" style:base-cell-address="Лист2.H63"/>
    </style:style>
    <style:style style:name="ce239" style:family="table-cell" style:parent-style-name="Default">
      <style:table-cell-properties fo:padding="0.071cm"/>
      <style:map style:condition="is-true-formula(NOT(ISERROR(FORMULA([.H64]))))" style:apply-style-name="Безымянный1" style:base-cell-address="Лист2.H64"/>
    </style:style>
    <style:style style:name="ce240" style:family="table-cell" style:parent-style-name="Default">
      <style:table-cell-properties fo:background-color="transparent" fo:border="0.06pt solid #000000" fo:padding="0.071cm"/>
    </style:style>
    <style:style style:name="ce241" style:family="table-cell" style:parent-style-name="Default">
      <style:table-cell-properties fo:padding="0.071cm"/>
      <style:map style:condition="is-true-formula(NOT(ISERROR(FORMULA([.I40]))))" style:apply-style-name="Безымянный1" style:base-cell-address="Лист2.I41"/>
    </style:style>
    <style:style style:name="ce242" style:family="table-cell" style:parent-style-name="Default">
      <style:table-cell-properties fo:padding="0.071cm"/>
      <style:map style:condition="is-true-formula(NOT(ISERROR(FORMULA([.I41]))))" style:apply-style-name="Безымянный1" style:base-cell-address="Лист2.I42"/>
    </style:style>
    <style:style style:name="ce243" style:family="table-cell" style:parent-style-name="Default">
      <style:table-cell-properties fo:padding="0.071cm"/>
      <style:map style:condition="is-true-formula(NOT(ISERROR(FORMULA([.I43]))))" style:apply-style-name="Безымянный1" style:base-cell-address="Лист2.I43"/>
    </style:style>
    <style:style style:name="ce244" style:family="table-cell" style:parent-style-name="Default">
      <style:table-cell-properties fo:padding="0.071cm"/>
      <style:map style:condition="is-true-formula(NOT(ISERROR(FORMULA([.I44]))))" style:apply-style-name="Безымянный1" style:base-cell-address="Лист2.I44"/>
    </style:style>
    <style:style style:name="ce245" style:family="table-cell" style:parent-style-name="Default">
      <style:table-cell-properties fo:padding="0.071cm"/>
      <style:map style:condition="is-true-formula(NOT(ISERROR(FORMULA([.I45]))))" style:apply-style-name="Безымянный1" style:base-cell-address="Лист2.I45"/>
    </style:style>
    <style:style style:name="ce246" style:family="table-cell" style:parent-style-name="Default">
      <style:table-cell-properties fo:padding="0.071cm"/>
      <style:map style:condition="is-true-formula(NOT(ISERROR(FORMULA([.I51]))))" style:apply-style-name="Безымянный1" style:base-cell-address="Лист2.I51"/>
    </style:style>
    <style:style style:name="ce247" style:family="table-cell" style:parent-style-name="Default">
      <style:table-cell-properties fo:padding="0.071cm"/>
      <style:map style:condition="is-true-formula(NOT(ISERROR(FORMULA([.I52]))))" style:apply-style-name="Безымянный1" style:base-cell-address="Лист2.I52"/>
    </style:style>
    <style:style style:name="ce248" style:family="table-cell" style:parent-style-name="Default">
      <style:table-cell-properties fo:padding="0.071cm"/>
      <style:map style:condition="is-true-formula(NOT(ISERROR(FORMULA([.I53]))))" style:apply-style-name="Безымянный1" style:base-cell-address="Лист2.I53"/>
    </style:style>
    <style:style style:name="ce249" style:family="table-cell" style:parent-style-name="Default">
      <style:table-cell-properties fo:padding="0.071cm"/>
      <style:map style:condition="is-true-formula(NOT(ISERROR(FORMULA([.I54]))))" style:apply-style-name="Безымянный1" style:base-cell-address="Лист2.I54"/>
    </style:style>
    <style:style style:name="ce250" style:family="table-cell" style:parent-style-name="Default">
      <style:table-cell-properties fo:padding="0.071cm"/>
      <style:map style:condition="is-true-formula(NOT(ISERROR(FORMULA([.I55]))))" style:apply-style-name="Безымянный1" style:base-cell-address="Лист2.I55"/>
    </style:style>
    <style:style style:name="ce251" style:family="table-cell" style:parent-style-name="Default">
      <style:table-cell-properties fo:padding="0.071cm"/>
      <style:map style:condition="is-true-formula(NOT(ISERROR(FORMULA([.I56]))))" style:apply-style-name="Безымянный1" style:base-cell-address="Лист2.I56"/>
    </style:style>
    <style:style style:name="ce252" style:family="table-cell" style:parent-style-name="Default">
      <style:table-cell-properties fo:padding="0.071cm"/>
      <style:map style:condition="is-true-formula(NOT(ISERROR(FORMULA([.I62]))))" style:apply-style-name="Безымянный1" style:base-cell-address="Лист2.I62"/>
    </style:style>
    <style:style style:name="ce253" style:family="table-cell" style:parent-style-name="Default">
      <style:table-cell-properties fo:padding="0.071cm"/>
      <style:map style:condition="is-true-formula(NOT(ISERROR(FORMULA([.I63]))))" style:apply-style-name="Безымянный1" style:base-cell-address="Лист2.I63"/>
    </style:style>
    <style:style style:name="ce254" style:family="table-cell" style:parent-style-name="Default">
      <style:table-cell-properties fo:padding="0.071cm"/>
      <style:map style:condition="is-true-formula(NOT(ISERROR(FORMULA([.I64]))))" style:apply-style-name="Безымянный1" style:base-cell-address="Лист2.I64"/>
    </style:style>
    <style:style style:name="ce255" style:family="table-cell" style:parent-style-name="Default">
      <style:table-cell-properties fo:padding="0.071cm"/>
      <style:map style:condition="is-true-formula(NOT(ISERROR(FORMULA([.J44]))))" style:apply-style-name="Безымянный1" style:base-cell-address="Лист2.J44"/>
    </style:style>
    <style:style style:name="ce256" style:family="table-cell" style:parent-style-name="Default">
      <style:map style:condition="is-true-formula(NOT(ISERROR(FORMULA([.J45]))))" style:apply-style-name="Безымянный1" style:base-cell-address="Лист2.J45"/>
    </style:style>
    <style:style style:name="ce257" style:family="table-cell" style:parent-style-name="Default">
      <style:map style:condition="is-true-formula(NOT(ISERROR(FORMULA([.J46]))))" style:apply-style-name="Безымянный1" style:base-cell-address="Лист2.J46"/>
    </style:style>
    <style:style style:name="ce258" style:family="table-cell" style:parent-style-name="Default">
      <style:map style:condition="is-true-formula(NOT(ISERROR(FORMULA([.J46]))))" style:apply-style-name="Безымянный1" style:base-cell-address="Лист2.J46"/>
    </style:style>
    <style:style style:name="ce259" style:family="table-cell" style:parent-style-name="Default">
      <style:map style:condition="is-true-formula(NOT(ISERROR(FORMULA([.J46]))))" style:apply-style-name="Безымянный1" style:base-cell-address="Лист2.J46"/>
    </style:style>
    <style:style style:name="ce260" style:family="table-cell" style:parent-style-name="Default">
      <style:table-cell-properties fo:padding="0.071cm"/>
      <style:map style:condition="is-true-formula(NOT(ISERROR(FORMULA([.J46]))))" style:apply-style-name="Безымянный1" style:base-cell-address="Лист2.J46"/>
    </style:style>
    <style:style style:name="ce261" style:family="table-cell" style:parent-style-name="Default">
      <style:map style:condition="is-true-formula(NOT(ISERROR(FORMULA([.J46]))))" style:apply-style-name="Безымянный1" style:base-cell-address="Лист2.J46"/>
    </style:style>
    <style:style style:name="ce262" style:family="table-cell" style:parent-style-name="Default">
      <style:map style:condition="is-true-formula(NOT(ISERROR(FORMULA([.J56]))))" style:apply-style-name="Безымянный1" style:base-cell-address="Лист2.J56"/>
    </style:style>
    <style:style style:name="ce263" style:family="table-cell" style:parent-style-name="Default">
      <style:map style:condition="is-true-formula(NOT(ISERROR(FORMULA([.J57]))))" style:apply-style-name="Безымянный1" style:base-cell-address="Лист2.J57"/>
    </style:style>
    <style:style style:name="ce264" style:family="table-cell" style:parent-style-name="Default">
      <style:map style:condition="is-true-formula(NOT(ISERROR(FORMULA([.J58]))))" style:apply-style-name="Безымянный1" style:base-cell-address="Лист2.J58"/>
    </style:style>
    <style:style style:name="ce265" style:family="table-cell" style:parent-style-name="Default">
      <style:map style:condition="is-true-formula(NOT(ISERROR(FORMULA([.J59]))))" style:apply-style-name="Безымянный1" style:base-cell-address="Лист2.J59"/>
    </style:style>
    <style:style style:name="ce266" style:family="table-cell" style:parent-style-name="Default">
      <style:table-cell-properties fo:padding="0.071cm"/>
      <style:map style:condition="is-true-formula(NOT(ISERROR(FORMULA([.J59]))))" style:apply-style-name="Безымянный1" style:base-cell-address="Лист2.J59"/>
    </style:style>
    <style:style style:name="ce267" style:family="table-cell" style:parent-style-name="Default" style:data-style-name="N100">
      <style:table-cell-properties fo:padding="0.071cm"/>
    </style:style>
    <style:style style:name="ce268" style:family="table-cell" style:parent-style-name="Default" style:data-style-name="N100">
      <style:table-cell-properties fo:padding="0.071cm"/>
      <style:text-properties style:font-name="Arial" style:font-name-asian="DejaVu Sans" style:font-name-complex="Arial"/>
      <style:map style:condition="is-true-formula(NOT(ISERROR(FORMULA([.K48]))))" style:apply-style-name="Безымянный1" style:base-cell-address="Лист2.K48"/>
    </style:style>
    <style:style style:name="ce269" style:family="table-cell" style:parent-style-name="Default" style:data-style-name="N100">
      <style:table-cell-properties fo:padding="0.071cm"/>
      <style:text-properties style:font-name="Arial" style:font-name-asian="DejaVu Sans" style:font-name-complex="Arial"/>
      <style:map style:condition="is-true-formula(NOT(ISERROR(FORMULA([.K59]))))" style:apply-style-name="Безымянный1" style:base-cell-address="Лист2.K59"/>
    </style:style>
    <style:style style:name="ce270" style:family="table-cell" style:parent-style-name="Default">
      <style:table-cell-properties fo:border-bottom="none" fo:border-left="0.06pt solid #000000" fo:padding="0.071cm" fo:border-right="none" fo:border-top="0.06pt solid #000000"/>
      <style:text-properties fo:font-weight="bold" style:font-weight-asian="bold" style:font-weight-complex="bold"/>
    </style:style>
    <style:style style:name="ce271" style:family="table-cell" style:parent-style-name="Default">
      <style:table-cell-properties fo:border-bottom="none" fo:border-left="0.06pt solid #000000" fo:padding="0.071cm" fo:border-right="none" fo:border-top="none"/>
      <style:text-properties fo:font-weight="bold" style:font-weight-asian="bold" style:font-weight-complex="bold"/>
    </style:style>
    <style:style style:name="ce272" style:family="table-cell" style:parent-style-name="Default">
      <style:table-cell-properties fo:border-bottom="none" fo:border-left="0.06pt solid #000000" fo:padding="0.071cm" fo:border-right="none" fo:border-top="none"/>
    </style:style>
    <style:style style:name="ce273" style:family="table-cell" style:parent-style-name="Default">
      <style:table-cell-properties fo:border-bottom="0.06pt solid #000000" fo:border-left="0.06pt solid #000000" fo:padding="0.071cm" fo:border-right="none" fo:border-top="none"/>
    </style:style>
    <style:style style:name="ce274" style:family="table-cell" style:parent-style-name="Default">
      <style:table-cell-properties fo:border-bottom="none" fo:border-left="none" fo:padding="0.071cm" fo:border-right="none" fo:border-top="0.06pt solid #000000"/>
      <style:text-properties fo:font-weight="bold" style:font-weight-asian="bold" style:font-weight-complex="bold"/>
    </style:style>
    <style:style style:name="ce275" style:family="table-cell" style:parent-style-name="Default">
      <style:table-cell-properties fo:padding="0.071cm"/>
      <style:map style:condition="is-true-formula(NOT(ISERROR(FORMULA([.M43]))))" style:apply-style-name="Безымянный1" style:base-cell-address="Лист2.M43"/>
    </style:style>
    <style:style style:name="ce276" style:family="table-cell" style:parent-style-name="Default">
      <style:table-cell-properties fo:padding="0.071cm"/>
      <style:map style:condition="is-true-formula(NOT(ISERROR(FORMULA([.M47]))))" style:apply-style-name="Безымянный1" style:base-cell-address="Лист2.M46"/>
    </style:style>
    <style:style style:name="ce277" style:family="table-cell" style:parent-style-name="Default">
      <style:table-cell-properties fo:padding="0.071cm"/>
      <style:map style:condition="is-true-formula(NOT(ISERROR(FORMULA([.M48]))))" style:apply-style-name="Безымянный1" style:base-cell-address="Лист2.M47"/>
    </style:style>
    <style:style style:name="ce278" style:family="table-cell" style:parent-style-name="Default">
      <style:table-cell-properties fo:padding="0.071cm"/>
      <style:map style:condition="is-true-formula(NOT(ISERROR(FORMULA([.M46]))))" style:apply-style-name="Безымянный1" style:base-cell-address="Лист2.M48"/>
    </style:style>
    <style:style style:name="ce279" style:family="table-cell" style:parent-style-name="Default">
      <style:table-cell-properties fo:padding="0.071cm"/>
      <style:map style:condition="is-true-formula(NOT(ISERROR(FORMULA([.M47]))))" style:apply-style-name="Безымянный1" style:base-cell-address="Лист2.M49"/>
    </style:style>
    <style:style style:name="ce280" style:family="table-cell" style:parent-style-name="Default">
      <style:table-cell-properties fo:padding="0.071cm"/>
      <style:map style:condition="is-true-formula(NOT(ISERROR(FORMULA([.M47]))))" style:apply-style-name="Безымянный1" style:base-cell-address="Лист2.M50"/>
    </style:style>
    <style:style style:name="ce281" style:family="table-cell" style:parent-style-name="Default">
      <style:table-cell-properties fo:padding="0.071cm"/>
      <style:map style:condition="is-true-formula(NOT(ISERROR(FORMULA([.M49]))))" style:apply-style-name="Безымянный1" style:base-cell-address="Лист2.M51"/>
    </style:style>
    <style:style style:name="ce282" style:family="table-cell" style:parent-style-name="Default">
      <style:table-cell-properties fo:padding="0.071cm"/>
      <style:map style:condition="is-true-formula(NOT(ISERROR(FORMULA([.M50]))))" style:apply-style-name="Безымянный1" style:base-cell-address="Лист2.M52"/>
    </style:style>
    <style:style style:name="ce283" style:family="table-cell" style:parent-style-name="Default">
      <style:table-cell-properties fo:padding="0.071cm"/>
      <style:map style:condition="is-true-formula(NOT(ISERROR(FORMULA([.M50]))))" style:apply-style-name="Безымянный1" style:base-cell-address="Лист2.M53"/>
    </style:style>
    <style:style style:name="ce284" style:family="table-cell" style:parent-style-name="Default">
      <style:table-cell-properties fo:padding="0.071cm"/>
      <style:map style:condition="is-true-formula(NOT(ISERROR(FORMULA([.M51]))))" style:apply-style-name="Безымянный1" style:base-cell-address="Лист2.M54"/>
    </style:style>
    <style:style style:name="ce285" style:family="table-cell" style:parent-style-name="Default">
      <style:table-cell-properties fo:padding="0.071cm"/>
      <style:map style:condition="is-true-formula(NOT(ISERROR(FORMULA([.M61]))))" style:apply-style-name="Безымянный1" style:base-cell-address="Лист2.M61"/>
    </style:style>
    <style:style style:name="ce286" style:family="table-cell" style:parent-style-name="Default">
      <style:table-cell-properties fo:border-bottom="none" fo:border-left="none" fo:padding="0.071cm" fo:border-right="none" fo:border-top="0.06pt solid #000000"/>
    </style:style>
    <style:style style:name="ce287"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N4"/>
    </style:style>
    <style:style style:name="ce288"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89"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90" style:family="table-cell" style:parent-style-name="Default">
      <style:table-cell-properties fo:padding="0.071cm"/>
      <style:map style:condition="is-true-formula(NOT(ISERROR(FORMULA([.N43]))))" style:apply-style-name="Безымянный1" style:base-cell-address="Лист2.N43"/>
    </style:style>
    <style:style style:name="ce291" style:family="table-cell" style:parent-style-name="Default">
      <style:table-cell-properties fo:padding="0.071cm"/>
      <style:map style:condition="is-true-formula(NOT(ISERROR(FORMULA([.N47]))))" style:apply-style-name="Безымянный1" style:base-cell-address="Лист2.N46"/>
    </style:style>
    <style:style style:name="ce292" style:family="table-cell" style:parent-style-name="Default">
      <style:table-cell-properties fo:padding="0.071cm"/>
      <style:map style:condition="is-true-formula(NOT(ISERROR(FORMULA([.N48]))))" style:apply-style-name="Безымянный1" style:base-cell-address="Лист2.N47"/>
    </style:style>
    <style:style style:name="ce293" style:family="table-cell" style:parent-style-name="Default">
      <style:table-cell-properties fo:padding="0.071cm"/>
      <style:map style:condition="is-true-formula(NOT(ISERROR(FORMULA([.N46]))))" style:apply-style-name="Безымянный1" style:base-cell-address="Лист2.N48"/>
    </style:style>
    <style:style style:name="ce294" style:family="table-cell" style:parent-style-name="Default">
      <style:table-cell-properties fo:padding="0.071cm"/>
      <style:map style:condition="is-true-formula(NOT(ISERROR(FORMULA([.N47]))))" style:apply-style-name="Безымянный1" style:base-cell-address="Лист2.N49"/>
    </style:style>
    <style:style style:name="ce295" style:family="table-cell" style:parent-style-name="Default">
      <style:table-cell-properties fo:padding="0.071cm"/>
      <style:map style:condition="is-true-formula(NOT(ISERROR(FORMULA([.N47]))))" style:apply-style-name="Безымянный1" style:base-cell-address="Лист2.N50"/>
    </style:style>
    <style:style style:name="ce296" style:family="table-cell" style:parent-style-name="Default">
      <style:table-cell-properties fo:padding="0.071cm"/>
      <style:map style:condition="is-true-formula(NOT(ISERROR(FORMULA([.N49]))))" style:apply-style-name="Безымянный1" style:base-cell-address="Лист2.N51"/>
    </style:style>
    <style:style style:name="ce297" style:family="table-cell" style:parent-style-name="Default">
      <style:table-cell-properties fo:padding="0.071cm"/>
      <style:map style:condition="is-true-formula(NOT(ISERROR(FORMULA([.N50]))))" style:apply-style-name="Безымянный1" style:base-cell-address="Лист2.N52"/>
    </style:style>
    <style:style style:name="ce298" style:family="table-cell" style:parent-style-name="Default">
      <style:table-cell-properties fo:padding="0.071cm"/>
      <style:map style:condition="is-true-formula(NOT(ISERROR(FORMULA([.N50]))))" style:apply-style-name="Безымянный1" style:base-cell-address="Лист2.N53"/>
    </style:style>
    <style:style style:name="ce299" style:family="table-cell" style:parent-style-name="Default">
      <style:table-cell-properties fo:padding="0.071cm"/>
      <style:map style:condition="is-true-formula(NOT(ISERROR(FORMULA([.N51]))))" style:apply-style-name="Безымянный1" style:base-cell-address="Лист2.N54"/>
    </style:style>
    <style:style style:name="ce300" style:family="table-cell" style:parent-style-name="Default">
      <style:table-cell-properties fo:padding="0.071cm"/>
      <style:map style:condition="is-true-formula(NOT(ISERROR(FORMULA([.N61]))))" style:apply-style-name="Безымянный1" style:base-cell-address="Лист2.N61"/>
    </style:style>
    <style:style style:name="ce301"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N4"/>
    </style:style>
    <style:style style:name="ce302"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N4"/>
    </style:style>
    <style:style style:name="ce303"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N4"/>
    </style:style>
    <style:style style:name="ce304" style:family="table-cell" style:parent-style-name="Default">
      <style:table-cell-properties fo:border-bottom="none" fo:border-left="none" fo:padding="0.071cm" fo:border-right="0.06pt solid #000000" fo:border-top="0.06pt solid #000000"/>
    </style:style>
    <style:style style:name="ce305" style:family="table-cell" style:parent-style-name="Default">
      <style:table-cell-properties fo:border-bottom="none" fo:border-left="none" fo:padding="0.071cm" fo:border-right="0.06pt solid #000000" fo:border-top="none"/>
    </style:style>
    <style:style style:name="ce306"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N4"/>
    </style:style>
    <style:style style:name="ce307"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308"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309" style:family="table-cell" style:parent-style-name="Default">
      <style:table-cell-properties fo:background-color="#ff3333" fo:border="0.06pt solid #000000" fo:padding="0.071cm"/>
    </style:style>
    <style:style style:name="ce310" style:family="table-cell" style:parent-style-name="Default">
      <style:text-properties style:font-name="Arial" style:font-name-asian="DejaVu Sans" style:font-name-complex="Arial"/>
    </style:style>
    <style:style style:name="ce311" style:family="table-cell" style:parent-style-name="Default">
      <style:table-cell-properties fo:background-color="#ffff99" fo:border="0.06pt solid #000000"/>
    </style:style>
    <style:style style:name="ce312" style:family="table-cell" style:parent-style-name="Default" style:data-style-name="N0">
      <style:table-cell-properties fo:background-color="#ffff99" fo:border="0.06pt solid #000000" fo:padding="0.071cm"/>
    </style:style>
    <style:style style:name="ce313" style:family="table-cell" style:parent-style-name="Default">
      <style:table-cell-properties fo:background-color="#cc0000" fo:border="0.06pt solid #000000" fo:padding="0.071cm"/>
    </style:style>
    <style:style style:name="ce314" style:family="table-cell" style:parent-style-name="Default">
      <style:table-cell-properties fo:background-color="#ff3333" fo:border="0.06pt solid #000000"/>
    </style:style>
    <style:style style:name="ce315" style:family="table-cell" style:parent-style-name="Default">
      <style:table-cell-properties fo:padding="0.071cm"/>
      <style:map style:condition="is-true-formula(NOT(ISERROR(FORMULA([.AI25]))))" style:apply-style-name="Безымянный1" style:base-cell-address="Лист2.AI25"/>
    </style:style>
    <style:style style:name="ce316" style:family="table-cell" style:parent-style-name="Default">
      <style:table-cell-properties fo:padding="0.071cm"/>
      <style:map style:condition="is-true-formula(NOT(ISERROR(FORMULA([.AI26]))))" style:apply-style-name="Безымянный1" style:base-cell-address="Лист2.AI26"/>
    </style:style>
    <style:style style:name="ce317" style:family="table-cell" style:parent-style-name="Default">
      <style:table-cell-properties fo:padding="0.071cm"/>
      <style:map style:condition="is-true-formula(NOT(ISERROR(FORMULA([.AI27]))))" style:apply-style-name="Безымянный1" style:base-cell-address="Лист2.AI27"/>
    </style:style>
    <style:style style:name="ce318" style:family="table-cell" style:parent-style-name="Default">
      <style:map style:condition="is-true-formula(NOT(ISERROR(FORMULA([.AJ23]))))" style:apply-style-name="Безымянный1" style:base-cell-address="Лист2.AJ23"/>
    </style:style>
    <style:style style:name="ce319" style:family="table-cell" style:parent-style-name="Default">
      <style:table-cell-properties fo:padding="0.071cm"/>
      <style:map style:condition="is-true-formula(NOT(ISERROR(FORMULA([.AJ25]))))" style:apply-style-name="Безымянный1" style:base-cell-address="Лист2.AJ25"/>
    </style:style>
    <style:style style:name="ce320" style:family="table-cell" style:parent-style-name="Default">
      <style:table-cell-properties fo:padding="0.071cm"/>
      <style:map style:condition="is-true-formula(NOT(ISERROR(FORMULA([.AJ25]))))" style:apply-style-name="Безымянный1" style:base-cell-address="Лист2.AJ25"/>
    </style:style>
    <style:style style:name="ce321" style:family="table-cell" style:parent-style-name="Default">
      <style:table-cell-properties fo:padding="0.071cm"/>
      <style:map style:condition="is-true-formula(NOT(ISERROR(FORMULA([.AJ25]))))" style:apply-style-name="Безымянный1" style:base-cell-address="Лист2.AJ25"/>
    </style:style>
    <style:style style:name="ce322" style:family="table-cell" style:parent-style-name="Default">
      <style:table-cell-properties fo:padding="0.071cm"/>
      <style:map style:condition="is-true-formula(NOT(ISERROR(FORMULA([.AK25]))))" style:apply-style-name="Безымянный1" style:base-cell-address="Лист2.AK25"/>
    </style:style>
    <style:style style:name="ce323" style:family="table-cell" style:parent-style-name="Default">
      <style:table-cell-properties fo:padding="0.071cm"/>
      <style:map style:condition="is-true-formula(NOT(ISERROR(FORMULA([.AK25]))))" style:apply-style-name="Безымянный1" style:base-cell-address="Лист2.AK25"/>
    </style:style>
    <style:style style:name="ce324" style:family="table-cell" style:parent-style-name="Default">
      <style:table-cell-properties fo:padding="0.071cm"/>
      <style:map style:condition="is-true-formula(NOT(ISERROR(FORMULA([.AK25]))))" style:apply-style-name="Безымянный1" style:base-cell-address="Лист2.AK25"/>
    </style:style>
    <style:style style:name="ce325" style:family="table-cell" style:parent-style-name="Default">
      <style:table-cell-properties fo:padding="0.071cm"/>
      <style:map style:condition="is-true-formula(NOT(ISERROR(FORMULA([.AL25]))))" style:apply-style-name="Безымянный1" style:base-cell-address="Лист2.AL25"/>
    </style:style>
    <style:style style:name="ce32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7" style:family="table-cell" style:parent-style-name="Default">
      <style:table-cell-properties fo:padding="0.071cm"/>
      <style:map style:condition="is-true-formula(NOT(ISERROR(FORMULA([.B12]))))" style:apply-style-name="Безымянный1" style:base-cell-address="Лист3.B12"/>
    </style:style>
    <style:style style:name="ce328" style:family="table-cell" style:parent-style-name="Default">
      <style:table-cell-properties fo:padding="0.071cm"/>
      <style:map style:condition="is-true-formula(NOT(ISERROR(FORMULA([.C12]))))" style:apply-style-name="Безымянный1" style:base-cell-address="Лист3.C12"/>
    </style:style>
    <style:style style:name="ce329" style:family="table-cell" style:parent-style-name="Default" style:data-style-name="N50">
      <style:table-cell-properties fo:padding="0.071cm"/>
    </style:style>
    <style:style style:name="ce330" style:family="table-cell" style:parent-style-name="Default">
      <style:table-cell-properties fo:padding="0.071cm"/>
      <style:map style:condition="is-true-formula(NOT(ISERROR(FORMULA([.F14]))))" style:apply-style-name="Безымянный1" style:base-cell-address="Лист3.F14"/>
    </style:style>
    <style:style style:name="ce331" style:family="table-cell" style:parent-style-name="Default">
      <style:table-cell-properties fo:padding="0.071cm"/>
      <style:map style:condition="is-true-formula(NOT(ISERROR(FORMULA([.F15]))))" style:apply-style-name="Безымянный1" style:base-cell-address="Лист3.F15"/>
    </style:style>
    <style:style style:name="ce332" style:family="table-cell" style:parent-style-name="Default">
      <style:table-cell-properties fo:padding="0.071cm"/>
      <style:map style:condition="is-true-formula(NOT(ISERROR(FORMULA([.F16]))))" style:apply-style-name="Безымянный1" style:base-cell-address="Лист3.F18"/>
    </style:style>
    <style:style style:name="ce333" style:family="table-cell" style:parent-style-name="Default">
      <style:table-cell-properties fo:padding="0.071cm"/>
      <style:map style:condition="is-true-formula(NOT(ISERROR(FORMULA([.F17]))))" style:apply-style-name="Безымянный1" style:base-cell-address="Лист3.F20"/>
    </style:style>
    <style:style style:name="ce334" style:family="table-cell" style:parent-style-name="Default">
      <style:table-cell-properties fo:padding="0.071cm"/>
      <style:map style:condition="is-true-formula(NOT(ISERROR(FORMULA([.F18]))))" style:apply-style-name="Безымянный1" style:base-cell-address="Лист3.F21"/>
    </style:style>
    <style:style style:name="ce335" style:family="table-cell" style:parent-style-name="Default">
      <style:table-cell-properties fo:padding="0.071cm"/>
      <style:map style:condition="is-true-formula(NOT(ISERROR(FORMULA([.F18]))))" style:apply-style-name="Безымянный1" style:base-cell-address="Лист3.F22"/>
    </style:style>
    <style:style style:name="ce336" style:family="table-cell" style:parent-style-name="Default">
      <style:table-cell-properties fo:padding="0.071cm"/>
      <style:map style:condition="is-true-formula(NOT(ISERROR(FORMULA([.F19]))))" style:apply-style-name="Безымянный1" style:base-cell-address="Лист3.F23"/>
    </style:style>
    <style:style style:name="ce337" style:family="table-cell" style:parent-style-name="Default">
      <style:table-cell-properties fo:padding="0.071cm"/>
      <style:map style:condition="is-true-formula(NOT(ISERROR(FORMULA([.F20]))))" style:apply-style-name="Безымянный1" style:base-cell-address="Лист3.F24"/>
    </style:style>
    <style:style style:name="ce338" style:family="table-cell" style:parent-style-name="Default">
      <style:table-cell-properties fo:padding="0.071cm"/>
      <style:map style:condition="is-true-formula(NOT(ISERROR(FORMULA([.F21]))))" style:apply-style-name="Безымянный1" style:base-cell-address="Лист3.F25"/>
    </style:style>
    <style:style style:name="ce339" style:family="table-cell" style:parent-style-name="Default">
      <style:table-cell-properties fo:padding="0.071cm"/>
      <style:map style:condition="is-true-formula(NOT(ISERROR(FORMULA([.F22]))))" style:apply-style-name="Безымянный1" style:base-cell-address="Лист3.F26"/>
    </style:style>
    <style:style style:name="ce340" style:family="table-cell" style:parent-style-name="Default">
      <style:table-cell-properties fo:padding="0.071cm"/>
      <style:map style:condition="is-true-formula(NOT(ISERROR(FORMULA([.G14]))))" style:apply-style-name="Безымянный1" style:base-cell-address="Лист3.G14"/>
    </style:style>
    <style:style style:name="ce341" style:family="table-cell" style:parent-style-name="Default">
      <style:table-cell-properties fo:padding="0.071cm"/>
      <style:map style:condition="is-true-formula(NOT(ISERROR(FORMULA([.G15]))))" style:apply-style-name="Безымянный1" style:base-cell-address="Лист3.G15"/>
    </style:style>
    <style:style style:name="ce342" style:family="table-cell" style:parent-style-name="Default">
      <style:table-cell-properties fo:padding="0.071cm"/>
      <style:map style:condition="is-true-formula(NOT(ISERROR(FORMULA([.G16]))))" style:apply-style-name="Безымянный1" style:base-cell-address="Лист3.G16"/>
    </style:style>
    <style:style style:name="ce343" style:family="table-cell" style:parent-style-name="Default">
      <style:table-cell-properties fo:padding="0.071cm"/>
      <style:map style:condition="is-true-formula(NOT(ISERROR(FORMULA([.G17]))))" style:apply-style-name="Безымянный1" style:base-cell-address="Лист3.G17"/>
    </style:style>
    <style:style style:name="ce344" style:family="table-cell" style:parent-style-name="Default">
      <style:table-cell-properties fo:padding="0.071cm"/>
      <style:map style:condition="is-true-formula(NOT(ISERROR(FORMULA([.G18]))))" style:apply-style-name="Безымянный1" style:base-cell-address="Лист3.G18"/>
    </style:style>
    <style:style style:name="ce345" style:family="table-cell" style:parent-style-name="Default">
      <style:table-cell-properties fo:padding="0.071cm"/>
      <style:text-properties style:font-name="Arial" style:font-name-asian="DejaVu Sans" style:font-name-complex="Arial"/>
      <style:map style:condition="is-true-formula(NOT(ISERROR(FORMULA([.G19]))))" style:apply-style-name="Безымянный1" style:base-cell-address="Лист3.G19"/>
    </style:style>
    <style:style style:name="ce346" style:family="table-cell" style:parent-style-name="Default">
      <style:table-cell-properties fo:padding="0.071cm"/>
      <style:map style:condition="is-true-formula(NOT(ISERROR(FORMULA([.G19]))))" style:apply-style-name="Безымянный1" style:base-cell-address="Лист3.G20"/>
    </style:style>
    <style:style style:name="ce347" style:family="table-cell" style:parent-style-name="Default">
      <style:table-cell-properties fo:padding="0.071cm"/>
      <style:map style:condition="is-true-formula(NOT(ISERROR(FORMULA([.G20]))))" style:apply-style-name="Безымянный1" style:base-cell-address="Лист3.G21"/>
    </style:style>
    <style:style style:name="ce348" style:family="table-cell" style:parent-style-name="Default">
      <style:table-cell-properties fo:padding="0.071cm"/>
      <style:map style:condition="is-true-formula(NOT(ISERROR(FORMULA([.G21]))))" style:apply-style-name="Безымянный1" style:base-cell-address="Лист3.G22"/>
    </style:style>
    <style:style style:name="ce349" style:family="table-cell" style:parent-style-name="Default">
      <style:table-cell-properties fo:padding="0.071cm"/>
      <style:map style:condition="is-true-formula(NOT(ISERROR(FORMULA([.G22]))))" style:apply-style-name="Безымянный1" style:base-cell-address="Лист3.G23"/>
    </style:style>
    <style:style style:name="ce350" style:family="table-cell" style:parent-style-name="Default">
      <style:table-cell-properties fo:padding="0.071cm"/>
      <style:map style:condition="is-true-formula(NOT(ISERROR(FORMULA([.G23]))))" style:apply-style-name="Безымянный1" style:base-cell-address="Лист3.G24"/>
    </style:style>
    <style:style style:name="ce351" style:family="table-cell" style:parent-style-name="Default">
      <style:table-cell-properties fo:padding="0.071cm"/>
      <style:map style:condition="is-true-formula(NOT(ISERROR(FORMULA([.G24]))))" style:apply-style-name="Безымянный1" style:base-cell-address="Лист3.G25"/>
    </style:style>
    <style:style style:name="ce352" style:family="table-cell" style:parent-style-name="Default">
      <style:table-cell-properties fo:padding="0.071cm"/>
      <style:map style:condition="is-true-formula(NOT(ISERROR(FORMULA([.G25]))))" style:apply-style-name="Безымянный1" style:base-cell-address="Лист3.G26"/>
    </style:style>
    <style:style style:name="ce353" style:family="table-cell" style:parent-style-name="Default">
      <style:table-cell-properties fo:padding="0.071cm"/>
      <style:map style:condition="is-true-formula(NOT(ISERROR(FORMULA([.G26]))))" style:apply-style-name="Безымянный1" style:base-cell-address="Лист3.G27"/>
    </style:style>
    <style:style style:name="ce354" style:family="table-cell" style:parent-style-name="Default">
      <style:table-cell-properties fo:padding="0.071cm"/>
      <style:map style:condition="is-true-formula(NOT(ISERROR(FORMULA([.G27]))))" style:apply-style-name="Безымянный1" style:base-cell-address="Лист3.G28"/>
    </style:style>
    <style:style style:name="ce355" style:family="table-cell" style:parent-style-name="Default">
      <style:table-cell-properties fo:padding="0.071cm"/>
      <style:map style:condition="is-true-formula(NOT(ISERROR(FORMULA([.G28]))))" style:apply-style-name="Безымянный1" style:base-cell-address="Лист3.G29"/>
    </style:style>
    <style:style style:name="ce356" style:family="table-cell" style:parent-style-name="Default">
      <style:table-cell-properties fo:padding="0.071cm"/>
      <style:map style:condition="is-true-formula(NOT(ISERROR(FORMULA([.H14]))))" style:apply-style-name="Безымянный1" style:base-cell-address="Лист3.H14"/>
    </style:style>
    <style:style style:name="ce357" style:family="table-cell" style:parent-style-name="Default">
      <style:table-cell-properties fo:padding="0.071cm"/>
      <style:map style:condition="is-true-formula(NOT(ISERROR(FORMULA([.H15]))))" style:apply-style-name="Безымянный1" style:base-cell-address="Лист3.H15"/>
    </style:style>
    <style:style style:name="ce358" style:family="table-cell" style:parent-style-name="Default">
      <style:table-cell-properties fo:padding="0.071cm"/>
      <style:map style:condition="is-true-formula(NOT(ISERROR(FORMULA([.H16]))))" style:apply-style-name="Безымянный1" style:base-cell-address="Лист3.H16"/>
    </style:style>
    <style:style style:name="ce359" style:family="table-cell" style:parent-style-name="Default">
      <style:table-cell-properties fo:padding="0.071cm"/>
      <style:map style:condition="is-true-formula(NOT(ISERROR(FORMULA([.H17]))))" style:apply-style-name="Безымянный1" style:base-cell-address="Лист3.H17"/>
    </style:style>
    <style:style style:name="ce360" style:family="table-cell" style:parent-style-name="Default">
      <style:table-cell-properties fo:padding="0.071cm"/>
      <style:map style:condition="is-true-formula(NOT(ISERROR(FORMULA([.H18]))))" style:apply-style-name="Безымянный1" style:base-cell-address="Лист3.H18"/>
    </style:style>
    <style:style style:name="ce361" style:family="table-cell" style:parent-style-name="Default">
      <style:table-cell-properties fo:padding="0.071cm"/>
      <style:map style:condition="is-true-formula(NOT(ISERROR(FORMULA([.H19]))))" style:apply-style-name="Безымянный1" style:base-cell-address="Лист3.H19"/>
    </style:style>
    <style:style style:name="ce362" style:family="table-cell" style:parent-style-name="Default">
      <style:table-cell-properties fo:padding="0.071cm"/>
      <style:map style:condition="is-true-formula(NOT(ISERROR(FORMULA([.H19]))))" style:apply-style-name="Безымянный1" style:base-cell-address="Лист3.H20"/>
    </style:style>
    <style:style style:name="ce363" style:family="table-cell" style:parent-style-name="Default">
      <style:table-cell-properties fo:padding="0.071cm"/>
      <style:map style:condition="is-true-formula(NOT(ISERROR(FORMULA([.H20]))))" style:apply-style-name="Безымянный1" style:base-cell-address="Лист3.H21"/>
    </style:style>
    <style:style style:name="ce364" style:family="table-cell" style:parent-style-name="Default">
      <style:table-cell-properties fo:padding="0.071cm"/>
      <style:map style:condition="is-true-formula(NOT(ISERROR(FORMULA([.H21]))))" style:apply-style-name="Безымянный1" style:base-cell-address="Лист3.H22"/>
    </style:style>
    <style:style style:name="ce365" style:family="table-cell" style:parent-style-name="Default">
      <style:table-cell-properties fo:padding="0.071cm"/>
      <style:map style:condition="is-true-formula(NOT(ISERROR(FORMULA([.H22]))))" style:apply-style-name="Безымянный1" style:base-cell-address="Лист3.H23"/>
    </style:style>
    <style:style style:name="ce366" style:family="table-cell" style:parent-style-name="Default">
      <style:table-cell-properties fo:padding="0.071cm"/>
      <style:map style:condition="is-true-formula(NOT(ISERROR(FORMULA([.H23]))))" style:apply-style-name="Безымянный1" style:base-cell-address="Лист3.H24"/>
    </style:style>
    <style:style style:name="ce367" style:family="table-cell" style:parent-style-name="Default">
      <style:table-cell-properties fo:padding="0.071cm"/>
      <style:map style:condition="is-true-formula(NOT(ISERROR(FORMULA([.H24]))))" style:apply-style-name="Безымянный1" style:base-cell-address="Лист3.H25"/>
    </style:style>
    <style:style style:name="ce368" style:family="table-cell" style:parent-style-name="Default">
      <style:table-cell-properties fo:padding="0.071cm"/>
      <style:map style:condition="is-true-formula(NOT(ISERROR(FORMULA([.H25]))))" style:apply-style-name="Безымянный1" style:base-cell-address="Лист3.H26"/>
    </style:style>
    <style:style style:name="ce369" style:family="table-cell" style:parent-style-name="Default">
      <style:table-cell-properties fo:padding="0.071cm"/>
      <style:map style:condition="is-true-formula(NOT(ISERROR(FORMULA([.H26]))))" style:apply-style-name="Безымянный1" style:base-cell-address="Лист3.H27"/>
    </style:style>
    <style:style style:name="ce370" style:family="table-cell" style:parent-style-name="Default">
      <style:table-cell-properties fo:padding="0.071cm"/>
      <style:map style:condition="is-true-formula(NOT(ISERROR(FORMULA([.H27]))))" style:apply-style-name="Безымянный1" style:base-cell-address="Лист3.H28"/>
    </style:style>
    <style:style style:name="ce371" style:family="table-cell" style:parent-style-name="Default">
      <style:table-cell-properties fo:padding="0.071cm"/>
      <style:map style:condition="is-true-formula(NOT(ISERROR(FORMULA([.H28]))))" style:apply-style-name="Безымянный1" style:base-cell-address="Лист3.H29"/>
    </style:style>
    <style:style style:name="ce372" style:family="table-cell" style:parent-style-name="Default">
      <style:table-cell-properties fo:padding="0.071cm"/>
      <style:map style:condition="is-true-formula(NOT(ISERROR(FORMULA([.I15]))))" style:apply-style-name="Безымянный1" style:base-cell-address="Лист3.I15"/>
    </style:style>
    <style:style style:name="ce373" style:family="table-cell" style:parent-style-name="Default">
      <style:map style:condition="is-true-formula(NOT(ISERROR(FORMULA([.I16]))))" style:apply-style-name="Безымянный1" style:base-cell-address="Лист3.I16"/>
    </style:style>
    <style:style style:name="ce374" style:family="table-cell" style:parent-style-name="Default">
      <style:map style:condition="is-true-formula(NOT(ISERROR(FORMULA([.I17]))))" style:apply-style-name="Безымянный1" style:base-cell-address="Лист3.I17"/>
    </style:style>
    <style:style style:name="ce375" style:family="table-cell" style:parent-style-name="Default">
      <style:map style:condition="is-true-formula(NOT(ISERROR(FORMULA([.I18]))))" style:apply-style-name="Безымянный1" style:base-cell-address="Лист3.I18"/>
    </style:style>
    <style:style style:name="ce376" style:family="table-cell" style:parent-style-name="Default">
      <style:map style:condition="is-true-formula(NOT(ISERROR(FORMULA([.I19]))))" style:apply-style-name="Безымянный1" style:base-cell-address="Лист3.I19"/>
    </style:style>
    <style:style style:name="ce377" style:family="table-cell" style:parent-style-name="Default">
      <style:table-cell-properties fo:padding="0.071cm"/>
      <style:map style:condition="is-true-formula(NOT(ISERROR(FORMULA([.I19]))))" style:apply-style-name="Безымянный1" style:base-cell-address="Лист3.I19"/>
    </style:style>
    <style:style style:name="gr1"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iteration table:status="enable" table:steps="200"/>
      </table:calculation-settings>
      <table:table table:name="Display8x8" table:style-name="ta1">
        <office:forms form:automatic-focus="false" form:apply-design-mode="false"/>
        <table:table-column table:style-name="co1" table:number-columns-repeated="2" table:default-cell-style-name="ce9"/>
        <table:table-column table:style-name="co1" table:number-columns-repeated="2" table:default-cell-style-name="ce23"/>
        <table:table-column table:style-name="co2" table:number-columns-repeated="5" table:default-cell-style-name="ce23"/>
        <table:table-column table:style-name="co2" table:default-cell-style-name="ce78"/>
        <table:table-column table:style-name="co2" table:number-columns-repeated="2" table:default-cell-style-name="ce9"/>
        <table:table-column table:style-name="co1" table:default-cell-style-name="ce9"/>
        <table:table-column table:style-name="co2" table:number-columns-repeated="8" table:default-cell-style-name="ce9"/>
        <table:table-column table:style-name="co1" table:number-columns-repeated="12" table:default-cell-style-name="ce9"/>
        <table:table-column table:style-name="co3" table:default-cell-style-name="ce9"/>
        <table:table-column table:style-name="co1" table:number-columns-repeated="223" table:default-cell-style-name="ce9"/>
        <table:table-column table:style-name="co1" table:number-columns-repeated="767" table:default-cell-style-name="Default"/>
        <table:table-row table:style-name="ro1">
          <table:table-cell table:style-name="ce1"/>
          <table:table-cell table:style-name="ce10" office:value-type="string" calcext:value-type="string">
            <text:p>DISPLAY</text:p>
          </table:table-cell>
          <table:table-cell table:style-name="ce16" table:number-columns-repeated="18"/>
          <table:table-cell table:style-name="ce98"/>
          <table:table-cell table:number-columns-repeated="1003"/>
        </table:table-row>
        <table:table-row table:style-name="ro1">
          <table:table-cell table:style-name="ce2"/>
          <table:table-cell table:style-name="ce11" office:value-type="string" calcext:value-type="string">
            <text:p>Generator</text:p>
          </table:table-cell>
          <table:table-cell table:style-name="ce17" office:value-type="string" calcext:value-type="string">
            <text:p>E18:L27</text:p>
          </table:table-cell>
          <table:table-cell table:style-name="ce24" table:number-columns-repeated="17"/>
          <table:table-cell table:style-name="ce99"/>
          <table:table-cell table:number-columns-repeated="1003"/>
        </table:table-row>
        <table:table-row table:style-name="ro1">
          <table:table-cell table:style-name="ce2"/>
          <table:table-cell table:style-name="ce11" office:value-type="string" calcext:value-type="string">
            <text:p>number</text:p>
          </table:table-cell>
          <table:table-cell table:style-name="ce18" office:value-type="float" office:value="0" calcext:value-type="float">
            <text:p>0</text:p>
          </table:table-cell>
          <table:table-cell table:style-name="ce24" table:number-columns-repeated="10"/>
          <table:table-cell table:style-name="ce24" office:value-type="string" calcext:value-type="string">
            <text:p>Matrix generator:</text:p>
          </table:table-cell>
          <table:table-cell table:style-name="ce24" table:number-columns-repeated="6"/>
          <table:table-cell table:style-name="ce99"/>
          <table:table-cell table:number-columns-repeated="1003"/>
        </table:table-row>
        <table:table-row table:style-name="ro1">
          <table:table-cell table:style-name="ce2"/>
          <table:table-cell table:style-name="ce11" office:value-type="string" calcext:value-type="string">
            <text:p>binary:</text:p>
          </table:table-cell>
          <table:table-cell table:style-name="ce17"/>
          <table:table-cell table:style-name="ce24" table:number-columns-repeated="17"/>
          <table:table-cell table:style-name="ce99"/>
          <table:table-cell table:number-columns-repeated="1003"/>
        </table:table-row>
        <table:table-row table:style-name="ro2">
          <table:table-cell table:style-name="ce2"/>
          <table:table-cell table:style-name="ce12"/>
          <table:table-cell table:style-name="ce17"/>
          <table:table-cell table:style-name="ce24" table:number-columns-repeated="17"/>
          <table:table-cell table:style-name="ce99"/>
          <table:table-cell table:number-columns-repeated="1003"/>
        </table:table-row>
        <table:table-row table:style-name="ro1">
          <table:table-cell table:style-name="ce2"/>
          <table:table-cell table:style-name="ce13"/>
          <table:table-cell table:style-name="ce17"/>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99" office:value-type="float" office:value="0" calcext:value-type="float">
            <text:p>0</text:p>
          </table:table-cell>
          <table:table-cell office:value-type="string" calcext:value-type="string">
            <text:p>п</text:p>
          </table:table-cell>
          <table:table-cell office:value-type="string" calcext:value-type="string">
            <text:p>р</text:p>
          </table:table-cell>
          <table:table-cell office:value-type="string" calcext:value-type="string">
            <text:p>и</text:p>
          </table:table-cell>
          <table:table-cell office:value-type="string" calcext:value-type="string">
            <text:p>в</text:p>
          </table:table-cell>
          <table:table-cell office:value-type="string" calcext:value-type="string">
            <text:p>е</text:p>
          </table:table-cell>
          <table:table-cell office:value-type="string" calcext:value-type="string">
            <text:p>т</text:p>
          </table:table-cell>
          <table:table-cell table:style-name="Default"/>
          <table:table-cell office:value-type="string" calcext:value-type="string">
            <text:p>h</text:p>
          </table:table-cell>
          <table:table-cell office:value-type="string" calcext:value-type="string">
            <text:p>a</text:p>
          </table:table-cell>
          <table:table-cell office:value-type="string" calcext:value-type="string">
            <text:p>b</text:p>
          </table:table-cell>
          <table:table-cell office:value-type="string" calcext:value-type="string">
            <text:p>r</text:p>
          </table:table-cell>
          <table:table-cell office:value-type="string" calcext:value-type="string">
            <text:p>!</text:p>
          </table:table-cell>
          <table:table-cell table:number-columns-repeated="991"/>
        </table:table-row>
        <table:table-row table:style-name="ro2">
          <table:table-cell table:style-name="ce2"/>
          <table:table-cell table:style-name="ce13"/>
          <table:table-cell table:style-name="ce17" office:value-type="float" office:value="0" calcext:value-type="float">
            <text:p>0</text:p>
          </table:table-cell>
          <table:table-cell table:style-name="ce24" table:formula="of:=INDEX(INDIRECT([.$C$2]);[.$C$3]+1;[.$C7]+1)" office:value-type="float" office:value="0" calcext:value-type="float">
            <text:p>0</text:p>
          </table:table-cell>
          <table:table-cell table:style-name="ce27" table:formula="of:=IF(MOD(TRUNC([.$D7]/(2^[.E$6]));2);&quot; &quot;;&quot;&quot;)">
            <text:p/>
          </table:table-cell>
          <table:table-cell table:style-name="ce37" table:formula="of:=IF(MOD(TRUNC([.$D7]/(2^[.F$6]));2);&quot; &quot;;&quot;&quot;)">
            <text:p/>
          </table:table-cell>
          <table:table-cell table:style-name="ce45" table:formula="of:=IF(MOD(TRUNC([.$D7]/(2^[.G$6]));2);&quot; &quot;;&quot;&quot;)">
            <text:p/>
          </table:table-cell>
          <table:table-cell table:style-name="ce54" table:formula="of:=IF(MOD(TRUNC([.$D7]/(2^[.H$6]));2);&quot; &quot;;&quot;&quot;)">
            <text:p/>
          </table:table-cell>
          <table:table-cell table:style-name="ce62" table:formula="of:=IF(MOD(TRUNC([.$D7]/(2^[.I$6]));2);&quot; &quot;;&quot;&quot;)">
            <text:p/>
          </table:table-cell>
          <table:table-cell table:style-name="ce70" table:formula="of:=IF(MOD(TRUNC([.$D7]/(2^[.J$6]));2);&quot; &quot;;&quot;&quot;)">
            <text:p/>
          </table:table-cell>
          <table:table-cell table:style-name="ce79" table:formula="of:=IF(MOD(TRUNC([.$D7]/(2^[.K$6]));2);&quot; &quot;;&quot;&quot;)">
            <text:p/>
          </table:table-cell>
          <table:table-cell table:style-name="ce87" table:formula="of:=IF(MOD(TRUNC([.$D7]/(2^[.L$6]));2);&quot; &quot;;&quot;&quot;)">
            <text:p/>
          </table:table-cell>
          <table:table-cell table:style-name="ce95" table:formula="of:=SUMPRODUCT([.N7:.U7];2^[.N$6:.U$6])" office:value-type="float" office:value="0" calcext:value-type="float">
            <text:p>0</text:p>
          </table:table-cell>
          <table:table-cell table:style-name="ce97" table:number-columns-repeated="7"/>
          <table:table-cell table:style-name="ce100"/>
          <table:table-cell table:number-columns-repeated="6"/>
          <table:table-cell table:style-name="Default"/>
          <table:table-cell table:number-columns-repeated="996"/>
        </table:table-row>
        <table:table-row table:style-name="ro1">
          <table:table-cell table:style-name="ce3"/>
          <table:table-cell table:style-name="ce13"/>
          <table:table-cell table:style-name="ce17" office:value-type="float" office:value="1" calcext:value-type="float">
            <text:p>1</text:p>
          </table:table-cell>
          <table:table-cell table:style-name="ce24" table:formula="of:=INDEX(INDIRECT([.$C$2]);[.$C$3]+1;[.$C8]+1)" office:value-type="float" office:value="24" calcext:value-type="float">
            <text:p>24</text:p>
          </table:table-cell>
          <table:table-cell table:style-name="ce28" table:formula="of:=IF(MOD(TRUNC([.$D8]/(2^[.E$6]));2);&quot; &quot;;&quot;&quot;)">
            <text:p/>
          </table:table-cell>
          <table:table-cell table:style-name="ce38" table:formula="of:=IF(MOD(TRUNC([.$D8]/(2^[.F$6]));2);&quot; &quot;;&quot;&quot;)">
            <text:p/>
          </table:table-cell>
          <table:table-cell table:style-name="ce46" table:formula="of:=IF(MOD(TRUNC([.$D8]/(2^[.G$6]));2);&quot; &quot;;&quot;&quot;)">
            <text:p/>
          </table:table-cell>
          <table:table-cell table:style-name="ce55" table:formula="of:=IF(MOD(TRUNC([.$D8]/(2^[.H$6]));2);&quot; &quot;;&quot;&quot;)" office:value-type="string" office:string-value=" " calcext:value-type="string">
            <text:p><text:s/></text:p>
          </table:table-cell>
          <table:table-cell table:style-name="ce63" table:formula="of:=IF(MOD(TRUNC([.$D8]/(2^[.I$6]));2);&quot; &quot;;&quot;&quot;)" office:value-type="string" office:string-value=" " calcext:value-type="string">
            <text:p><text:s/></text:p>
          </table:table-cell>
          <table:table-cell table:style-name="ce71" table:formula="of:=IF(MOD(TRUNC([.$D8]/(2^[.J$6]));2);&quot; &quot;;&quot;&quot;)">
            <text:p/>
          </table:table-cell>
          <table:table-cell table:style-name="ce80" table:formula="of:=IF(MOD(TRUNC([.$D8]/(2^[.K$6]));2);&quot; &quot;;&quot;&quot;)">
            <text:p/>
          </table:table-cell>
          <table:table-cell table:style-name="ce88" table:formula="of:=IF(MOD(TRUNC([.$D8]/(2^[.L$6]));2);&quot; &quot;;&quot;&quot;)">
            <text:p/>
          </table:table-cell>
          <table:table-cell table:style-name="ce95" table:formula="of:=SUMPRODUCT([.N8:.U8];2^[.N$6:.U$6])" office:value-type="float" office:value="2" calcext:value-type="float">
            <text:p>2</text:p>
          </table:table-cell>
          <table:table-cell table:style-name="ce97" table:number-columns-repeated="6"/>
          <table:table-cell table:style-name="ce97" office:value-type="float" office:value="1" calcext:value-type="float">
            <text:p>1</text:p>
          </table:table-cell>
          <table:table-cell table:style-name="ce100"/>
          <table:table-cell office:value-type="float" office:value="15" calcext:value-type="float">
            <text:p>15</text:p>
          </table:table-cell>
          <table:table-cell office:value-type="float" office:value="14" calcext:value-type="float">
            <text:p>14</text:p>
          </table:table-cell>
          <table:table-cell office:value-type="float" office:value="9" calcext:value-type="float">
            <text:p>9</text:p>
          </table:table-cell>
          <table:table-cell office:value-type="float" office:value="14" calcext:value-type="float">
            <text:p>14</text:p>
          </table:table-cell>
          <table:table-cell office:value-type="float" office:value="15" calcext:value-type="float">
            <text:p>15</text:p>
          </table:table-cell>
          <table:table-cell office:value-type="float" office:value="31" calcext:value-type="float">
            <text:p>31</text:p>
          </table:table-cell>
          <table:table-cell table:style-name="Default"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table:number-columns-repeated="2" office:value-type="float" office:value="14" calcext:value-type="float">
            <text:p>14</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2" calcext:value-type="float">
            <text:p>2</text:p>
          </table:table-cell>
          <table:table-cell table:style-name="ce24" table:formula="of:=INDEX(INDIRECT([.$C$2]);[.$C$3]+1;[.$C9]+1)" office:value-type="float" office:value="36" calcext:value-type="float">
            <text:p>36</text:p>
          </table:table-cell>
          <table:table-cell table:style-name="ce29" table:formula="of:=IF(MOD(TRUNC([.$D9]/(2^[.E$6]));2);&quot; &quot;;&quot;&quot;)">
            <text:p/>
          </table:table-cell>
          <table:table-cell table:style-name="ce39" table:formula="of:=IF(MOD(TRUNC([.$D9]/(2^[.F$6]));2);&quot; &quot;;&quot;&quot;)">
            <text:p/>
          </table:table-cell>
          <table:table-cell table:style-name="ce47" table:formula="of:=IF(MOD(TRUNC([.$D9]/(2^[.G$6]));2);&quot; &quot;;&quot;&quot;)" office:value-type="string" office:string-value=" " calcext:value-type="string">
            <text:p><text:s/></text:p>
          </table:table-cell>
          <table:table-cell table:style-name="ce56" table:formula="of:=IF(MOD(TRUNC([.$D9]/(2^[.H$6]));2);&quot; &quot;;&quot;&quot;)">
            <text:p/>
          </table:table-cell>
          <table:table-cell table:style-name="ce64" table:formula="of:=IF(MOD(TRUNC([.$D9]/(2^[.I$6]));2);&quot; &quot;;&quot;&quot;)">
            <text:p/>
          </table:table-cell>
          <table:table-cell table:style-name="ce72" table:formula="of:=IF(MOD(TRUNC([.$D9]/(2^[.J$6]));2);&quot; &quot;;&quot;&quot;)" office:value-type="string" office:string-value=" " calcext:value-type="string">
            <text:p><text:s/></text:p>
          </table:table-cell>
          <table:table-cell table:style-name="ce81" table:formula="of:=IF(MOD(TRUNC([.$D9]/(2^[.K$6]));2);&quot; &quot;;&quot;&quot;)">
            <text:p/>
          </table:table-cell>
          <table:table-cell table:style-name="ce89" table:formula="of:=IF(MOD(TRUNC([.$D9]/(2^[.L$6]));2);&quot; &quot;;&quot;&quot;)">
            <text:p/>
          </table:table-cell>
          <table:table-cell table:style-name="ce95" table:formula="of:=SUMPRODUCT([.N9:.U9];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4"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4"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3" calcext:value-type="float">
            <text:p>3</text:p>
          </table:table-cell>
          <table:table-cell table:style-name="ce24" table:formula="of:=INDEX(INDIRECT([.$C$2]);[.$C$3]+1;[.$C10]+1)" office:value-type="float" office:value="36" calcext:value-type="float">
            <text:p>36</text:p>
          </table:table-cell>
          <table:table-cell table:style-name="ce30" table:formula="of:=IF(MOD(TRUNC([.$D10]/(2^[.E$6]));2);&quot; &quot;;&quot;&quot;)">
            <text:p/>
          </table:table-cell>
          <table:table-cell table:style-name="ce40" table:formula="of:=IF(MOD(TRUNC([.$D10]/(2^[.F$6]));2);&quot; &quot;;&quot;&quot;)">
            <text:p/>
          </table:table-cell>
          <table:table-cell table:style-name="ce48" table:formula="of:=IF(MOD(TRUNC([.$D10]/(2^[.G$6]));2);&quot; &quot;;&quot;&quot;)" office:value-type="string" office:string-value=" " calcext:value-type="string">
            <text:p><text:s/></text:p>
          </table:table-cell>
          <table:table-cell table:style-name="ce57" table:formula="of:=IF(MOD(TRUNC([.$D10]/(2^[.H$6]));2);&quot; &quot;;&quot;&quot;)">
            <text:p/>
          </table:table-cell>
          <table:table-cell table:style-name="ce65" table:formula="of:=IF(MOD(TRUNC([.$D10]/(2^[.I$6]));2);&quot; &quot;;&quot;&quot;)">
            <text:p/>
          </table:table-cell>
          <table:table-cell table:style-name="ce73" table:formula="of:=IF(MOD(TRUNC([.$D10]/(2^[.J$6]));2);&quot; &quot;;&quot;&quot;)" office:value-type="string" office:string-value=" " calcext:value-type="string">
            <text:p><text:s/></text:p>
          </table:table-cell>
          <table:table-cell table:style-name="ce82" table:formula="of:=IF(MOD(TRUNC([.$D10]/(2^[.K$6]));2);&quot; &quot;;&quot;&quot;)">
            <text:p/>
          </table:table-cell>
          <table:table-cell table:style-name="ce90" table:formula="of:=IF(MOD(TRUNC([.$D10]/(2^[.L$6]));2);&quot; &quot;;&quot;&quot;)">
            <text:p/>
          </table:table-cell>
          <table:table-cell table:style-name="ce95" table:formula="of:=SUMPRODUCT([.N10:.U10];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2" office:value-type="float" office:value="9" calcext:value-type="float">
            <text:p>9</text:p>
          </table:table-cell>
          <table:table-cell office:value-type="float" office:value="11" calcext:value-type="float">
            <text:p>11</text:p>
          </table:table-cell>
          <table:table-cell table:number-columns-repeated="2" office:value-type="float" office:value="14" calcext:value-type="float">
            <text:p>14</text:p>
          </table:table-cell>
          <table:table-cell office:value-type="float" office:value="4" calcext:value-type="float">
            <text:p>4</text:p>
          </table:table-cell>
          <table:table-cell table:style-name="Default" office:value-type="float" office:value="0" calcext:value-type="float">
            <text:p>0</text:p>
          </table:table-cell>
          <table:table-cell office:value-type="float" office:value="15" calcext:value-type="float">
            <text:p>15</text:p>
          </table:table-cell>
          <table:table-cell office:value-type="float" office:value="9" calcext:value-type="float">
            <text:p>9</text:p>
          </table:table-cell>
          <table:table-cell office:value-type="float" office:value="14" calcext:value-type="float">
            <text:p>14</text:p>
          </table:table-cell>
          <table:table-cell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4" calcext:value-type="float">
            <text:p>4</text:p>
          </table:table-cell>
          <table:table-cell table:style-name="ce24" table:formula="of:=INDEX(INDIRECT([.$C$2]);[.$C$3]+1;[.$C11]+1)" office:value-type="float" office:value="36" calcext:value-type="float">
            <text:p>36</text:p>
          </table:table-cell>
          <table:table-cell table:style-name="ce31" table:formula="of:=IF(MOD(TRUNC([.$D11]/(2^[.E$6]));2);&quot; &quot;;&quot;&quot;)">
            <text:p/>
          </table:table-cell>
          <table:table-cell table:style-name="ce41" table:formula="of:=IF(MOD(TRUNC([.$D11]/(2^[.F$6]));2);&quot; &quot;;&quot;&quot;)">
            <text:p/>
          </table:table-cell>
          <table:table-cell table:style-name="ce49" table:formula="of:=IF(MOD(TRUNC([.$D11]/(2^[.G$6]));2);&quot; &quot;;&quot;&quot;)" office:value-type="string" office:string-value=" " calcext:value-type="string">
            <text:p><text:s/></text:p>
          </table:table-cell>
          <table:table-cell table:style-name="ce58" table:formula="of:=IF(MOD(TRUNC([.$D11]/(2^[.H$6]));2);&quot; &quot;;&quot;&quot;)">
            <text:p/>
          </table:table-cell>
          <table:table-cell table:style-name="ce66" table:formula="of:=IF(MOD(TRUNC([.$D11]/(2^[.I$6]));2);&quot; &quot;;&quot;&quot;)">
            <text:p/>
          </table:table-cell>
          <table:table-cell table:style-name="ce74" table:formula="of:=IF(MOD(TRUNC([.$D11]/(2^[.J$6]));2);&quot; &quot;;&quot;&quot;)" office:value-type="string" office:string-value=" " calcext:value-type="string">
            <text:p><text:s/></text:p>
          </table:table-cell>
          <table:table-cell table:style-name="ce83" table:formula="of:=IF(MOD(TRUNC([.$D11]/(2^[.K$6]));2);&quot; &quot;;&quot;&quot;)">
            <text:p/>
          </table:table-cell>
          <table:table-cell table:style-name="ce91" table:formula="of:=IF(MOD(TRUNC([.$D11]/(2^[.L$6]));2);&quot; &quot;;&quot;&quot;)">
            <text:p/>
          </table:table-cell>
          <table:table-cell table:style-name="ce95" table:formula="of:=SUMPRODUCT([.N11:.U11];2^[.N$6:.U$6])" office:value-type="float" office:value="1" calcext:value-type="float">
            <text:p>1</text:p>
          </table:table-cell>
          <table:table-cell table:style-name="ce97"/>
          <table:table-cell table:style-name="ce97" office:value-type="string" calcext:value-type="string">
            <text:p><text:s/></text:p>
          </table:table-cell>
          <table:table-cell table:style-name="ce97" table:number-columns-repeated="5"/>
          <table:table-cell table:style-name="ce100" office:value-type="float" office:value="1" calcext:value-type="float">
            <text:p>1</text:p>
          </table:table-cell>
          <table:table-cell office:value-type="float" office:value="9" calcext:value-type="float">
            <text:p>9</text:p>
          </table:table-cell>
          <table:table-cell office:value-type="float" office:value="14" calcext:value-type="float">
            <text:p>14</text:p>
          </table:table-cell>
          <table:table-cell office:value-type="float" office:value="13" calcext:value-type="float">
            <text:p>13</text:p>
          </table:table-cell>
          <table:table-cell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office:value-type="float" office:value="9" calcext:value-type="float">
            <text:p>9</text:p>
          </table:table-cell>
          <table:table-cell office:value-type="float" office:value="15" calcext:value-type="float">
            <text:p>15</text:p>
          </table:table-cell>
          <table:table-cell office:value-type="float" office:value="9" calcext:value-type="float">
            <text:p>9</text:p>
          </table:table-cell>
          <table:table-cell office:value-type="float" office:value="14" calcext:value-type="float">
            <text:p>14</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5" calcext:value-type="float">
            <text:p>5</text:p>
          </table:table-cell>
          <table:table-cell table:style-name="ce24" table:formula="of:=INDEX(INDIRECT([.$C$2]);[.$C$3]+1;[.$C12]+1)" office:value-type="float" office:value="36" calcext:value-type="float">
            <text:p>36</text:p>
          </table:table-cell>
          <table:table-cell table:style-name="ce32" table:formula="of:=IF(MOD(TRUNC([.$D12]/(2^[.E$6]));2);&quot; &quot;;&quot;&quot;)">
            <text:p/>
          </table:table-cell>
          <table:table-cell table:style-name="ce42" table:formula="of:=IF(MOD(TRUNC([.$D12]/(2^[.F$6]));2);&quot; &quot;;&quot;&quot;)">
            <text:p/>
          </table:table-cell>
          <table:table-cell table:style-name="ce50" table:formula="of:=IF(MOD(TRUNC([.$D12]/(2^[.G$6]));2);&quot; &quot;;&quot;&quot;)" office:value-type="string" office:string-value=" " calcext:value-type="string">
            <text:p><text:s/></text:p>
          </table:table-cell>
          <table:table-cell table:style-name="ce59" table:formula="of:=IF(MOD(TRUNC([.$D12]/(2^[.H$6]));2);&quot; &quot;;&quot;&quot;)">
            <text:p/>
          </table:table-cell>
          <table:table-cell table:style-name="ce67" table:formula="of:=IF(MOD(TRUNC([.$D12]/(2^[.I$6]));2);&quot; &quot;;&quot;&quot;)">
            <text:p/>
          </table:table-cell>
          <table:table-cell table:style-name="ce75" table:formula="of:=IF(MOD(TRUNC([.$D12]/(2^[.J$6]));2);&quot; &quot;;&quot;&quot;)" office:value-type="string" office:string-value=" " calcext:value-type="string">
            <text:p><text:s/></text:p>
          </table:table-cell>
          <table:table-cell table:style-name="ce84" table:formula="of:=IF(MOD(TRUNC([.$D12]/(2^[.K$6]));2);&quot; &quot;;&quot;&quot;)">
            <text:p/>
          </table:table-cell>
          <table:table-cell table:style-name="ce92" table:formula="of:=IF(MOD(TRUNC([.$D12]/(2^[.L$6]));2);&quot; &quot;;&quot;&quot;)">
            <text:p/>
          </table:table-cell>
          <table:table-cell table:style-name="ce95" table:formula="of:=SUMPRODUCT([.N12:.U12];2^[.N$6:.U$6])" office:value-type="float" office:value="1" calcext:value-type="float">
            <text:p>1</text:p>
          </table:table-cell>
          <table:table-cell table:style-name="ce97" table:number-columns-repeated="7"/>
          <table:table-cell table:style-name="ce100" office:value-type="float" office:value="1" calcext:value-type="float">
            <text:p>1</text:p>
          </table:table-cell>
          <table:table-cell table:number-columns-repeated="4" office:value-type="float" office:value="9" calcext:value-type="float">
            <text:p>9</text:p>
          </table:table-cell>
          <table:table-cell office:value-type="float" office:value="8" calcext:value-type="float">
            <text:p>8</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4" office:value-type="float" office:value="9" calcext:value-type="float">
            <text:p>9</text:p>
          </table:table-cell>
          <table:table-cell office:value-type="float" office:value="0" calcext:value-type="float">
            <text:p>0</text:p>
          </table:table-cell>
          <table:table-cell table:number-columns-repeated="991"/>
        </table:table-row>
        <table:table-row table:style-name="ro1">
          <table:table-cell table:style-name="ce2"/>
          <table:table-cell table:style-name="ce13"/>
          <table:table-cell table:style-name="ce17" office:value-type="float" office:value="6" calcext:value-type="float">
            <text:p>6</text:p>
          </table:table-cell>
          <table:table-cell table:style-name="ce24" table:formula="of:=INDEX(INDIRECT([.$C$2]);[.$C$3]+1;[.$C13]+1)" office:value-type="float" office:value="24" calcext:value-type="float">
            <text:p>24</text:p>
          </table:table-cell>
          <table:table-cell table:style-name="ce33" table:formula="of:=IF(MOD(TRUNC([.$D13]/(2^[.E$6]));2);&quot; &quot;;&quot;&quot;)">
            <text:p/>
          </table:table-cell>
          <table:table-cell table:style-name="ce43" table:formula="of:=IF(MOD(TRUNC([.$D13]/(2^[.F$6]));2);&quot; &quot;;&quot;&quot;)">
            <text:p/>
          </table:table-cell>
          <table:table-cell table:style-name="ce51" table:formula="of:=IF(MOD(TRUNC([.$D13]/(2^[.G$6]));2);&quot; &quot;;&quot;&quot;)">
            <text:p/>
          </table:table-cell>
          <table:table-cell table:style-name="ce60" table:formula="of:=IF(MOD(TRUNC([.$D13]/(2^[.H$6]));2);&quot; &quot;;&quot;&quot;)" office:value-type="string" office:string-value=" " calcext:value-type="string">
            <text:p><text:s/></text:p>
          </table:table-cell>
          <table:table-cell table:style-name="ce68" table:formula="of:=IF(MOD(TRUNC([.$D13]/(2^[.I$6]));2);&quot; &quot;;&quot;&quot;)" office:value-type="string" office:string-value=" " calcext:value-type="string">
            <text:p><text:s/></text:p>
          </table:table-cell>
          <table:table-cell table:style-name="ce76" table:formula="of:=IF(MOD(TRUNC([.$D13]/(2^[.J$6]));2);&quot; &quot;;&quot;&quot;)">
            <text:p/>
          </table:table-cell>
          <table:table-cell table:style-name="ce85" table:formula="of:=IF(MOD(TRUNC([.$D13]/(2^[.K$6]));2);&quot; &quot;;&quot;&quot;)">
            <text:p/>
          </table:table-cell>
          <table:table-cell table:style-name="ce93" table:formula="of:=IF(MOD(TRUNC([.$D13]/(2^[.L$6]));2);&quot; &quot;;&quot;&quot;)">
            <text:p/>
          </table:table-cell>
          <table:table-cell table:style-name="ce95" table:formula="of:=SUMPRODUCT([.N13:.U13];2^[.N$6:.U$6])" office:value-type="float" office:value="2" calcext:value-type="float">
            <text:p>2</text:p>
          </table:table-cell>
          <table:table-cell table:style-name="ce97" table:number-columns-repeated="6"/>
          <table:table-cell table:style-name="ce97" office:value-type="float" office:value="1" calcext:value-type="float">
            <text:p>1</text:p>
          </table:table-cell>
          <table:table-cell table:style-name="ce100"/>
          <table:table-cell table:number-columns-repeated="3" office:value-type="float" office:value="9" calcext:value-type="float">
            <text:p>9</text:p>
          </table:table-cell>
          <table:table-cell office:value-type="float" office:value="14" calcext:value-type="float">
            <text:p>14</text:p>
          </table:table-cell>
          <table:table-cell office:value-type="float" office:value="15" calcext:value-type="float">
            <text:p>15</text:p>
          </table:table-cell>
          <table:table-cell office:value-type="float" office:value="4" calcext:value-type="float">
            <text:p>4</text:p>
          </table:table-cell>
          <table:table-cell table:style-name="Default" office:value-type="float" office:value="0" calcext:value-type="float">
            <text:p>0</text:p>
          </table:table-cell>
          <table:table-cell table:number-columns-repeated="2" office:value-type="float" office:value="9" calcext:value-type="float">
            <text:p>9</text:p>
          </table:table-cell>
          <table:table-cell office:value-type="float" office:value="14" calcext:value-type="float">
            <text:p>14</text:p>
          </table:table-cell>
          <table:table-cell office:value-type="float" office:value="9" calcext:value-type="float">
            <text:p>9</text:p>
          </table:table-cell>
          <table:table-cell office:value-type="float" office:value="2" calcext:value-type="float">
            <text:p>2</text:p>
          </table:table-cell>
          <table:table-cell table:number-columns-repeated="991"/>
        </table:table-row>
        <table:table-row table:style-name="ro1">
          <table:table-cell table:style-name="ce2"/>
          <table:table-cell table:style-name="ce13"/>
          <table:table-cell table:style-name="ce17" office:value-type="float" office:value="7" calcext:value-type="float">
            <text:p>7</text:p>
          </table:table-cell>
          <table:table-cell table:style-name="ce24" table:formula="of:=INDEX(INDIRECT([.$C$2]);[.$C$3]+1;[.$C14]+1)" office:value-type="float" office:value="0" calcext:value-type="float">
            <text:p>0</text:p>
          </table:table-cell>
          <table:table-cell table:style-name="ce34" table:formula="of:=IF(MOD(TRUNC([.$D14]/(2^[.E$6]));2);&quot; &quot;;&quot;&quot;)">
            <text:p/>
          </table:table-cell>
          <table:table-cell table:style-name="ce44" table:formula="of:=IF(MOD(TRUNC([.$D14]/(2^[.F$6]));2);&quot; &quot;;&quot;&quot;)">
            <text:p/>
          </table:table-cell>
          <table:table-cell table:style-name="ce52" table:formula="of:=IF(MOD(TRUNC([.$D14]/(2^[.G$6]));2);&quot; &quot;;&quot;&quot;)">
            <text:p/>
          </table:table-cell>
          <table:table-cell table:style-name="ce61" table:formula="of:=IF(MOD(TRUNC([.$D14]/(2^[.H$6]));2);&quot; &quot;;&quot;&quot;)">
            <text:p/>
          </table:table-cell>
          <table:table-cell table:style-name="ce69" table:formula="of:=IF(MOD(TRUNC([.$D14]/(2^[.I$6]));2);&quot; &quot;;&quot;&quot;)">
            <text:p/>
          </table:table-cell>
          <table:table-cell table:style-name="ce77" table:formula="of:=IF(MOD(TRUNC([.$D14]/(2^[.J$6]));2);&quot; &quot;;&quot;&quot;)">
            <text:p/>
          </table:table-cell>
          <table:table-cell table:style-name="ce86" table:formula="of:=IF(MOD(TRUNC([.$D14]/(2^[.K$6]));2);&quot; &quot;;&quot;&quot;)">
            <text:p/>
          </table:table-cell>
          <table:table-cell table:style-name="ce94" table:formula="of:=IF(MOD(TRUNC([.$D14]/(2^[.L$6]));2);&quot; &quot;;&quot;&quot;)">
            <text:p/>
          </table:table-cell>
          <table:table-cell table:style-name="ce95" table:formula="of:=SUMPRODUCT([.N14:.U14];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table:table-cell table:style-name="ce25"/>
          <table:table-cell table:style-name="ce24" table:number-columns-repeated="16"/>
          <table:table-cell table:style-name="ce99"/>
          <table:table-cell table:formula="of:=DEC2BIN([.V8];6)" office:value-type="string" office:string-value="001111" calcext:value-type="string">
            <text:p>001111</text:p>
          </table:table-cell>
          <table:table-cell table:formula="of:=DEC2BIN([.W8];6)" office:value-type="string" office:string-value="001110" calcext:value-type="string">
            <text:p>001110</text:p>
          </table:table-cell>
          <table:table-cell table:formula="of:=DEC2BIN([.X8];6)" office:value-type="string" office:string-value="001001" calcext:value-type="string">
            <text:p>001001</text:p>
          </table:table-cell>
          <table:table-cell table:formula="of:=DEC2BIN([.Y8];6)" office:value-type="string" office:string-value="001110" calcext:value-type="string">
            <text:p>001110</text:p>
          </table:table-cell>
          <table:table-cell table:formula="of:=DEC2BIN([.Z8];6)" office:value-type="string" office:string-value="001111" calcext:value-type="string">
            <text:p>001111</text:p>
          </table:table-cell>
          <table:table-cell table:formula="of:=DEC2BIN([.AA8];6)" office:value-type="string" office:string-value="011111" calcext:value-type="string">
            <text:p>011111</text:p>
          </table:table-cell>
          <table:table-cell table:formula="of:=DEC2BIN([.AB8];6)" office:value-type="string" office:string-value="000000" calcext:value-type="string">
            <text:p>000000</text:p>
          </table:table-cell>
          <table:table-cell table:formula="of:=DEC2BIN([.AC8];6)" office:value-type="string" office:string-value="001001" calcext:value-type="string">
            <text:p>001001</text:p>
          </table:table-cell>
          <table:table-cell table:formula="of:=DEC2BIN([.AD8];6)" office:value-type="string" office:string-value="000110" calcext:value-type="string">
            <text:p>000110</text:p>
          </table:table-cell>
          <table:table-cell table:formula="of:=DEC2BIN([.AE8];6)" office:value-type="string" office:string-value="001110" calcext:value-type="string">
            <text:p>001110</text:p>
          </table:table-cell>
          <table:table-cell table:formula="of:=DEC2BIN([.AF8];6)" office:value-type="string" office:string-value="001110" calcext:value-type="string">
            <text:p>001110</text:p>
          </table:table-cell>
          <table:table-cell table:formula="of:=DEC2BIN([.AG8];6)" office:value-type="string" office:string-value="000010" calcext:value-type="string">
            <text:p>000010</text:p>
          </table:table-cell>
          <table:table-cell table:formula="of:=[.V15]&amp;[.W15]&amp;[.X15]&amp;[.Y15]&amp;[.Z15]&amp;[.AA15]&amp;[.AB15]&amp;[.AC15]&amp;[.AD15]&amp;[.AE15]&amp;[.AF15]&amp;[.AG15]" office:value-type="string" office:string-value="001111001110001001001110001111011111000000001001000110001110001110000010" calcext:value-type="string">
            <text:p>001111001110001001001110001111011111000000001001000110001110001110000010</text:p>
          </table:table-cell>
          <table:table-cell table:formula="of:=BIN2HEX(MID([.AH15];1;8);2)&amp;BIN2HEX(MID([.AH15];9;8);2)&amp;BIN2HEX(MID([.AH15];17;8);2)&amp;BIN2HEX(MID([.AH15];25;8);2)&amp;BIN2HEX(MID([.AH15];33;8);2)&amp;BIN2HEX(MID([.AH15];41;8);2)&amp;BIN2HEX(MID([.AH15];49;8);2)&amp;BIN2HEX(MID([.AH15];57;8);2)&amp;BIN2HEX(MID([.AH15];65;8);2)" office:value-type="string" office:string-value="3CE24E3DF00918E382" calcext:value-type="string">
            <text:p>3CE24E3DF00918E382</text:p>
          </table:table-cell>
          <table:table-cell table:number-columns-repeated="989"/>
        </table:table-row>
        <table:table-row table:style-name="ro1">
          <table:table-cell table:style-name="ce2"/>
          <table:table-cell table:style-name="ce13"/>
          <table:table-cell table:style-name="ce17"/>
          <table:table-cell table:style-name="ce24" table:number-columns-repeated="17"/>
          <table:table-cell table:style-name="ce99"/>
          <table:table-cell table:formula="of:=DEC2BIN([.V9];6)" office:value-type="string" office:string-value="001001" calcext:value-type="string">
            <text:p>001001</text:p>
          </table:table-cell>
          <table:table-cell table:formula="of:=DEC2BIN([.W9];6)" office:value-type="string" office:string-value="001001" calcext:value-type="string">
            <text:p>001001</text:p>
          </table:table-cell>
          <table:table-cell table:formula="of:=DEC2BIN([.X9];6)" office:value-type="string" office:string-value="001001" calcext:value-type="string">
            <text:p>001001</text:p>
          </table:table-cell>
          <table:table-cell table:formula="of:=DEC2BIN([.Y9];6)" office:value-type="string" office:string-value="001001" calcext:value-type="string">
            <text:p>001001</text:p>
          </table:table-cell>
          <table:table-cell table:formula="of:=DEC2BIN([.Z9];6)" office:value-type="string" office:string-value="001000" calcext:value-type="string">
            <text:p>001000</text:p>
          </table:table-cell>
          <table:table-cell table:formula="of:=DEC2BIN([.AA9];6)" office:value-type="string" office:string-value="000100" calcext:value-type="string">
            <text:p>000100</text:p>
          </table:table-cell>
          <table:table-cell table:formula="of:=DEC2BIN([.AB9];6)" office:value-type="string" office:string-value="000000" calcext:value-type="string">
            <text:p>000000</text:p>
          </table:table-cell>
          <table:table-cell table:formula="of:=DEC2BIN([.AC9];6)" office:value-type="string" office:string-value="001001" calcext:value-type="string">
            <text:p>001001</text:p>
          </table:table-cell>
          <table:table-cell table:formula="of:=DEC2BIN([.AD9];6)" office:value-type="string" office:string-value="001001" calcext:value-type="string">
            <text:p>001001</text:p>
          </table:table-cell>
          <table:table-cell table:formula="of:=DEC2BIN([.AE9];6)" office:value-type="string" office:string-value="001001" calcext:value-type="string">
            <text:p>001001</text:p>
          </table:table-cell>
          <table:table-cell table:formula="of:=DEC2BIN([.AF9];6)" office:value-type="string" office:string-value="001001" calcext:value-type="string">
            <text:p>001001</text:p>
          </table:table-cell>
          <table:table-cell table:formula="of:=DEC2BIN([.AG9];6)" office:value-type="string" office:string-value="000010" calcext:value-type="string">
            <text:p>000010</text:p>
          </table:table-cell>
          <table:table-cell table:formula="of:=[.V16]&amp;[.W16]&amp;[.X16]&amp;[.Y16]&amp;[.Z16]&amp;[.AA16]&amp;[.AB16]&amp;[.AC16]&amp;[.AD16]&amp;[.AE16]&amp;[.AF16]&amp;[.AG16]" office:value-type="string" office:string-value="001001001001001001001001001000000100000000001001001001001001001001000010" calcext:value-type="string">
            <text:p>001001001001001001001001001000000100000000001001001001001001001001000010</text:p>
          </table:table-cell>
          <table:table-cell table:formula="of:=BIN2HEX(MID([.AH16];1;8);2)&amp;BIN2HEX(MID([.AH16];9;8);2)&amp;BIN2HEX(MID([.AH16];17;8);2)&amp;BIN2HEX(MID([.AH16];25;8);2)&amp;BIN2HEX(MID([.AH16];33;8);2)&amp;BIN2HEX(MID([.AH16];41;8);2)&amp;BIN2HEX(MID([.AH16];49;8);2)&amp;BIN2HEX(MID([.AH16];57;8);2)&amp;BIN2HEX(MID([.AH16];65;8);2)" office:value-type="string" office:string-value="249249204009249242" calcext:value-type="string">
            <text:p>249249204009249242</text:p>
          </table:table-cell>
          <table:table-cell table:number-columns-repeated="989"/>
        </table:table-row>
        <table:table-row table:style-name="ro1">
          <table:table-cell table:style-name="ce2"/>
          <table:table-cell table:style-name="ce13"/>
          <table:table-cell table:style-name="ce17"/>
          <table:table-cell table:style-name="ce25" office:value-type="string" calcext:value-type="string">
            <text:p>Sign-generator</text:p>
          </table:table-cell>
          <table:table-cell table:style-name="ce35" table:number-columns-repeated="2"/>
          <table:table-cell table:style-name="ce24" table:number-columns-repeated="14"/>
          <table:table-cell table:style-name="ce99"/>
          <table:table-cell table:formula="of:=DEC2BIN([.V10];6)" office:value-type="string" office:string-value="001001" calcext:value-type="string">
            <text:p>001001</text:p>
          </table:table-cell>
          <table:table-cell table:formula="of:=DEC2BIN([.W10];6)" office:value-type="string" office:string-value="001001" calcext:value-type="string">
            <text:p>001001</text:p>
          </table:table-cell>
          <table:table-cell table:formula="of:=DEC2BIN([.X10];6)" office:value-type="string" office:string-value="001011" calcext:value-type="string">
            <text:p>001011</text:p>
          </table:table-cell>
          <table:table-cell table:formula="of:=DEC2BIN([.Y10];6)" office:value-type="string" office:string-value="001110" calcext:value-type="string">
            <text:p>001110</text:p>
          </table:table-cell>
          <table:table-cell table:formula="of:=DEC2BIN([.Z10];6)" office:value-type="string" office:string-value="001110" calcext:value-type="string">
            <text:p>001110</text:p>
          </table:table-cell>
          <table:table-cell table:formula="of:=DEC2BIN([.AA10];6)" office:value-type="string" office:string-value="000100" calcext:value-type="string">
            <text:p>000100</text:p>
          </table:table-cell>
          <table:table-cell table:formula="of:=DEC2BIN([.AB10];6)" office:value-type="string" office:string-value="000000" calcext:value-type="string">
            <text:p>000000</text:p>
          </table:table-cell>
          <table:table-cell table:formula="of:=DEC2BIN([.AC10];6)" office:value-type="string" office:string-value="001111" calcext:value-type="string">
            <text:p>001111</text:p>
          </table:table-cell>
          <table:table-cell table:formula="of:=DEC2BIN([.AD10];6)" office:value-type="string" office:string-value="001001" calcext:value-type="string">
            <text:p>001001</text:p>
          </table:table-cell>
          <table:table-cell table:formula="of:=DEC2BIN([.AE10];6)" office:value-type="string" office:string-value="001110" calcext:value-type="string">
            <text:p>001110</text:p>
          </table:table-cell>
          <table:table-cell table:formula="of:=DEC2BIN([.AF10];6)" office:value-type="string" office:string-value="001001" calcext:value-type="string">
            <text:p>001001</text:p>
          </table:table-cell>
          <table:table-cell table:formula="of:=DEC2BIN([.AG10];6)" office:value-type="string" office:string-value="000010" calcext:value-type="string">
            <text:p>000010</text:p>
          </table:table-cell>
          <table:table-cell table:formula="of:=[.V17]&amp;[.W17]&amp;[.X17]&amp;[.Y17]&amp;[.Z17]&amp;[.AA17]&amp;[.AB17]&amp;[.AC17]&amp;[.AD17]&amp;[.AE17]&amp;[.AF17]&amp;[.AG17]" office:value-type="string" office:string-value="001001001001001011001110001110000100000000001111001001001110001001000010" calcext:value-type="string">
            <text:p>001001001001001011001110001110000100000000001111001001001110001001000010</text:p>
          </table:table-cell>
          <table:table-cell table:formula="of:=BIN2HEX(MID([.AH17];1;8);2)&amp;BIN2HEX(MID([.AH17];9;8);2)&amp;BIN2HEX(MID([.AH17];17;8);2)&amp;BIN2HEX(MID([.AH17];25;8);2)&amp;BIN2HEX(MID([.AH17];33;8);2)&amp;BIN2HEX(MID([.AH17];41;8);2)&amp;BIN2HEX(MID([.AH17];49;8);2)&amp;BIN2HEX(MID([.AH17];57;8);2)&amp;BIN2HEX(MID([.AH17];65;8);2)" office:value-type="string" office:string-value="2492CE38400F24E242" calcext:value-type="string">
            <text:p>2492CE38400F24E242</text:p>
          </table:table-cell>
          <table:table-cell table:number-columns-repeated="989"/>
        </table:table-row>
        <table:table-row table:style-name="ro1">
          <table:table-cell table:style-name="ce2"/>
          <table:table-cell table:style-name="ce13"/>
          <table:table-cell table:style-name="ce17"/>
          <table:table-cell table:style-name="ce25" office:value-type="float" office:value="0" calcext:value-type="float">
            <text:p>0</text:p>
          </table:table-cell>
          <table:table-cell table:style-name="ce35" office:value-type="float" office:value="0" calcext:value-type="float">
            <text:p>0</text:p>
          </table:table-cell>
          <table:table-cell table:style-name="ce35" office:value-type="float" office:value="24" calcext:value-type="float">
            <text:p>24</text:p>
          </table:table-cell>
          <table:table-cell table:number-columns-repeated="4" table:style-name="ce53" office:value-type="float" office:value="36" calcext:value-type="float">
            <text:p>36</text:p>
          </table:table-cell>
          <table:table-cell table:style-name="ce53" office:value-type="float" office:value="24" calcext:value-type="float">
            <text:p>24</text:p>
          </table:table-cell>
          <table:table-cell table:style-name="ce53" office:value-type="float" office:value="0" calcext:value-type="float">
            <text:p>0</text:p>
          </table:table-cell>
          <table:table-cell table:style-name="ce24" table:number-columns-repeated="8"/>
          <table:table-cell table:style-name="ce99"/>
          <table:table-cell table:formula="of:=DEC2BIN([.V11];6)" office:value-type="string" office:string-value="001001" calcext:value-type="string">
            <text:p>001001</text:p>
          </table:table-cell>
          <table:table-cell table:formula="of:=DEC2BIN([.W11];6)" office:value-type="string" office:string-value="001110" calcext:value-type="string">
            <text:p>001110</text:p>
          </table:table-cell>
          <table:table-cell table:formula="of:=DEC2BIN([.X11];6)" office:value-type="string" office:string-value="001101" calcext:value-type="string">
            <text:p>001101</text:p>
          </table:table-cell>
          <table:table-cell table:formula="of:=DEC2BIN([.Y11];6)" office:value-type="string" office:string-value="001001" calcext:value-type="string">
            <text:p>001001</text:p>
          </table:table-cell>
          <table:table-cell table:formula="of:=DEC2BIN([.Z11];6)" office:value-type="string" office:string-value="001000" calcext:value-type="string">
            <text:p>001000</text:p>
          </table:table-cell>
          <table:table-cell table:formula="of:=DEC2BIN([.AA11];6)" office:value-type="string" office:string-value="000100" calcext:value-type="string">
            <text:p>000100</text:p>
          </table:table-cell>
          <table:table-cell table:formula="of:=DEC2BIN([.AB11];6)" office:value-type="string" office:string-value="000000" calcext:value-type="string">
            <text:p>000000</text:p>
          </table:table-cell>
          <table:table-cell table:formula="of:=DEC2BIN([.AC11];6)" office:value-type="string" office:string-value="001001" calcext:value-type="string">
            <text:p>001001</text:p>
          </table:table-cell>
          <table:table-cell table:formula="of:=DEC2BIN([.AD11];6)" office:value-type="string" office:string-value="001111" calcext:value-type="string">
            <text:p>001111</text:p>
          </table:table-cell>
          <table:table-cell table:formula="of:=DEC2BIN([.AE11];6)" office:value-type="string" office:string-value="001001" calcext:value-type="string">
            <text:p>001001</text:p>
          </table:table-cell>
          <table:table-cell table:formula="of:=DEC2BIN([.AF11];6)" office:value-type="string" office:string-value="001110" calcext:value-type="string">
            <text:p>001110</text:p>
          </table:table-cell>
          <table:table-cell table:formula="of:=DEC2BIN([.AG11];6)" office:value-type="string" office:string-value="000010" calcext:value-type="string">
            <text:p>000010</text:p>
          </table:table-cell>
          <table:table-cell table:formula="of:=[.V18]&amp;[.W18]&amp;[.X18]&amp;[.Y18]&amp;[.Z18]&amp;[.AA18]&amp;[.AB18]&amp;[.AC18]&amp;[.AD18]&amp;[.AE18]&amp;[.AF18]&amp;[.AG18]" office:value-type="string" office:string-value="001001001110001101001001001000000100000000001001001111001001001110000010" calcext:value-type="string">
            <text:p>001001001110001101001001001000000100000000001001001111001001001110000010</text:p>
          </table:table-cell>
          <table:table-cell table:formula="of:=BIN2HEX(MID([.AH18];1;8);2)&amp;BIN2HEX(MID([.AH18];9;8);2)&amp;BIN2HEX(MID([.AH18];17;8);2)&amp;BIN2HEX(MID([.AH18];25;8);2)&amp;BIN2HEX(MID([.AH18];33;8);2)&amp;BIN2HEX(MID([.AH18];41;8);2)&amp;BIN2HEX(MID([.AH18];49;8);2)&amp;BIN2HEX(MID([.AH18];57;8);2)&amp;BIN2HEX(MID([.AH18];65;8);2)" office:value-type="string" office:string-value="24E3492040093C9382" calcext:value-type="string">
            <text:p>24E3492040093C9382</text:p>
          </table:table-cell>
          <table:table-cell table:number-columns-repeated="989"/>
        </table:table-row>
        <table:table-row table:style-name="ro1">
          <table:table-cell table:style-name="ce2"/>
          <table:table-cell table:style-name="ce13"/>
          <table:table-cell table:style-name="ce17"/>
          <table:table-cell table:style-name="ce25" office:value-type="float" office:value="1" calcext:value-type="float">
            <text:p>1</text:p>
          </table:table-cell>
          <table:table-cell table:style-name="ce35" office:value-type="float" office:value="0" calcext:value-type="float">
            <text:p>0</text:p>
          </table:table-cell>
          <table:table-cell table:style-name="ce35" office:value-type="float" office:value="8" calcext:value-type="float">
            <text:p>8</text:p>
          </table:table-cell>
          <table:table-cell table:style-name="ce53" office:value-type="float" office:value="24" calcext:value-type="float">
            <text:p>24</text:p>
          </table:table-cell>
          <table:table-cell table:style-name="ce53" office:value-type="float" office:value="40" calcext:value-type="float">
            <text:p>40</text:p>
          </table:table-cell>
          <table:table-cell table:number-columns-repeated="3" table:style-name="ce53" office:value-type="float" office:value="8" calcext:value-type="float">
            <text:p>8</text:p>
          </table:table-cell>
          <table:table-cell table:style-name="ce53" office:value-type="float" office:value="0" calcext:value-type="float">
            <text:p>0</text:p>
          </table:table-cell>
          <table:table-cell table:style-name="ce96"/>
          <table:table-cell table:style-name="ce24" table:number-columns-repeated="7"/>
          <table:table-cell table:style-name="ce99"/>
          <table:table-cell table:formula="of:=DEC2BIN([.V12];6)" office:value-type="string" office:string-value="001001" calcext:value-type="string">
            <text:p>001001</text:p>
          </table:table-cell>
          <table:table-cell table:formula="of:=DEC2BIN([.W12];6)" office:value-type="string" office:string-value="001001" calcext:value-type="string">
            <text:p>001001</text:p>
          </table:table-cell>
          <table:table-cell table:formula="of:=DEC2BIN([.X12];6)" office:value-type="string" office:string-value="001001" calcext:value-type="string">
            <text:p>001001</text:p>
          </table:table-cell>
          <table:table-cell table:formula="of:=DEC2BIN([.Y12];6)" office:value-type="string" office:string-value="001001" calcext:value-type="string">
            <text:p>001001</text:p>
          </table:table-cell>
          <table:table-cell table:formula="of:=DEC2BIN([.Z12];6)" office:value-type="string" office:string-value="001000" calcext:value-type="string">
            <text:p>001000</text:p>
          </table:table-cell>
          <table:table-cell table:formula="of:=DEC2BIN([.AA12];6)" office:value-type="string" office:string-value="000100" calcext:value-type="string">
            <text:p>000100</text:p>
          </table:table-cell>
          <table:table-cell table:formula="of:=DEC2BIN([.AB12];6)" office:value-type="string" office:string-value="000000" calcext:value-type="string">
            <text:p>000000</text:p>
          </table:table-cell>
          <table:table-cell table:formula="of:=DEC2BIN([.AC12];6)" office:value-type="string" office:string-value="001001" calcext:value-type="string">
            <text:p>001001</text:p>
          </table:table-cell>
          <table:table-cell table:formula="of:=DEC2BIN([.AD12];6)" office:value-type="string" office:string-value="001001" calcext:value-type="string">
            <text:p>001001</text:p>
          </table:table-cell>
          <table:table-cell table:formula="of:=DEC2BIN([.AE12];6)" office:value-type="string" office:string-value="001001" calcext:value-type="string">
            <text:p>001001</text:p>
          </table:table-cell>
          <table:table-cell table:formula="of:=DEC2BIN([.AF12];6)" office:value-type="string" office:string-value="001001" calcext:value-type="string">
            <text:p>001001</text:p>
          </table:table-cell>
          <table:table-cell table:formula="of:=DEC2BIN([.AG12];6)" office:value-type="string" office:string-value="000000" calcext:value-type="string">
            <text:p>000000</text:p>
          </table:table-cell>
          <table:table-cell table:formula="of:=[.V19]&amp;[.W19]&amp;[.X19]&amp;[.Y19]&amp;[.Z19]&amp;[.AA19]&amp;[.AB19]&amp;[.AC19]&amp;[.AD19]&amp;[.AE19]&amp;[.AF19]&amp;[.AG19]" office:value-type="string" office:string-value="001001001001001001001001001000000100000000001001001001001001001001000000" calcext:value-type="string">
            <text:p>001001001001001001001001001000000100000000001001001001001001001001000000</text:p>
          </table:table-cell>
          <table:table-cell table:formula="of:=BIN2HEX(MID([.AH19];1;8);2)&amp;BIN2HEX(MID([.AH19];9;8);2)&amp;BIN2HEX(MID([.AH19];17;8);2)&amp;BIN2HEX(MID([.AH19];25;8);2)&amp;BIN2HEX(MID([.AH19];33;8);2)&amp;BIN2HEX(MID([.AH19];41;8);2)&amp;BIN2HEX(MID([.AH19];49;8);2)&amp;BIN2HEX(MID([.AH19];57;8);2)&amp;BIN2HEX(MID([.AH19];65;8);2)" office:value-type="string" office:string-value="249249204009249240" calcext:value-type="string">
            <text:p>249249204009249240</text:p>
          </table:table-cell>
          <table:table-cell table:number-columns-repeated="989"/>
        </table:table-row>
        <table:table-row table:style-name="ro1">
          <table:table-cell table:style-name="ce2"/>
          <table:table-cell table:style-name="ce13"/>
          <table:table-cell table:style-name="ce17"/>
          <table:table-cell table:style-name="ce25" office:value-type="float" office:value="2" calcext:value-type="float">
            <text:p>2</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4" calcext:value-type="float">
            <text:p>4</text:p>
          </table:table-cell>
          <table:table-cell table:style-name="ce24" office:value-type="float" office:value="8" calcext:value-type="float">
            <text:p>8</text:p>
          </table:table-cell>
          <table:table-cell table:style-name="ce24" office:value-type="float" office:value="16" calcext:value-type="float">
            <text:p>16</text:p>
          </table:table-cell>
          <table:table-cell table:style-name="ce24" office:value-type="float" office:value="60" calcext:value-type="float">
            <text:p>60</text:p>
          </table:table-cell>
          <table:table-cell table:style-name="ce24" office:value-type="float" office:value="0" calcext:value-type="float">
            <text:p>0</text:p>
          </table:table-cell>
          <table:table-cell table:style-name="ce24" table:number-columns-repeated="8"/>
          <table:table-cell table:style-name="ce99"/>
          <table:table-cell table:formula="of:=DEC2BIN([.V13];6)" office:value-type="string" office:string-value="001001" calcext:value-type="string">
            <text:p>001001</text:p>
          </table:table-cell>
          <table:table-cell table:formula="of:=DEC2BIN([.W13];6)" office:value-type="string" office:string-value="001001" calcext:value-type="string">
            <text:p>001001</text:p>
          </table:table-cell>
          <table:table-cell table:formula="of:=DEC2BIN([.X13];6)" office:value-type="string" office:string-value="001001" calcext:value-type="string">
            <text:p>001001</text:p>
          </table:table-cell>
          <table:table-cell table:formula="of:=DEC2BIN([.Y13];6)" office:value-type="string" office:string-value="001110" calcext:value-type="string">
            <text:p>001110</text:p>
          </table:table-cell>
          <table:table-cell table:formula="of:=DEC2BIN([.Z13];6)" office:value-type="string" office:string-value="001111" calcext:value-type="string">
            <text:p>001111</text:p>
          </table:table-cell>
          <table:table-cell table:formula="of:=DEC2BIN([.AA13];6)" office:value-type="string" office:string-value="000100" calcext:value-type="string">
            <text:p>000100</text:p>
          </table:table-cell>
          <table:table-cell table:formula="of:=DEC2BIN([.AB13];6)" office:value-type="string" office:string-value="000000" calcext:value-type="string">
            <text:p>000000</text:p>
          </table:table-cell>
          <table:table-cell table:formula="of:=DEC2BIN([.AC13];6)" office:value-type="string" office:string-value="001001" calcext:value-type="string">
            <text:p>001001</text:p>
          </table:table-cell>
          <table:table-cell table:formula="of:=DEC2BIN([.AD13];6)" office:value-type="string" office:string-value="001001" calcext:value-type="string">
            <text:p>001001</text:p>
          </table:table-cell>
          <table:table-cell table:formula="of:=DEC2BIN([.AE13];6)" office:value-type="string" office:string-value="001110" calcext:value-type="string">
            <text:p>001110</text:p>
          </table:table-cell>
          <table:table-cell table:formula="of:=DEC2BIN([.AF13];6)" office:value-type="string" office:string-value="001001" calcext:value-type="string">
            <text:p>001001</text:p>
          </table:table-cell>
          <table:table-cell table:formula="of:=DEC2BIN([.AG13];6)" office:value-type="string" office:string-value="000010" calcext:value-type="string">
            <text:p>000010</text:p>
          </table:table-cell>
          <table:table-cell table:formula="of:=[.V20]&amp;[.W20]&amp;[.X20]&amp;[.Y20]&amp;[.Z20]&amp;[.AA20]&amp;[.AB20]&amp;[.AC20]&amp;[.AD20]&amp;[.AE20]&amp;[.AF20]&amp;[.AG20]" office:value-type="string" office:string-value="001001001001001001001110001111000100000000001001001001001110001001000010" calcext:value-type="string">
            <text:p>001001001001001001001110001111000100000000001001001001001110001001000010</text:p>
          </table:table-cell>
          <table:table-cell table:formula="of:=BIN2HEX(MID([.AH20];1;8);2)&amp;BIN2HEX(MID([.AH20];9;8);2)&amp;BIN2HEX(MID([.AH20];17;8);2)&amp;BIN2HEX(MID([.AH20];25;8);2)&amp;BIN2HEX(MID([.AH20];33;8);2)&amp;BIN2HEX(MID([.AH20];41;8);2)&amp;BIN2HEX(MID([.AH20];49;8);2)&amp;BIN2HEX(MID([.AH20];57;8);2)&amp;BIN2HEX(MID([.AH20];65;8);2)" office:value-type="string" office:string-value="24924E3C400924E242" calcext:value-type="string">
            <text:p>24924E3C400924E242</text:p>
          </table:table-cell>
          <table:table-cell table:number-columns-repeated="989"/>
        </table:table-row>
        <table:table-row table:style-name="ro1">
          <table:table-cell table:style-name="ce4"/>
          <table:table-cell table:style-name="ce13"/>
          <table:table-cell table:style-name="ce17"/>
          <table:table-cell table:style-name="ce25" office:value-type="float" office:value="3" calcext:value-type="float">
            <text:p>3</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8" calcext:value-type="float">
            <text:p>8</text:p>
          </table:table-cell>
          <table:table-cell table:style-name="ce24" office:value-type="float" office:value="4" calcext:value-type="float">
            <text:p>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4" calcext:value-type="float">
            <text:p>4</text:p>
          </table:table-cell>
          <table:table-cell table:style-name="ce24" office:value-type="float" office:value="0" calcext:value-type="float">
            <text:p>0</text:p>
          </table:table-cell>
          <table:table-cell table:style-name="ce24" office:value-type="float" office:value="12" calcext:value-type="float">
            <text:p>12</text:p>
          </table:table-cell>
          <table:table-cell table:style-name="ce24" office:value-type="float" office:value="20" calcext:value-type="float">
            <text:p>20</text:p>
          </table:table-cell>
          <table:table-cell table:style-name="ce24" office:value-type="float" office:value="36" calcext:value-type="float">
            <text:p>36</text:p>
          </table:table-cell>
          <table:table-cell table:style-name="ce24" office:value-type="float" office:value="60" calcext:value-type="float">
            <text:p>60</text:p>
          </table:table-cell>
          <table:table-cell table:number-columns-repeated="2" table:style-name="ce24" office:value-type="float" office:value="4" calcext:value-type="float">
            <text:p>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5" office:value-type="string" calcext:value-type="string">
            <text:p>on(0)|off(1):</text:p>
          </table:table-cell>
          <table:table-cell table:style-name="ce14" office:value-type="float" office:value="1" calcext:value-type="float">
            <text:p>1</text:p>
          </table:table-cell>
          <table:table-cell table:style-name="ce19"/>
          <table:table-cell table:style-name="ce25" office:value-type="float" office:value="5" calcext:value-type="float">
            <text:p>5</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32" calcext:value-type="float">
            <text:p>32</text:p>
          </table:table-cell>
          <table:table-cell table:style-name="ce24" office:value-type="float" office:value="56" calcext:value-type="float">
            <text:p>56</text:p>
          </table:table-cell>
          <table:table-cell table:number-columns-repeated="2" table:style-name="ce24" office:value-type="float" office:value="4" calcext:value-type="float">
            <text:p>4</text:p>
          </table:table-cell>
          <table:table-cell table:style-name="ce24" office:value-type="float" office:value="56" calcext:value-type="float">
            <text:p>5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multiply:</text:p>
          </table:table-cell>
          <table:table-cell table:style-name="ce14" office:value-type="float" office:value="100" calcext:value-type="float">
            <text:p>100</text:p>
          </table:table-cell>
          <table:table-cell table:style-name="ce20" office:value-type="float" office:value="9" calcext:value-type="float">
            <text:p>9</text:p>
          </table:table-cell>
          <table:table-cell table:style-name="ce25" office:value-type="float" office:value="6" calcext:value-type="float">
            <text:p>6</text:p>
          </table:table-cell>
          <table:table-cell table:style-name="ce24" office:value-type="float" office:value="0" calcext:value-type="float">
            <text:p>0</text:p>
          </table:table-cell>
          <table:table-cell table:style-name="ce24" office:value-type="float" office:value="28" calcext:value-type="float">
            <text:p>28</text:p>
          </table:table-cell>
          <table:table-cell table:style-name="ce24" office:value-type="float" office:value="32" calcext:value-type="float">
            <text:p>32</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Init:</text:p>
          </table:table-cell>
          <table:table-cell table:style-name="ce14" office:value-type="float" office:value="0" calcext:value-type="float">
            <text:p>0</text:p>
          </table:table-cell>
          <table:table-cell table:style-name="ce20" office:value-type="float" office:value="0" calcext:value-type="float">
            <text:p>0</text:p>
          </table:table-cell>
          <table:table-cell table:style-name="ce25" office:value-type="float" office:value="7" calcext:value-type="float">
            <text:p>7</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4" calcext:value-type="float">
            <text:p>4</text:p>
          </table:table-cell>
          <table:table-cell table:style-name="ce24" office:value-type="float" office:value="8" calcext:value-type="float">
            <text:p>8</text:p>
          </table:table-cell>
          <table:table-cell table:number-columns-repeated="3" table:style-name="ce24" office:value-type="float" office:value="16" calcext:value-type="float">
            <text:p>1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7" office:value-type="string" calcext:value-type="string">
            <text:p>Counters:</text:p>
          </table:table-cell>
          <table:table-cell table:style-name="ce14" table:formula="of:=IF([.B23]=1;[.B25];IF([.B26]&lt;[.B24];[.B26]+1;[.B25]))" office:value-type="float" office:value="0" calcext:value-type="float">
            <text:p>0</text:p>
          </table:table-cell>
          <table:table-cell table:style-name="ce20" table:formula="of:=IF([.B23]=1;[.C25];IF([.B26]=0;[.C26]+1;IF([.C26]&gt;[.C24];[.C25];[.C26])))" office:value-type="float" office:value="0" calcext:value-type="float">
            <text:p>0</text:p>
          </table:table-cell>
          <table:table-cell table:style-name="ce25" office:value-type="float" office:value="8" calcext:value-type="float">
            <text:p>8</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8"/>
          <table:table-cell table:style-name="ce15"/>
          <table:table-cell table:style-name="ce21"/>
          <table:table-cell table:style-name="ce26" office:value-type="float" office:value="9" calcext:value-type="float">
            <text:p>9</text:p>
          </table:table-cell>
          <table:table-cell table:style-name="ce36" office:value-type="float" office:value="0" calcext:value-type="float">
            <text:p>0</text:p>
          </table:table-cell>
          <table:table-cell table:style-name="ce36" office:value-type="float" office:value="24" calcext:value-type="float">
            <text:p>24</text:p>
          </table:table-cell>
          <table:table-cell table:number-columns-repeated="2" table:style-name="ce36" office:value-type="float" office:value="36" calcext:value-type="float">
            <text:p>36</text:p>
          </table:table-cell>
          <table:table-cell table:style-name="ce36" office:value-type="float" office:value="28" calcext:value-type="float">
            <text:p>28</text:p>
          </table:table-cell>
          <table:table-cell table:style-name="ce36" office:value-type="float" office:value="4" calcext:value-type="float">
            <text:p>4</text:p>
          </table:table-cell>
          <table:table-cell table:style-name="ce36" office:value-type="float" office:value="24" calcext:value-type="float">
            <text:p>24</text:p>
          </table:table-cell>
          <table:table-cell table:style-name="ce36" office:value-type="float" office:value="0" calcext:value-type="float">
            <text:p>0</text:p>
          </table:table-cell>
          <table:table-cell table:style-name="ce36" table:number-columns-repeated="8"/>
          <table:table-cell table:style-name="ce101"/>
          <table:table-cell table:number-columns-repeated="1003"/>
        </table:table-row>
        <table:table-row table:style-name="ro1" table:number-rows-repeated="230">
          <table:table-cell table:number-columns-repeated="2"/>
          <table:table-cell table:style-name="ce22" table:number-columns-repeated="8"/>
          <table:table-cell table:number-columns-repeated="1014"/>
        </table:table-row>
        <table:table-row table:style-name="ro1" table:number-rows-repeated="1048318">
          <table:table-cell table:number-columns-repeated="1024"/>
        </table:table-row>
        <table:table-row table:style-name="ro1">
          <table:table-cell table:number-columns-repeated="1024"/>
        </table:table-row>
        <calcext:conditional-formats>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M7:Display8x8.M14">
            <calcext:condition calcext:apply-style-name="Excel_CondFormat_2_1_1" calcext:value="=&quot; &quot;" calcext:base-cell-address="Display8x8.M7"/>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E7:Display8x8.E7">
            <calcext:condition calcext:apply-style-name="Excel_CondFormat_2_1_1" calcext:value="=&quot; &quot;" calcext:base-cell-address="Display8x8.E7"/>
          </calcext:conditional-format>
          <calcext:conditional-format calcext:target-range-address="Display8x8.F7:Display8x8.F7">
            <calcext:condition calcext:apply-style-name="Excel_CondFormat_2_1_1" calcext:value="=&quot; &quot;" calcext:base-cell-address="Display8x8.F7"/>
          </calcext:conditional-format>
          <calcext:conditional-format calcext:target-range-address="Display8x8.G7:Display8x8.G7">
            <calcext:condition calcext:apply-style-name="Excel_CondFormat_2_1_1" calcext:value="=&quot; &quot;" calcext:base-cell-address="Display8x8.G7"/>
          </calcext:conditional-format>
          <calcext:conditional-format calcext:target-range-address="Display8x8.H7:Display8x8.H7">
            <calcext:condition calcext:apply-style-name="Excel_CondFormat_2_1_1" calcext:value="=&quot; &quot;" calcext:base-cell-address="Display8x8.H7"/>
          </calcext:conditional-format>
          <calcext:conditional-format calcext:target-range-address="Display8x8.I7:Display8x8.I7">
            <calcext:condition calcext:apply-style-name="Excel_CondFormat_2_1_1" calcext:value="=&quot; &quot;" calcext:base-cell-address="Display8x8.I7"/>
          </calcext:conditional-format>
          <calcext:conditional-format calcext:target-range-address="Display8x8.J7:Display8x8.J7">
            <calcext:condition calcext:apply-style-name="Excel_CondFormat_2_1_1" calcext:value="=&quot; &quot;" calcext:base-cell-address="Display8x8.J7"/>
          </calcext:conditional-format>
          <calcext:conditional-format calcext:target-range-address="Display8x8.K7:Display8x8.K7">
            <calcext:condition calcext:apply-style-name="Excel_CondFormat_2_1_1" calcext:value="=&quot; &quot;" calcext:base-cell-address="Display8x8.K7"/>
          </calcext:conditional-format>
          <calcext:conditional-format calcext:target-range-address="Display8x8.L7:Display8x8.L7">
            <calcext:condition calcext:apply-style-name="Excel_CondFormat_2_1_1" calcext:value="=&quot; &quot;" calcext:base-cell-address="Display8x8.L7"/>
          </calcext:conditional-format>
          <calcext:conditional-format calcext:target-range-address="Display8x8.E8:Display8x8.E8">
            <calcext:condition calcext:apply-style-name="Excel_CondFormat_2_1_1" calcext:value="=&quot; &quot;" calcext:base-cell-address="Display8x8.E8"/>
          </calcext:conditional-format>
          <calcext:conditional-format calcext:target-range-address="Display8x8.F8:Display8x8.F8">
            <calcext:condition calcext:apply-style-name="Excel_CondFormat_2_1_1" calcext:value="=&quot; &quot;" calcext:base-cell-address="Display8x8.F8"/>
          </calcext:conditional-format>
          <calcext:conditional-format calcext:target-range-address="Display8x8.G8:Display8x8.G8">
            <calcext:condition calcext:apply-style-name="Excel_CondFormat_2_1_1" calcext:value="=&quot; &quot;" calcext:base-cell-address="Display8x8.G8"/>
          </calcext:conditional-format>
          <calcext:conditional-format calcext:target-range-address="Display8x8.H8:Display8x8.H8">
            <calcext:condition calcext:apply-style-name="Excel_CondFormat_2_1_1" calcext:value="=&quot; &quot;" calcext:base-cell-address="Display8x8.H8"/>
          </calcext:conditional-format>
          <calcext:conditional-format calcext:target-range-address="Display8x8.I8:Display8x8.I8">
            <calcext:condition calcext:apply-style-name="Excel_CondFormat_2_1_1" calcext:value="=&quot; &quot;" calcext:base-cell-address="Display8x8.I8"/>
          </calcext:conditional-format>
          <calcext:conditional-format calcext:target-range-address="Display8x8.J8:Display8x8.J8">
            <calcext:condition calcext:apply-style-name="Excel_CondFormat_2_1_1" calcext:value="=&quot; &quot;" calcext:base-cell-address="Display8x8.J8"/>
          </calcext:conditional-format>
          <calcext:conditional-format calcext:target-range-address="Display8x8.K8:Display8x8.K8">
            <calcext:condition calcext:apply-style-name="Excel_CondFormat_2_1_1" calcext:value="=&quot; &quot;" calcext:base-cell-address="Display8x8.K8"/>
          </calcext:conditional-format>
          <calcext:conditional-format calcext:target-range-address="Display8x8.L8:Display8x8.L8">
            <calcext:condition calcext:apply-style-name="Excel_CondFormat_2_1_1" calcext:value="=&quot; &quot;" calcext:base-cell-address="Display8x8.L8"/>
          </calcext:conditional-format>
          <calcext:conditional-format calcext:target-range-address="Display8x8.E9:Display8x8.E9">
            <calcext:condition calcext:apply-style-name="Excel_CondFormat_2_1_1" calcext:value="=&quot; &quot;" calcext:base-cell-address="Display8x8.E9"/>
          </calcext:conditional-format>
          <calcext:conditional-format calcext:target-range-address="Display8x8.F9:Display8x8.F9">
            <calcext:condition calcext:apply-style-name="Excel_CondFormat_2_1_1" calcext:value="=&quot; &quot;" calcext:base-cell-address="Display8x8.F9"/>
          </calcext:conditional-format>
          <calcext:conditional-format calcext:target-range-address="Display8x8.G9:Display8x8.G9">
            <calcext:condition calcext:apply-style-name="Excel_CondFormat_2_1_1" calcext:value="=&quot; &quot;" calcext:base-cell-address="Display8x8.G9"/>
          </calcext:conditional-format>
          <calcext:conditional-format calcext:target-range-address="Display8x8.H9:Display8x8.H9">
            <calcext:condition calcext:apply-style-name="Excel_CondFormat_2_1_1" calcext:value="=&quot; &quot;" calcext:base-cell-address="Display8x8.H9"/>
          </calcext:conditional-format>
          <calcext:conditional-format calcext:target-range-address="Display8x8.I9:Display8x8.I9">
            <calcext:condition calcext:apply-style-name="Excel_CondFormat_2_1_1" calcext:value="=&quot; &quot;" calcext:base-cell-address="Display8x8.I9"/>
          </calcext:conditional-format>
          <calcext:conditional-format calcext:target-range-address="Display8x8.J9:Display8x8.J9">
            <calcext:condition calcext:apply-style-name="Excel_CondFormat_2_1_1" calcext:value="=&quot; &quot;" calcext:base-cell-address="Display8x8.J9"/>
          </calcext:conditional-format>
          <calcext:conditional-format calcext:target-range-address="Display8x8.K9:Display8x8.K9">
            <calcext:condition calcext:apply-style-name="Excel_CondFormat_2_1_1" calcext:value="=&quot; &quot;" calcext:base-cell-address="Display8x8.K9"/>
          </calcext:conditional-format>
          <calcext:conditional-format calcext:target-range-address="Display8x8.L9:Display8x8.L9">
            <calcext:condition calcext:apply-style-name="Excel_CondFormat_2_1_1" calcext:value="=&quot; &quot;" calcext:base-cell-address="Display8x8.L9"/>
          </calcext:conditional-format>
          <calcext:conditional-format calcext:target-range-address="Display8x8.E10:Display8x8.E10">
            <calcext:condition calcext:apply-style-name="Excel_CondFormat_2_1_1" calcext:value="=&quot; &quot;" calcext:base-cell-address="Display8x8.E10"/>
          </calcext:conditional-format>
          <calcext:conditional-format calcext:target-range-address="Display8x8.F10:Display8x8.F10">
            <calcext:condition calcext:apply-style-name="Excel_CondFormat_2_1_1" calcext:value="=&quot; &quot;" calcext:base-cell-address="Display8x8.F10"/>
          </calcext:conditional-format>
          <calcext:conditional-format calcext:target-range-address="Display8x8.G10:Display8x8.G10">
            <calcext:condition calcext:apply-style-name="Excel_CondFormat_2_1_1" calcext:value="=&quot; &quot;" calcext:base-cell-address="Display8x8.G10"/>
          </calcext:conditional-format>
          <calcext:conditional-format calcext:target-range-address="Display8x8.H10:Display8x8.H10">
            <calcext:condition calcext:apply-style-name="Excel_CondFormat_2_1_1" calcext:value="=&quot; &quot;" calcext:base-cell-address="Display8x8.H10"/>
          </calcext:conditional-format>
          <calcext:conditional-format calcext:target-range-address="Display8x8.I10:Display8x8.I10">
            <calcext:condition calcext:apply-style-name="Excel_CondFormat_2_1_1" calcext:value="=&quot; &quot;" calcext:base-cell-address="Display8x8.I10"/>
          </calcext:conditional-format>
          <calcext:conditional-format calcext:target-range-address="Display8x8.J10:Display8x8.J10">
            <calcext:condition calcext:apply-style-name="Excel_CondFormat_2_1_1" calcext:value="=&quot; &quot;" calcext:base-cell-address="Display8x8.J10"/>
          </calcext:conditional-format>
          <calcext:conditional-format calcext:target-range-address="Display8x8.K10:Display8x8.K10">
            <calcext:condition calcext:apply-style-name="Excel_CondFormat_2_1_1" calcext:value="=&quot; &quot;" calcext:base-cell-address="Display8x8.K10"/>
          </calcext:conditional-format>
          <calcext:conditional-format calcext:target-range-address="Display8x8.L10:Display8x8.L10">
            <calcext:condition calcext:apply-style-name="Excel_CondFormat_2_1_1" calcext:value="=&quot; &quot;" calcext:base-cell-address="Display8x8.L10"/>
          </calcext:conditional-format>
          <calcext:conditional-format calcext:target-range-address="Display8x8.E11:Display8x8.E11">
            <calcext:condition calcext:apply-style-name="Excel_CondFormat_2_1_1" calcext:value="=&quot; &quot;" calcext:base-cell-address="Display8x8.E11"/>
          </calcext:conditional-format>
          <calcext:conditional-format calcext:target-range-address="Display8x8.F11:Display8x8.F11">
            <calcext:condition calcext:apply-style-name="Excel_CondFormat_2_1_1" calcext:value="=&quot; &quot;" calcext:base-cell-address="Display8x8.F11"/>
          </calcext:conditional-format>
          <calcext:conditional-format calcext:target-range-address="Display8x8.G11:Display8x8.G11">
            <calcext:condition calcext:apply-style-name="Excel_CondFormat_2_1_1" calcext:value="=&quot; &quot;" calcext:base-cell-address="Display8x8.G11"/>
          </calcext:conditional-format>
          <calcext:conditional-format calcext:target-range-address="Display8x8.H11:Display8x8.H11">
            <calcext:condition calcext:apply-style-name="Excel_CondFormat_2_1_1" calcext:value="=&quot; &quot;" calcext:base-cell-address="Display8x8.H11"/>
          </calcext:conditional-format>
          <calcext:conditional-format calcext:target-range-address="Display8x8.I11:Display8x8.I11">
            <calcext:condition calcext:apply-style-name="Excel_CondFormat_2_1_1" calcext:value="=&quot; &quot;" calcext:base-cell-address="Display8x8.I11"/>
          </calcext:conditional-format>
          <calcext:conditional-format calcext:target-range-address="Display8x8.J11:Display8x8.J11">
            <calcext:condition calcext:apply-style-name="Excel_CondFormat_2_1_1" calcext:value="=&quot; &quot;" calcext:base-cell-address="Display8x8.J11"/>
          </calcext:conditional-format>
          <calcext:conditional-format calcext:target-range-address="Display8x8.K11:Display8x8.K11">
            <calcext:condition calcext:apply-style-name="Excel_CondFormat_2_1_1" calcext:value="=&quot; &quot;" calcext:base-cell-address="Display8x8.K11"/>
          </calcext:conditional-format>
          <calcext:conditional-format calcext:target-range-address="Display8x8.L11:Display8x8.L11">
            <calcext:condition calcext:apply-style-name="Excel_CondFormat_2_1_1" calcext:value="=&quot; &quot;" calcext:base-cell-address="Display8x8.L11"/>
          </calcext:conditional-format>
          <calcext:conditional-format calcext:target-range-address="Display8x8.E12:Display8x8.E12">
            <calcext:condition calcext:apply-style-name="Excel_CondFormat_2_1_1" calcext:value="=&quot; &quot;" calcext:base-cell-address="Display8x8.E12"/>
          </calcext:conditional-format>
          <calcext:conditional-format calcext:target-range-address="Display8x8.F12:Display8x8.F12">
            <calcext:condition calcext:apply-style-name="Excel_CondFormat_2_1_1" calcext:value="=&quot; &quot;" calcext:base-cell-address="Display8x8.F12"/>
          </calcext:conditional-format>
          <calcext:conditional-format calcext:target-range-address="Display8x8.G12:Display8x8.G12">
            <calcext:condition calcext:apply-style-name="Excel_CondFormat_2_1_1" calcext:value="=&quot; &quot;" calcext:base-cell-address="Display8x8.G12"/>
          </calcext:conditional-format>
          <calcext:conditional-format calcext:target-range-address="Display8x8.H12:Display8x8.H12">
            <calcext:condition calcext:apply-style-name="Excel_CondFormat_2_1_1" calcext:value="=&quot; &quot;" calcext:base-cell-address="Display8x8.H12"/>
          </calcext:conditional-format>
          <calcext:conditional-format calcext:target-range-address="Display8x8.I12:Display8x8.I12">
            <calcext:condition calcext:apply-style-name="Excel_CondFormat_2_1_1" calcext:value="=&quot; &quot;" calcext:base-cell-address="Display8x8.I12"/>
          </calcext:conditional-format>
          <calcext:conditional-format calcext:target-range-address="Display8x8.J12:Display8x8.J12">
            <calcext:condition calcext:apply-style-name="Excel_CondFormat_2_1_1" calcext:value="=&quot; &quot;" calcext:base-cell-address="Display8x8.J12"/>
          </calcext:conditional-format>
          <calcext:conditional-format calcext:target-range-address="Display8x8.K12:Display8x8.K12">
            <calcext:condition calcext:apply-style-name="Excel_CondFormat_2_1_1" calcext:value="=&quot; &quot;" calcext:base-cell-address="Display8x8.K12"/>
          </calcext:conditional-format>
          <calcext:conditional-format calcext:target-range-address="Display8x8.L12:Display8x8.L12">
            <calcext:condition calcext:apply-style-name="Excel_CondFormat_2_1_1" calcext:value="=&quot; &quot;" calcext:base-cell-address="Display8x8.L12"/>
          </calcext:conditional-format>
          <calcext:conditional-format calcext:target-range-address="Display8x8.E13:Display8x8.E13">
            <calcext:condition calcext:apply-style-name="Excel_CondFormat_2_1_1" calcext:value="=&quot; &quot;" calcext:base-cell-address="Display8x8.E13"/>
          </calcext:conditional-format>
          <calcext:conditional-format calcext:target-range-address="Display8x8.F13:Display8x8.F13">
            <calcext:condition calcext:apply-style-name="Excel_CondFormat_2_1_1" calcext:value="=&quot; &quot;" calcext:base-cell-address="Display8x8.F13"/>
          </calcext:conditional-format>
          <calcext:conditional-format calcext:target-range-address="Display8x8.G13:Display8x8.G13">
            <calcext:condition calcext:apply-style-name="Excel_CondFormat_2_1_1" calcext:value="=&quot; &quot;" calcext:base-cell-address="Display8x8.G13"/>
          </calcext:conditional-format>
          <calcext:conditional-format calcext:target-range-address="Display8x8.H13:Display8x8.H13">
            <calcext:condition calcext:apply-style-name="Excel_CondFormat_2_1_1" calcext:value="=&quot; &quot;" calcext:base-cell-address="Display8x8.H13"/>
          </calcext:conditional-format>
          <calcext:conditional-format calcext:target-range-address="Display8x8.I13:Display8x8.I13">
            <calcext:condition calcext:apply-style-name="Excel_CondFormat_2_1_1" calcext:value="=&quot; &quot;" calcext:base-cell-address="Display8x8.I13"/>
          </calcext:conditional-format>
          <calcext:conditional-format calcext:target-range-address="Display8x8.J13:Display8x8.J13">
            <calcext:condition calcext:apply-style-name="Excel_CondFormat_2_1_1" calcext:value="=&quot; &quot;" calcext:base-cell-address="Display8x8.J13"/>
          </calcext:conditional-format>
          <calcext:conditional-format calcext:target-range-address="Display8x8.K13:Display8x8.K13">
            <calcext:condition calcext:apply-style-name="Excel_CondFormat_2_1_1" calcext:value="=&quot; &quot;" calcext:base-cell-address="Display8x8.K13"/>
          </calcext:conditional-format>
          <calcext:conditional-format calcext:target-range-address="Display8x8.L13:Display8x8.L13">
            <calcext:condition calcext:apply-style-name="Excel_CondFormat_2_1_1" calcext:value="=&quot; &quot;" calcext:base-cell-address="Display8x8.L13"/>
          </calcext:conditional-format>
          <calcext:conditional-format calcext:target-range-address="Display8x8.E14:Display8x8.E14">
            <calcext:condition calcext:apply-style-name="Excel_CondFormat_2_1_1" calcext:value="=&quot; &quot;" calcext:base-cell-address="Display8x8.E14"/>
          </calcext:conditional-format>
          <calcext:conditional-format calcext:target-range-address="Display8x8.F14:Display8x8.F14">
            <calcext:condition calcext:apply-style-name="Excel_CondFormat_2_1_1" calcext:value="=&quot; &quot;" calcext:base-cell-address="Display8x8.F14"/>
          </calcext:conditional-format>
          <calcext:conditional-format calcext:target-range-address="Display8x8.G14:Display8x8.G14">
            <calcext:condition calcext:apply-style-name="Excel_CondFormat_2_1_1" calcext:value="=&quot; &quot;" calcext:base-cell-address="Display8x8.G14"/>
          </calcext:conditional-format>
          <calcext:conditional-format calcext:target-range-address="Display8x8.H14:Display8x8.H14">
            <calcext:condition calcext:apply-style-name="Excel_CondFormat_2_1_1" calcext:value="=&quot; &quot;" calcext:base-cell-address="Display8x8.H14"/>
          </calcext:conditional-format>
          <calcext:conditional-format calcext:target-range-address="Display8x8.I14:Display8x8.I14">
            <calcext:condition calcext:apply-style-name="Excel_CondFormat_2_1_1" calcext:value="=&quot; &quot;" calcext:base-cell-address="Display8x8.I14"/>
          </calcext:conditional-format>
          <calcext:conditional-format calcext:target-range-address="Display8x8.J14:Display8x8.J14">
            <calcext:condition calcext:apply-style-name="Excel_CondFormat_2_1_1" calcext:value="=&quot; &quot;" calcext:base-cell-address="Display8x8.J14"/>
          </calcext:conditional-format>
          <calcext:conditional-format calcext:target-range-address="Display8x8.K14:Display8x8.K14">
            <calcext:condition calcext:apply-style-name="Excel_CondFormat_2_1_1" calcext:value="=&quot; &quot;" calcext:base-cell-address="Display8x8.K14"/>
          </calcext:conditional-format>
          <calcext:conditional-format calcext:target-range-address="Display8x8.L14:Display8x8.L14">
            <calcext:condition calcext:apply-style-name="Excel_CondFormat_2_1_1" calcext:value="=&quot; &quot;" calcext:base-cell-address="Display8x8.L14"/>
          </calcext:conditional-format>
        </calcext:conditional-formats>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472cm" svg:height="1.817cm" svg:x="0.243cm" svg:y="5.262cm" draw:control="control1"/>
          <draw:control draw:z-index="1" draw:text-style-name="P1" svg:width="1.794cm" svg:height="1.149cm" svg:x="24.48cm" svg:y="10.898cm" draw:control="control2"/>
          <draw:control draw:z-index="2" draw:text-style-name="P1" svg:width="1.794cm" svg:height="1.149cm" svg:x="24.541cm" svg:y="12.142cm" draw:control="control3"/>
          <draw:control draw:z-index="3" draw:text-style-name="P1" svg:width="1.794cm" svg:height="1.149cm" svg:x="26.476cm" svg:y="12.123cm" draw:control="control4"/>
          <draw:control draw:z-index="4" draw:text-style-name="P1" svg:width="1.794cm" svg:height="1.149cm" svg:x="22.608cm" svg:y="12.14cm" draw:control="control5"/>
          <draw:control draw:z-index="5" draw:text-style-name="P1" svg:width="4.469cm" svg:height="1.817cm" svg:x="0.288cm" svg:y="7.363cm" draw:control="control6"/>
          <draw:control draw:z-index="6" draw:text-style-name="P1" svg:width="4.496cm" svg:height="1.817cm" svg:x="0.284cm" svg:y="3.11cm" draw:control="control7"/>
        </table:shapes>
        <table:table-column table:style-name="co1" table:default-cell-style-name="ce9"/>
        <table:table-column table:style-name="co4" table:default-cell-style-name="ce112"/>
        <table:table-column table:style-name="co5" table:default-cell-style-name="ce147"/>
        <table:table-column table:style-name="co1" table:default-cell-style-name="ce9"/>
        <table:table-column table:style-name="co6" table:number-columns-repeated="2" table:default-cell-style-name="ce9"/>
        <table:table-column table:style-name="co7" table:default-cell-style-name="ce9"/>
        <table:table-column table:style-name="co6" table:number-columns-repeated="3" table:default-cell-style-name="ce9"/>
        <table:table-column table:style-name="co8" table:default-cell-style-name="ce9"/>
        <table:table-column table:style-name="co9" table:default-cell-style-name="ce9"/>
        <table:table-column table:style-name="co10" table:default-cell-style-name="ce9"/>
        <table:table-column table:style-name="co11" table:number-columns-repeated="10" table:default-cell-style-name="ce9"/>
        <table:table-column table:style-name="co12" table:default-cell-style-name="ce9"/>
        <table:table-column table:style-name="co13" table:default-cell-style-name="ce9"/>
        <table:table-column table:style-name="co14" table:default-cell-style-name="ce9"/>
        <table:table-column table:style-name="co7" table:default-cell-style-name="ce9"/>
        <table:table-column table:style-name="co15" table:default-cell-style-name="ce9"/>
        <table:table-column table:style-name="co16" table:number-columns-repeated="9" table:default-cell-style-name="ce9"/>
        <table:table-column table:style-name="co1" table:number-columns-repeated="220" table:default-cell-style-name="ce9"/>
        <table:table-column table:style-name="co1" table:number-columns-repeated="767" table:default-cell-style-name="Default"/>
        <table:table-row table:style-name="ro1">
          <table:table-cell table:style-name="Default" table:number-columns-repeated="21"/>
          <table:table-cell table:style-name="ce103"/>
          <table:table-cell table:number-columns-repeated="1002"/>
        </table:table-row>
        <table:table-row table:style-name="ro1">
          <table:table-cell table:style-name="ce102" office:value-type="string" calcext:value-type="string">
            <text:p>Reset:</text:p>
          </table:table-cell>
          <table:table-cell table:style-name="ce106" office:value-type="float" office:value="0" calcext:value-type="float">
            <text:p>0</text:p>
          </table:table-cell>
          <table:table-cell table:style-name="ce146"/>
          <table:table-cell table:style-name="Default" table:number-columns-repeated="8"/>
          <table:table-cell table:style-name="ce270" office:value-type="string" calcext:value-type="string">
            <text:p>DISPLAY:</text:p>
          </table:table-cell>
          <table:table-cell table:style-name="ce274" office:value-type="string" calcext:value-type="string">
            <text:p>X</text:p>
          </table:table-cell>
          <table:table-cell table:style-name="ce286" office:value-type="float" office:value="0" calcext:value-type="float">
            <text:p>0</text:p>
          </table:table-cell>
          <table:table-cell table:style-name="ce286" office:value-type="float" office:value="1" calcext:value-type="float">
            <text:p>1</text:p>
          </table:table-cell>
          <table:table-cell table:style-name="ce286" office:value-type="float" office:value="2" calcext:value-type="float">
            <text:p>2</text:p>
          </table:table-cell>
          <table:table-cell table:style-name="ce286" office:value-type="float" office:value="3" calcext:value-type="float">
            <text:p>3</text:p>
          </table:table-cell>
          <table:table-cell table:style-name="ce286" office:value-type="float" office:value="4" calcext:value-type="float">
            <text:p>4</text:p>
          </table:table-cell>
          <table:table-cell table:style-name="ce286" office:value-type="float" office:value="5" calcext:value-type="float">
            <text:p>5</text:p>
          </table:table-cell>
          <table:table-cell table:style-name="ce286" office:value-type="float" office:value="6" calcext:value-type="float">
            <text:p>6</text:p>
          </table:table-cell>
          <table:table-cell table:style-name="ce286" office:value-type="float" office:value="7" calcext:value-type="float">
            <text:p>7</text:p>
          </table:table-cell>
          <table:table-cell table:style-name="ce286" office:value-type="float" office:value="8" calcext:value-type="float">
            <text:p>8</text:p>
          </table:table-cell>
          <table:table-cell table:style-name="ce304" office:value-type="float" office:value="9" calcext:value-type="float">
            <text:p>9</text:p>
          </table:table-cell>
          <table:table-cell table:style-name="Default"/>
          <table:table-cell table:style-name="ce103" office:value-type="string" calcext:value-type="string">
            <text:p>STACK:</text:p>
          </table:table-cell>
          <table:table-cell table:style-name="ce309" table:formula="of:=IF (s_reset = 1; 0; IF (AND(s_push = 1; ROW([.Z2]) = sp_row; SUM(COLUMN([.Z2]); 1) = sp_column; oldsp &lt;&gt; sp); s_pushvalue; [.Z2]))" office:value-type="float" office:value="0" calcext:value-type="float">
            <text:p>0</text:p>
          </table:table-cell>
          <table:table-cell table:style-name="ce309" table:formula="of:=IF (s_reset = 1; 0; IF (AND(s_push = 1; ROW([.AA2]) = sp_row; SUM(COLUMN([.AA2]); 1) = sp_column; oldsp &lt;&gt; sp); s_pushvalue; [.AA2]))" office:value-type="float" office:value="0" calcext:value-type="float">
            <text:p>0</text:p>
          </table:table-cell>
          <table:table-cell table:style-name="ce309" table:formula="of:=IF (s_reset = 1; 0; IF (AND(s_push = 1; ROW([.AB2]) = sp_row; SUM(COLUMN([.AB2]); 1) = sp_column; oldsp &lt;&gt; sp); s_pushvalue; [.AB2]))" office:value-type="float" office:value="0" calcext:value-type="float">
            <text:p>0</text:p>
          </table:table-cell>
          <table:table-cell table:style-name="ce309" table:formula="of:=IF (s_reset = 1; 0; IF (AND(s_push = 1; ROW([.AC2]) = sp_row; SUM(COLUMN([.AC2]); 1) = sp_column; oldsp &lt;&gt; sp); s_pushvalue; [.AC2]))" office:value-type="float" office:value="0" calcext:value-type="float">
            <text:p>0</text:p>
          </table:table-cell>
          <table:table-cell table:style-name="ce309" table:formula="of:=IF (s_reset = 1; 0; IF (AND(s_push = 1; ROW([.AD2]) = sp_row; SUM(COLUMN([.AD2]); 1) = sp_column; oldsp &lt;&gt; sp); s_pushvalue; [.AD2]))" office:value-type="float" office:value="0" calcext:value-type="float">
            <text:p>0</text:p>
          </table:table-cell>
          <table:table-cell table:style-name="ce309" table:formula="of:=IF (s_reset = 1; 0; IF (AND(s_push = 1; ROW([.AE2]) = sp_row; SUM(COLUMN([.AE2]); 1) = sp_column; oldsp &lt;&gt; sp); s_pushvalue; [.AE2]))" office:value-type="float" office:value="0" calcext:value-type="float">
            <text:p>0</text:p>
          </table:table-cell>
          <table:table-cell table:style-name="ce309" table:formula="of:=IF (s_reset = 1; 0; IF (AND(s_push = 1; ROW([.AF2]) = sp_row; SUM(COLUMN([.AF2]); 1) = sp_column; oldsp &lt;&gt; sp); s_pushvalue; [.AF2]))" office:value-type="float" office:value="0" calcext:value-type="float">
            <text:p>0</text:p>
          </table:table-cell>
          <table:table-cell table:style-name="ce309" table:formula="of:=IF (s_reset = 1; 0; IF (AND(s_push = 1; ROW([.AG2]) = sp_row; SUM(COLUMN([.AG2]); 1) = sp_column; oldsp &lt;&gt; sp); s_pushvalue; [.AG2]))" office:value-type="float" office:value="0" calcext:value-type="float">
            <text:p>0</text:p>
          </table:table-cell>
          <table:table-cell table:style-name="ce309" table:formula="of:=IF (s_reset = 1; 0; IF (AND(s_push = 1; ROW([.AH2]) = sp_row; SUM(COLUMN([.AH2]); 1) = sp_column; oldsp &lt;&gt; sp); s_pushvalue; [.AH2]))" office:value-type="float" office:value="0" calcext:value-type="float">
            <text:p>0</text:p>
          </table:table-cell>
          <table:table-cell table:style-name="ce309" table:formula="of:=IF (s_reset = 1; 0; IF (AND(s_push = 1; ROW([.AI2]) = sp_row; SUM(COLUMN([.AI2]); 1) = sp_column; oldsp &lt;&gt; sp); s_pushvalue; [.AI2]))" office:value-type="float" office:value="0" calcext:value-type="float">
            <text:p>0</text:p>
          </table:table-cell>
          <table:table-cell table:style-name="ce309" table:formula="of:=IF (s_reset = 1; 0; IF (AND(s_push = 1; ROW([.AJ2]) = sp_row; SUM(COLUMN([.AJ2]); 1) = sp_column; oldsp &lt;&gt; sp); s_pushvalue; [.AJ2]))" office:value-type="float" office:value="0" calcext:value-type="float">
            <text:p>0</text:p>
          </table:table-cell>
          <table:table-cell table:style-name="ce309" table:formula="of:=IF (s_reset = 1; 0; IF (AND(s_push = 1; ROW([.AK2]) = sp_row; SUM(COLUMN([.AK2]); 1) = sp_column; oldsp &lt;&gt; sp); s_pushvalue; [.AK2]))" office:value-type="float" office:value="0" calcext:value-type="float">
            <text:p>0</text:p>
          </table:table-cell>
          <table:table-cell table:style-name="ce309" table:formula="of:=IF (s_reset = 1; 0; IF (AND(s_push = 1; ROW([.AL2]) = sp_row; SUM(COLUMN([.AL2]); 1) = sp_column; oldsp &lt;&gt; sp); s_pushvalue; [.AL2]))" office:value-type="float" office:value="0" calcext:value-type="float">
            <text:p>0</text:p>
          </table:table-cell>
          <table:table-cell table:style-name="ce309" table:formula="of:=IF (s_reset = 1; 0; IF (AND(s_push = 1; ROW([.AM2]) = sp_row; SUM(COLUMN([.AM2]); 1) = sp_column; oldsp &lt;&gt; sp); s_pushvalue; [.AM2]))" office:value-type="float" office:value="0" calcext:value-type="float">
            <text:p>0</text:p>
          </table:table-cell>
          <table:table-cell table:style-name="ce309" table:formula="of:=IF (s_reset = 1; 0; IF (AND(s_push = 1; ROW([.AN2]) = sp_row; SUM(COLUMN([.AN2]); 1) = sp_column; oldsp &lt;&gt; sp); s_pushvalue; [.AN2]))" office:value-type="float" office:value="0" calcext:value-type="float">
            <text:p>0</text:p>
          </table:table-cell>
          <table:table-cell table:style-name="ce309" table:formula="of:=IF (s_reset = 1; 0; IF (AND(s_push = 1; ROW([.AO2]) = sp_row; SUM(COLUMN([.AO2]); 1) = sp_column; oldsp &lt;&gt; sp); s_pushvalue; [.AO2]))" office:value-type="float" office:value="0" calcext:value-type="float">
            <text:p>0</text:p>
          </table:table-cell>
          <table:table-cell table:style-name="ce309" table:formula="of:=IF (s_reset = 1; 0; IF (AND(s_push = 1; ROW([.AP2]) = sp_row; SUM(COLUMN([.AP2]); 1) = sp_column; oldsp &lt;&gt; sp); s_pushvalue; [.AP2]))" office:value-type="float" office:value="0" calcext:value-type="float">
            <text:p>0</text:p>
          </table:table-cell>
          <table:table-cell table:style-name="ce309" table:formula="of:=IF (s_reset = 1; 0; IF (AND(s_push = 1; ROW([.AQ2]) = sp_row; SUM(COLUMN([.AQ2]); 1) = sp_column; oldsp &lt;&gt; sp); s_pushvalue; [.AQ2]))" office:value-type="float" office:value="0" calcext:value-type="float">
            <text:p>0</text:p>
          </table:table-cell>
          <table:table-cell table:style-name="ce309" table:formula="of:=IF (s_reset = 1; 0; IF (AND(s_push = 1; ROW([.AR2]) = sp_row; SUM(COLUMN([.AR2]); 1) = sp_column; oldsp &lt;&gt; sp); s_pushvalue; [.AR2]))" office:value-type="float" office:value="0" calcext:value-type="float">
            <text:p>0</text:p>
          </table:table-cell>
          <table:table-cell table:style-name="ce309" table:formula="of:=IF (s_reset = 1; 0; IF (AND(s_push = 1; ROW([.AS2]) = sp_row; SUM(COLUMN([.AS2]); 1) = sp_column; oldsp &lt;&gt; sp); s_pushvalue; [.AS2]))" office:value-type="float" office:value="0" calcext:value-type="float">
            <text:p>0</text:p>
          </table:table-cell>
          <table:table-cell table:style-name="ce309" table:formula="of:=IF (s_reset = 1; 0; IF (AND(s_push = 1; ROW([.AT2]) = sp_row; SUM(COLUMN([.AT2]); 1) = sp_column; oldsp &lt;&gt; sp); s_pushvalue; [.AT2]))" office:value-type="float" office:value="0" calcext:value-type="float">
            <text:p>0</text:p>
          </table:table-cell>
          <table:table-cell table:style-name="ce309" table:formula="of:=IF (s_reset = 1; 0; IF (AND(s_push = 1; ROW([.AU2]) = sp_row; SUM(COLUMN([.AU2]); 1) = sp_column; oldsp &lt;&gt; sp); s_pushvalue; [.AU2]))" office:value-type="float" office:value="0" calcext:value-type="float">
            <text:p>0</text:p>
          </table:table-cell>
          <table:table-cell table:style-name="ce309" table:formula="of:=IF (s_reset = 1; 0; IF (AND(s_push = 1; ROW([.AV2]) = sp_row; SUM(COLUMN([.AV2]); 1) = sp_column; oldsp &lt;&gt; sp); s_pushvalue; [.AV2]))" office:value-type="float" office:value="0" calcext:value-type="float">
            <text:p>0</text:p>
          </table:table-cell>
          <table:table-cell table:style-name="ce309" table:formula="of:=IF (s_reset = 1; 0; IF (AND(s_push = 1; ROW([.AW2]) = sp_row; SUM(COLUMN([.AW2]); 1) = sp_column; oldsp &lt;&gt; sp); s_pushvalue; [.AW2]))" office:value-type="float" office:value="0" calcext:value-type="float">
            <text:p>0</text:p>
          </table:table-cell>
          <table:table-cell table:style-name="ce309" table:formula="of:=IF (s_reset = 1; 0; IF (AND(s_push = 1; ROW([.AX2]) = sp_row; SUM(COLUMN([.AX2]); 1) = sp_column; oldsp &lt;&gt; sp); s_pushvalue; [.AX2]))" office:value-type="float" office:value="0" calcext:value-type="float">
            <text:p>0</text:p>
          </table:table-cell>
          <table:table-cell table:number-columns-repeated="974"/>
        </table:table-row>
        <table:table-row table:style-name="ro1">
          <table:table-cell table:style-name="ce102" office:value-type="string" calcext:value-type="string">
            <text:p>clock:</text:p>
          </table:table-cell>
          <table:table-cell table:style-name="ce107" office:value-type="float" office:value="0" calcext:value-type="float">
            <text:p>0</text:p>
          </table:table-cell>
          <table:table-cell table:style-name="ce146"/>
          <table:table-cell table:style-name="ce179" office:value-type="string" calcext:value-type="string">
            <text:p>command</text:p>
          </table:table-cell>
          <table:table-cell table:style-name="ce185" table:formula="of:=IFERROR(INDIRECT(ADDRESS(ROW(INDIRECT(ip));COLUMN(INDIRECT(ip)); 1;0); 0); null)" office:value-type="string" office:string-value="jmp" calcext:value-type="string">
            <text:p>jmp</text:p>
          </table:table-cell>
          <table:table-cell table:style-name="Default"/>
          <table:table-cell table:style-name="ce181" office:value-type="string" calcext:value-type="string">
            <text:p>input</text:p>
          </table:table-cell>
          <table:table-cell table:style-name="ce180" table:number-columns-repeated="3"/>
          <table:table-cell table:style-name="Default"/>
          <table:table-cell table:style-name="ce271"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305" office:value-type="float" office:value="0" calcext:value-type="float">
            <text:p>0</text:p>
          </table:table-cell>
          <table:table-cell table:style-name="Default"/>
          <table:table-cell table:style-name="ce179" office:value-type="string" calcext:value-type="string">
            <text:p>s_address</text:p>
          </table:table-cell>
          <table:table-cell table:style-name="ce311" office:value-type="string" calcext:value-type="string">
            <text:p>Z2</text:p>
          </table:table-cell>
          <table:table-cell table:style-name="ce179" office:value-type="string" calcext:value-type="string">
            <text:p>sp_address</text:p>
          </table:table-cell>
          <table:table-cell table:style-name="ce314" table:formula="of:=ADDRESS(sp_row; sp_column; 1;0)" office:value-type="string" office:string-value="R2C26" calcext:value-type="string">
            <text:p>R2C26</text:p>
          </table:table-cell>
          <table:table-cell table:style-name="Default" table:number-columns-repeated="2"/>
          <table:table-cell table:number-columns-repeated="994"/>
        </table:table-row>
        <table:table-row table:style-name="ro1">
          <table:table-cell table:style-name="ce103" office:value-type="string" calcext:value-type="string">
            <text:p>oldvalue:</text:p>
          </table:table-cell>
          <table:table-cell table:style-name="ce108" table:formula="of:=IF(g_reset=1; 0; IF(g_clock = 0; [.B5]; [.B4]))" office:value-type="float" office:value="0" calcext:value-type="float">
            <text:p>0</text:p>
          </table:table-cell>
          <table:table-cell table:style-name="ce146"/>
          <table:table-cell table:style-name="ce179" office:value-type="string" calcext:value-type="string">
            <text:p>opA</text:p>
          </table:table-cell>
          <table:table-cell table:style-name="ce185" table:formula="of:=IFERROR(INDIRECT(ADDRESS(cur_row; cur_col + 1; 1;0); 0); null)" office:value-type="string" office:string-value="A43" calcext:value-type="string">
            <text:p>A43</text:p>
          </table:table-cell>
          <table:table-cell table:style-name="Default"/>
          <table:table-cell table:style-name="ce180" office:value-type="string" calcext:value-type="string">
            <text:p>c_reset</text:p>
          </table:table-cell>
          <table:table-cell table:style-name="ce214" table:formula="of:=g_reset" office:value-type="float" office:value="0" calcext:value-type="float">
            <text:p>0</text:p>
          </table:table-cell>
          <table:table-cell table:style-name="ce179" office:value-type="string" calcext:value-type="string">
            <text:p>cur_pnt</text:p>
          </table:table-cell>
          <table:table-cell table:style-name="ce179"/>
          <table:table-cell table:style-name="Default"/>
          <table:table-cell table:style-name="ce272" office:value-type="float" office:value="0" calcext:value-type="float">
            <text:p>0</text:p>
          </table:table-cell>
          <table:table-cell table:style-name="ce214" table:formula="of:=[.AA11]" office:value-type="float" office:value="0" calcext:value-type="float">
            <text:p>0</text:p>
          </table:table-cell>
          <table:table-cell table:style-name="ce287" table:formula="of:=IF(MOD(TRUNC([.$M4]/(2^[.N$3]));2);&quot; &quot;;&quot;&quot;)">
            <text:p/>
          </table:table-cell>
          <table:table-cell table:style-name="ce301" table:formula="of:=IF(MOD(TRUNC([.$M4]/(2^[.O$3]));2);&quot; &quot;;&quot;&quot;)">
            <text:p/>
          </table:table-cell>
          <table:table-cell table:style-name="ce301" table:formula="of:=IF(MOD(TRUNC([.$M4]/(2^[.P$3]));2);&quot; &quot;;&quot;&quot;)">
            <text:p/>
          </table:table-cell>
          <table:table-cell table:style-name="ce301" table:formula="of:=IF(MOD(TRUNC([.$M4]/(2^[.Q$3]));2);&quot; &quot;;&quot;&quot;)">
            <text:p/>
          </table:table-cell>
          <table:table-cell table:style-name="ce301" table:formula="of:=IF(MOD(TRUNC([.$M4]/(2^[.R$3]));2);&quot; &quot;;&quot;&quot;)">
            <text:p/>
          </table:table-cell>
          <table:table-cell table:style-name="ce301" table:formula="of:=IF(MOD(TRUNC([.$M4]/(2^[.S$3]));2);&quot; &quot;;&quot;&quot;)">
            <text:p/>
          </table:table-cell>
          <table:table-cell table:style-name="ce301" table:formula="of:=IF(MOD(TRUNC([.$M4]/(2^[.T$3]));2);&quot; &quot;;&quot;&quot;)">
            <text:p/>
          </table:table-cell>
          <table:table-cell table:style-name="ce301" table:formula="of:=IF(MOD(TRUNC([.$M4]/(2^[.U$3]));2);&quot; &quot;;&quot;&quot;)">
            <text:p/>
          </table:table-cell>
          <table:table-cell table:style-name="ce301" table:formula="of:=IF(MOD(TRUNC([.$M4]/(2^[.V$3]));2);&quot; &quot;;&quot;&quot;)">
            <text:p/>
          </table:table-cell>
          <table:table-cell table:style-name="ce306" table:formula="of:=IF(MOD(TRUNC([.$M4]/(2^[.W$3]));2);&quot; &quot;;&quot;&quot;)">
            <text:p/>
          </table:table-cell>
          <table:table-cell table:style-name="Default"/>
          <table:table-cell table:style-name="ce179" office:value-type="string" calcext:value-type="string">
            <text:p>s_pushvalue</text:p>
          </table:table-cell>
          <table:table-cell table:style-name="ce311" table:formula="of:=[.E37]" office:value-type="string" office:string-value="L" calcext:value-type="string">
            <text:p>L</text:p>
          </table:table-cell>
          <table:table-cell table:style-name="ce179" office:value-type="string" calcext:value-type="string">
            <text:p>sp_row</text:p>
          </table:table-cell>
          <table:table-cell table:style-name="ce314" table:formula="of:=ROW(INDIRECT(s_address))" office:value-type="float" office:value="2" calcext:value-type="float">
            <text:p>2</text:p>
          </table:table-cell>
          <table:table-cell table:number-columns-repeated="996"/>
        </table:table-row>
        <table:table-row table:style-name="ro1">
          <table:table-cell table:style-name="ce103" office:value-type="string" calcext:value-type="string">
            <text:p>newvalue:</text:p>
          </table:table-cell>
          <table:table-cell table:style-name="ce109" table:formula="of:=IF(g_reset = 1; 0; IF(AND(g_clock = 1; [.B5] = [.B4]); IF([.B5]&lt;9; SUM([.B5];1); 0); [.B5]))" office:value-type="float" office:value="0" calcext:value-type="float">
            <text:p>0</text:p>
          </table:table-cell>
          <table:table-cell table:style-name="ce146"/>
          <table:table-cell table:style-name="ce179" office:value-type="string" calcext:value-type="string">
            <text:p>opB</text:p>
          </table:table-cell>
          <table:table-cell table:style-name="ce185" table:formula="of:=IFERROR(INDIRECT(ADDRESS(cur_row; cur_col + 2; 1;0); 0); null)" office:value-type="float" office:value="0" calcext:value-type="float">
            <text:p>0</text:p>
          </table:table-cell>
          <table:table-cell table:style-name="Default"/>
          <table:table-cell table:style-name="ce180" office:value-type="string" calcext:value-type="string">
            <text:p>c_main</text:p>
          </table:table-cell>
          <table:table-cell table:style-name="ce214" office:value-type="string" calcext:value-type="string">
            <text:p>A42</text:p>
          </table:table-cell>
          <table:table-cell table:style-name="ce180" office:value-type="string" calcext:value-type="string">
            <text:p>cur_col</text:p>
          </table:table-cell>
          <table:table-cell table:style-name="ce185" table:formula="of:=COLUMN(INDIRECT(ip))" office:value-type="float" office:value="1" calcext:value-type="float">
            <text:p>1</text:p>
          </table:table-cell>
          <table:table-cell table:style-name="Default"/>
          <table:table-cell table:style-name="ce272" office:value-type="float" office:value="1" calcext:value-type="float">
            <text:p>1</text:p>
          </table:table-cell>
          <table:table-cell table:style-name="ce214" table:formula="of:=[.AB11]" office:value-type="float" office:value="0" calcext:value-type="float">
            <text:p>0</text:p>
          </table:table-cell>
          <table:table-cell table:style-name="ce288" table:formula="of:=IF(MOD(TRUNC([.$M5]/(2^[.N$3]));2);&quot; &quot;;&quot;&quot;)">
            <text:p/>
          </table:table-cell>
          <table:table-cell table:style-name="ce302" table:formula="of:=IF(MOD(TRUNC([.$M5]/(2^[.O$3]));2);&quot; &quot;;&quot;&quot;)">
            <text:p/>
          </table:table-cell>
          <table:table-cell table:style-name="ce302" table:formula="of:=IF(MOD(TRUNC([.$M5]/(2^[.P$3]));2);&quot; &quot;;&quot;&quot;)">
            <text:p/>
          </table:table-cell>
          <table:table-cell table:style-name="ce302" table:formula="of:=IF(MOD(TRUNC([.$M5]/(2^[.Q$3]));2);&quot; &quot;;&quot;&quot;)">
            <text:p/>
          </table:table-cell>
          <table:table-cell table:style-name="ce302" table:formula="of:=IF(MOD(TRUNC([.$M5]/(2^[.R$3]));2);&quot; &quot;;&quot;&quot;)">
            <text:p/>
          </table:table-cell>
          <table:table-cell table:style-name="ce302" table:formula="of:=IF(MOD(TRUNC([.$M5]/(2^[.S$3]));2);&quot; &quot;;&quot;&quot;)">
            <text:p/>
          </table:table-cell>
          <table:table-cell table:style-name="ce302" table:formula="of:=IF(MOD(TRUNC([.$M5]/(2^[.T$3]));2);&quot; &quot;;&quot;&quot;)">
            <text:p/>
          </table:table-cell>
          <table:table-cell table:style-name="ce302" table:formula="of:=IF(MOD(TRUNC([.$M5]/(2^[.U$3]));2);&quot; &quot;;&quot;&quot;)">
            <text:p/>
          </table:table-cell>
          <table:table-cell table:style-name="ce302" table:formula="of:=IF(MOD(TRUNC([.$M5]/(2^[.V$3]));2);&quot; &quot;;&quot;&quot;)">
            <text:p/>
          </table:table-cell>
          <table:table-cell table:style-name="ce307" table:formula="of:=IF(MOD(TRUNC([.$M5]/(2^[.W$3]));2);&quot; &quot;;&quot;&quot;)">
            <text:p/>
          </table:table-cell>
          <table:table-cell table:style-name="Default"/>
          <table:table-cell table:style-name="ce179" office:value-type="string" calcext:value-type="string">
            <text:p>s_push</text:p>
          </table:table-cell>
          <table:table-cell table:style-name="ce311" table:formula="of:=[.E35]" office:value-type="float" office:value="0" calcext:value-type="float">
            <text:p>0</text:p>
          </table:table-cell>
          <table:table-cell table:style-name="ce179" office:value-type="string" calcext:value-type="string">
            <text:p>sp_column</text:p>
          </table:table-cell>
          <table:table-cell table:style-name="ce314" table:formula="of:=COLUMN(INDIRECT(s_address)) + sp" office:value-type="float" office:value="26" calcext:value-type="float">
            <text:p>26</text:p>
          </table:table-cell>
          <table:table-cell table:number-columns-repeated="996"/>
        </table:table-row>
        <table:table-row table:style-name="ro3">
          <table:table-cell table:style-name="ce102" office:value-type="string" calcext:value-type="string">
            <text:p>null</text:p>
          </table:table-cell>
          <table:table-cell table:style-name="ce110" office:value-type="float" office:value="-1" calcext:value-type="float">
            <text:p>-1</text:p>
          </table:table-cell>
          <table:table-cell table:style-name="ce146"/>
          <table:table-cell table:style-name="ce180" table:number-columns-repeated="2"/>
          <table:table-cell table:style-name="Default"/>
          <table:table-cell table:style-name="ce180" office:value-type="string" calcext:value-type="string">
            <text:p>c_clock</text:p>
          </table:table-cell>
          <table:table-cell table:style-name="ce214" table:formula="of:=g_clock" office:value-type="float" office:value="0" calcext:value-type="float">
            <text:p>0</text:p>
          </table:table-cell>
          <table:table-cell table:style-name="ce180" office:value-type="string" calcext:value-type="string">
            <text:p>cur_row</text:p>
          </table:table-cell>
          <table:table-cell table:style-name="ce185" table:formula="of:=ROW(INDIRECT(ip))" office:value-type="float" office:value="42" calcext:value-type="float">
            <text:p>42</text:p>
          </table:table-cell>
          <table:table-cell table:style-name="Default"/>
          <table:table-cell table:style-name="ce272" office:value-type="float" office:value="2" calcext:value-type="float">
            <text:p>2</text:p>
          </table:table-cell>
          <table:table-cell table:style-name="ce214" table:formula="of:=[.AC11]" office:value-type="float" office:value="0" calcext:value-type="float">
            <text:p>0</text:p>
          </table:table-cell>
          <table:table-cell table:style-name="ce288" table:formula="of:=IF(MOD(TRUNC([.$M6]/(2^[.N$3]));2);&quot; &quot;;&quot;&quot;)">
            <text:p/>
          </table:table-cell>
          <table:table-cell table:style-name="ce302" table:formula="of:=IF(MOD(TRUNC([.$M6]/(2^[.O$3]));2);&quot; &quot;;&quot;&quot;)">
            <text:p/>
          </table:table-cell>
          <table:table-cell table:style-name="ce302" table:formula="of:=IF(MOD(TRUNC([.$M6]/(2^[.P$3]));2);&quot; &quot;;&quot;&quot;)">
            <text:p/>
          </table:table-cell>
          <table:table-cell table:style-name="ce302" table:formula="of:=IF(MOD(TRUNC([.$M6]/(2^[.Q$3]));2);&quot; &quot;;&quot;&quot;)">
            <text:p/>
          </table:table-cell>
          <table:table-cell table:style-name="ce302" table:formula="of:=IF(MOD(TRUNC([.$M6]/(2^[.R$3]));2);&quot; &quot;;&quot;&quot;)">
            <text:p/>
          </table:table-cell>
          <table:table-cell table:style-name="ce302" table:formula="of:=IF(MOD(TRUNC([.$M6]/(2^[.S$3]));2);&quot; &quot;;&quot;&quot;)">
            <text:p/>
          </table:table-cell>
          <table:table-cell table:style-name="ce302" table:formula="of:=IF(MOD(TRUNC([.$M6]/(2^[.T$3]));2);&quot; &quot;;&quot;&quot;)">
            <text:p/>
          </table:table-cell>
          <table:table-cell table:style-name="ce302" table:formula="of:=IF(MOD(TRUNC([.$M6]/(2^[.U$3]));2);&quot; &quot;;&quot;&quot;)">
            <text:p/>
          </table:table-cell>
          <table:table-cell table:style-name="ce302" table:formula="of:=IF(MOD(TRUNC([.$M6]/(2^[.V$3]));2);&quot; &quot;;&quot;&quot;)">
            <text:p/>
          </table:table-cell>
          <table:table-cell table:style-name="ce307" table:formula="of:=IF(MOD(TRUNC([.$M6]/(2^[.W$3]));2);&quot; &quot;;&quot;&quot;)">
            <text:p/>
          </table:table-cell>
          <table:table-cell table:style-name="Default"/>
          <table:table-cell table:style-name="ce179" office:value-type="string" calcext:value-type="string">
            <text:p>s_pop</text:p>
          </table:table-cell>
          <table:table-cell table:style-name="ce311" table:formula="of:=[.E36]" office:value-type="float" office:value="0" calcext:value-type="float">
            <text:p>0</text:p>
          </table:table-cell>
          <table:table-cell table:style-name="ce179" office:value-type="string" calcext:value-type="string">
            <text:p>sp</text:p>
          </table:table-cell>
          <table:table-cell table:style-name="ce314" table:formula="of:=IF(s_reset = 1; 0; [.AC6])" office:value-type="float" office:value="0" calcext:value-type="float">
            <text:p>0</text:p>
          </table:table-cell>
          <table:table-cell table:style-name="ce314" table:formula="of:=IF(AND(sp = oldsp; c_clock = 1); SUM(sp; [.AD6]); sp)" office:value-type="float" office:value="0" calcext:value-type="float">
            <text:p>0</text:p>
          </table:table-cell>
          <table:table-cell table:style-name="ce314" table:formula="of:=IF(s_push = 1; 1; [.AE6])" office:value-type="float" office:value="0" calcext:value-type="float">
            <text:p>0</text:p>
          </table:table-cell>
          <table:table-cell table:style-name="ce314" table:formula="of:=IF(s_pop=1; [.AF6]; 0)" office:value-type="float" office:value="0" calcext:value-type="float">
            <text:p>0</text:p>
          </table:table-cell>
          <table:table-cell table:style-name="ce314" table:formula="of:=IF(sp &gt; 0; -1; 0)" office:value-type="float" office:value="0" calcext:value-type="float">
            <text:p>0</text:p>
          </table:table-cell>
          <table:table-cell table:number-columns-repeated="992"/>
        </table:table-row>
        <table:table-row table:style-name="ro1">
          <table:table-cell table:style-name="Default"/>
          <table:table-cell table:style-name="ce111"/>
          <table:table-cell table:style-name="ce146"/>
          <table:table-cell table:style-name="Default" table:number-columns-repeated="8"/>
          <table:table-cell table:style-name="ce272" office:value-type="float" office:value="3" calcext:value-type="float">
            <text:p>3</text:p>
          </table:table-cell>
          <table:table-cell table:style-name="ce214" table:formula="of:=[.AD11]" office:value-type="float" office:value="0" calcext:value-type="float">
            <text:p>0</text:p>
          </table:table-cell>
          <table:table-cell table:style-name="ce288" table:formula="of:=IF(MOD(TRUNC([.$M7]/(2^[.N$3]));2);&quot; &quot;;&quot;&quot;)">
            <text:p/>
          </table:table-cell>
          <table:table-cell table:style-name="ce302" table:formula="of:=IF(MOD(TRUNC([.$M7]/(2^[.O$3]));2);&quot; &quot;;&quot;&quot;)">
            <text:p/>
          </table:table-cell>
          <table:table-cell table:style-name="ce302" table:formula="of:=IF(MOD(TRUNC([.$M7]/(2^[.P$3]));2);&quot; &quot;;&quot;&quot;)">
            <text:p/>
          </table:table-cell>
          <table:table-cell table:style-name="ce302" table:formula="of:=IF(MOD(TRUNC([.$M7]/(2^[.Q$3]));2);&quot; &quot;;&quot;&quot;)">
            <text:p/>
          </table:table-cell>
          <table:table-cell table:style-name="ce302" table:formula="of:=IF(MOD(TRUNC([.$M7]/(2^[.R$3]));2);&quot; &quot;;&quot;&quot;)">
            <text:p/>
          </table:table-cell>
          <table:table-cell table:style-name="ce302" table:formula="of:=IF(MOD(TRUNC([.$M7]/(2^[.S$3]));2);&quot; &quot;;&quot;&quot;)">
            <text:p/>
          </table:table-cell>
          <table:table-cell table:style-name="ce302" table:formula="of:=IF(MOD(TRUNC([.$M7]/(2^[.T$3]));2);&quot; &quot;;&quot;&quot;)">
            <text:p/>
          </table:table-cell>
          <table:table-cell table:style-name="ce302" table:formula="of:=IF(MOD(TRUNC([.$M7]/(2^[.U$3]));2);&quot; &quot;;&quot;&quot;)">
            <text:p/>
          </table:table-cell>
          <table:table-cell table:style-name="ce302" table:formula="of:=IF(MOD(TRUNC([.$M7]/(2^[.V$3]));2);&quot; &quot;;&quot;&quot;)">
            <text:p/>
          </table:table-cell>
          <table:table-cell table:style-name="ce307" table:formula="of:=IF(MOD(TRUNC([.$M7]/(2^[.W$3]));2);&quot; &quot;;&quot;&quot;)">
            <text:p/>
          </table:table-cell>
          <table:table-cell table:style-name="Default"/>
          <table:table-cell table:style-name="ce180" office:value-type="string" calcext:value-type="string">
            <text:p>s_popvalue</text:p>
          </table:table-cell>
          <table:table-cell table:style-name="ce215" table:formula="of:=IF(s_pop=1; INDIRECT(sp_address; 0); s_popvalue)" office:value-type="string" office:string-value="L" calcext:value-type="string">
            <text:p>L</text:p>
          </table:table-cell>
          <table:table-cell table:style-name="ce179" office:value-type="string" calcext:value-type="string">
            <text:p>oldsp</text:p>
          </table:table-cell>
          <table:table-cell table:style-name="ce314" table:formula="of:=IF(AND(s_push = 0; s_pop = 0); sp; oldsp)" office:value-type="float" office:value="0" calcext:value-type="float">
            <text:p>0</text:p>
          </table:table-cell>
          <table:table-cell table:style-name="ce186" table:formula="of:=IF(AND(s_push = 0; s_pop = 0); 0; 1)" office:value-type="float" office:value="0" calcext:value-type="float">
            <text:p>0</text:p>
          </table:table-cell>
          <table:table-cell table:number-columns-repeated="995"/>
        </table:table-row>
        <table:table-row table:style-name="ro4">
          <table:table-cell table:style-name="Default"/>
          <table:table-cell table:style-name="ce111"/>
          <table:table-cell table:style-name="ce146"/>
          <table:table-cell table:style-name="ce181" office:value-type="string" calcext:value-type="string">
            <text:p>CPU:</text:p>
          </table:table-cell>
          <table:table-cell table:style-name="ce180" table:number-columns-repeated="6"/>
          <table:table-cell table:style-name="Default"/>
          <table:table-cell table:style-name="ce272" office:value-type="float" office:value="4" calcext:value-type="float">
            <text:p>4</text:p>
          </table:table-cell>
          <table:table-cell table:style-name="ce214" table:formula="of:=[.AE11]" office:value-type="float" office:value="0" calcext:value-type="float">
            <text:p>0</text:p>
          </table:table-cell>
          <table:table-cell table:style-name="ce288" table:formula="of:=IF(MOD(TRUNC([.$M8]/(2^[.N$3]));2);&quot; &quot;;&quot;&quot;)">
            <text:p/>
          </table:table-cell>
          <table:table-cell table:style-name="ce302" table:formula="of:=IF(MOD(TRUNC([.$M8]/(2^[.O$3]));2);&quot; &quot;;&quot;&quot;)">
            <text:p/>
          </table:table-cell>
          <table:table-cell table:style-name="ce302" table:formula="of:=IF(MOD(TRUNC([.$M8]/(2^[.P$3]));2);&quot; &quot;;&quot;&quot;)">
            <text:p/>
          </table:table-cell>
          <table:table-cell table:style-name="ce302" table:formula="of:=IF(MOD(TRUNC([.$M8]/(2^[.Q$3]));2);&quot; &quot;;&quot;&quot;)">
            <text:p/>
          </table:table-cell>
          <table:table-cell table:style-name="ce302" table:formula="of:=IF(MOD(TRUNC([.$M8]/(2^[.R$3]));2);&quot; &quot;;&quot;&quot;)">
            <text:p/>
          </table:table-cell>
          <table:table-cell table:style-name="ce302" table:formula="of:=IF(MOD(TRUNC([.$M8]/(2^[.S$3]));2);&quot; &quot;;&quot;&quot;)">
            <text:p/>
          </table:table-cell>
          <table:table-cell table:style-name="ce302" table:formula="of:=IF(MOD(TRUNC([.$M8]/(2^[.T$3]));2);&quot; &quot;;&quot;&quot;)">
            <text:p/>
          </table:table-cell>
          <table:table-cell table:style-name="ce302" table:formula="of:=IF(MOD(TRUNC([.$M8]/(2^[.U$3]));2);&quot; &quot;;&quot;&quot;)">
            <text:p/>
          </table:table-cell>
          <table:table-cell table:style-name="ce302" table:formula="of:=IF(MOD(TRUNC([.$M8]/(2^[.V$3]));2);&quot; &quot;;&quot;&quot;)">
            <text:p/>
          </table:table-cell>
          <table:table-cell table:style-name="ce307" table:formula="of:=IF(MOD(TRUNC([.$M8]/(2^[.W$3]));2);&quot; &quot;;&quot;&quot;)">
            <text:p/>
          </table:table-cell>
          <table:table-cell table:style-name="Default"/>
          <table:table-cell table:style-name="ce179" office:value-type="string" calcext:value-type="string">
            <text:p>s_reset</text:p>
          </table:table-cell>
          <table:table-cell table:style-name="ce311" table:formula="of:=c_reset" office:value-type="float" office:value="0" calcext:value-type="float">
            <text:p>0</text:p>
          </table:table-cell>
          <table:table-cell table:number-columns-repeated="998"/>
        </table:table-row>
        <table:table-row table:style-name="ro4">
          <table:table-cell table:style-name="Default"/>
          <table:table-cell table:style-name="ce111"/>
          <table:table-cell table:style-name="ce146"/>
          <table:table-cell table:style-name="ce181" office:value-type="string" calcext:value-type="string">
            <text:p>registers</text:p>
          </table:table-cell>
          <table:table-cell table:style-name="ce180"/>
          <table:table-cell table:style-name="ce180" office:value-type="string" calcext:value-type="string">
            <text:p>Vl</text:p>
          </table:table-cell>
          <table:table-cell table:style-name="ce180" office:value-type="string" calcext:value-type="string">
            <text:p>Nv</text:p>
          </table:table-cell>
          <table:table-cell table:style-name="ce180" office:value-type="string" calcext:value-type="string">
            <text:p>Nv1</text:p>
          </table:table-cell>
          <table:table-cell table:style-name="ce180" office:value-type="string" calcext:value-type="string">
            <text:p>Nv2</text:p>
          </table:table-cell>
          <table:table-cell table:style-name="ce180"/>
          <table:table-cell table:style-name="Default"/>
          <table:table-cell table:style-name="ce272" office:value-type="float" office:value="5" calcext:value-type="float">
            <text:p>5</text:p>
          </table:table-cell>
          <table:table-cell table:style-name="ce214" table:formula="of:=[.AF11]" office:value-type="float" office:value="0" calcext:value-type="float">
            <text:p>0</text:p>
          </table:table-cell>
          <table:table-cell table:style-name="ce288" table:formula="of:=IF(MOD(TRUNC([.$M9]/(2^[.N$3]));2);&quot; &quot;;&quot;&quot;)">
            <text:p/>
          </table:table-cell>
          <table:table-cell table:style-name="ce302" table:formula="of:=IF(MOD(TRUNC([.$M9]/(2^[.O$3]));2);&quot; &quot;;&quot;&quot;)">
            <text:p/>
          </table:table-cell>
          <table:table-cell table:style-name="ce302" table:formula="of:=IF(MOD(TRUNC([.$M9]/(2^[.P$3]));2);&quot; &quot;;&quot;&quot;)">
            <text:p/>
          </table:table-cell>
          <table:table-cell table:style-name="ce302" table:formula="of:=IF(MOD(TRUNC([.$M9]/(2^[.Q$3]));2);&quot; &quot;;&quot;&quot;)">
            <text:p/>
          </table:table-cell>
          <table:table-cell table:style-name="ce302" table:formula="of:=IF(MOD(TRUNC([.$M9]/(2^[.R$3]));2);&quot; &quot;;&quot;&quot;)">
            <text:p/>
          </table:table-cell>
          <table:table-cell table:style-name="ce302" table:formula="of:=IF(MOD(TRUNC([.$M9]/(2^[.S$3]));2);&quot; &quot;;&quot;&quot;)">
            <text:p/>
          </table:table-cell>
          <table:table-cell table:style-name="ce302" table:formula="of:=IF(MOD(TRUNC([.$M9]/(2^[.T$3]));2);&quot; &quot;;&quot;&quot;)">
            <text:p/>
          </table:table-cell>
          <table:table-cell table:style-name="ce302" table:formula="of:=IF(MOD(TRUNC([.$M9]/(2^[.U$3]));2);&quot; &quot;;&quot;&quot;)">
            <text:p/>
          </table:table-cell>
          <table:table-cell table:style-name="ce302" table:formula="of:=IF(MOD(TRUNC([.$M9]/(2^[.V$3]));2);&quot; &quot;;&quot;&quot;)">
            <text:p/>
          </table:table-cell>
          <table:table-cell table:style-name="ce307" table:formula="of:=IF(MOD(TRUNC([.$M9]/(2^[.W$3]));2);&quot; &quot;;&quot;&quot;)">
            <text:p/>
          </table:table-cell>
          <table:table-cell table:style-name="Default" table:number-columns-repeated="10"/>
          <table:table-cell/>
          <table:table-cell table:style-name="Default" table:number-columns-repeated="5"/>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ip</text:p>
          </table:table-cell>
          <table:table-cell table:style-name="ce185" table:formula="of:=IF(c_reset = 1; c_main; [.F10])" office:value-type="string" office:string-value="A42" calcext:value-type="string">
            <text:p>A42</text:p>
          </table:table-cell>
          <table:table-cell table:style-name="ce188" table:formula="of:=IF(AND(c_clock = 1;ip=oldip); [.G10]; ip)" office:value-type="string" office:string-value="A42" calcext:value-type="string">
            <text:p>A42</text:p>
          </table:table-cell>
          <table:table-cell table:style-name="ce189" table:formula="of:=IF(command=&quot;jmp&quot;;opA;[.I10])" office:value-type="string" office:string-value="A43" calcext:value-type="string">
            <text:p>A43</text:p>
          </table:table-cell>
          <table:table-cell table:style-name="ce189"/>
          <table:table-cell table:style-name="ce189" table:formula="of:=ADDRESS(ROW(INDIRECT(ip))+1;COLUMN(INDIRECT(ip)))" office:value-type="string" office:string-value="$A$43" calcext:value-type="string">
            <text:p>$A$43</text:p>
          </table:table-cell>
          <table:table-cell table:style-name="ce180"/>
          <table:table-cell table:style-name="Default"/>
          <table:table-cell table:style-name="ce272" office:value-type="float" office:value="6" calcext:value-type="float">
            <text:p>6</text:p>
          </table:table-cell>
          <table:table-cell table:style-name="ce214" table:formula="of:=[.AG11]" office:value-type="float" office:value="0" calcext:value-type="float">
            <text:p>0</text:p>
          </table:table-cell>
          <table:table-cell table:style-name="ce288" table:formula="of:=IF(MOD(TRUNC([.$M10]/(2^[.N$3]));2);&quot; &quot;;&quot;&quot;)">
            <text:p/>
          </table:table-cell>
          <table:table-cell table:style-name="ce302" table:formula="of:=IF(MOD(TRUNC([.$M10]/(2^[.O$3]));2);&quot; &quot;;&quot;&quot;)">
            <text:p/>
          </table:table-cell>
          <table:table-cell table:style-name="ce302" table:formula="of:=IF(MOD(TRUNC([.$M10]/(2^[.P$3]));2);&quot; &quot;;&quot;&quot;)">
            <text:p/>
          </table:table-cell>
          <table:table-cell table:style-name="ce302" table:formula="of:=IF(MOD(TRUNC([.$M10]/(2^[.Q$3]));2);&quot; &quot;;&quot;&quot;)">
            <text:p/>
          </table:table-cell>
          <table:table-cell table:style-name="ce302" table:formula="of:=IF(MOD(TRUNC([.$M10]/(2^[.R$3]));2);&quot; &quot;;&quot;&quot;)">
            <text:p/>
          </table:table-cell>
          <table:table-cell table:style-name="ce302" table:formula="of:=IF(MOD(TRUNC([.$M10]/(2^[.S$3]));2);&quot; &quot;;&quot;&quot;)">
            <text:p/>
          </table:table-cell>
          <table:table-cell table:style-name="ce302" table:formula="of:=IF(MOD(TRUNC([.$M10]/(2^[.T$3]));2);&quot; &quot;;&quot;&quot;)">
            <text:p/>
          </table:table-cell>
          <table:table-cell table:style-name="ce302" table:formula="of:=IF(MOD(TRUNC([.$M10]/(2^[.U$3]));2);&quot; &quot;;&quot;&quot;)">
            <text:p/>
          </table:table-cell>
          <table:table-cell table:style-name="ce302" table:formula="of:=IF(MOD(TRUNC([.$M10]/(2^[.V$3]));2);&quot; &quot;;&quot;&quot;)">
            <text:p/>
          </table:table-cell>
          <table:table-cell table:style-name="ce307" table:formula="of:=IF(MOD(TRUNC([.$M10]/(2^[.W$3]));2);&quot; &quot;;&quot;&quot;)">
            <text:p/>
          </table:table-cell>
          <table:table-cell table:style-name="Default"/>
          <table:table-cell table:style-name="ce103"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style-name="Default" table:number-columns-repeated="3"/>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oldip</text:p>
          </table:table-cell>
          <table:table-cell table:style-name="ce185" table:formula="of:=IF(c_clock = 0; ip; oldip)" office:value-type="string" office:string-value="A42" calcext:value-type="string">
            <text:p>A42</text:p>
          </table:table-cell>
          <table:table-cell table:style-name="ce180" table:number-columns-repeated="5"/>
          <table:table-cell table:style-name="Default"/>
          <table:table-cell table:style-name="ce272" office:value-type="float" office:value="7" calcext:value-type="float">
            <text:p>7</text:p>
          </table:table-cell>
          <table:table-cell table:style-name="ce214" table:formula="of:=[.AH11]" office:value-type="float" office:value="0" calcext:value-type="float">
            <text:p>0</text:p>
          </table:table-cell>
          <table:table-cell table:style-name="ce288" table:formula="of:=IF(MOD(TRUNC([.$M11]/(2^[.N$3]));2);&quot; &quot;;&quot;&quot;)">
            <text:p/>
          </table:table-cell>
          <table:table-cell table:style-name="ce302" table:formula="of:=IF(MOD(TRUNC([.$M11]/(2^[.O$3]));2);&quot; &quot;;&quot;&quot;)">
            <text:p/>
          </table:table-cell>
          <table:table-cell table:style-name="ce302" table:formula="of:=IF(MOD(TRUNC([.$M11]/(2^[.P$3]));2);&quot; &quot;;&quot;&quot;)">
            <text:p/>
          </table:table-cell>
          <table:table-cell table:style-name="ce302" table:formula="of:=IF(MOD(TRUNC([.$M11]/(2^[.Q$3]));2);&quot; &quot;;&quot;&quot;)">
            <text:p/>
          </table:table-cell>
          <table:table-cell table:style-name="ce302" table:formula="of:=IF(MOD(TRUNC([.$M11]/(2^[.R$3]));2);&quot; &quot;;&quot;&quot;)">
            <text:p/>
          </table:table-cell>
          <table:table-cell table:style-name="ce302" table:formula="of:=IF(MOD(TRUNC([.$M11]/(2^[.S$3]));2);&quot; &quot;;&quot;&quot;)">
            <text:p/>
          </table:table-cell>
          <table:table-cell table:style-name="ce302" table:formula="of:=IF(MOD(TRUNC([.$M11]/(2^[.T$3]));2);&quot; &quot;;&quot;&quot;)">
            <text:p/>
          </table:table-cell>
          <table:table-cell table:style-name="ce302" table:formula="of:=IF(MOD(TRUNC([.$M11]/(2^[.U$3]));2);&quot; &quot;;&quot;&quot;)">
            <text:p/>
          </table:table-cell>
          <table:table-cell table:style-name="ce302" table:formula="of:=IF(MOD(TRUNC([.$M11]/(2^[.V$3]));2);&quot; &quot;;&quot;&quot;)">
            <text:p/>
          </table:table-cell>
          <table:table-cell table:style-name="ce307" table:formula="of:=IF(MOD(TRUNC([.$M11]/(2^[.W$3]));2);&quot; &quot;;&quot;&quot;)">
            <text:p/>
          </table:table-cell>
          <table:table-cell table:style-name="Default"/>
          <table:table-cell table:style-name="ce180" office:value-type="string" calcext:value-type="string">
            <text:p>m_address</text:p>
          </table:table-cell>
          <table:table-cell table:style-name="ce312" table:formula="of:=mem_addr" office:value-type="float" office:value="0" calcext:value-type="float">
            <text:p>0</text:p>
          </table:table-cell>
          <table:table-cell table:style-name="ce313" table:formula="of:=IF( m_clear = 1; 0; IF(AND(m_address = ([.$AK11] * 10) + [.AA$10]; m_set = 1); m_value; [.AA11]))" office:value-type="float" office:value="0" calcext:value-type="float">
            <text:p>0</text:p>
          </table:table-cell>
          <table:table-cell table:style-name="ce313" table:formula="of:=IF( m_clear = 1; 0; IF(AND(m_address = ([.$AK11] * 10) + [.AB$10]; m_set = 1); m_value; [.AB11]))" office:value-type="float" office:value="0" calcext:value-type="float">
            <text:p>0</text:p>
          </table:table-cell>
          <table:table-cell table:style-name="ce313" table:formula="of:=IF( m_clear = 1; 0; IF(AND(m_address = ([.$AK11] * 10) + [.AC$10]; m_set = 1); m_value; [.AC11]))" office:value-type="float" office:value="0" calcext:value-type="float">
            <text:p>0</text:p>
          </table:table-cell>
          <table:table-cell table:style-name="ce313" table:formula="of:=IF( m_clear = 1; 0; IF(AND(m_address = ([.$AK11] * 10) + [.AD$10]; m_set = 1); m_value; [.AD11]))" office:value-type="float" office:value="0" calcext:value-type="float">
            <text:p>0</text:p>
          </table:table-cell>
          <table:table-cell table:style-name="ce313" table:formula="of:=IF( m_clear = 1; 0; IF(AND(m_address = ([.$AK11] * 10) + [.AE$10]; m_set = 1); m_value; [.AE11]))" office:value-type="float" office:value="0" calcext:value-type="float">
            <text:p>0</text:p>
          </table:table-cell>
          <table:table-cell table:style-name="ce313" table:formula="of:=IF( m_clear = 1; 0; IF(AND(m_address = ([.$AK11] * 10) + [.AF$10]; m_set = 1); m_value; [.AF11]))" office:value-type="float" office:value="0" calcext:value-type="float">
            <text:p>0</text:p>
          </table:table-cell>
          <table:table-cell table:style-name="ce313" table:formula="of:=IF( m_clear = 1; 0; IF(AND(m_address = ([.$AK11] * 10) + [.AG$10]; m_set = 1); m_value; [.AG11]))" office:value-type="float" office:value="0" calcext:value-type="float">
            <text:p>0</text:p>
          </table:table-cell>
          <table:table-cell table:style-name="ce313" table:formula="of:=IF( m_clear = 1; 0; IF(AND(m_address = ([.$AK11] * 10) + [.AH$10]; m_set = 1); m_value; [.AH11]))" office:value-type="float" office:value="0" calcext:value-type="float">
            <text:p>0</text:p>
          </table:table-cell>
          <table:table-cell table:style-name="ce313" table:formula="of:=IF( m_clear = 1; 0; IF(AND(m_address = ([.$AK11] * 10) + [.AI$10]; m_set = 1); m_value; [.AI11]))" office:value-type="float" office:value="0" calcext:value-type="float">
            <text:p>0</text:p>
          </table:table-cell>
          <table:table-cell table:style-name="ce313" table:formula="of:=IF( m_clear = 1; 0; IF(AND(m_address = ([.$AK11] * 10) + [.AJ$10]; m_set = 1); m_value; [.AJ11]))" office:value-type="float" office:value="0" calcext:value-type="float">
            <text:p>0</text:p>
          </table:table-cell>
          <table:table-cell office:value-type="float" office:value="0" calcext:value-type="float">
            <text:p>0</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ce180" office:value-type="string" calcext:value-type="string">
            <text:p>ax</text:p>
          </table:table-cell>
          <table:table-cell table:style-name="ce185" table:formula="of:=IF(c_reset = 1; 0; [.F12])" office:value-type="float" office:value="0" calcext:value-type="float">
            <text:p>0</text:p>
          </table:table-cell>
          <table:table-cell table:style-name="ce188" table:formula="of:=IF (c_clock = 1; [.G12]; ax)" office:value-type="float" office:value="0" calcext:value-type="float">
            <text:p>0</text:p>
          </table:table-cell>
          <table:table-cell table:style-name="ce188" table:formula="of:= IF(c_clock=1; IF (opA = &quot;ax&quot;; [.H12]; IF(opB = &quot;ax&quot;; [.I12]; ax));ax)" office:value-type="float" office:value="0" calcext:value-type="float">
            <text:p>0</text:p>
          </table:table-cell>
          <table:table-cell table:style-name="ce189" table:formula="of:=IF(AND(opA = &quot;ax&quot;;c_clock=1);IF (command = &quot;pop&quot;; pop_value; IF (command = &quot;mov&quot;; opB; ax)); ax)" office:value-type="float" office:value="0" calcext:value-type="float">
            <text:p>0</text:p>
          </table:table-cell>
          <table:table-cell table:style-name="ce189" table:formula="of:= IF(AND(opB=&quot;ax&quot;;command = &quot;mmov&quot;); mem_value; ax)" office:value-type="float" office:value="0" calcext:value-type="float">
            <text:p>0</text:p>
          </table:table-cell>
          <table:table-cell table:style-name="ce180"/>
          <table:table-cell table:style-name="Default"/>
          <table:table-cell table:style-name="ce272" office:value-type="float" office:value="8" calcext:value-type="float">
            <text:p>8</text:p>
          </table:table-cell>
          <table:table-cell table:style-name="ce214" table:formula="of:=[.AI11]" office:value-type="float" office:value="0" calcext:value-type="float">
            <text:p>0</text:p>
          </table:table-cell>
          <table:table-cell table:style-name="ce288" table:formula="of:=IF(MOD(TRUNC([.$M12]/(2^[.N$3]));2);&quot; &quot;;&quot;&quot;)">
            <text:p/>
          </table:table-cell>
          <table:table-cell table:style-name="ce302" table:formula="of:=IF(MOD(TRUNC([.$M12]/(2^[.O$3]));2);&quot; &quot;;&quot;&quot;)">
            <text:p/>
          </table:table-cell>
          <table:table-cell table:style-name="ce302" table:formula="of:=IF(MOD(TRUNC([.$M12]/(2^[.P$3]));2);&quot; &quot;;&quot;&quot;)">
            <text:p/>
          </table:table-cell>
          <table:table-cell table:style-name="ce302" table:formula="of:=IF(MOD(TRUNC([.$M12]/(2^[.Q$3]));2);&quot; &quot;;&quot;&quot;)">
            <text:p/>
          </table:table-cell>
          <table:table-cell table:style-name="ce302" table:formula="of:=IF(MOD(TRUNC([.$M12]/(2^[.R$3]));2);&quot; &quot;;&quot;&quot;)">
            <text:p/>
          </table:table-cell>
          <table:table-cell table:style-name="ce302" table:formula="of:=IF(MOD(TRUNC([.$M12]/(2^[.S$3]));2);&quot; &quot;;&quot;&quot;)">
            <text:p/>
          </table:table-cell>
          <table:table-cell table:style-name="ce302" table:formula="of:=IF(MOD(TRUNC([.$M12]/(2^[.T$3]));2);&quot; &quot;;&quot;&quot;)">
            <text:p/>
          </table:table-cell>
          <table:table-cell table:style-name="ce302" table:formula="of:=IF(MOD(TRUNC([.$M12]/(2^[.U$3]));2);&quot; &quot;;&quot;&quot;)">
            <text:p/>
          </table:table-cell>
          <table:table-cell table:style-name="ce302" table:formula="of:=IF(MOD(TRUNC([.$M12]/(2^[.V$3]));2);&quot; &quot;;&quot;&quot;)">
            <text:p/>
          </table:table-cell>
          <table:table-cell table:style-name="ce307" table:formula="of:=IF(MOD(TRUNC([.$M12]/(2^[.W$3]));2);&quot; &quot;;&quot;&quot;)">
            <text:p/>
          </table:table-cell>
          <table:table-cell table:style-name="Default"/>
          <table:table-cell table:style-name="ce180" office:value-type="string" calcext:value-type="string">
            <text:p>m_value_in</text:p>
          </table:table-cell>
          <table:table-cell table:style-name="ce312" table:formula="of:=mem_value" office:value-type="float" office:value="0" calcext:value-type="float">
            <text:p>0</text:p>
          </table:table-cell>
          <table:table-cell table:style-name="ce313" table:formula="of:=IF( m_clear = 1; 0; IF(AND(m_address = ([.$AK12] * 10) + [.AA$10]; m_set = 1); m_value; [.AA12]))" office:value-type="float" office:value="0" calcext:value-type="float">
            <text:p>0</text:p>
          </table:table-cell>
          <table:table-cell table:style-name="ce313" table:formula="of:=IF( m_clear = 1; 0; IF(AND(m_address = ([.$AK12] * 10) + [.AB$10]; m_set = 1); m_value; [.AB12]))" office:value-type="float" office:value="0" calcext:value-type="float">
            <text:p>0</text:p>
          </table:table-cell>
          <table:table-cell table:style-name="ce313" table:formula="of:=IF( m_clear = 1; 0; IF(AND(m_address = ([.$AK12] * 10) + [.AC$10]; m_set = 1); m_value; [.AC12]))" office:value-type="float" office:value="0" calcext:value-type="float">
            <text:p>0</text:p>
          </table:table-cell>
          <table:table-cell table:style-name="ce313" table:formula="of:=IF( m_clear = 1; 0; IF(AND(m_address = ([.$AK12] * 10) + [.AD$10]; m_set = 1); m_value; [.AD12]))" office:value-type="float" office:value="0" calcext:value-type="float">
            <text:p>0</text:p>
          </table:table-cell>
          <table:table-cell table:style-name="ce313" table:formula="of:=IF( m_clear = 1; 0; IF(AND(m_address = ([.$AK12] * 10) + [.AE$10]; m_set = 1); m_value; [.AE12]))" office:value-type="float" office:value="0" calcext:value-type="float">
            <text:p>0</text:p>
          </table:table-cell>
          <table:table-cell table:style-name="ce313" table:formula="of:=IF( m_clear = 1; 0; IF(AND(m_address = ([.$AK12] * 10) + [.AF$10]; m_set = 1); m_value; [.AF12]))" office:value-type="float" office:value="0" calcext:value-type="float">
            <text:p>0</text:p>
          </table:table-cell>
          <table:table-cell table:style-name="ce313" table:formula="of:=IF( m_clear = 1; 0; IF(AND(m_address = ([.$AK12] * 10) + [.AG$10]; m_set = 1); m_value; [.AG12]))" office:value-type="float" office:value="0" calcext:value-type="float">
            <text:p>0</text:p>
          </table:table-cell>
          <table:table-cell table:style-name="ce313" table:formula="of:=IF( m_clear = 1; 0; IF(AND(m_address = ([.$AK12] * 10) + [.AH$10]; m_set = 1); m_value; [.AH12]))" office:value-type="float" office:value="0" calcext:value-type="float">
            <text:p>0</text:p>
          </table:table-cell>
          <table:table-cell table:style-name="ce313" table:formula="of:=IF( m_clear = 1; 0; IF(AND(m_address = ([.$AK12] * 10) + [.AI$10]; m_set = 1); m_value; [.AI12]))" office:value-type="float" office:value="0" calcext:value-type="float">
            <text:p>0</text:p>
          </table:table-cell>
          <table:table-cell table:style-name="ce313" table:formula="of:=IF( m_clear = 1; 0; IF(AND(m_address = ([.$AK12] * 10) + [.AJ$10]; m_set = 1); m_value; [.AJ12]))" office:value-type="float" office:value="0" calcext:value-type="float">
            <text:p>0</text:p>
          </table:table-cell>
          <table:table-cell office:value-type="float" office:value="1" calcext:value-type="float">
            <text:p>1</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ce180" office:value-type="string" calcext:value-type="string">
            <text:p>bx</text:p>
          </table:table-cell>
          <table:table-cell table:style-name="ce185" table:formula="of:=IF(c_reset = 1; 0; [.F13])" office:value-type="float" office:value="0" calcext:value-type="float">
            <text:p>0</text:p>
          </table:table-cell>
          <table:table-cell table:style-name="ce188" table:formula="of:=IF (c_clock = 1; [.G13]; bx)" office:value-type="float" office:value="0" calcext:value-type="float">
            <text:p>0</text:p>
          </table:table-cell>
          <table:table-cell table:style-name="ce188" table:formula="of:=IF (opA = &quot;bx&quot;; [.H13]; IF(opB = &quot;bx&quot;; [.I13]; bx))" office:value-type="float" office:value="0" calcext:value-type="float">
            <text:p>0</text:p>
          </table:table-cell>
          <table:table-cell table:style-name="ce189" table:formula="of:=IF(opA = &quot;bx&quot;;IF (command = &quot;pop&quot;; pop_value; IF (command = &quot;mov&quot;; opB; bx)); bx)" office:value-type="float" office:value="0" calcext:value-type="float">
            <text:p>0</text:p>
          </table:table-cell>
          <table:table-cell table:style-name="ce189" table:formula="of:= IF(AND(opB=&quot;bx&quot;;command = &quot;mmov&quot;); mem_value; bx)" office:value-type="float" office:value="0" calcext:value-type="float">
            <text:p>0</text:p>
          </table:table-cell>
          <table:table-cell table:style-name="ce180"/>
          <table:table-cell table:style-name="Default"/>
          <table:table-cell table:style-name="ce272" office:value-type="float" office:value="9" calcext:value-type="float">
            <text:p>9</text:p>
          </table:table-cell>
          <table:table-cell table:style-name="ce214" table:formula="of:=[.AJ11]" office:value-type="float" office:value="0" calcext:value-type="float">
            <text:p>0</text:p>
          </table:table-cell>
          <table:table-cell table:style-name="ce288" table:formula="of:=IF(MOD(TRUNC([.$M13]/(2^[.N$3]));2);&quot; &quot;;&quot;&quot;)">
            <text:p/>
          </table:table-cell>
          <table:table-cell table:style-name="ce302" table:formula="of:=IF(MOD(TRUNC([.$M13]/(2^[.O$3]));2);&quot; &quot;;&quot;&quot;)">
            <text:p/>
          </table:table-cell>
          <table:table-cell table:style-name="ce302" table:formula="of:=IF(MOD(TRUNC([.$M13]/(2^[.P$3]));2);&quot; &quot;;&quot;&quot;)">
            <text:p/>
          </table:table-cell>
          <table:table-cell table:style-name="ce302" table:formula="of:=IF(MOD(TRUNC([.$M13]/(2^[.Q$3]));2);&quot; &quot;;&quot;&quot;)">
            <text:p/>
          </table:table-cell>
          <table:table-cell table:style-name="ce302" table:formula="of:=IF(MOD(TRUNC([.$M13]/(2^[.R$3]));2);&quot; &quot;;&quot;&quot;)">
            <text:p/>
          </table:table-cell>
          <table:table-cell table:style-name="ce302" table:formula="of:=IF(MOD(TRUNC([.$M13]/(2^[.S$3]));2);&quot; &quot;;&quot;&quot;)">
            <text:p/>
          </table:table-cell>
          <table:table-cell table:style-name="ce302" table:formula="of:=IF(MOD(TRUNC([.$M13]/(2^[.T$3]));2);&quot; &quot;;&quot;&quot;)">
            <text:p/>
          </table:table-cell>
          <table:table-cell table:style-name="ce302" table:formula="of:=IF(MOD(TRUNC([.$M13]/(2^[.U$3]));2);&quot; &quot;;&quot;&quot;)">
            <text:p/>
          </table:table-cell>
          <table:table-cell table:style-name="ce302" table:formula="of:=IF(MOD(TRUNC([.$M13]/(2^[.V$3]));2);&quot; &quot;;&quot;&quot;)">
            <text:p/>
          </table:table-cell>
          <table:table-cell table:style-name="ce307" table:formula="of:=IF(MOD(TRUNC([.$M13]/(2^[.W$3]));2);&quot; &quot;;&quot;&quot;)">
            <text:p/>
          </table:table-cell>
          <table:table-cell table:style-name="Default"/>
          <table:table-cell table:style-name="ce180" office:value-type="string" calcext:value-type="string">
            <text:p>m_set</text:p>
          </table:table-cell>
          <table:table-cell table:style-name="ce312" table:formula="of:=mem_set" office:value-type="float" office:value="0" calcext:value-type="float">
            <text:p>0</text:p>
          </table:table-cell>
          <table:table-cell table:style-name="ce309" table:formula="of:=IF( m_clear = 1; 0; IF(AND(m_address = ([.$AK13] * 10) + [.AA$10]; m_set = 1); m_value; [.AA13]))" office:value-type="float" office:value="0" calcext:value-type="float">
            <text:p>0</text:p>
          </table:table-cell>
          <table:table-cell table:style-name="ce309" table:formula="of:=IF( m_clear = 1; 0; IF(AND(m_address = ([.$AK13] * 10) + [.AB$10]; m_set = 1); m_value; [.AB13]))" office:value-type="float" office:value="0" calcext:value-type="float">
            <text:p>0</text:p>
          </table:table-cell>
          <table:table-cell table:style-name="ce309" table:formula="of:=IF( m_clear = 1; 0; IF(AND(m_address = ([.$AK13] * 10) + [.AC$10]; m_set = 1); m_value; [.AC13]))" office:value-type="float" office:value="0" calcext:value-type="float">
            <text:p>0</text:p>
          </table:table-cell>
          <table:table-cell table:style-name="ce309" table:formula="of:=IF( m_clear = 1; 0; IF(AND(m_address = ([.$AK13] * 10) + [.AD$10]; m_set = 1); m_value; [.AD13]))" office:value-type="float" office:value="0" calcext:value-type="float">
            <text:p>0</text:p>
          </table:table-cell>
          <table:table-cell table:style-name="ce309" table:formula="of:=IF( m_clear = 1; 0; IF(AND(m_address = ([.$AK13] * 10) + [.AE$10]; m_set = 1); m_value; [.AE13]))" office:value-type="float" office:value="0" calcext:value-type="float">
            <text:p>0</text:p>
          </table:table-cell>
          <table:table-cell table:style-name="ce309" table:formula="of:=IF( m_clear = 1; 0; IF(AND(m_address = ([.$AK13] * 10) + [.AF$10]; m_set = 1); m_value; [.AF13]))" office:value-type="float" office:value="0" calcext:value-type="float">
            <text:p>0</text:p>
          </table:table-cell>
          <table:table-cell table:style-name="ce309" table:formula="of:=IF( m_clear = 1; 0; IF(AND(m_address = ([.$AK13] * 10) + [.AG$10]; m_set = 1); m_value; [.AG13]))" office:value-type="float" office:value="0" calcext:value-type="float">
            <text:p>0</text:p>
          </table:table-cell>
          <table:table-cell table:style-name="ce309" table:formula="of:=IF( m_clear = 1; 0; IF(AND(m_address = ([.$AK13] * 10) + [.AH$10]; m_set = 1); m_value; [.AH13]))" office:value-type="float" office:value="0" calcext:value-type="float">
            <text:p>0</text:p>
          </table:table-cell>
          <table:table-cell table:style-name="ce309" table:formula="of:=IF( m_clear = 1; 0; IF(AND(m_address = ([.$AK13] * 10) + [.AI$10]; m_set = 1); m_value; [.AI13]))" office:value-type="float" office:value="0" calcext:value-type="float">
            <text:p>0</text:p>
          </table:table-cell>
          <table:table-cell table:style-name="ce309" table:formula="of:=IF( m_clear = 1; 0; IF(AND(m_address = ([.$AK13] * 10) + [.AJ$10]; m_set = 1); m_value; [.AJ13]))" office:value-type="float" office:value="0" calcext:value-type="float">
            <text:p>0</text:p>
          </table:table-cell>
          <table:table-cell office:value-type="float" office:value="2" calcext:value-type="float">
            <text:p>2</text:p>
          </table:table-cell>
          <table:table-cell table:style-name="Default" table:number-columns-repeated="2"/>
          <table:table-cell table:number-columns-repeated="985"/>
        </table:table-row>
        <table:table-row table:style-name="ro4">
          <table:table-cell table:style-name="Default"/>
          <table:table-cell table:style-name="ce111"/>
          <table:table-cell table:style-name="ce146"/>
          <table:table-cell table:style-name="ce180" office:value-type="string" calcext:value-type="string">
            <text:p>cx</text:p>
          </table:table-cell>
          <table:table-cell table:style-name="ce185" table:formula="of:=IF(c_reset = 1; 0; [.F14])" office:value-type="float" office:value="0" calcext:value-type="float">
            <text:p>0</text:p>
          </table:table-cell>
          <table:table-cell table:style-name="ce188" table:formula="of:=IF (c_clock = 1; [.G14]; cx)" office:value-type="float" office:value="0" calcext:value-type="float">
            <text:p>0</text:p>
          </table:table-cell>
          <table:table-cell table:style-name="ce188" table:formula="of:=IF (opA = &quot;cx&quot;; [.H14]; IF(opB = &quot;cx&quot;; [.I14]; cx))" office:value-type="float" office:value="0" calcext:value-type="float">
            <text:p>0</text:p>
          </table:table-cell>
          <table:table-cell table:style-name="ce189" table:formula="of:=IF(opA = &quot;cx&quot;;IF (command = &quot;pop&quot;; pop_value; IF (command = &quot;mov&quot;; opB; cx)); cx)" office:value-type="float" office:value="0" calcext:value-type="float">
            <text:p>0</text:p>
          </table:table-cell>
          <table:table-cell table:style-name="ce189" table:formula="of:= IF(AND(opB=&quot;cx&quot;;command = &quot;mmov&quot;); mem_value; cx)" office:value-type="float" office:value="0" calcext:value-type="float">
            <text:p>0</text:p>
          </table:table-cell>
          <table:table-cell table:style-name="ce180"/>
          <table:table-cell table:style-name="Default"/>
          <table:table-cell table:style-name="ce272" office:value-type="float" office:value="10" calcext:value-type="float">
            <text:p>10</text:p>
          </table:table-cell>
          <table:table-cell table:style-name="ce214" table:formula="of:=[.AA12]" office:value-type="float" office:value="0" calcext:value-type="float">
            <text:p>0</text:p>
          </table:table-cell>
          <table:table-cell table:style-name="ce288" table:formula="of:=IF(MOD(TRUNC([.$M14]/(2^[.N$3]));2);&quot; &quot;;&quot;&quot;)">
            <text:p/>
          </table:table-cell>
          <table:table-cell table:style-name="ce302" table:formula="of:=IF(MOD(TRUNC([.$M14]/(2^[.O$3]));2);&quot; &quot;;&quot;&quot;)">
            <text:p/>
          </table:table-cell>
          <table:table-cell table:style-name="ce302" table:formula="of:=IF(MOD(TRUNC([.$M14]/(2^[.P$3]));2);&quot; &quot;;&quot;&quot;)">
            <text:p/>
          </table:table-cell>
          <table:table-cell table:style-name="ce302" table:formula="of:=IF(MOD(TRUNC([.$M14]/(2^[.Q$3]));2);&quot; &quot;;&quot;&quot;)">
            <text:p/>
          </table:table-cell>
          <table:table-cell table:style-name="ce302" table:formula="of:=IF(MOD(TRUNC([.$M14]/(2^[.R$3]));2);&quot; &quot;;&quot;&quot;)">
            <text:p/>
          </table:table-cell>
          <table:table-cell table:style-name="ce302" table:formula="of:=IF(MOD(TRUNC([.$M14]/(2^[.S$3]));2);&quot; &quot;;&quot;&quot;)">
            <text:p/>
          </table:table-cell>
          <table:table-cell table:style-name="ce302" table:formula="of:=IF(MOD(TRUNC([.$M14]/(2^[.T$3]));2);&quot; &quot;;&quot;&quot;)">
            <text:p/>
          </table:table-cell>
          <table:table-cell table:style-name="ce302" table:formula="of:=IF(MOD(TRUNC([.$M14]/(2^[.U$3]));2);&quot; &quot;;&quot;&quot;)">
            <text:p/>
          </table:table-cell>
          <table:table-cell table:style-name="ce302" table:formula="of:=IF(MOD(TRUNC([.$M14]/(2^[.V$3]));2);&quot; &quot;;&quot;&quot;)">
            <text:p/>
          </table:table-cell>
          <table:table-cell table:style-name="ce307" table:formula="of:=IF(MOD(TRUNC([.$M14]/(2^[.W$3]));2);&quot; &quot;;&quot;&quot;)">
            <text:p/>
          </table:table-cell>
          <table:table-cell table:style-name="Default"/>
          <table:table-cell table:style-name="ce180" office:value-type="string" calcext:value-type="string">
            <text:p>m_value_out</text:p>
          </table:table-cell>
          <table:table-cell table:style-name="ce215" table:formula="of:=INDIRECT(ADDRESS(ROW([.AA11]) + m_address / 10; COLUMN([.AA11]) + MOD(m_address; 10); 1;0);0)" office:value-type="float" office:value="0" calcext:value-type="float">
            <text:p>0</text:p>
          </table:table-cell>
          <table:table-cell table:style-name="ce309" table:formula="of:=IF( m_clear = 1; 0; IF(AND(m_address = ([.$AK14] * 10) + [.AA$10]; m_set = 1); m_value; [.AA14]))" office:value-type="float" office:value="0" calcext:value-type="float">
            <text:p>0</text:p>
          </table:table-cell>
          <table:table-cell table:style-name="ce309" table:formula="of:=IF( m_clear = 1; 0; IF(AND(m_address = ([.$AK14] * 10) + [.AB$10]; m_set = 1); m_value; [.AB14]))" office:value-type="float" office:value="0" calcext:value-type="float">
            <text:p>0</text:p>
          </table:table-cell>
          <table:table-cell table:style-name="ce309" table:formula="of:=IF( m_clear = 1; 0; IF(AND(m_address = ([.$AK14] * 10) + [.AC$10]; m_set = 1); m_value; [.AC14]))" office:value-type="float" office:value="0" calcext:value-type="float">
            <text:p>0</text:p>
          </table:table-cell>
          <table:table-cell table:style-name="ce309" table:formula="of:=IF( m_clear = 1; 0; IF(AND(m_address = ([.$AK14] * 10) + [.AD$10]; m_set = 1); m_value; [.AD14]))" office:value-type="float" office:value="0" calcext:value-type="float">
            <text:p>0</text:p>
          </table:table-cell>
          <table:table-cell table:style-name="ce309" table:formula="of:=IF( m_clear = 1; 0; IF(AND(m_address = ([.$AK14] * 10) + [.AE$10]; m_set = 1); m_value; [.AE14]))" office:value-type="float" office:value="0" calcext:value-type="float">
            <text:p>0</text:p>
          </table:table-cell>
          <table:table-cell table:style-name="ce309" table:formula="of:=IF( m_clear = 1; 0; IF(AND(m_address = ([.$AK14] * 10) + [.AF$10]; m_set = 1); m_value; [.AF14]))" office:value-type="float" office:value="0" calcext:value-type="float">
            <text:p>0</text:p>
          </table:table-cell>
          <table:table-cell table:style-name="ce309" table:formula="of:=IF( m_clear = 1; 0; IF(AND(m_address = ([.$AK14] * 10) + [.AG$10]; m_set = 1); m_value; [.AG14]))" office:value-type="float" office:value="0" calcext:value-type="float">
            <text:p>0</text:p>
          </table:table-cell>
          <table:table-cell table:style-name="ce309" table:formula="of:=IF( m_clear = 1; 0; IF(AND(m_address = ([.$AK14] * 10) + [.AH$10]; m_set = 1); m_value; [.AH14]))" office:value-type="float" office:value="0" calcext:value-type="float">
            <text:p>0</text:p>
          </table:table-cell>
          <table:table-cell table:style-name="ce309" table:formula="of:=IF( m_clear = 1; 0; IF(AND(m_address = ([.$AK14] * 10) + [.AI$10]; m_set = 1); m_value; [.AI14]))" office:value-type="float" office:value="0" calcext:value-type="float">
            <text:p>0</text:p>
          </table:table-cell>
          <table:table-cell table:style-name="ce309" table:formula="of:=IF( m_clear = 1; 0; IF(AND(m_address = ([.$AK14] * 10) + [.AJ$10]; m_set = 1); m_value; [.AJ14]))" office:value-type="float" office:value="0" calcext:value-type="float">
            <text:p>0</text:p>
          </table:table-cell>
          <table:table-cell office:value-type="float" office:value="3" calcext:value-type="float">
            <text:p>3</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6"/>
          <table:table-cell table:style-name="ce180"/>
          <table:table-cell table:style-name="Default"/>
          <table:table-cell table:style-name="ce272" office:value-type="float" office:value="11" calcext:value-type="float">
            <text:p>11</text:p>
          </table:table-cell>
          <table:table-cell table:style-name="ce214" table:formula="of:=[.AB12]" office:value-type="float" office:value="0" calcext:value-type="float">
            <text:p>0</text:p>
          </table:table-cell>
          <table:table-cell table:style-name="ce288" table:formula="of:=IF(MOD(TRUNC([.$M15]/(2^[.N$3]));2);&quot; &quot;;&quot;&quot;)">
            <text:p/>
          </table:table-cell>
          <table:table-cell table:style-name="ce302" table:formula="of:=IF(MOD(TRUNC([.$M15]/(2^[.O$3]));2);&quot; &quot;;&quot;&quot;)">
            <text:p/>
          </table:table-cell>
          <table:table-cell table:style-name="ce302" table:formula="of:=IF(MOD(TRUNC([.$M15]/(2^[.P$3]));2);&quot; &quot;;&quot;&quot;)">
            <text:p/>
          </table:table-cell>
          <table:table-cell table:style-name="ce302" table:formula="of:=IF(MOD(TRUNC([.$M15]/(2^[.Q$3]));2);&quot; &quot;;&quot;&quot;)">
            <text:p/>
          </table:table-cell>
          <table:table-cell table:style-name="ce302" table:formula="of:=IF(MOD(TRUNC([.$M15]/(2^[.R$3]));2);&quot; &quot;;&quot;&quot;)">
            <text:p/>
          </table:table-cell>
          <table:table-cell table:style-name="ce302" table:formula="of:=IF(MOD(TRUNC([.$M15]/(2^[.S$3]));2);&quot; &quot;;&quot;&quot;)">
            <text:p/>
          </table:table-cell>
          <table:table-cell table:style-name="ce302" table:formula="of:=IF(MOD(TRUNC([.$M15]/(2^[.T$3]));2);&quot; &quot;;&quot;&quot;)">
            <text:p/>
          </table:table-cell>
          <table:table-cell table:style-name="ce302" table:formula="of:=IF(MOD(TRUNC([.$M15]/(2^[.U$3]));2);&quot; &quot;;&quot;&quot;)">
            <text:p/>
          </table:table-cell>
          <table:table-cell table:style-name="ce302" table:formula="of:=IF(MOD(TRUNC([.$M15]/(2^[.V$3]));2);&quot; &quot;;&quot;&quot;)">
            <text:p/>
          </table:table-cell>
          <table:table-cell table:style-name="ce307" table:formula="of:=IF(MOD(TRUNC([.$M15]/(2^[.W$3]));2);&quot; &quot;;&quot;&quot;)">
            <text:p/>
          </table:table-cell>
          <table:table-cell table:style-name="Default"/>
          <table:table-cell table:style-name="ce180" office:value-type="string" calcext:value-type="string">
            <text:p>m_clear</text:p>
          </table:table-cell>
          <table:table-cell table:style-name="ce214" table:formula="of:=g_reset" office:value-type="float" office:value="0" calcext:value-type="float">
            <text:p>0</text:p>
          </table:table-cell>
          <table:table-cell table:style-name="ce309" table:formula="of:=IF( m_clear = 1; 0; IF(AND(m_address = ([.$AK15] * 10) + [.AA$10]; m_set = 1); m_value; [.AA15]))" office:value-type="float" office:value="0" calcext:value-type="float">
            <text:p>0</text:p>
          </table:table-cell>
          <table:table-cell table:style-name="ce309" table:formula="of:=IF( m_clear = 1; 0; IF(AND(m_address = ([.$AK15] * 10) + [.AB$10]; m_set = 1); m_value; [.AB15]))" office:value-type="float" office:value="0" calcext:value-type="float">
            <text:p>0</text:p>
          </table:table-cell>
          <table:table-cell table:style-name="ce309" table:formula="of:=IF( m_clear = 1; 0; IF(AND(m_address = ([.$AK15] * 10) + [.AC$10]; m_set = 1); m_value; [.AC15]))" office:value-type="float" office:value="0" calcext:value-type="float">
            <text:p>0</text:p>
          </table:table-cell>
          <table:table-cell table:style-name="ce309" table:formula="of:=IF( m_clear = 1; 0; IF(AND(m_address = ([.$AK15] * 10) + [.AD$10]; m_set = 1); m_value; [.AD15]))" office:value-type="float" office:value="0" calcext:value-type="float">
            <text:p>0</text:p>
          </table:table-cell>
          <table:table-cell table:style-name="ce309" table:formula="of:=IF( m_clear = 1; 0; IF(AND(m_address = ([.$AK15] * 10) + [.AE$10]; m_set = 1); m_value; [.AE15]))" office:value-type="float" office:value="0" calcext:value-type="float">
            <text:p>0</text:p>
          </table:table-cell>
          <table:table-cell table:style-name="ce309" table:formula="of:=IF( m_clear = 1; 0; IF(AND(m_address = ([.$AK15] * 10) + [.AF$10]; m_set = 1); m_value; [.AF15]))" office:value-type="float" office:value="0" calcext:value-type="float">
            <text:p>0</text:p>
          </table:table-cell>
          <table:table-cell table:style-name="ce309" table:formula="of:=IF( m_clear = 1; 0; IF(AND(m_address = ([.$AK15] * 10) + [.AG$10]; m_set = 1); m_value; [.AG15]))" office:value-type="float" office:value="0" calcext:value-type="float">
            <text:p>0</text:p>
          </table:table-cell>
          <table:table-cell table:style-name="ce309" table:formula="of:=IF( m_clear = 1; 0; IF(AND(m_address = ([.$AK15] * 10) + [.AH$10]; m_set = 1); m_value; [.AH15]))" office:value-type="float" office:value="0" calcext:value-type="float">
            <text:p>0</text:p>
          </table:table-cell>
          <table:table-cell table:style-name="ce309" table:formula="of:=IF( m_clear = 1; 0; IF(AND(m_address = ([.$AK15] * 10) + [.AI$10]; m_set = 1); m_value; [.AI15]))" office:value-type="float" office:value="0" calcext:value-type="float">
            <text:p>0</text:p>
          </table:table-cell>
          <table:table-cell table:style-name="ce309" table:formula="of:=IF( m_clear = 1; 0; IF(AND(m_address = ([.$AK15] * 10) + [.AJ$10]; m_set = 1); m_value; [.AJ15]))" office:value-type="float" office:value="0" calcext:value-type="float">
            <text:p>0</text:p>
          </table:table-cell>
          <table:table-cell office:value-type="float" office:value="4" calcext:value-type="float">
            <text:p>4</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6"/>
          <table:table-cell table:style-name="ce180"/>
          <table:table-cell table:style-name="Default"/>
          <table:table-cell table:style-name="ce272" office:value-type="float" office:value="12" calcext:value-type="float">
            <text:p>12</text:p>
          </table:table-cell>
          <table:table-cell table:style-name="ce214" table:formula="of:=[.AC12]" office:value-type="float" office:value="0" calcext:value-type="float">
            <text:p>0</text:p>
          </table:table-cell>
          <table:table-cell table:style-name="ce288" table:formula="of:=IF(MOD(TRUNC([.$M16]/(2^[.N$3]));2);&quot; &quot;;&quot;&quot;)">
            <text:p/>
          </table:table-cell>
          <table:table-cell table:style-name="ce302" table:formula="of:=IF(MOD(TRUNC([.$M16]/(2^[.O$3]));2);&quot; &quot;;&quot;&quot;)">
            <text:p/>
          </table:table-cell>
          <table:table-cell table:style-name="ce302" table:formula="of:=IF(MOD(TRUNC([.$M16]/(2^[.P$3]));2);&quot; &quot;;&quot;&quot;)">
            <text:p/>
          </table:table-cell>
          <table:table-cell table:style-name="ce302" table:formula="of:=IF(MOD(TRUNC([.$M16]/(2^[.Q$3]));2);&quot; &quot;;&quot;&quot;)">
            <text:p/>
          </table:table-cell>
          <table:table-cell table:style-name="ce302" table:formula="of:=IF(MOD(TRUNC([.$M16]/(2^[.R$3]));2);&quot; &quot;;&quot;&quot;)">
            <text:p/>
          </table:table-cell>
          <table:table-cell table:style-name="ce302" table:formula="of:=IF(MOD(TRUNC([.$M16]/(2^[.S$3]));2);&quot; &quot;;&quot;&quot;)">
            <text:p/>
          </table:table-cell>
          <table:table-cell table:style-name="ce302" table:formula="of:=IF(MOD(TRUNC([.$M16]/(2^[.T$3]));2);&quot; &quot;;&quot;&quot;)">
            <text:p/>
          </table:table-cell>
          <table:table-cell table:style-name="ce302" table:formula="of:=IF(MOD(TRUNC([.$M16]/(2^[.U$3]));2);&quot; &quot;;&quot;&quot;)">
            <text:p/>
          </table:table-cell>
          <table:table-cell table:style-name="ce302" table:formula="of:=IF(MOD(TRUNC([.$M16]/(2^[.V$3]));2);&quot; &quot;;&quot;&quot;)">
            <text:p/>
          </table:table-cell>
          <table:table-cell table:style-name="ce307" table:formula="of:=IF(MOD(TRUNC([.$M16]/(2^[.W$3]));2);&quot; &quot;;&quot;&quot;)">
            <text:p/>
          </table:table-cell>
          <table:table-cell table:style-name="Default"/>
          <table:table-cell table:number-columns-repeated="2"/>
          <table:table-cell table:style-name="ce309" table:formula="of:=IF( m_clear = 1; 0; IF(AND(m_address = ([.$AK16] * 10) + [.AA$10]; m_set = 1); m_value; [.AA16]))" office:value-type="float" office:value="0" calcext:value-type="float">
            <text:p>0</text:p>
          </table:table-cell>
          <table:table-cell table:style-name="ce309" table:formula="of:=IF( m_clear = 1; 0; IF(AND(m_address = ([.$AK16] * 10) + [.AB$10]; m_set = 1); m_value; [.AB16]))" office:value-type="float" office:value="0" calcext:value-type="float">
            <text:p>0</text:p>
          </table:table-cell>
          <table:table-cell table:style-name="ce309" table:formula="of:=IF( m_clear = 1; 0; IF(AND(m_address = ([.$AK16] * 10) + [.AC$10]; m_set = 1); m_value; [.AC16]))" office:value-type="float" office:value="0" calcext:value-type="float">
            <text:p>0</text:p>
          </table:table-cell>
          <table:table-cell table:style-name="ce309" table:formula="of:=IF( m_clear = 1; 0; IF(AND(m_address = ([.$AK16] * 10) + [.AD$10]; m_set = 1); m_value; [.AD16]))" office:value-type="float" office:value="0" calcext:value-type="float">
            <text:p>0</text:p>
          </table:table-cell>
          <table:table-cell table:style-name="ce309" table:formula="of:=IF( m_clear = 1; 0; IF(AND(m_address = ([.$AK16] * 10) + [.AE$10]; m_set = 1); m_value; [.AE16]))" office:value-type="float" office:value="0" calcext:value-type="float">
            <text:p>0</text:p>
          </table:table-cell>
          <table:table-cell table:style-name="ce309" table:formula="of:=IF( m_clear = 1; 0; IF(AND(m_address = ([.$AK16] * 10) + [.AF$10]; m_set = 1); m_value; [.AF16]))" office:value-type="float" office:value="0" calcext:value-type="float">
            <text:p>0</text:p>
          </table:table-cell>
          <table:table-cell table:style-name="ce309" table:formula="of:=IF( m_clear = 1; 0; IF(AND(m_address = ([.$AK16] * 10) + [.AG$10]; m_set = 1); m_value; [.AG16]))" office:value-type="float" office:value="0" calcext:value-type="float">
            <text:p>0</text:p>
          </table:table-cell>
          <table:table-cell table:style-name="ce309" table:formula="of:=IF( m_clear = 1; 0; IF(AND(m_address = ([.$AK16] * 10) + [.AH$10]; m_set = 1); m_value; [.AH16]))" office:value-type="float" office:value="0" calcext:value-type="float">
            <text:p>0</text:p>
          </table:table-cell>
          <table:table-cell table:style-name="ce309" table:formula="of:=IF( m_clear = 1; 0; IF(AND(m_address = ([.$AK16] * 10) + [.AI$10]; m_set = 1); m_value; [.AI16]))" office:value-type="float" office:value="0" calcext:value-type="float">
            <text:p>0</text:p>
          </table:table-cell>
          <table:table-cell table:style-name="ce309" table:formula="of:=IF( m_clear = 1; 0; IF(AND(m_address = ([.$AK16] * 10) + [.AJ$10]; m_set = 1); m_value; [.AJ16]))" office:value-type="float" office:value="0" calcext:value-type="float">
            <text:p>0</text:p>
          </table:table-cell>
          <table:table-cell office:value-type="float" office:value="5" calcext:value-type="float">
            <text:p>5</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8"/>
          <table:table-cell table:style-name="ce272" office:value-type="float" office:value="13" calcext:value-type="float">
            <text:p>13</text:p>
          </table:table-cell>
          <table:table-cell table:style-name="ce214" table:formula="of:=[.AD12]" office:value-type="float" office:value="0" calcext:value-type="float">
            <text:p>0</text:p>
          </table:table-cell>
          <table:table-cell table:style-name="ce288" table:formula="of:=IF(MOD(TRUNC([.$M17]/(2^[.N$3]));2);&quot; &quot;;&quot;&quot;)">
            <text:p/>
          </table:table-cell>
          <table:table-cell table:style-name="ce302" table:formula="of:=IF(MOD(TRUNC([.$M17]/(2^[.O$3]));2);&quot; &quot;;&quot;&quot;)">
            <text:p/>
          </table:table-cell>
          <table:table-cell table:style-name="ce302" table:formula="of:=IF(MOD(TRUNC([.$M17]/(2^[.P$3]));2);&quot; &quot;;&quot;&quot;)">
            <text:p/>
          </table:table-cell>
          <table:table-cell table:style-name="ce302" table:formula="of:=IF(MOD(TRUNC([.$M17]/(2^[.Q$3]));2);&quot; &quot;;&quot;&quot;)">
            <text:p/>
          </table:table-cell>
          <table:table-cell table:style-name="ce302" table:formula="of:=IF(MOD(TRUNC([.$M17]/(2^[.R$3]));2);&quot; &quot;;&quot;&quot;)">
            <text:p/>
          </table:table-cell>
          <table:table-cell table:style-name="ce302" table:formula="of:=IF(MOD(TRUNC([.$M17]/(2^[.S$3]));2);&quot; &quot;;&quot;&quot;)">
            <text:p/>
          </table:table-cell>
          <table:table-cell table:style-name="ce302" table:formula="of:=IF(MOD(TRUNC([.$M17]/(2^[.T$3]));2);&quot; &quot;;&quot;&quot;)">
            <text:p/>
          </table:table-cell>
          <table:table-cell table:style-name="ce302" table:formula="of:=IF(MOD(TRUNC([.$M17]/(2^[.U$3]));2);&quot; &quot;;&quot;&quot;)">
            <text:p/>
          </table:table-cell>
          <table:table-cell table:style-name="ce302" table:formula="of:=IF(MOD(TRUNC([.$M17]/(2^[.V$3]));2);&quot; &quot;;&quot;&quot;)">
            <text:p/>
          </table:table-cell>
          <table:table-cell table:style-name="ce307" table:formula="of:=IF(MOD(TRUNC([.$M17]/(2^[.W$3]));2);&quot; &quot;;&quot;&quot;)">
            <text:p/>
          </table:table-cell>
          <table:table-cell table:style-name="Default"/>
          <table:table-cell table:number-columns-repeated="2"/>
          <table:table-cell table:style-name="ce309" table:formula="of:=IF( m_clear = 1; 0; IF(AND(m_address = ([.$AK17] * 10) + [.AA$10]; m_set = 1); m_value; [.AA17]))" office:value-type="float" office:value="0" calcext:value-type="float">
            <text:p>0</text:p>
          </table:table-cell>
          <table:table-cell table:style-name="ce309" table:formula="of:=IF( m_clear = 1; 0; IF(AND(m_address = ([.$AK17] * 10) + [.AB$10]; m_set = 1); m_value; [.AB17]))" office:value-type="float" office:value="0" calcext:value-type="float">
            <text:p>0</text:p>
          </table:table-cell>
          <table:table-cell table:style-name="ce309" table:formula="of:=IF( m_clear = 1; 0; IF(AND(m_address = ([.$AK17] * 10) + [.AC$10]; m_set = 1); m_value; [.AC17]))" office:value-type="float" office:value="0" calcext:value-type="float">
            <text:p>0</text:p>
          </table:table-cell>
          <table:table-cell table:style-name="ce309" table:formula="of:=IF( m_clear = 1; 0; IF(AND(m_address = ([.$AK17] * 10) + [.AD$10]; m_set = 1); m_value; [.AD17]))" office:value-type="float" office:value="0" calcext:value-type="float">
            <text:p>0</text:p>
          </table:table-cell>
          <table:table-cell table:style-name="ce309" table:formula="of:=IF( m_clear = 1; 0; IF(AND(m_address = ([.$AK17] * 10) + [.AE$10]; m_set = 1); m_value; [.AE17]))" office:value-type="float" office:value="0" calcext:value-type="float">
            <text:p>0</text:p>
          </table:table-cell>
          <table:table-cell table:style-name="ce309" table:formula="of:=IF( m_clear = 1; 0; IF(AND(m_address = ([.$AK17] * 10) + [.AF$10]; m_set = 1); m_value; [.AF17]))" office:value-type="float" office:value="0" calcext:value-type="float">
            <text:p>0</text:p>
          </table:table-cell>
          <table:table-cell table:style-name="ce309" table:formula="of:=IF( m_clear = 1; 0; IF(AND(m_address = ([.$AK17] * 10) + [.AG$10]; m_set = 1); m_value; [.AG17]))" office:value-type="float" office:value="0" calcext:value-type="float">
            <text:p>0</text:p>
          </table:table-cell>
          <table:table-cell table:style-name="ce309" table:formula="of:=IF( m_clear = 1; 0; IF(AND(m_address = ([.$AK17] * 10) + [.AH$10]; m_set = 1); m_value; [.AH17]))" office:value-type="float" office:value="0" calcext:value-type="float">
            <text:p>0</text:p>
          </table:table-cell>
          <table:table-cell table:style-name="ce309" table:formula="of:=IF( m_clear = 1; 0; IF(AND(m_address = ([.$AK17] * 10) + [.AI$10]; m_set = 1); m_value; [.AI17]))" office:value-type="float" office:value="0" calcext:value-type="float">
            <text:p>0</text:p>
          </table:table-cell>
          <table:table-cell table:style-name="ce309" table:formula="of:=IF( m_clear = 1; 0; IF(AND(m_address = ([.$AK17] * 10) + [.AJ$10]; m_set = 1); m_value; [.AJ17]))" office:value-type="float" office:value="0" calcext:value-type="float">
            <text:p>0</text:p>
          </table:table-cell>
          <table:table-cell office:value-type="float" office:value="6" calcext:value-type="float">
            <text:p>6</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5"/>
          <table:table-cell table:style-name="ce272" office:value-type="float" office:value="14" calcext:value-type="float">
            <text:p>14</text:p>
          </table:table-cell>
          <table:table-cell table:style-name="ce214" table:formula="of:=[.AE12]" office:value-type="float" office:value="0" calcext:value-type="float">
            <text:p>0</text:p>
          </table:table-cell>
          <table:table-cell table:style-name="ce288" table:formula="of:=IF(MOD(TRUNC([.$M18]/(2^[.N$3]));2);&quot; &quot;;&quot;&quot;)">
            <text:p/>
          </table:table-cell>
          <table:table-cell table:style-name="ce302" table:formula="of:=IF(MOD(TRUNC([.$M18]/(2^[.O$3]));2);&quot; &quot;;&quot;&quot;)">
            <text:p/>
          </table:table-cell>
          <table:table-cell table:style-name="ce302" table:formula="of:=IF(MOD(TRUNC([.$M18]/(2^[.P$3]));2);&quot; &quot;;&quot;&quot;)">
            <text:p/>
          </table:table-cell>
          <table:table-cell table:style-name="ce302" table:formula="of:=IF(MOD(TRUNC([.$M18]/(2^[.Q$3]));2);&quot; &quot;;&quot;&quot;)">
            <text:p/>
          </table:table-cell>
          <table:table-cell table:style-name="ce302" table:formula="of:=IF(MOD(TRUNC([.$M18]/(2^[.R$3]));2);&quot; &quot;;&quot;&quot;)">
            <text:p/>
          </table:table-cell>
          <table:table-cell table:style-name="ce302" table:formula="of:=IF(MOD(TRUNC([.$M18]/(2^[.S$3]));2);&quot; &quot;;&quot;&quot;)">
            <text:p/>
          </table:table-cell>
          <table:table-cell table:style-name="ce302" table:formula="of:=IF(MOD(TRUNC([.$M18]/(2^[.T$3]));2);&quot; &quot;;&quot;&quot;)">
            <text:p/>
          </table:table-cell>
          <table:table-cell table:style-name="ce302" table:formula="of:=IF(MOD(TRUNC([.$M18]/(2^[.U$3]));2);&quot; &quot;;&quot;&quot;)">
            <text:p/>
          </table:table-cell>
          <table:table-cell table:style-name="ce302" table:formula="of:=IF(MOD(TRUNC([.$M18]/(2^[.V$3]));2);&quot; &quot;;&quot;&quot;)">
            <text:p/>
          </table:table-cell>
          <table:table-cell table:style-name="ce307" table:formula="of:=IF(MOD(TRUNC([.$M18]/(2^[.W$3]));2);&quot; &quot;;&quot;&quot;)">
            <text:p/>
          </table:table-cell>
          <table:table-cell table:style-name="Default"/>
          <table:table-cell table:number-columns-repeated="2"/>
          <table:table-cell table:style-name="ce309" table:formula="of:=IF( m_clear = 1; 0; IF(AND(m_address = ([.$AK18] * 10) + [.AA$10]; m_set = 1); m_value; [.AA18]))" office:value-type="float" office:value="0" calcext:value-type="float">
            <text:p>0</text:p>
          </table:table-cell>
          <table:table-cell table:style-name="ce309" table:formula="of:=IF( m_clear = 1; 0; IF(AND(m_address = ([.$AK18] * 10) + [.AB$10]; m_set = 1); m_value; [.AB18]))" office:value-type="float" office:value="0" calcext:value-type="float">
            <text:p>0</text:p>
          </table:table-cell>
          <table:table-cell table:style-name="ce309" table:formula="of:=IF( m_clear = 1; 0; IF(AND(m_address = ([.$AK18] * 10) + [.AC$10]; m_set = 1); m_value; [.AC18]))" office:value-type="float" office:value="0" calcext:value-type="float">
            <text:p>0</text:p>
          </table:table-cell>
          <table:table-cell table:style-name="ce309" table:formula="of:=IF( m_clear = 1; 0; IF(AND(m_address = ([.$AK18] * 10) + [.AD$10]; m_set = 1); m_value; [.AD18]))" office:value-type="float" office:value="0" calcext:value-type="float">
            <text:p>0</text:p>
          </table:table-cell>
          <table:table-cell table:style-name="ce309" table:formula="of:=IF( m_clear = 1; 0; IF(AND(m_address = ([.$AK18] * 10) + [.AE$10]; m_set = 1); m_value; [.AE18]))" office:value-type="float" office:value="0" calcext:value-type="float">
            <text:p>0</text:p>
          </table:table-cell>
          <table:table-cell table:style-name="ce309" table:formula="of:=IF( m_clear = 1; 0; IF(AND(m_address = ([.$AK18] * 10) + [.AF$10]; m_set = 1); m_value; [.AF18]))" office:value-type="float" office:value="0" calcext:value-type="float">
            <text:p>0</text:p>
          </table:table-cell>
          <table:table-cell table:style-name="ce309" table:formula="of:=IF( m_clear = 1; 0; IF(AND(m_address = ([.$AK18] * 10) + [.AG$10]; m_set = 1); m_value; [.AG18]))" office:value-type="float" office:value="0" calcext:value-type="float">
            <text:p>0</text:p>
          </table:table-cell>
          <table:table-cell table:style-name="ce309" table:formula="of:=IF( m_clear = 1; 0; IF(AND(m_address = ([.$AK18] * 10) + [.AH$10]; m_set = 1); m_value; [.AH18]))" office:value-type="float" office:value="0" calcext:value-type="float">
            <text:p>0</text:p>
          </table:table-cell>
          <table:table-cell table:style-name="ce309" table:formula="of:=IF( m_clear = 1; 0; IF(AND(m_address = ([.$AK18] * 10) + [.AI$10]; m_set = 1); m_value; [.AI18]))" office:value-type="float" office:value="0" calcext:value-type="float">
            <text:p>0</text:p>
          </table:table-cell>
          <table:table-cell table:style-name="ce309" table:formula="of:=IF( m_clear = 1; 0; IF(AND(m_address = ([.$AK18] * 10) + [.AJ$10]; m_set = 1); m_value; [.AJ18]))" office:value-type="float" office:value="0" calcext:value-type="float">
            <text:p>0</text:p>
          </table:table-cell>
          <table:table-cell office:value-type="float" office:value="7" calcext:value-type="float">
            <text:p>7</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5"/>
          <table:table-cell table:style-name="ce272" office:value-type="float" office:value="15" calcext:value-type="float">
            <text:p>15</text:p>
          </table:table-cell>
          <table:table-cell table:style-name="ce214" table:formula="of:=[.AF12]" office:value-type="float" office:value="0" calcext:value-type="float">
            <text:p>0</text:p>
          </table:table-cell>
          <table:table-cell table:style-name="ce288" table:formula="of:=IF(MOD(TRUNC([.$M19]/(2^[.N$3]));2);&quot; &quot;;&quot;&quot;)">
            <text:p/>
          </table:table-cell>
          <table:table-cell table:style-name="ce302" table:formula="of:=IF(MOD(TRUNC([.$M19]/(2^[.O$3]));2);&quot; &quot;;&quot;&quot;)">
            <text:p/>
          </table:table-cell>
          <table:table-cell table:style-name="ce302" table:formula="of:=IF(MOD(TRUNC([.$M19]/(2^[.P$3]));2);&quot; &quot;;&quot;&quot;)">
            <text:p/>
          </table:table-cell>
          <table:table-cell table:style-name="ce302" table:formula="of:=IF(MOD(TRUNC([.$M19]/(2^[.Q$3]));2);&quot; &quot;;&quot;&quot;)">
            <text:p/>
          </table:table-cell>
          <table:table-cell table:style-name="ce302" table:formula="of:=IF(MOD(TRUNC([.$M19]/(2^[.R$3]));2);&quot; &quot;;&quot;&quot;)">
            <text:p/>
          </table:table-cell>
          <table:table-cell table:style-name="ce302" table:formula="of:=IF(MOD(TRUNC([.$M19]/(2^[.S$3]));2);&quot; &quot;;&quot;&quot;)">
            <text:p/>
          </table:table-cell>
          <table:table-cell table:style-name="ce302" table:formula="of:=IF(MOD(TRUNC([.$M19]/(2^[.T$3]));2);&quot; &quot;;&quot;&quot;)">
            <text:p/>
          </table:table-cell>
          <table:table-cell table:style-name="ce302" table:formula="of:=IF(MOD(TRUNC([.$M19]/(2^[.U$3]));2);&quot; &quot;;&quot;&quot;)">
            <text:p/>
          </table:table-cell>
          <table:table-cell table:style-name="ce302" table:formula="of:=IF(MOD(TRUNC([.$M19]/(2^[.V$3]));2);&quot; &quot;;&quot;&quot;)">
            <text:p/>
          </table:table-cell>
          <table:table-cell table:style-name="ce307" table:formula="of:=IF(MOD(TRUNC([.$M19]/(2^[.W$3]));2);&quot; &quot;;&quot;&quot;)">
            <text:p/>
          </table:table-cell>
          <table:table-cell table:style-name="Default"/>
          <table:table-cell table:number-columns-repeated="2"/>
          <table:table-cell table:style-name="ce309" table:formula="of:=IF( m_clear = 1; 0; IF(AND(m_address = ([.$AK19] * 10) + [.AA$10]; m_set = 1); m_value; [.AA19]))" office:value-type="float" office:value="0" calcext:value-type="float">
            <text:p>0</text:p>
          </table:table-cell>
          <table:table-cell table:style-name="ce309" table:formula="of:=IF( m_clear = 1; 0; IF(AND(m_address = ([.$AK19] * 10) + [.AB$10]; m_set = 1); m_value; [.AB19]))" office:value-type="float" office:value="0" calcext:value-type="float">
            <text:p>0</text:p>
          </table:table-cell>
          <table:table-cell table:style-name="ce309" table:formula="of:=IF( m_clear = 1; 0; IF(AND(m_address = ([.$AK19] * 10) + [.AC$10]; m_set = 1); m_value; [.AC19]))" office:value-type="float" office:value="0" calcext:value-type="float">
            <text:p>0</text:p>
          </table:table-cell>
          <table:table-cell table:style-name="ce309" table:formula="of:=IF( m_clear = 1; 0; IF(AND(m_address = ([.$AK19] * 10) + [.AD$10]; m_set = 1); m_value; [.AD19]))" office:value-type="float" office:value="0" calcext:value-type="float">
            <text:p>0</text:p>
          </table:table-cell>
          <table:table-cell table:style-name="ce309" table:formula="of:=IF( m_clear = 1; 0; IF(AND(m_address = ([.$AK19] * 10) + [.AE$10]; m_set = 1); m_value; [.AE19]))" office:value-type="float" office:value="0" calcext:value-type="float">
            <text:p>0</text:p>
          </table:table-cell>
          <table:table-cell table:style-name="ce309" table:formula="of:=IF( m_clear = 1; 0; IF(AND(m_address = ([.$AK19] * 10) + [.AF$10]; m_set = 1); m_value; [.AF19]))" office:value-type="float" office:value="0" calcext:value-type="float">
            <text:p>0</text:p>
          </table:table-cell>
          <table:table-cell table:style-name="ce309" table:formula="of:=IF( m_clear = 1; 0; IF(AND(m_address = ([.$AK19] * 10) + [.AG$10]; m_set = 1); m_value; [.AG19]))" office:value-type="float" office:value="0" calcext:value-type="float">
            <text:p>0</text:p>
          </table:table-cell>
          <table:table-cell table:style-name="ce309" table:formula="of:=IF( m_clear = 1; 0; IF(AND(m_address = ([.$AK19] * 10) + [.AH$10]; m_set = 1); m_value; [.AH19]))" office:value-type="float" office:value="0" calcext:value-type="float">
            <text:p>0</text:p>
          </table:table-cell>
          <table:table-cell table:style-name="ce309" table:formula="of:=IF( m_clear = 1; 0; IF(AND(m_address = ([.$AK19] * 10) + [.AI$10]; m_set = 1); m_value; [.AI19]))" office:value-type="float" office:value="0" calcext:value-type="float">
            <text:p>0</text:p>
          </table:table-cell>
          <table:table-cell table:style-name="ce309" table:formula="of:=IF( m_clear = 1; 0; IF(AND(m_address = ([.$AK19] * 10) + [.AJ$10]; m_set = 1); m_value; [.AJ19]))" office:value-type="float" office:value="0" calcext:value-type="float">
            <text:p>0</text:p>
          </table:table-cell>
          <table:table-cell office:value-type="float" office:value="8" calcext:value-type="float">
            <text:p>8</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2"/>
          <table:table-cell table:style-name="ce180"/>
          <table:table-cell table:style-name="Default" table:number-columns-repeated="4"/>
          <table:table-cell/>
          <table:table-cell table:style-name="ce272" office:value-type="float" office:value="16" calcext:value-type="float">
            <text:p>16</text:p>
          </table:table-cell>
          <table:table-cell table:style-name="ce214" table:formula="of:=[.AG12]" office:value-type="float" office:value="0" calcext:value-type="float">
            <text:p>0</text:p>
          </table:table-cell>
          <table:table-cell table:style-name="ce288" table:formula="of:=IF(MOD(TRUNC([.$M20]/(2^[.N$3]));2);&quot; &quot;;&quot;&quot;)">
            <text:p/>
          </table:table-cell>
          <table:table-cell table:style-name="ce302" table:formula="of:=IF(MOD(TRUNC([.$M20]/(2^[.O$3]));2);&quot; &quot;;&quot;&quot;)">
            <text:p/>
          </table:table-cell>
          <table:table-cell table:style-name="ce302" table:formula="of:=IF(MOD(TRUNC([.$M20]/(2^[.P$3]));2);&quot; &quot;;&quot;&quot;)">
            <text:p/>
          </table:table-cell>
          <table:table-cell table:style-name="ce302" table:formula="of:=IF(MOD(TRUNC([.$M20]/(2^[.Q$3]));2);&quot; &quot;;&quot;&quot;)">
            <text:p/>
          </table:table-cell>
          <table:table-cell table:style-name="ce302" table:formula="of:=IF(MOD(TRUNC([.$M20]/(2^[.R$3]));2);&quot; &quot;;&quot;&quot;)">
            <text:p/>
          </table:table-cell>
          <table:table-cell table:style-name="ce302" table:formula="of:=IF(MOD(TRUNC([.$M20]/(2^[.S$3]));2);&quot; &quot;;&quot;&quot;)">
            <text:p/>
          </table:table-cell>
          <table:table-cell table:style-name="ce302" table:formula="of:=IF(MOD(TRUNC([.$M20]/(2^[.T$3]));2);&quot; &quot;;&quot;&quot;)">
            <text:p/>
          </table:table-cell>
          <table:table-cell table:style-name="ce302" table:formula="of:=IF(MOD(TRUNC([.$M20]/(2^[.U$3]));2);&quot; &quot;;&quot;&quot;)">
            <text:p/>
          </table:table-cell>
          <table:table-cell table:style-name="ce302" table:formula="of:=IF(MOD(TRUNC([.$M20]/(2^[.V$3]));2);&quot; &quot;;&quot;&quot;)">
            <text:p/>
          </table:table-cell>
          <table:table-cell table:style-name="ce307" table:formula="of:=IF(MOD(TRUNC([.$M20]/(2^[.W$3]));2);&quot; &quot;;&quot;&quot;)">
            <text:p/>
          </table:table-cell>
          <table:table-cell table:style-name="Default"/>
          <table:table-cell table:number-columns-repeated="2"/>
          <table:table-cell table:style-name="ce309" table:formula="of:=IF( m_clear = 1; 0; IF(AND(m_address = ([.$AK20] * 10) + [.AA$10]; m_set = 1); m_value; [.AA20]))" office:value-type="float" office:value="0" calcext:value-type="float">
            <text:p>0</text:p>
          </table:table-cell>
          <table:table-cell table:style-name="ce309" table:formula="of:=IF( m_clear = 1; 0; IF(AND(m_address = ([.$AK20] * 10) + [.AB$10]; m_set = 1); m_value; [.AB20]))" office:value-type="float" office:value="0" calcext:value-type="float">
            <text:p>0</text:p>
          </table:table-cell>
          <table:table-cell table:style-name="ce309" table:formula="of:=IF( m_clear = 1; 0; IF(AND(m_address = ([.$AK20] * 10) + [.AC$10]; m_set = 1); m_value; [.AC20]))" office:value-type="float" office:value="0" calcext:value-type="float">
            <text:p>0</text:p>
          </table:table-cell>
          <table:table-cell table:style-name="ce309" table:formula="of:=IF( m_clear = 1; 0; IF(AND(m_address = ([.$AK20] * 10) + [.AD$10]; m_set = 1); m_value; [.AD20]))" office:value-type="float" office:value="0" calcext:value-type="float">
            <text:p>0</text:p>
          </table:table-cell>
          <table:table-cell table:style-name="ce309" table:formula="of:=IF( m_clear = 1; 0; IF(AND(m_address = ([.$AK20] * 10) + [.AE$10]; m_set = 1); m_value; [.AE20]))" office:value-type="float" office:value="0" calcext:value-type="float">
            <text:p>0</text:p>
          </table:table-cell>
          <table:table-cell table:style-name="ce309" table:formula="of:=IF( m_clear = 1; 0; IF(AND(m_address = ([.$AK20] * 10) + [.AF$10]; m_set = 1); m_value; [.AF20]))" office:value-type="float" office:value="0" calcext:value-type="float">
            <text:p>0</text:p>
          </table:table-cell>
          <table:table-cell table:style-name="ce309" table:formula="of:=IF( m_clear = 1; 0; IF(AND(m_address = ([.$AK20] * 10) + [.AG$10]; m_set = 1); m_value; [.AG20]))" office:value-type="float" office:value="0" calcext:value-type="float">
            <text:p>0</text:p>
          </table:table-cell>
          <table:table-cell table:style-name="ce309" table:formula="of:=IF( m_clear = 1; 0; IF(AND(m_address = ([.$AK20] * 10) + [.AH$10]; m_set = 1); m_value; [.AH20]))" office:value-type="float" office:value="0" calcext:value-type="float">
            <text:p>0</text:p>
          </table:table-cell>
          <table:table-cell table:style-name="ce309" table:formula="of:=IF( m_clear = 1; 0; IF(AND(m_address = ([.$AK20] * 10) + [.AI$10]; m_set = 1); m_value; [.AI20]))" office:value-type="float" office:value="0" calcext:value-type="float">
            <text:p>0</text:p>
          </table:table-cell>
          <table:table-cell table:style-name="ce309" table:formula="of:=IF( m_clear = 1; 0; IF(AND(m_address = ([.$AK20] * 10) + [.AJ$10]; m_set = 1); m_value; [.AJ20]))" office:value-type="float" office:value="0" calcext:value-type="float">
            <text:p>0</text:p>
          </table:table-cell>
          <table:table-cell office:value-type="float" office:value="9" calcext:value-type="float">
            <text:p>9</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46"/>
          <table:table-cell table:style-name="Default" table:number-columns-repeated="3"/>
          <table:table-cell table:style-name="ce180" table:number-columns-repeated="4"/>
          <table:table-cell/>
          <table:table-cell table:style-name="ce272" office:value-type="float" office:value="17" calcext:value-type="float">
            <text:p>17</text:p>
          </table:table-cell>
          <table:table-cell table:style-name="ce214" table:formula="of:=[.AH12]" office:value-type="float" office:value="0" calcext:value-type="float">
            <text:p>0</text:p>
          </table:table-cell>
          <table:table-cell table:style-name="ce288" table:formula="of:=IF(MOD(TRUNC([.$M21]/(2^[.N$3]));2);&quot; &quot;;&quot;&quot;)">
            <text:p/>
          </table:table-cell>
          <table:table-cell table:style-name="ce302" table:formula="of:=IF(MOD(TRUNC([.$M21]/(2^[.O$3]));2);&quot; &quot;;&quot;&quot;)">
            <text:p/>
          </table:table-cell>
          <table:table-cell table:style-name="ce302" table:formula="of:=IF(MOD(TRUNC([.$M21]/(2^[.P$3]));2);&quot; &quot;;&quot;&quot;)">
            <text:p/>
          </table:table-cell>
          <table:table-cell table:style-name="ce302" table:formula="of:=IF(MOD(TRUNC([.$M21]/(2^[.Q$3]));2);&quot; &quot;;&quot;&quot;)">
            <text:p/>
          </table:table-cell>
          <table:table-cell table:style-name="ce302" table:formula="of:=IF(MOD(TRUNC([.$M21]/(2^[.R$3]));2);&quot; &quot;;&quot;&quot;)">
            <text:p/>
          </table:table-cell>
          <table:table-cell table:style-name="ce302" table:formula="of:=IF(MOD(TRUNC([.$M21]/(2^[.S$3]));2);&quot; &quot;;&quot;&quot;)">
            <text:p/>
          </table:table-cell>
          <table:table-cell table:style-name="ce302" table:formula="of:=IF(MOD(TRUNC([.$M21]/(2^[.T$3]));2);&quot; &quot;;&quot;&quot;)">
            <text:p/>
          </table:table-cell>
          <table:table-cell table:style-name="ce302" table:formula="of:=IF(MOD(TRUNC([.$M21]/(2^[.U$3]));2);&quot; &quot;;&quot;&quot;)">
            <text:p/>
          </table:table-cell>
          <table:table-cell table:style-name="ce302" table:formula="of:=IF(MOD(TRUNC([.$M21]/(2^[.V$3]));2);&quot; &quot;;&quot;&quot;)">
            <text:p/>
          </table:table-cell>
          <table:table-cell table:style-name="ce307" table:formula="of:=IF(MOD(TRUNC([.$M21]/(2^[.W$3]));2);&quot; &quot;;&quot;&quot;)">
            <text:p/>
          </table:table-cell>
          <table:table-cell table:style-name="Default" table:number-columns-repeated="10"/>
          <table:table-cell/>
          <table:table-cell table:style-name="Default" table:number-columns-repeated="5"/>
          <table:table-cell table:number-columns-repeated="985"/>
        </table:table-row>
        <table:table-row table:style-name="ro3">
          <table:table-cell table:style-name="ce103" office:value-type="string" calcext:value-type="string">
            <text:p>command set</text:p>
          </table:table-cell>
          <table:table-cell table:style-name="ce9"/>
          <table:table-cell table:style-name="ce146"/>
          <table:table-cell table:style-name="ce179" office:value-type="string" calcext:value-type="string">
            <text:p>rax</text:p>
          </table:table-cell>
          <table:table-cell table:style-name="ce185" table:formula="of:=IF(c_reset= 1; 0; IF(AND(rax&lt;&gt;ax; c_clock=0); ax; rax))" office:value-type="float" office:value="0" calcext:value-type="float">
            <text:p>0</text:p>
          </table:table-cell>
          <table:table-cell table:style-name="Default"/>
          <table:table-cell table:style-name="ce179" table:number-columns-repeated="2"/>
          <table:table-cell table:style-name="ce180" table:number-columns-repeated="2"/>
          <table:table-cell/>
          <table:table-cell table:style-name="ce272" office:value-type="float" office:value="18" calcext:value-type="float">
            <text:p>18</text:p>
          </table:table-cell>
          <table:table-cell table:style-name="ce214" table:formula="of:=[.AI12]" office:value-type="float" office:value="0" calcext:value-type="float">
            <text:p>0</text:p>
          </table:table-cell>
          <table:table-cell table:style-name="ce288" table:formula="of:=IF(MOD(TRUNC([.$M22]/(2^[.N$3]));2);&quot; &quot;;&quot;&quot;)">
            <text:p/>
          </table:table-cell>
          <table:table-cell table:style-name="ce302" table:formula="of:=IF(MOD(TRUNC([.$M22]/(2^[.O$3]));2);&quot; &quot;;&quot;&quot;)">
            <text:p/>
          </table:table-cell>
          <table:table-cell table:style-name="ce302" table:formula="of:=IF(MOD(TRUNC([.$M22]/(2^[.P$3]));2);&quot; &quot;;&quot;&quot;)">
            <text:p/>
          </table:table-cell>
          <table:table-cell table:style-name="ce302" table:formula="of:=IF(MOD(TRUNC([.$M22]/(2^[.Q$3]));2);&quot; &quot;;&quot;&quot;)">
            <text:p/>
          </table:table-cell>
          <table:table-cell table:style-name="ce302" table:formula="of:=IF(MOD(TRUNC([.$M22]/(2^[.R$3]));2);&quot; &quot;;&quot;&quot;)">
            <text:p/>
          </table:table-cell>
          <table:table-cell table:style-name="ce302" table:formula="of:=IF(MOD(TRUNC([.$M22]/(2^[.S$3]));2);&quot; &quot;;&quot;&quot;)">
            <text:p/>
          </table:table-cell>
          <table:table-cell table:style-name="ce302" table:formula="of:=IF(MOD(TRUNC([.$M22]/(2^[.T$3]));2);&quot; &quot;;&quot;&quot;)">
            <text:p/>
          </table:table-cell>
          <table:table-cell table:style-name="ce302" table:formula="of:=IF(MOD(TRUNC([.$M22]/(2^[.U$3]));2);&quot; &quot;;&quot;&quot;)">
            <text:p/>
          </table:table-cell>
          <table:table-cell table:style-name="ce302" table:formula="of:=IF(MOD(TRUNC([.$M22]/(2^[.V$3]));2);&quot; &quot;;&quot;&quot;)">
            <text:p/>
          </table:table-cell>
          <table:table-cell table:style-name="ce307" table:formula="of:=IF(MOD(TRUNC([.$M22]/(2^[.W$3]));2);&quot; &quot;;&quot;&quot;)">
            <text:p/>
          </table:table-cell>
          <table:table-cell table:style-name="Default" table:number-columns-repeated="10"/>
          <table:table-cell/>
          <table:table-cell table:style-name="Default" table:number-columns-repeated="5"/>
          <table:table-cell table:number-columns-repeated="985"/>
        </table:table-row>
        <table:table-row table:style-name="ro1">
          <table:table-cell office:value-type="string" calcext:value-type="string">
            <text:p>mov</text:p>
          </table:table-cell>
          <table:table-cell table:style-name="ce9"/>
          <table:table-cell table:style-name="ce146"/>
          <table:table-cell table:style-name="ce179" office:value-type="string" calcext:value-type="string">
            <text:p>rbx</text:p>
          </table:table-cell>
          <table:table-cell table:style-name="ce185" table:formula="of:=IF(c_reset= 1; 0; IF(AND(rbx&lt;&gt;bx; c_clock=0); bx; rbx))" office:value-type="float" office:value="0" calcext:value-type="float">
            <text:p>0</text:p>
          </table:table-cell>
          <table:table-cell table:style-name="Default"/>
          <table:table-cell table:style-name="ce181" office:value-type="string" calcext:value-type="string">
            <text:p>output</text:p>
          </table:table-cell>
          <table:table-cell table:style-name="ce180" table:number-columns-repeated="3"/>
          <table:table-cell/>
          <table:table-cell table:style-name="ce273" office:value-type="float" office:value="19" calcext:value-type="float">
            <text:p>19</text:p>
          </table:table-cell>
          <table:table-cell table:style-name="ce214" table:formula="of:=[.AJ12]" office:value-type="float" office:value="0" calcext:value-type="float">
            <text:p>0</text:p>
          </table:table-cell>
          <table:table-cell table:style-name="ce289" table:formula="of:=IF(MOD(TRUNC([.$M23]/(2^[.N$3]));2);&quot; &quot;;&quot;&quot;)">
            <text:p/>
          </table:table-cell>
          <table:table-cell table:style-name="ce303" table:formula="of:=IF(MOD(TRUNC([.$M23]/(2^[.O$3]));2);&quot; &quot;;&quot;&quot;)">
            <text:p/>
          </table:table-cell>
          <table:table-cell table:style-name="ce303" table:formula="of:=IF(MOD(TRUNC([.$M23]/(2^[.P$3]));2);&quot; &quot;;&quot;&quot;)">
            <text:p/>
          </table:table-cell>
          <table:table-cell table:style-name="ce303" table:formula="of:=IF(MOD(TRUNC([.$M23]/(2^[.Q$3]));2);&quot; &quot;;&quot;&quot;)">
            <text:p/>
          </table:table-cell>
          <table:table-cell table:style-name="ce303" table:formula="of:=IF(MOD(TRUNC([.$M23]/(2^[.R$3]));2);&quot; &quot;;&quot;&quot;)">
            <text:p/>
          </table:table-cell>
          <table:table-cell table:style-name="ce303" table:formula="of:=IF(MOD(TRUNC([.$M23]/(2^[.S$3]));2);&quot; &quot;;&quot;&quot;)">
            <text:p/>
          </table:table-cell>
          <table:table-cell table:style-name="ce303" table:formula="of:=IF(MOD(TRUNC([.$M23]/(2^[.T$3]));2);&quot; &quot;;&quot;&quot;)">
            <text:p/>
          </table:table-cell>
          <table:table-cell table:style-name="ce303" table:formula="of:=IF(MOD(TRUNC([.$M23]/(2^[.U$3]));2);&quot; &quot;;&quot;&quot;)">
            <text:p/>
          </table:table-cell>
          <table:table-cell table:style-name="ce303" table:formula="of:=IF(MOD(TRUNC([.$M23]/(2^[.V$3]));2);&quot; &quot;;&quot;&quot;)">
            <text:p/>
          </table:table-cell>
          <table:table-cell table:style-name="ce308" table:formula="of:=IF(MOD(TRUNC([.$M23]/(2^[.W$3]));2);&quot; &quot;;&quot;&quot;)">
            <text:p/>
          </table:table-cell>
          <table:table-cell table:style-name="Default"/>
          <table:table-cell table:style-name="ce102" office:value-type="string" calcext:value-type="string">
            <text:p>Баги:</text:p>
          </table:table-cell>
          <table:table-cell table:style-name="Default" table:number-columns-repeated="8"/>
          <table:table-cell/>
          <table:table-cell table:style-name="Default"/>
          <table:table-cell table:style-name="ce318"/>
          <table:table-cell table:style-name="Default" table:number-columns-repeated="3"/>
          <table:table-cell table:number-columns-repeated="985"/>
        </table:table-row>
        <table:table-row table:style-name="ro1">
          <table:table-cell office:value-type="string" calcext:value-type="string">
            <text:p>movm</text:p>
          </table:table-cell>
          <table:table-cell table:style-name="ce9" office:value-type="string" calcext:value-type="string">
            <text:p>move to memory</text:p>
          </table:table-cell>
          <table:table-cell table:style-name="ce146"/>
          <table:table-cell table:style-name="ce179" office:value-type="string" calcext:value-type="string">
            <text:p>rcx</text:p>
          </table:table-cell>
          <table:table-cell table:style-name="ce185" table:formula="of:=IF(c_reset= 1; 0; IF(AND(rcx&lt;&gt;cx; c_clock=0); cx; rcx))" office:value-type="float" office:value="0" calcext:value-type="float">
            <text:p>0</text:p>
          </table:table-cell>
          <table:table-cell table:style-name="Default"/>
          <table:table-cell table:style-name="ce180" office:value-type="string" calcext:value-type="string">
            <text:p>mem_addr</text:p>
          </table:table-cell>
          <table:table-cell table:style-name="ce215" table:formula="of:=IF(c_reset = 1; 0; IF(OR(command = &quot;movm&quot;; command = &quot;mmov&quot;); IF(opA = &quot;ax&quot; ; ax; IF(opA = &quot;bx&quot;; bx; IF(opA = &quot;cx&quot;; cx; opA))); mem_addr))" office:value-type="float" office:value="0" calcext:value-type="float">
            <text:p>0</text:p>
          </table:table-cell>
          <table:table-cell table:style-name="ce180" table:number-columns-repeated="2"/>
          <table:table-cell table:style-name="Default" table:number-columns-repeated="11"/>
          <table:table-cell table:number-columns-repeated="3"/>
          <table:table-cell office:value-type="string" calcext:value-type="string">
            <text:p>Походу порядок сверху вниз влияет на результат вычисления</text:p>
          </table:table-cell>
          <table:table-cell table:number-columns-repeated="9"/>
          <table:table-cell table:style-name="Default" table:number-columns-repeated="5"/>
          <table:table-cell table:number-columns-repeated="985"/>
        </table:table-row>
        <table:table-row table:style-name="ro3">
          <table:table-cell office:value-type="string" calcext:value-type="string">
            <text:p>jmp</text:p>
          </table:table-cell>
          <table:table-cell table:style-name="ce9"/>
          <table:table-cell table:style-name="ce146"/>
          <table:table-cell/>
          <table:table-cell table:style-name="ce186"/>
          <table:table-cell table:style-name="Default"/>
          <table:table-cell table:style-name="ce180" office:value-type="string" calcext:value-type="string">
            <text:p>mem_value</text:p>
          </table:table-cell>
          <table:table-cell table:style-name="ce215" table:formula="of:=IF(c_reset = 1; 0; IF(command = &quot;movm&quot;; IF(opB = &quot;ax&quot; ; ax; IF(opB = &quot;bx&quot;; bx; IF(opB = &quot;cx&quot;; cx; opB))); IF(command=&quot;mmov&quot;; m_value_out; mem_value)))" office:value-type="float" office:value="0" calcext:value-type="float">
            <text:p>0</text:p>
          </table:table-cell>
          <table:table-cell table:style-name="ce180" table:number-columns-repeated="2"/>
          <table:table-cell table:style-name="Default" table:number-columns-repeated="11"/>
          <table:table-cell table:number-columns-repeated="13"/>
          <table:table-cell table:style-name="ce315"/>
          <table:table-cell table:style-name="ce319"/>
          <table:table-cell table:style-name="ce322"/>
          <table:table-cell table:style-name="ce325"/>
          <table:table-cell table:style-name="Default"/>
          <table:table-cell table:number-columns-repeated="985"/>
        </table:table-row>
        <table:table-row table:style-name="ro3">
          <table:table-cell office:value-type="string" calcext:value-type="string">
            <text:p>push</text:p>
          </table:table-cell>
          <table:table-cell table:style-name="ce9"/>
          <table:table-cell table:style-name="ce146"/>
          <table:table-cell/>
          <table:table-cell table:style-name="ce186"/>
          <table:table-cell/>
          <table:table-cell table:style-name="ce180" office:value-type="string" calcext:value-type="string">
            <text:p>mem_set</text:p>
          </table:table-cell>
          <table:table-cell table:style-name="ce215" table:formula="of:=IF(c_reset = 1; 0; IF(command = &quot;movm&quot; ; 1; 0))" office:value-type="float" office:value="0" calcext:value-type="float">
            <text:p>0</text:p>
          </table:table-cell>
          <table:table-cell table:style-name="ce180" table:number-columns-repeated="2"/>
          <table:table-cell table:style-name="Default" table:number-columns-repeated="11"/>
          <table:table-cell table:style-name="ce181" office:value-type="string" calcext:value-type="string">
            <text:p>U</text:p>
          </table:table-cell>
          <table:table-cell table:style-name="ce309" office:value-type="float" office:value="0" calcext:value-type="float">
            <text:p>0</text:p>
          </table:table-cell>
          <table:table-cell table:number-columns-repeated="11"/>
          <table:table-cell table:style-name="ce316"/>
          <table:table-cell table:style-name="ce320"/>
          <table:table-cell table:style-name="ce323"/>
          <table:table-cell table:style-name="ce325"/>
          <table:table-cell table:style-name="Default"/>
          <table:table-cell table:number-columns-repeated="985"/>
        </table:table-row>
        <table:table-row table:style-name="ro1">
          <table:table-cell office:value-type="string" calcext:value-type="string">
            <text:p>pop</text:p>
          </table:table-cell>
          <table:table-cell table:style-name="ce9"/>
          <table:table-cell table:style-name="ce146"/>
          <table:table-cell table:style-name="Default" table:number-columns-repeated="2"/>
          <table:table-cell/>
          <table:table-cell table:style-name="ce180" table:number-columns-repeated="4"/>
          <table:table-cell table:style-name="Default" table:number-columns-repeated="11"/>
          <table:table-cell table:style-name="ce181" office:value-type="string" calcext:value-type="string">
            <text:p>D</text:p>
          </table:table-cell>
          <table:table-cell table:style-name="ce309" office:value-type="float" office:value="0" calcext:value-type="float">
            <text:p>0</text:p>
          </table:table-cell>
          <table:table-cell table:number-columns-repeated="11"/>
          <table:table-cell table:style-name="ce317"/>
          <table:table-cell table:style-name="ce321"/>
          <table:table-cell table:style-name="ce324"/>
          <table:table-cell table:style-name="ce325"/>
          <table:table-cell table:style-name="Default"/>
          <table:table-cell table:number-columns-repeated="985"/>
        </table:table-row>
        <table:table-row table:style-name="ro1">
          <table:table-cell table:style-name="ce104" office:value-type="string" calcext:value-type="string">
            <text:p>mmov</text:p>
          </table:table-cell>
          <table:table-cell table:style-name="ce9" office:value-type="string" calcext:value-type="string">
            <text:p>move from memory</text:p>
          </table:table-cell>
          <table:table-cell/>
          <table:table-cell table:style-name="Default" table:number-columns-repeated="2"/>
          <table:table-cell/>
          <table:table-cell table:style-name="ce180" office:value-type="string" calcext:value-type="string">
            <text:p>pop_value</text:p>
          </table:table-cell>
          <table:table-cell table:style-name="ce185" table:formula="of:=s_popvalue" office:value-type="string" office:string-value="L" calcext:value-type="string">
            <text:p>L</text:p>
          </table:table-cell>
          <table:table-cell table:style-name="ce240" table:number-columns-repeated="2"/>
          <table:table-cell table:number-columns-repeated="11"/>
          <table:table-cell table:style-name="ce181" office:value-type="string" calcext:value-type="string">
            <text:p>L</text:p>
          </table:table-cell>
          <table:table-cell table:style-name="ce309" office:value-type="float" office:value="0" calcext:value-type="float">
            <text:p>0</text:p>
          </table:table-cell>
          <table:table-cell table:number-columns-repeated="15"/>
          <table:table-cell table:style-name="Default"/>
          <table:table-cell table:number-columns-repeated="985"/>
        </table:table-row>
        <table:table-row table:style-name="ro2">
          <table:table-cell table:style-name="Default" table:number-columns-repeated="2"/>
          <table:table-cell/>
          <table:table-cell table:style-name="Default" table:number-columns-repeated="2"/>
          <table:table-cell/>
          <table:table-cell table:style-name="ce180" office:value-type="string" calcext:value-type="string">
            <text:p>push_value</text:p>
          </table:table-cell>
          <table:table-cell table:style-name="ce215" table:formula="of:=IFERROR(IF(command=&quot;push&quot;; opA; push_value);null)" office:value-type="string" office:string-value="L" calcext:value-type="string">
            <text:p>L</text:p>
          </table:table-cell>
          <table:table-cell table:style-name="ce240" table:number-columns-repeated="2"/>
          <table:table-cell table:number-columns-repeated="11"/>
          <table:table-cell table:style-name="ce181" office:value-type="string" calcext:value-type="string">
            <text:p>R</text:p>
          </table:table-cell>
          <table:table-cell table:style-name="ce309" office:value-type="float" office:value="0" calcext:value-type="float">
            <text:p>0</text:p>
          </table:table-cell>
          <table:table-cell table:number-columns-repeated="11"/>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Default" table:number-columns-repeated="3"/>
          <table:table-cell table:style-name="ce179" office:value-type="string" calcext:value-type="string">
            <text:p>push_c</text:p>
          </table:table-cell>
          <table:table-cell table:style-name="ce215" table:formula="of:=IF(command=&quot;push&quot;; c_clock; 0)" office:value-type="float" office:value="0" calcext:value-type="float">
            <text:p>0</text:p>
          </table:table-cell>
          <table:table-cell table:style-name="ce240" table:number-columns-repeated="2"/>
          <table:table-cell table:number-columns-repeated="11"/>
          <table:table-cell table:style-name="ce181" office:value-type="string" calcext:value-type="string">
            <text:p>key_trigger</text:p>
          </table:table-cell>
          <table:table-cell table:style-name="ce309" table:formula="of:=IF(key_up; &quot;U&quot;; IF(key_down; &quot;D&quot;; IF(key_left; &quot;L&quot;; IF(key_right; &quot;R&quot;; key_trigger))))" office:value-type="string" office:string-value="U" calcext:value-type="string">
            <text:p>U</text:p>
          </table:table-cell>
          <table:table-cell table:number-columns-repeated="11"/>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ce103" office:value-type="string" calcext:value-type="string">
            <text:p>Debug:</text:p>
          </table:table-cell>
          <table:table-cell/>
          <table:table-cell table:style-name="Default"/>
          <table:table-cell table:style-name="ce180" office:value-type="string" calcext:value-type="string">
            <text:p>pop_c</text:p>
          </table:table-cell>
          <table:table-cell table:style-name="ce215" table:formula="of:=IF(AND(command=&quot;pop&quot;; c_clock = 1); 1; 0)" office:value-type="float" office:value="0" calcext:value-type="float">
            <text:p>0</text:p>
          </table:table-cell>
          <table:table-cell table:style-name="ce240" table:number-columns-repeated="2"/>
          <table:table-cell table:number-columns-repeated="28"/>
          <table:table-cell table:style-name="Default"/>
          <table:table-cell table:number-columns-repeated="985"/>
        </table:table-row>
        <table:table-row table:style-name="ro1">
          <table:table-cell table:style-name="Default" table:number-columns-repeated="2"/>
          <table:table-cell/>
          <table:table-cell office:value-type="string" calcext:value-type="string">
            <text:p>opA[text]</text:p>
          </table:table-cell>
          <table:table-cell table:style-name="ce187" table:formula="of:=IFERROR(FORMULA(INDIRECT(ADDRESS(cur_row; cur_col + 1; 1;0); 0)); INDIRECT(ADDRESS(cur_row; cur_col + 1; 1;0); 0))" office:value-type="string" office:string-value="A43" calcext:value-type="string">
            <text:p>A43</text:p>
          </table:table-cell>
          <table:table-cell table:style-name="Default" table:number-columns-repeated="18"/>
          <table:table-cell/>
          <table:table-cell table:style-name="Default" table:number-columns-repeated="26"/>
          <table:table-cell table:number-columns-repeated="974"/>
        </table:table-row>
        <table:table-row table:style-name="ro1">
          <table:table-cell table:style-name="Default" table:number-columns-repeated="2"/>
          <table:table-cell/>
          <table:table-cell office:value-type="string" calcext:value-type="string">
            <text:p>opB[text]</text:p>
          </table:table-cell>
          <table:table-cell table:style-name="ce187" table:formula="of:=IFERROR(FORMULA(INDIRECT(ADDRESS(cur_row; cur_col + 2; 1;0); 0)); INDIRECT(ADDRESS(cur_row; cur_col + 2; 1;0); 0))" office:value-type="float" office:value="0" calcext:value-type="float">
            <text:p>0</text:p>
          </table:table-cell>
          <table:table-cell table:style-name="Default" table:number-columns-repeated="55"/>
          <table:table-cell table:number-columns-repeated="964"/>
        </table:table-row>
        <table:table-row table:style-name="ro1">
          <table:table-cell table:style-name="Default" table:number-columns-repeated="2"/>
          <table:table-cell table:number-columns-repeated="8"/>
          <table:table-cell table:style-name="Default" table:number-columns-repeated="14"/>
          <table:table-cell table:style-name="ce310"/>
          <table:table-cell table:style-name="Default" table:number-columns-repeated="35"/>
          <table:table-cell table:number-columns-repeated="964"/>
        </table:table-row>
        <table:table-row table:style-name="ro1">
          <table:table-cell table:style-name="Default" table:number-columns-repeated="2"/>
          <table:table-cell/>
          <table:table-cell office:value-type="string" calcext:value-type="string">
            <text:p>push_c</text:p>
          </table:table-cell>
          <table:table-cell table:formula="of:=[.H30]"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style-name="Default" table:number-columns-repeated="2"/>
          <table:table-cell/>
          <table:table-cell office:value-type="string" calcext:value-type="string">
            <text:p>pop_c</text:p>
          </table:table-cell>
          <table:table-cell table:formula="of:=[.H31]"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table-cell table:style-name="ce9"/>
          <table:table-cell/>
          <table:table-cell office:value-type="string" calcext:value-type="string">
            <text:p>push_value</text:p>
          </table:table-cell>
          <table:table-cell table:formula="of:=[.H29]" office:value-type="string" office:string-value="L" calcext:value-type="string">
            <text:p>L</text:p>
          </table:table-cell>
          <table:table-cell table:number-columns-repeated="5"/>
          <table:table-cell table:style-name="Default" table:number-columns-repeated="50"/>
          <table:table-cell table:number-columns-repeated="964"/>
        </table:table-row>
        <table:table-row table:style-name="ro1" table:number-rows-repeated="2">
          <table:table-cell/>
          <table:table-cell table:style-name="ce9"/>
          <table:table-cell table:number-columns-repeated="8"/>
          <table:table-cell table:style-name="Default" table:number-columns-repeated="50"/>
          <table:table-cell table:number-columns-repeated="964"/>
        </table:table-row>
        <table:table-row table:style-name="ro1">
          <table:table-cell table:style-name="ce103" office:value-type="string" calcext:value-type="string">
            <text:p>SNAKE</text:p>
          </table:table-cell>
          <table:table-cell table:number-columns-repeated="4"/>
          <table:table-cell table:style-name="ce103"/>
          <table:table-cell table:style-name="ce103" office:value-type="string" calcext:value-type="string">
            <text:p>HELLO_HABR</text:p>
          </table:table-cell>
          <table:table-cell table:number-columns-repeated="3"/>
          <table:table-cell table:style-name="Default" table:number-columns-repeated="28"/>
          <table:table-cell table:number-columns-repeated="986"/>
        </table:table-row>
        <table:table-row table:style-name="ro1">
          <table:table-cell table:style-name="ce103" office:value-type="string" calcext:value-type="string">
            <text:p>cmd</text:p>
          </table:table-cell>
          <table:table-cell table:style-name="ce113" office:value-type="string" calcext:value-type="string">
            <office:annotation draw:style-name="gr1" draw:text-style-name="P2" svg:width="2.899cm" svg:height="1.386cm" svg:x="5.717cm" svg:y="16.892cm" draw:caption-point-x="-0.61cm" draw:caption-point-y="1.51cm">
              <dc:date>2014-12-23T00:00:00</dc:date>
              <text:p text:style-name="P2"><text:span text:style-name="T1">Should use rxx registers in formulas</text:span></text:p>
            </office:annotation>
            <text:p>operand1</text:p>
          </table:table-cell>
          <table:table-cell table:style-name="ce148" office:value-type="string" calcext:value-type="string">
            <text:p>operand2</text:p>
          </table:table-cell>
          <table:table-cell table:style-name="ce103" office:value-type="string" calcext:value-type="string">
            <text:p>comment</text:p>
          </table:table-cell>
          <table:table-cell table:style-name="Default"/>
          <table:table-cell/>
          <table:table-cell table:style-name="ce190"/>
          <table:table-cell table:style-name="ce216"/>
          <table:table-cell table:style-name="ce241"/>
          <table:table-cell/>
          <table:table-cell table:style-name="Default" table:number-columns-repeated="28"/>
          <table:table-cell table:number-columns-repeated="986"/>
        </table:table-row>
        <table:table-row table:style-name="ro1">
          <table:table-cell table:style-name="Default" office:value-type="string" calcext:value-type="string">
            <text:p>jmp</text:p>
          </table:table-cell>
          <table:table-cell table:style-name="ce114" office:value-type="string" calcext:value-type="string">
            <text:p>A43</text:p>
          </table:table-cell>
          <table:table-cell table:style-name="ce149"/>
          <table:table-cell/>
          <table:table-cell table:style-name="Default"/>
          <table:table-cell/>
          <table:table-cell table:style-name="ce191"/>
          <table:table-cell table:style-name="ce217"/>
          <table:table-cell table:style-name="ce242"/>
          <table:table-cell/>
          <table:table-cell table:style-name="Default" table:number-columns-repeated="28"/>
          <table:table-cell table:number-columns-repeated="986"/>
        </table:table-row>
        <table:table-row table:style-name="ro5">
          <table:table-cell office:value-type="string" calcext:value-type="string">
            <text:p>mov</text:p>
          </table:table-cell>
          <table:table-cell table:style-name="ce115" office:value-type="string" calcext:value-type="string">
            <text:p>ax</text:p>
          </table:table-cell>
          <table:table-cell table:style-name="ce150" table:formula="of:=RANDBETWEEN(0;9) * 1000000 + RANDBETWEEN(0;19)* 10000 + 2120" office:value-type="float" office:value="5072120" calcext:value-type="float">
            <text:p>5072120</text:p>
          </table:table-cell>
          <table:table-cell office:value-type="string" calcext:value-type="string">
            <text:p>BXBYHHTT</text:p>
          </table:table-cell>
          <table:table-cell table:style-name="Default" office:value-type="string" calcext:value-type="string">
            <text:p>start INIT</text:p>
          </table:table-cell>
          <table:table-cell table:style-name="Default"/>
          <table:table-cell table:style-name="ce192" office:value-type="string" calcext:value-type="string">
            <text:p>mov</text:p>
          </table:table-cell>
          <table:table-cell table:style-name="ce218" office:value-type="string" calcext:value-type="string">
            <text:p>ax</text:p>
          </table:table-cell>
          <table:table-cell table:style-name="ce243" office:value-type="float" office:value="4" calcext:value-type="float">
            <text:p>4</text:p>
          </table:table-cell>
          <table:table-cell table:style-name="Default"/>
          <table:table-cell/>
          <table:table-cell table:style-name="Default"/>
          <table:table-cell table:style-name="ce275"/>
          <table:table-cell table:style-name="ce290"/>
          <table:table-cell table:number-columns-repeated="7"/>
          <table:table-cell table:style-name="Default"/>
          <table:table-cell/>
          <table:table-cell table:style-name="Default" table:number-columns-repeated="15"/>
          <table:table-cell table:number-columns-repeated="986"/>
        </table:table-row>
        <table:table-row table:style-name="ro1">
          <table:table-cell office:value-type="string" calcext:value-type="string">
            <text:p>movm</text:p>
          </table:table-cell>
          <table:table-cell table:style-name="ce116" office:value-type="float" office:value="21" calcext:value-type="float">
            <text:p>21</text:p>
          </table:table-cell>
          <table:table-cell table:style-name="ce151" office:value-type="float" office:value="509" calcext:value-type="float">
            <text:p>509</text:p>
          </table:table-cell>
          <table:table-cell office:value-type="string" calcext:value-type="string">
            <text:p>x — 5, y — 9</text:p>
          </table:table-cell>
          <table:table-cell table:style-name="Default"/>
          <table:table-cell/>
          <table:table-cell table:style-name="ce193" office:value-type="string" calcext:value-type="string">
            <text:p>mov</text:p>
          </table:table-cell>
          <table:table-cell table:style-name="ce219" office:value-type="string" calcext:value-type="string">
            <text:p>bx</text:p>
          </table:table-cell>
          <table:table-cell table:style-name="ce244" office:value-type="float" office:value="1" calcext:value-type="float">
            <text:p>1</text:p>
          </table:table-cell>
          <table:table-cell table:style-name="ce255" office:value-type="string" calcext:value-type="string">
            <text:p>step</text:p>
          </table:table-cell>
          <table:table-cell/>
          <table:table-cell table:style-name="Default" table:number-columns-repeated="3"/>
          <table:table-cell table:number-columns-repeated="19"/>
          <table:table-cell table:style-name="Default" table:number-columns-repeated="5"/>
          <table:table-cell table:number-columns-repeated="986"/>
        </table:table-row>
        <table:table-row table:style-name="ro1">
          <table:table-cell table:style-name="Default" office:value-type="string" calcext:value-type="string">
            <text:p>movm</text:p>
          </table:table-cell>
          <table:table-cell table:style-name="ce117" office:value-type="float" office:value="20" calcext:value-type="float">
            <text:p>20</text:p>
          </table:table-cell>
          <table:table-cell table:style-name="ce152" office:value-type="float" office:value="409" calcext:value-type="float">
            <text:p>409</text:p>
          </table:table-cell>
          <table:table-cell table:style-name="Default" office:value-type="string" calcext:value-type="string">
            <text:p>X — 4; y - 9</text:p>
          </table:table-cell>
          <table:table-cell table:style-name="Default"/>
          <table:table-cell/>
          <table:table-cell table:style-name="ce194" office:value-type="string" calcext:value-type="string">
            <text:p>movm</text:p>
          </table:table-cell>
          <table:table-cell table:style-name="ce220" table:formula="of:=rax" office:value-type="float" office:value="0" calcext:value-type="float">
            <text:p>0</text:p>
          </table:table-cell>
          <table:table-cell table:style-name="ce245" table:formula="of:=BIN2DEC(MID([.K45];rbx;2))*256+BIN2DEC(MID([.K45];rbx+2;8))" office:value-type="string" office:string-value="" calcext:value-type="error">
            <text:p>Err:502</text:p>
          </table:table-cell>
          <table:table-cell table:style-name="ce256"/>
          <table:table-cell table:style-name="ce267" office:value-type="string" calcext:value-type="string">
            <text:p>001111001110001001001110001111011111000010010001100011100011100010000000</text:p>
          </table:table-cell>
          <table:table-cell table:number-columns-repeated="10"/>
          <table:table-cell table:style-name="Default" table:number-columns-repeated="16"/>
          <table:table-cell table:number-columns-repeated="987"/>
        </table:table-row>
        <table:table-row table:style-name="ro1">
          <table:table-cell office:value-type="string" calcext:value-type="string">
            <text:p>mov</text:p>
          </table:table-cell>
          <table:table-cell table:style-name="ce118" office:value-type="string" calcext:value-type="string">
            <text:p>cx</text:p>
          </table:table-cell>
          <table:table-cell table:style-name="ce153" office:value-type="string" calcext:value-type="string">
            <text:p>R</text:p>
          </table:table-cell>
          <table:table-cell office:value-type="string" calcext:value-type="string">
            <text:p>direction init</text:p>
          </table:table-cell>
          <table:table-cell table:style-name="Default" table:number-columns-repeated="2"/>
          <table:table-cell table:style-name="ce195" office:value-type="string" calcext:value-type="string">
            <text:p>movm</text:p>
          </table:table-cell>
          <table:table-cell table:style-name="ce221" table:formula="of:=rax+1" office:value-type="float" office:value="1" calcext:value-type="float">
            <text:p>1</text:p>
          </table:table-cell>
          <table:table-cell table:style-name="ce245" table:formula="of:=BIN2DEC(MID([.K46];rbx;2))*256+BIN2DEC(MID([.K46];rbx+2;8))" office:value-type="string" office:string-value="" calcext:value-type="error">
            <text:p>Err:502</text:p>
          </table:table-cell>
          <table:table-cell table:style-name="ce257"/>
          <table:table-cell table:style-name="ce267" office:value-type="string" calcext:value-type="string">
            <text:p>001001001001001001001001001000000100000010010010010010010010010010000000</text:p>
          </table:table-cell>
          <table:table-cell table:style-name="Default"/>
          <table:table-cell table:style-name="ce276"/>
          <table:table-cell table:style-name="ce291"/>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19" office:value-type="string" calcext:value-type="string">
            <text:p>bx</text:p>
          </table:table-cell>
          <table:table-cell table:style-name="ce154" table:formula="of:=5090409" office:value-type="float" office:value="5090409" calcext:value-type="float">
            <text:p>5090409</text:p>
          </table:table-cell>
          <table:table-cell table:style-name="Default" office:value-type="string" calcext:value-type="string">
            <text:p>HXHYTXTY</text:p>
          </table:table-cell>
          <table:table-cell table:style-name="Default"/>
          <table:table-cell/>
          <table:table-cell table:style-name="ce196" office:value-type="string" calcext:value-type="string">
            <text:p>movm</text:p>
          </table:table-cell>
          <table:table-cell table:style-name="ce222" table:formula="of:=rax+2" office:value-type="float" office:value="2" calcext:value-type="float">
            <text:p>2</text:p>
          </table:table-cell>
          <table:table-cell table:style-name="ce245" table:formula="of:=BIN2DEC(MID([.K47];rbx;2))*256+BIN2DEC(MID([.K47];rbx+2;8))" office:value-type="string" office:string-value="" calcext:value-type="error">
            <text:p>Err:502</text:p>
          </table:table-cell>
          <table:table-cell table:style-name="ce258"/>
          <table:table-cell table:style-name="ce267" office:value-type="string" calcext:value-type="string">
            <text:p>001001001001001011001110001110000100000011110010010011100010010010000000</text:p>
          </table:table-cell>
          <table:table-cell table:style-name="Default"/>
          <table:table-cell table:style-name="ce277"/>
          <table:table-cell table:style-name="ce292"/>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20" table:formula="of:=MOD(ROUNDDOWN(rax/10000);100)" office:value-type="float" office:value="0" calcext:value-type="float">
            <text:p>0</text:p>
          </table:table-cell>
          <table:table-cell table:style-name="ce155" table:formula="of:=2^(9-ROUNDDOWN(rax/1000000))" office:value-type="float" office:value="512" calcext:value-type="float">
            <text:p>512</text:p>
          </table:table-cell>
          <table:table-cell office:value-type="string" calcext:value-type="string">
            <text:p>draw ball</text:p>
          </table:table-cell>
          <table:table-cell table:style-name="Default" office:value-type="string" calcext:value-type="string">
            <text:p>finish INIT</text:p>
          </table:table-cell>
          <table:table-cell table:style-name="Default"/>
          <table:table-cell table:style-name="ce197" office:value-type="string" calcext:value-type="string">
            <text:p>movm</text:p>
          </table:table-cell>
          <table:table-cell table:style-name="ce223" table:formula="of:=rax+3" office:value-type="float" office:value="3" calcext:value-type="float">
            <text:p>3</text:p>
          </table:table-cell>
          <table:table-cell table:style-name="ce245" table:formula="of:=BIN2DEC(MID([.K48];rbx;2))*256+BIN2DEC(MID([.K48];rbx+2;8))" office:value-type="string" office:string-value="" calcext:value-type="error">
            <text:p>Err:502</text:p>
          </table:table-cell>
          <table:table-cell table:style-name="ce259"/>
          <table:table-cell table:style-name="ce268" office:value-type="string" calcext:value-type="string">
            <text:p>001001001110001101001001001000000100000010010011110010010011100010000000</text:p>
          </table:table-cell>
          <table:table-cell table:style-name="Default"/>
          <table:table-cell table:style-name="ce278"/>
          <table:table-cell table:style-name="ce293"/>
          <table:table-cell table:number-columns-repeated="7"/>
          <table:table-cell table:style-name="Default" table:number-columns-repeated="16"/>
          <table:table-cell table:number-columns-repeated="987"/>
        </table:table-row>
        <table:table-row table:style-name="ro1">
          <table:table-cell office:value-type="string" calcext:value-type="string">
            <text:p>mov</text:p>
          </table:table-cell>
          <table:table-cell table:style-name="ce121" office:value-type="string" calcext:value-type="string">
            <text:p>cx</text:p>
          </table:table-cell>
          <table:table-cell table:style-name="ce156" table:formula="of:=key_trigger" office:value-type="string" office:string-value="U" calcext:value-type="string">
            <text:p>U</text:p>
          </table:table-cell>
          <table:table-cell office:value-type="string" calcext:value-type="string">
            <text:p>readkey</text:p>
          </table:table-cell>
          <table:table-cell table:style-name="Default" office:value-type="string" calcext:value-type="string">
            <text:p>main loop</text:p>
          </table:table-cell>
          <table:table-cell table:style-name="Default"/>
          <table:table-cell table:style-name="ce198" office:value-type="string" calcext:value-type="string">
            <text:p>movm</text:p>
          </table:table-cell>
          <table:table-cell table:style-name="ce224" table:formula="of:=rax+4" office:value-type="float" office:value="4" calcext:value-type="float">
            <text:p>4</text:p>
          </table:table-cell>
          <table:table-cell table:style-name="ce245" table:formula="of:=BIN2DEC(MID([.K49];rbx;2))*256+BIN2DEC(MID([.K49];rbx+2;8))" office:value-type="string" office:string-value="" calcext:value-type="error">
            <text:p>Err:502</text:p>
          </table:table-cell>
          <table:table-cell table:style-name="ce260"/>
          <table:table-cell table:style-name="ce267" office:value-type="string" calcext:value-type="string">
            <text:p>001001001000001001001001001000000100000010010010010010010010010000000000</text:p>
          </table:table-cell>
          <table:table-cell table:style-name="Default"/>
          <table:table-cell table:style-name="ce279"/>
          <table:table-cell table:style-name="ce294"/>
          <table:table-cell table:number-columns-repeated="7"/>
          <table:table-cell table:style-name="Default" table:number-columns-repeated="16"/>
          <table:table-cell table:number-columns-repeated="987"/>
        </table:table-row>
        <table:table-row table:style-name="ro1">
          <table:table-cell office:value-type="string" calcext:value-type="string">
            <text:p>mov</text:p>
          </table:table-cell>
          <table:table-cell table:style-name="ce122" office:value-type="string" calcext:value-type="string">
            <text:p>ax</text:p>
          </table:table-cell>
          <table:table-cell table:style-name="ce157" table:formula="of:=IF(ROUNDDOWN(MOD(rax;10000)/100) &lt; 89; ROUNDDOWN(MOD(rax;10000)/100 + 1); 20) * 100 + MOD(rax;100) + ROUNDDOWN(rax/10000) * 10000" office:value-type="float" office:value="100" calcext:value-type="float">
            <text:p>100</text:p>
          </table:table-cell>
          <table:table-cell table:style-name="Default" office:value-type="string" calcext:value-type="string">
            <text:p>HH++</text:p>
          </table:table-cell>
          <table:table-cell table:style-name="Default" table:number-columns-repeated="2"/>
          <table:table-cell table:style-name="ce199" office:value-type="string" calcext:value-type="string">
            <text:p>movm</text:p>
          </table:table-cell>
          <table:table-cell table:style-name="ce225" table:formula="of:=rax+5" office:value-type="float" office:value="5" calcext:value-type="float">
            <text:p>5</text:p>
          </table:table-cell>
          <table:table-cell table:style-name="ce245" table:formula="of:=BIN2DEC(MID([.K50];rbx;2))*256+BIN2DEC(MID([.K50];rbx+2;8))" office:value-type="string" office:string-value="" calcext:value-type="error">
            <text:p>Err:502</text:p>
          </table:table-cell>
          <table:table-cell table:style-name="ce260"/>
          <table:table-cell table:style-name="ce267" office:value-type="string" calcext:value-type="string">
            <text:p>001001001000001001001110001111000100000010010010010011100010010010000000</text:p>
          </table:table-cell>
          <table:table-cell table:style-name="Default"/>
          <table:table-cell table:style-name="ce280"/>
          <table:table-cell table:style-name="ce295"/>
          <table:table-cell table:number-columns-repeated="7"/>
          <table:table-cell table:style-name="Default" table:number-columns-repeated="16"/>
          <table:table-cell/>
          <table:table-cell table:style-name="Default"/>
          <table:table-cell table:number-columns-repeated="985"/>
        </table:table-row>
        <table:table-row table:style-name="ro1">
          <table:table-cell table:style-name="Default" office:value-type="string" calcext:value-type="string">
            <text:p>mov</text:p>
          </table:table-cell>
          <table:table-cell table:style-name="ce123" office:value-type="string" calcext:value-type="string">
            <text:p>bx</text:p>
          </table:table-cell>
          <table:table-cell table:style-name="ce158" table:formula="of:=IF(AND(rcx=&quot;U&quot;;MOD(ROUNDDOWN(rbx/10000);100)&gt;0);rbx-10000;IF(AND(rcx=&quot;D&quot;;MOD(ROUNDDOWN(rbx/10000);100)&lt;19);rbx+10000;IF(AND(rcx=&quot;R&quot;;ROUNDDOWN(rbx/1000000)&lt;9);rbx+1000000;IF(AND(rcx=&quot;L&quot;;ROUNDDOWN(rbx/1000000)&gt;0);rbx-1000000;&quot;FAIL&quot;))))" office:value-type="string" office:string-value="FAIL" calcext:value-type="string">
            <text:p>FAIL</text:p>
          </table:table-cell>
          <table:table-cell office:value-type="string" calcext:value-type="string">
            <text:p>HXHY + DIR</text:p>
          </table:table-cell>
          <table:table-cell table:style-name="Default" table:number-columns-repeated="2"/>
          <table:table-cell table:style-name="ce200" office:value-type="string" calcext:value-type="string">
            <text:p>push</text:p>
          </table:table-cell>
          <table:table-cell table:style-name="ce226" table:formula="of:=MOD(rbx+1;82)" office:value-type="float" office:value="1" calcext:value-type="float">
            <text:p>1</text:p>
          </table:table-cell>
          <table:table-cell table:style-name="ce246" office:value-type="string" calcext:value-type="string">
            <text:p>-</text:p>
          </table:table-cell>
          <table:table-cell table:style-name="ce259"/>
          <table:table-cell/>
          <table:table-cell table:style-name="Default"/>
          <table:table-cell table:style-name="ce281"/>
          <table:table-cell table:style-name="ce296"/>
          <table:table-cell table:number-columns-repeated="7"/>
          <table:table-cell table:style-name="Default" table:number-columns-repeated="16"/>
          <table:table-cell table:number-columns-repeated="987"/>
        </table:table-row>
        <table:table-row table:style-name="ro1">
          <table:table-cell office:value-type="string" calcext:value-type="string">
            <text:p>push</text:p>
          </table:table-cell>
          <table:table-cell table:style-name="ce124" table:formula="of:=cx" office:value-type="float" office:value="0" calcext:value-type="float">
            <text:p>0</text:p>
          </table:table-cell>
          <table:table-cell table:style-name="ce159" office:value-type="string" calcext:value-type="string">
            <text:p>-</text:p>
          </table:table-cell>
          <table:table-cell office:value-type="string" calcext:value-type="string">
            <text:p>store DIR</text:p>
          </table:table-cell>
          <table:table-cell table:style-name="Default"/>
          <table:table-cell/>
          <table:table-cell table:style-name="ce201" office:value-type="string" calcext:value-type="string">
            <text:p>pop</text:p>
          </table:table-cell>
          <table:table-cell table:style-name="ce227" office:value-type="string" calcext:value-type="string">
            <text:p>bx</text:p>
          </table:table-cell>
          <table:table-cell table:style-name="ce247" office:value-type="string" calcext:value-type="string">
            <text:p>-</text:p>
          </table:table-cell>
          <table:table-cell table:style-name="ce259"/>
          <table:table-cell/>
          <table:table-cell table:style-name="Default"/>
          <table:table-cell table:style-name="ce282"/>
          <table:table-cell table:style-name="ce297"/>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25" table:formula="of:=ROUNDDOWN(MOD(rax; 10000)/100)" office:value-type="float" office:value="0" calcext:value-type="float">
            <text:p>0</text:p>
          </table:table-cell>
          <table:table-cell table:style-name="ce160" table:formula="of:=ROUNDDOWN(rbx/10000)" office:value-type="float" office:value="0" calcext:value-type="float">
            <text:p>0</text:p>
          </table:table-cell>
          <table:table-cell office:value-type="string" calcext:value-type="string">
            <text:p>[HH] = HXHY</text:p>
          </table:table-cell>
          <table:table-cell table:style-name="Default"/>
          <table:table-cell/>
          <table:table-cell table:style-name="ce202" office:value-type="string" calcext:value-type="string">
            <text:p>jmp</text:p>
          </table:table-cell>
          <table:table-cell table:style-name="ce228" office:value-type="string" calcext:value-type="string">
            <text:p>G45</text:p>
          </table:table-cell>
          <table:table-cell table:style-name="ce248" office:value-type="string" calcext:value-type="string">
            <text:p>-</text:p>
          </table:table-cell>
          <table:table-cell table:style-name="ce259"/>
          <table:table-cell/>
          <table:table-cell table:style-name="Default"/>
          <table:table-cell table:style-name="ce283"/>
          <table:table-cell table:style-name="ce298"/>
          <table:table-cell table:number-columns-repeated="7"/>
          <table:table-cell table:style-name="Default" table:number-columns-repeated="16"/>
          <table:table-cell table:number-columns-repeated="987"/>
        </table:table-row>
        <table:table-row table:style-name="ro1">
          <table:table-cell office:value-type="string" calcext:value-type="string">
            <text:p>jmp</text:p>
          </table:table-cell>
          <table:table-cell table:style-name="ce126" table:formula="of:=IF(ROUNDDOWN(rax/10000) &lt;&gt; ROUNDDOWN(rbx/10000); &quot;A59&quot;; &quot;A55&quot;)" office:value-type="string" office:string-value="A55" calcext:value-type="string">
            <text:p>A55</text:p>
          </table:table-cell>
          <table:table-cell table:style-name="ce161" office:value-type="string" calcext:value-type="string">
            <text:p>-</text:p>
          </table:table-cell>
          <table:table-cell table:style-name="Default" office:value-type="string" calcext:value-type="string">
            <text:p>if not eat ball goto ctail</text:p>
          </table:table-cell>
          <table:table-cell table:style-name="Default"/>
          <table:table-cell/>
          <table:table-cell table:style-name="ce203"/>
          <table:table-cell table:style-name="ce229"/>
          <table:table-cell table:style-name="ce249"/>
          <table:table-cell table:style-name="ce261"/>
          <table:table-cell/>
          <table:table-cell table:style-name="Default"/>
          <table:table-cell table:style-name="ce284"/>
          <table:table-cell table:style-name="ce299"/>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27" office:value-type="string" calcext:value-type="string">
            <text:p>ax</text:p>
          </table:table-cell>
          <table:table-cell table:style-name="ce162" table:formula="of:=MOD(rax;10000) + MOD(MOD(MOD(ROUNDDOWN(rax/10000);100)*2 + 3; 23);20) * 10000 + MOD(ROUNDDOWN(rax/1000000)*3+2;11)*1000000" office:value-type="float" office:value="2030000" calcext:value-type="float">
            <text:p>2030000</text:p>
          </table:table-cell>
          <table:table-cell table:style-name="Default" office:value-type="string" calcext:value-type="string">
            <text:p>new ball generator</text:p>
          </table:table-cell>
          <table:table-cell table:number-columns-repeated="2"/>
          <table:table-cell table:style-name="ce204"/>
          <table:table-cell table:style-name="ce230"/>
          <table:table-cell table:style-name="ce250"/>
          <table:table-cell table:style-name="ce261"/>
          <table:table-cell/>
          <table:table-cell table:style-name="Default"/>
          <table:table-cell table:number-columns-repeated="9"/>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28" table:formula="of:=MOD(ROUNDDOWN(rax/10000);100)" office:value-type="float" office:value="0" calcext:value-type="float">
            <text:p>0</text:p>
          </table:table-cell>
          <table:table-cell table:style-name="ce163" office:value-type="string" calcext:value-type="string">
            <text:p>cx</text:p>
          </table:table-cell>
          <table:table-cell table:style-name="Default" office:value-type="string" calcext:value-type="string">
            <text:p>Cx = [BY]</text:p>
          </table:table-cell>
          <table:table-cell table:number-columns-repeated="2"/>
          <table:table-cell table:style-name="ce205"/>
          <table:table-cell table:style-name="ce231"/>
          <table:table-cell table:style-name="ce251"/>
          <table:table-cell table:style-name="ce262"/>
          <table:table-cell table:style-name="ce267"/>
          <table:table-cell table:style-name="Default"/>
          <table:table-cell table:number-columns-repeated="9"/>
          <table:table-cell table:style-name="Default" table:number-columns-repeated="16"/>
          <table:table-cell table:number-columns-repeated="987"/>
        </table:table-row>
        <table:table-row table:style-name="ro1">
          <table:table-cell table:style-name="Default" office:value-type="string" calcext:value-type="string">
            <text:p>movm</text:p>
          </table:table-cell>
          <table:table-cell table:style-name="ce129" table:formula="of:=MOD(ROUNDDOWN(rax/10000);100)" office:value-type="float" office:value="0" calcext:value-type="float">
            <text:p>0</text:p>
          </table:table-cell>
          <table:table-cell table:style-name="ce164" table:formula="of:=BITOR(rcx; 2^(9-ROUNDDOWN(rax/1000000)))" office:value-type="float" office:value="512" calcext:value-type="float">
            <text:p>512</text:p>
          </table:table-cell>
          <table:table-cell table:style-name="Default" office:value-type="string" calcext:value-type="string">
            <text:p>draw ball</text:p>
          </table:table-cell>
          <table:table-cell table:number-columns-repeated="2"/>
          <table:table-cell table:style-name="ce206"/>
          <table:table-cell table:style-name="ce232"/>
          <table:table-cell table:style-name="ce251"/>
          <table:table-cell table:style-name="ce263"/>
          <table:table-cell table:style-name="ce267"/>
          <table:table-cell table:number-columns-repeated="10"/>
          <table:table-cell table:style-name="Default" table:number-columns-repeated="16"/>
          <table:table-cell table:number-columns-repeated="987"/>
        </table:table-row>
        <table:table-row table:style-name="ro1">
          <table:table-cell office:value-type="string" calcext:value-type="string">
            <text:p>jmp</text:p>
          </table:table-cell>
          <table:table-cell table:style-name="ce130" office:value-type="string" calcext:value-type="string">
            <text:p>A65</text:p>
          </table:table-cell>
          <table:table-cell table:style-name="ce165" office:value-type="string" calcext:value-type="string">
            <text:p>-</text:p>
          </table:table-cell>
          <table:table-cell office:value-type="string" calcext:value-type="string">
            <text:p>not clean tail</text:p>
          </table:table-cell>
          <table:table-cell table:number-columns-repeated="2"/>
          <table:table-cell table:style-name="ce207"/>
          <table:table-cell table:style-name="ce233"/>
          <table:table-cell table:style-name="ce251"/>
          <table:table-cell table:style-name="ce264"/>
          <table:table-cell table:style-name="ce267"/>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office:value-type="string" calcext:value-type="string">
            <text:p>mmov</text:p>
          </table:table-cell>
          <table:table-cell table:style-name="ce131" table:formula="of:=MOD(rbx;100)" office:value-type="float" office:value="0" calcext:value-type="float">
            <text:p>0</text:p>
          </table:table-cell>
          <table:table-cell table:style-name="ce166" office:value-type="string" calcext:value-type="string">
            <text:p>cx</text:p>
          </table:table-cell>
          <table:table-cell office:value-type="string" calcext:value-type="string">
            <text:p>Cx = [TY]</text:p>
          </table:table-cell>
          <table:table-cell table:style-name="Default" office:value-type="string" calcext:value-type="string">
            <text:p>clean tail</text:p>
          </table:table-cell>
          <table:table-cell/>
          <table:table-cell table:style-name="ce208"/>
          <table:table-cell table:style-name="ce234"/>
          <table:table-cell table:style-name="ce251"/>
          <table:table-cell table:style-name="ce265"/>
          <table:table-cell table:style-name="ce269"/>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table:style-name="ce132" table:formula="of:=MOD(rbx;100)" office:value-type="float" office:value="0" calcext:value-type="float">
            <text:p>0</text:p>
          </table:table-cell>
          <table:table-cell table:style-name="ce167" table:formula="of:=BITAND(rcx; BITXOR(HEX2DEC(&quot;FFFF&quot;); 2^(9-ROUNDDOWN(MOD(rbx;10000)/100))))" office:value-type="float" office:value="0" calcext:value-type="float">
            <text:p>0</text:p>
          </table:table-cell>
          <table:table-cell table:style-name="Default" office:value-type="string" calcext:value-type="string">
            <text:p>undraw tail on scr</text:p>
          </table:table-cell>
          <table:table-cell table:style-name="Default"/>
          <table:table-cell/>
          <table:table-cell table:style-name="ce209"/>
          <table:table-cell table:style-name="ce235"/>
          <table:table-cell table:style-name="ce251"/>
          <table:table-cell table:style-name="ce266"/>
          <table:table-cell table:style-name="ce267"/>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ov</text:p>
          </table:table-cell>
          <table:table-cell table:style-name="ce133" office:value-type="string" calcext:value-type="string">
            <text:p>ax</text:p>
          </table:table-cell>
          <table:table-cell table:style-name="ce168" table:formula="of:=IF(MOD(rax;100) &lt; 89; rax + 1; ROUNDDOWN(rax/100)*100 + 20)" office:value-type="float" office:value="1" calcext:value-type="float">
            <text:p>1</text:p>
          </table:table-cell>
          <table:table-cell table:style-name="Default" office:value-type="string" calcext:value-type="string">
            <text:p>TT++</text:p>
          </table:table-cell>
          <table:table-cell table:style-name="Default"/>
          <table:table-cell/>
          <table:table-cell table:style-name="ce210"/>
          <table:table-cell table:style-name="ce236"/>
          <table:table-cell table:style-name="ce251"/>
          <table:table-cell table:style-name="ce266"/>
          <table:table-cell table:style-name="ce267"/>
          <table:table-cell/>
          <table:table-cell table:style-name="ce285"/>
          <table:table-cell table:style-name="ce300"/>
          <table:table-cell table:number-columns-repeated="7"/>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34" table:formula="of:=MOD(rax;100)" office:value-type="float" office:value="0" calcext:value-type="float">
            <text:p>0</text:p>
          </table:table-cell>
          <table:table-cell table:style-name="ce169" office:value-type="string" calcext:value-type="string">
            <text:p>cx</text:p>
          </table:table-cell>
          <table:table-cell table:style-name="Default" office:value-type="string" calcext:value-type="string">
            <text:p>Cx = [TT]</text:p>
          </table:table-cell>
          <table:table-cell table:style-name="Default"/>
          <table:table-cell/>
          <table:table-cell table:style-name="ce211"/>
          <table:table-cell table:style-name="ce237"/>
          <table:table-cell table:style-name="ce252"/>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ush</text:p>
          </table:table-cell>
          <table:table-cell table:style-name="ce135" table:formula="of:=ROUNDDOWN(rbx/10000)*10000 + rcx" office:value-type="float" office:value="0" calcext:value-type="float">
            <text:p>0</text:p>
          </table:table-cell>
          <table:table-cell table:style-name="ce170" office:value-type="string" calcext:value-type="string">
            <text:p>-</text:p>
          </table:table-cell>
          <table:table-cell table:style-name="Default" office:value-type="string" calcext:value-type="string">
            <text:p>TXTY = cx</text:p>
          </table:table-cell>
          <table:table-cell table:style-name="Default"/>
          <table:table-cell/>
          <table:table-cell table:style-name="ce212"/>
          <table:table-cell table:style-name="ce238"/>
          <table:table-cell table:style-name="ce253"/>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op</text:p>
          </table:table-cell>
          <table:table-cell table:style-name="ce136" office:value-type="string" calcext:value-type="string">
            <text:p>bx</text:p>
          </table:table-cell>
          <table:table-cell table:style-name="ce171" office:value-type="string" calcext:value-type="string">
            <text:p>-</text:p>
          </table:table-cell>
          <table:table-cell table:style-name="Default"/>
          <table:table-cell table:style-name="Default" office:value-type="string" calcext:value-type="string">
            <text:p>end clean tail</text:p>
          </table:table-cell>
          <table:table-cell/>
          <table:table-cell table:style-name="ce213"/>
          <table:table-cell table:style-name="ce239"/>
          <table:table-cell table:style-name="ce254"/>
          <table:table-cell table:style-name="ce265"/>
          <table:table-cell table:number-columns-repeated="2"/>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mmov</text:p>
          </table:table-cell>
          <table:table-cell table:style-name="ce137" table:formula="of:=MOD(ROUNDDOWN(rbx/10000);100)" office:value-type="float" office:value="0" calcext:value-type="float">
            <text:p>0</text:p>
          </table:table-cell>
          <table:table-cell table:style-name="ce172" office:value-type="string" calcext:value-type="string">
            <text:p>cx</text:p>
          </table:table-cell>
          <table:table-cell table:style-name="Default" office:value-type="string" calcext:value-type="string">
            <text:p>Cx = [HY]</text:p>
          </table:table-cell>
          <table:table-cell table:style-name="Default"/>
          <table:table-cell table:number-columns-repeated="7"/>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movm</text:p>
          </table:table-cell>
          <table:table-cell table:style-name="ce138" table:formula="of:=MOD(ROUNDDOWN(rbx/10000);100)" office:value-type="float" office:value="0" calcext:value-type="float">
            <text:p>0</text:p>
          </table:table-cell>
          <table:table-cell table:style-name="ce173" table:formula="of:=BITOR(rcx; 2^(9-ROUNDDOWN(rbx/1000000)))" office:value-type="float" office:value="512" calcext:value-type="float">
            <text:p>512</text:p>
          </table:table-cell>
          <table:table-cell table:style-name="Default" office:value-type="string" calcext:value-type="string">
            <text:p>draw head</text:p>
          </table:table-cell>
          <table:table-cell table:style-name="Default"/>
          <table:table-cell table:number-columns-repeated="7"/>
          <table:table-cell table:style-name="ce104"/>
          <table:table-cell table:number-columns-repeated="8"/>
          <table:table-cell table:style-name="Default" table:number-columns-repeated="16"/>
          <table:table-cell table:number-columns-repeated="987"/>
        </table:table-row>
        <table:table-row table:style-name="ro1">
          <table:table-cell table:style-name="Default" office:value-type="string" calcext:value-type="string">
            <text:p>pop</text:p>
          </table:table-cell>
          <table:table-cell table:style-name="ce139" office:value-type="string" calcext:value-type="string">
            <text:p>cx</text:p>
          </table:table-cell>
          <table:table-cell table:style-name="ce174" office:value-type="string" calcext:value-type="string">
            <text:p>-</text:p>
          </table:table-cell>
          <table:table-cell table:style-name="Default" office:value-type="string" calcext:value-type="string">
            <text:p>restore DIR</text:p>
          </table:table-cell>
          <table:table-cell table:style-name="Default"/>
          <table:table-cell table:number-columns-repeated="1019"/>
        </table:table-row>
        <table:table-row table:style-name="ro1">
          <table:table-cell table:style-name="Default" office:value-type="string" calcext:value-type="string">
            <text:p>jmp</text:p>
          </table:table-cell>
          <table:table-cell table:style-name="ce140" office:value-type="string" calcext:value-type="string">
            <text:p>A49</text:p>
          </table:table-cell>
          <table:table-cell table:style-name="ce175" office:value-type="string" calcext:value-type="string">
            <text:p>-</text:p>
          </table:table-cell>
          <table:table-cell table:style-name="Default" table:number-columns-repeated="2"/>
          <table:table-cell table:number-columns-repeated="1019"/>
        </table:table-row>
        <table:table-row table:style-name="ro1">
          <table:table-cell table:style-name="Default"/>
          <table:table-cell table:style-name="ce141"/>
          <table:table-cell table:style-name="ce176"/>
          <table:table-cell table:style-name="Default" table:number-columns-repeated="2"/>
          <table:table-cell table:number-columns-repeated="1019"/>
        </table:table-row>
        <table:table-row table:style-name="ro1">
          <table:table-cell table:style-name="Default"/>
          <table:table-cell table:style-name="ce142"/>
          <table:table-cell table:style-name="ce177"/>
          <table:table-cell table:style-name="Default" table:number-columns-repeated="2"/>
          <table:table-cell table:number-columns-repeated="1019"/>
        </table:table-row>
        <table:table-row table:style-name="ro1" table:number-rows-repeated="12">
          <table:table-cell table:style-name="Default" table:number-columns-repeated="5"/>
          <table:table-cell table:number-columns-repeated="1019"/>
        </table:table-row>
        <table:table-row table:style-name="ro1" table:number-rows-repeated="2">
          <table:table-cell table:number-columns-repeated="1024"/>
        </table:table-row>
        <table:table-row table:style-name="ro1">
          <table:table-cell/>
          <table:table-cell table:style-name="ce143"/>
          <table:table-cell table:number-columns-repeated="1022"/>
        </table:table-row>
        <table:table-row table:style-name="ro1">
          <table:table-cell table:style-name="ce105"/>
          <table:table-cell table:style-name="ce144"/>
          <table:table-cell table:style-name="ce178"/>
          <table:table-cell table:style-name="ce182"/>
          <table:table-cell table:number-columns-repeated="1020"/>
        </table:table-row>
        <table:table-row table:style-name="ro1">
          <table:table-cell table:style-name="Default" table:number-columns-repeated="5"/>
          <table:table-cell table:number-columns-repeated="1019"/>
        </table:table-row>
        <table:table-row table:style-name="ro1" table:number-rows-repeated="7">
          <table:table-cell table:style-name="Default"/>
          <table:table-cell table:style-name="ce145"/>
          <table:table-cell table:style-name="ce146"/>
          <table:table-cell table:style-name="ce183"/>
          <table:table-cell table:style-name="Default"/>
          <table:table-cell table:number-columns-repeated="1019"/>
        </table:table-row>
        <table:table-row table:style-name="ro1">
          <table:table-cell table:style-name="Default"/>
          <table:table-cell table:style-name="ce145"/>
          <table:table-cell table:style-name="ce146"/>
          <table:table-cell table:style-name="ce183"/>
          <table:table-cell table:style-name="Default" table:number-columns-repeated="3"/>
          <table:table-cell table:number-columns-repeated="1017"/>
        </table:table-row>
        <table:table-row table:style-name="ro1" table:number-rows-repeated="15">
          <table:table-cell table:style-name="Default"/>
          <table:table-cell table:style-name="ce145"/>
          <table:table-cell table:style-name="ce146"/>
          <table:table-cell table:style-name="ce183"/>
          <table:table-cell table:style-name="Default"/>
          <table:table-cell table:number-columns-repeated="1019"/>
        </table:table-row>
        <table:table-row table:style-name="ro1" table:number-rows-repeated="9">
          <table:table-cell table:number-columns-repeated="3"/>
          <table:table-cell table:style-name="ce184"/>
          <table:table-cell table:number-columns-repeated="1020"/>
        </table:table-row>
        <table:table-row table:style-name="ro1" table:number-rows-repeated="1048456">
          <table:table-cell table:number-columns-repeated="1024"/>
        </table:table-row>
        <table:table-row table:style-name="ro1">
          <table:table-cell table:number-columns-repeated="1024"/>
        </table:table-row>
        <calcext:conditional-formats>
          <calcext:conditional-format calcext:target-range-address="Лист2.C88:Лист2.C1048576 Лист2.C83:Лист2.C85 Лист2.C2:Лист2.C41">
            <calcext:condition calcext:apply-style-name="Безымянный1" calcext:value="formula-is(NOT(ISERROR(FORMULA([.C2]))))" calcext:base-cell-address="Лист2.C2"/>
          </calcext:conditional-format>
          <calcext:conditional-format calcext:target-range-address="Лист2.B88:Лист2.B1048576 Лист2.B83:Лист2.B84 Лист2.B3:Лист2.B3 Лист2.B5:Лист2.B21 Лист2.B40:Лист2.B41">
            <calcext:condition calcext:apply-style-name="Безымянный1" calcext:value="formula-is(NOT(ISERROR(FORMULA([.B3]))))" calcext:base-cell-address="Лист2.B3"/>
          </calcext:conditional-format>
          <calcext:conditional-format calcext:target-range-address="Лист2.B3:Лист2.B3 Лист2.B5:Лист2.B21">
            <calcext:condition calcext:apply-style-name="Безымянный1" calcext:value="formula-is(NOT(ISERROR(FORMULA([.B3]))))" calcext:base-cell-address="Лист2.B3"/>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AK25:Лист2.AK27">
            <calcext:condition calcext:apply-style-name="Безымянный1" calcext:value="formula-is(NOT(ISERROR(FORMULA([.AK25]))))" calcext:base-cell-address="Лист2.AK25"/>
          </calcext:conditional-format>
          <calcext:conditional-format calcext:target-range-address="Лист2.AJ25:Лист2.AJ27">
            <calcext:condition calcext:apply-style-name="Безымянный1" calcext:value="formula-is(NOT(ISERROR(FORMULA([.AJ25]))))" calcext:base-cell-address="Лист2.AJ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3:Лист2.AJ23">
            <calcext:condition calcext:apply-style-name="Безымянный1" calcext:value="formula-is(NOT(ISERROR(FORMULA([.AJ23]))))" calcext:base-cell-address="Лист2.AJ23"/>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N4:Лист2.W23">
            <calcext:condition calcext:apply-style-name="Excel_CondFormat_2_1_1" calcext:value="=&quot; &quot;" calcext:base-cell-address="Лист2.N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6:Лист2.J55">
            <calcext:condition calcext:apply-style-name="Безымянный1" calcext:value="formula-is(NOT(ISERROR(FORMULA([.J46]))))" calcext:base-cell-address="Лист2.J46"/>
          </calcext:conditional-format>
          <calcext:conditional-format calcext:target-range-address="Лист2.J46:Лист2.J55">
            <calcext:condition calcext:apply-style-name="Безымянный1" calcext:value="formula-is(NOT(ISERROR(FORMULA([.J46]))))" calcext:base-cell-address="Лист2.J46"/>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5:Лист2.G55">
            <calcext:condition calcext:apply-style-name="Безымянный1" calcext:value="formula-is(NOT(ISERROR(FORMULA([.G49]))))" calcext:base-cell-address="Лист2.G55"/>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G54:Лист2.G54">
            <calcext:condition calcext:apply-style-name="Безымянный1" calcext:value="formula-is(NOT(ISERROR(FORMULA([.G49]))))" calcext:base-cell-address="Лист2.G5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M61:Лист2.M61">
            <calcext:condition calcext:apply-style-name="Безымянный1" calcext:value="formula-is(NOT(ISERROR(FORMULA([.M61]))))" calcext:base-cell-address="Лист2.M61"/>
          </calcext:conditional-format>
          <calcext:conditional-format calcext:target-range-address="Лист2.N61:Лист2.N61">
            <calcext:condition calcext:apply-style-name="Безымянный1" calcext:value="formula-is(NOT(ISERROR(FORMULA([.N61]))))" calcext:base-cell-address="Лист2.N61"/>
          </calcext:conditional-format>
          <calcext:conditional-format calcext:target-range-address="Лист2.M43:Лист2.M43">
            <calcext:condition calcext:apply-style-name="Безымянный1" calcext:value="formula-is(NOT(ISERROR(FORMULA([.M43]))))" calcext:base-cell-address="Лист2.M43"/>
          </calcext:conditional-format>
          <calcext:conditional-format calcext:target-range-address="Лист2.N43:Лист2.N43">
            <calcext:condition calcext:apply-style-name="Безымянный1" calcext:value="formula-is(NOT(ISERROR(FORMULA([.N43]))))" calcext:base-cell-address="Лист2.N43"/>
          </calcext:conditional-format>
          <calcext:conditional-format calcext:target-range-address="Лист2.M43:Лист2.M43">
            <calcext:condition calcext:apply-style-name="Безымянный1" calcext:value="formula-is(NOT(ISERROR(FORMULA([.M40]))))" calcext:base-cell-address="Лист2.M43"/>
          </calcext:conditional-format>
          <calcext:conditional-format calcext:target-range-address="Лист2.N43:Лист2.N43">
            <calcext:condition calcext:apply-style-name="Безымянный1" calcext:value="formula-is(NOT(ISERROR(FORMULA([.N40]))))" calcext:base-cell-address="Лист2.N43"/>
          </calcext:conditional-format>
          <calcext:conditional-format calcext:target-range-address="Лист2.M46:Лист2.M46">
            <calcext:condition calcext:apply-style-name="Безымянный1" calcext:value="formula-is(NOT(ISERROR(FORMULA([.M47]))))" calcext:base-cell-address="Лист2.M46"/>
          </calcext:conditional-format>
          <calcext:conditional-format calcext:target-range-address="Лист2.N46:Лист2.N46">
            <calcext:condition calcext:apply-style-name="Безымянный1" calcext:value="formula-is(NOT(ISERROR(FORMULA([.N47]))))" calcext:base-cell-address="Лист2.N46"/>
          </calcext:conditional-format>
          <calcext:conditional-format calcext:target-range-address="Лист2.M47:Лист2.M47">
            <calcext:condition calcext:apply-style-name="Безымянный1" calcext:value="formula-is(NOT(ISERROR(FORMULA([.M48]))))" calcext:base-cell-address="Лист2.M47"/>
          </calcext:conditional-format>
          <calcext:conditional-format calcext:target-range-address="Лист2.N47:Лист2.N47">
            <calcext:condition calcext:apply-style-name="Безымянный1" calcext:value="formula-is(NOT(ISERROR(FORMULA([.N48]))))" calcext:base-cell-address="Лист2.N47"/>
          </calcext:conditional-format>
          <calcext:conditional-format calcext:target-range-address="Лист2.M46:Лист2.M46">
            <calcext:condition calcext:apply-style-name="Безымянный1" calcext:value="formula-is(NOT(ISERROR(FORMULA([.M43]))))" calcext:base-cell-address="Лист2.M46"/>
          </calcext:conditional-format>
          <calcext:conditional-format calcext:target-range-address="Лист2.N46:Лист2.N46">
            <calcext:condition calcext:apply-style-name="Безымянный1" calcext:value="formula-is(NOT(ISERROR(FORMULA([.N43]))))" calcext:base-cell-address="Лист2.N46"/>
          </calcext:conditional-format>
          <calcext:conditional-format calcext:target-range-address="Лист2.M47:Лист2.M47">
            <calcext:condition calcext:apply-style-name="Безымянный1" calcext:value="formula-is(NOT(ISERROR(FORMULA([.M44]))))" calcext:base-cell-address="Лист2.M47"/>
          </calcext:conditional-format>
          <calcext:conditional-format calcext:target-range-address="Лист2.N47:Лист2.N47">
            <calcext:condition calcext:apply-style-name="Безымянный1" calcext:value="formula-is(NOT(ISERROR(FORMULA([.N44]))))" calcext:base-cell-address="Лист2.N47"/>
          </calcext:conditional-format>
          <calcext:conditional-format calcext:target-range-address="Лист2.M48:Лист2.M48">
            <calcext:condition calcext:apply-style-name="Безымянный1" calcext:value="formula-is(NOT(ISERROR(FORMULA([.M46]))))" calcext:base-cell-address="Лист2.M48"/>
          </calcext:conditional-format>
          <calcext:conditional-format calcext:target-range-address="Лист2.N48:Лист2.N48">
            <calcext:condition calcext:apply-style-name="Безымянный1" calcext:value="formula-is(NOT(ISERROR(FORMULA([.N46]))))" calcext:base-cell-address="Лист2.N48"/>
          </calcext:conditional-format>
          <calcext:conditional-format calcext:target-range-address="Лист2.M49:Лист2.M49">
            <calcext:condition calcext:apply-style-name="Безымянный1" calcext:value="formula-is(NOT(ISERROR(FORMULA([.M47]))))" calcext:base-cell-address="Лист2.M49"/>
          </calcext:conditional-format>
          <calcext:conditional-format calcext:target-range-address="Лист2.N49:Лист2.N49">
            <calcext:condition calcext:apply-style-name="Безымянный1" calcext:value="formula-is(NOT(ISERROR(FORMULA([.N47]))))" calcext:base-cell-address="Лист2.N49"/>
          </calcext:conditional-format>
          <calcext:conditional-format calcext:target-range-address="Лист2.M51:Лист2.M51">
            <calcext:condition calcext:apply-style-name="Безымянный1" calcext:value="formula-is(NOT(ISERROR(FORMULA([.M49]))))" calcext:base-cell-address="Лист2.M51"/>
          </calcext:conditional-format>
          <calcext:conditional-format calcext:target-range-address="Лист2.N51:Лист2.N51">
            <calcext:condition calcext:apply-style-name="Безымянный1" calcext:value="formula-is(NOT(ISERROR(FORMULA([.N49]))))" calcext:base-cell-address="Лист2.N51"/>
          </calcext:conditional-format>
          <calcext:conditional-format calcext:target-range-address="Лист2.M52:Лист2.M52">
            <calcext:condition calcext:apply-style-name="Безымянный1" calcext:value="formula-is(NOT(ISERROR(FORMULA([.M50]))))" calcext:base-cell-address="Лист2.M52"/>
          </calcext:conditional-format>
          <calcext:conditional-format calcext:target-range-address="Лист2.N52:Лист2.N52">
            <calcext:condition calcext:apply-style-name="Безымянный1" calcext:value="formula-is(NOT(ISERROR(FORMULA([.N50]))))" calcext:base-cell-address="Лист2.N52"/>
          </calcext:conditional-format>
          <calcext:conditional-format calcext:target-range-address="Лист2.M53:Лист2.M53">
            <calcext:condition calcext:apply-style-name="Безымянный1" calcext:value="formula-is(NOT(ISERROR(FORMULA([.M50]))))" calcext:base-cell-address="Лист2.M53"/>
          </calcext:conditional-format>
          <calcext:conditional-format calcext:target-range-address="Лист2.N53:Лист2.N53">
            <calcext:condition calcext:apply-style-name="Безымянный1" calcext:value="formula-is(NOT(ISERROR(FORMULA([.N50]))))" calcext:base-cell-address="Лист2.N53"/>
          </calcext:conditional-format>
          <calcext:conditional-format calcext:target-range-address="Лист2.M54:Лист2.M54">
            <calcext:condition calcext:apply-style-name="Безымянный1" calcext:value="formula-is(NOT(ISERROR(FORMULA([.M51]))))" calcext:base-cell-address="Лист2.M54"/>
          </calcext:conditional-format>
          <calcext:conditional-format calcext:target-range-address="Лист2.N54:Лист2.N54">
            <calcext:condition calcext:apply-style-name="Безымянный1" calcext:value="formula-is(NOT(ISERROR(FORMULA([.N51]))))" calcext:base-cell-address="Лист2.N54"/>
          </calcext:conditional-format>
          <calcext:conditional-format calcext:target-range-address="Лист2.M50:Лист2.M50">
            <calcext:condition calcext:apply-style-name="Безымянный1" calcext:value="formula-is(NOT(ISERROR(FORMULA([.M47]))))" calcext:base-cell-address="Лист2.M50"/>
          </calcext:conditional-format>
          <calcext:conditional-format calcext:target-range-address="Лист2.N50:Лист2.N50">
            <calcext:condition calcext:apply-style-name="Безымянный1" calcext:value="formula-is(NOT(ISERROR(FORMULA([.N47]))))" calcext:base-cell-address="Лист2.N50"/>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1:Лист2.I41">
            <calcext:condition calcext:apply-style-name="Безымянный1" calcext:value="formula-is(NOT(ISERROR(FORMULA([.I40]))))" calcext:base-cell-address="Лист2.I41"/>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I42:Лист2.I42">
            <calcext:condition calcext:apply-style-name="Безымянный1" calcext:value="formula-is(NOT(ISERROR(FORMULA([.I41]))))" calcext:base-cell-address="Лист2.I42"/>
          </calcext:conditional-format>
          <calcext:conditional-format calcext:target-range-address="Лист2.B42:Лист2.B42">
            <calcext:condition calcext:apply-style-name="Безымянный1" calcext:value="formula-is(NOT(ISERROR(FORMULA([.B42]))))" calcext:base-cell-address="Лист2.B42"/>
          </calcext:conditional-format>
          <calcext:conditional-format calcext:target-range-address="Лист2.C42:Лист2.C42">
            <calcext:condition calcext:apply-style-name="Безымянный1" calcext:value="formula-is(NOT(ISERROR(FORMULA([.C42]))))" calcext:base-cell-address="Лист2.C42"/>
          </calcext:conditional-format>
          <calcext:conditional-format calcext:target-range-address="Лист2.B43:Лист2.B43">
            <calcext:condition calcext:apply-style-name="Безымянный1" calcext:value="formula-is(NOT(ISERROR(FORMULA([.B43]))))" calcext:base-cell-address="Лист2.B43"/>
          </calcext:conditional-format>
          <calcext:conditional-format calcext:target-range-address="Лист2.C43:Лист2.C43">
            <calcext:condition calcext:apply-style-name="Безымянный1" calcext:value="formula-is(NOT(ISERROR(FORMULA([.C43]))))" calcext:base-cell-address="Лист2.C43"/>
          </calcext:conditional-format>
          <calcext:conditional-format calcext:target-range-address="Лист2.G41:Лист2.G41">
            <calcext:condition calcext:apply-style-name="Безымянный1" calcext:value="formula-is(NOT(ISERROR(FORMULA([.G41]))))" calcext:base-cell-address="Лист2.G41"/>
          </calcext:conditional-format>
          <calcext:conditional-format calcext:target-range-address="Лист2.H41:Лист2.H41">
            <calcext:condition calcext:apply-style-name="Безымянный1" calcext:value="formula-is(NOT(ISERROR(FORMULA([.H41]))))" calcext:base-cell-address="Лист2.H41"/>
          </calcext:conditional-format>
          <calcext:conditional-format calcext:target-range-address="Лист2.G42:Лист2.G42">
            <calcext:condition calcext:apply-style-name="Безымянный1" calcext:value="formula-is(NOT(ISERROR(FORMULA([.G42]))))" calcext:base-cell-address="Лист2.G42"/>
          </calcext:conditional-format>
          <calcext:conditional-format calcext:target-range-address="Лист2.H42:Лист2.H42">
            <calcext:condition calcext:apply-style-name="Безымянный1" calcext:value="formula-is(NOT(ISERROR(FORMULA([.H42]))))" calcext:base-cell-address="Лист2.H42"/>
          </calcext:conditional-format>
          <calcext:conditional-format calcext:target-range-address="Лист2.G43:Лист2.G43">
            <calcext:condition calcext:apply-style-name="Безымянный1" calcext:value="formula-is(NOT(ISERROR(FORMULA([.G43]))))" calcext:base-cell-address="Лист2.G43"/>
          </calcext:conditional-format>
          <calcext:conditional-format calcext:target-range-address="Лист2.G44:Лист2.G44">
            <calcext:condition calcext:apply-style-name="Безымянный1" calcext:value="formula-is(NOT(ISERROR(FORMULA([.G44]))))" calcext:base-cell-address="Лист2.G44"/>
          </calcext:conditional-format>
          <calcext:conditional-format calcext:target-range-address="Лист2.B44:Лист2.B44">
            <calcext:condition calcext:apply-style-name="Безымянный1" calcext:value="formula-is(NOT(ISERROR(FORMULA([.B44]))))" calcext:base-cell-address="Лист2.B44"/>
          </calcext:conditional-format>
          <calcext:conditional-format calcext:target-range-address="Лист2.C44:Лист2.C44">
            <calcext:condition calcext:apply-style-name="Безымянный1" calcext:value="formula-is(NOT(ISERROR(FORMULA([.C44]))))" calcext:base-cell-address="Лист2.C44"/>
          </calcext:conditional-format>
          <calcext:conditional-format calcext:target-range-address="Лист2.B45:Лист2.B45">
            <calcext:condition calcext:apply-style-name="Безымянный1" calcext:value="formula-is(NOT(ISERROR(FORMULA([.B45]))))" calcext:base-cell-address="Лист2.B45"/>
          </calcext:conditional-format>
          <calcext:conditional-format calcext:target-range-address="Лист2.C45:Лист2.C45">
            <calcext:condition calcext:apply-style-name="Безымянный1" calcext:value="formula-is(NOT(ISERROR(FORMULA([.C45]))))" calcext:base-cell-address="Лист2.C45"/>
          </calcext:conditional-format>
          <calcext:conditional-format calcext:target-range-address="Лист2.B46:Лист2.B46">
            <calcext:condition calcext:apply-style-name="Безымянный1" calcext:value="formula-is(NOT(ISERROR(FORMULA([.B46]))))" calcext:base-cell-address="Лист2.B46"/>
          </calcext:conditional-format>
          <calcext:conditional-format calcext:target-range-address="Лист2.C46:Лист2.C46">
            <calcext:condition calcext:apply-style-name="Безымянный1" calcext:value="formula-is(NOT(ISERROR(FORMULA([.C46]))))" calcext:base-cell-address="Лист2.C46"/>
          </calcext:conditional-format>
          <calcext:conditional-format calcext:target-range-address="Лист2.B47:Лист2.B47">
            <calcext:condition calcext:apply-style-name="Безымянный1" calcext:value="formula-is(NOT(ISERROR(FORMULA([.B47]))))" calcext:base-cell-address="Лист2.B47"/>
          </calcext:conditional-format>
          <calcext:conditional-format calcext:target-range-address="Лист2.C47:Лист2.C47">
            <calcext:condition calcext:apply-style-name="Безымянный1" calcext:value="formula-is(NOT(ISERROR(FORMULA([.C47]))))" calcext:base-cell-address="Лист2.C47"/>
          </calcext:conditional-format>
          <calcext:conditional-format calcext:target-range-address="Лист2.B48:Лист2.B48">
            <calcext:condition calcext:apply-style-name="Безымянный1" calcext:value="formula-is(NOT(ISERROR(FORMULA([.B48]))))" calcext:base-cell-address="Лист2.B48"/>
          </calcext:conditional-format>
          <calcext:conditional-format calcext:target-range-address="Лист2.C48:Лист2.C48">
            <calcext:condition calcext:apply-style-name="Безымянный1" calcext:value="formula-is(NOT(ISERROR(FORMULA([.C48]))))" calcext:base-cell-address="Лист2.C48"/>
          </calcext:conditional-format>
          <calcext:conditional-format calcext:target-range-address="Лист2.B49:Лист2.B49">
            <calcext:condition calcext:apply-style-name="Безымянный1" calcext:value="formula-is(NOT(ISERROR(FORMULA([.B49]))))" calcext:base-cell-address="Лист2.B49"/>
          </calcext:conditional-format>
          <calcext:conditional-format calcext:target-range-address="Лист2.C49:Лист2.C49">
            <calcext:condition calcext:apply-style-name="Безымянный1" calcext:value="formula-is(NOT(ISERROR(FORMULA([.C49]))))" calcext:base-cell-address="Лист2.C49"/>
          </calcext:conditional-format>
          <calcext:conditional-format calcext:target-range-address="Лист2.B50:Лист2.B50">
            <calcext:condition calcext:apply-style-name="Безымянный1" calcext:value="formula-is(NOT(ISERROR(FORMULA([.B50]))))" calcext:base-cell-address="Лист2.B50"/>
          </calcext:conditional-format>
          <calcext:conditional-format calcext:target-range-address="Лист2.C50:Лист2.C50">
            <calcext:condition calcext:apply-style-name="Безымянный1" calcext:value="formula-is(NOT(ISERROR(FORMULA([.C50]))))" calcext:base-cell-address="Лист2.C50"/>
          </calcext:conditional-format>
          <calcext:conditional-format calcext:target-range-address="Лист2.B69:Лист2.B69">
            <calcext:condition calcext:apply-style-name="Безымянный1" calcext:value="formula-is(NOT(ISERROR(FORMULA([.B69]))))" calcext:base-cell-address="Лист2.B69"/>
          </calcext:conditional-format>
          <calcext:conditional-format calcext:target-range-address="Лист2.C69:Лист2.C69">
            <calcext:condition calcext:apply-style-name="Безымянный1" calcext:value="formula-is(NOT(ISERROR(FORMULA([.C69]))))" calcext:base-cell-address="Лист2.C69"/>
          </calcext:conditional-format>
          <calcext:conditional-format calcext:target-range-address="Лист2.B70:Лист2.B70">
            <calcext:condition calcext:apply-style-name="Безымянный1" calcext:value="formula-is(NOT(ISERROR(FORMULA([.B70]))))" calcext:base-cell-address="Лист2.B70"/>
          </calcext:conditional-format>
          <calcext:conditional-format calcext:target-range-address="Лист2.C70:Лист2.C70">
            <calcext:condition calcext:apply-style-name="Безымянный1" calcext:value="formula-is(NOT(ISERROR(FORMULA([.C70]))))" calcext:base-cell-address="Лист2.C70"/>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H54:Лист2.H54">
            <calcext:condition calcext:apply-style-name="Безымянный1" calcext:value="formula-is(NOT(ISERROR(FORMULA([.H54]))))" calcext:base-cell-address="Лист2.H54"/>
          </calcext:conditional-format>
          <calcext:conditional-format calcext:target-range-address="Лист2.I54:Лист2.I54">
            <calcext:condition calcext:apply-style-name="Безымянный1" calcext:value="formula-is(NOT(ISERROR(FORMULA([.I54]))))" calcext:base-cell-address="Лист2.I54"/>
          </calcext:conditional-format>
          <calcext:conditional-format calcext:target-range-address="Лист2.H55:Лист2.H55">
            <calcext:condition calcext:apply-style-name="Безымянный1" calcext:value="formula-is(NOT(ISERROR(FORMULA([.H55]))))" calcext:base-cell-address="Лист2.H55"/>
          </calcext:conditional-format>
          <calcext:conditional-format calcext:target-range-address="Лист2.I55:Лист2.I55">
            <calcext:condition calcext:apply-style-name="Безымянный1" calcext:value="formula-is(NOT(ISERROR(FORMULA([.I55]))))" calcext:base-cell-address="Лист2.I55"/>
          </calcext:conditional-format>
          <calcext:conditional-format calcext:target-range-address="Лист2.B51:Лист2.B51">
            <calcext:condition calcext:apply-style-name="Безымянный1" calcext:value="formula-is(NOT(ISERROR(FORMULA([.B51]))))" calcext:base-cell-address="Лист2.B51"/>
          </calcext:conditional-format>
          <calcext:conditional-format calcext:target-range-address="Лист2.C51:Лист2.C51">
            <calcext:condition calcext:apply-style-name="Безымянный1" calcext:value="formula-is(NOT(ISERROR(FORMULA([.C51]))))" calcext:base-cell-address="Лист2.C51"/>
          </calcext:conditional-format>
          <calcext:conditional-format calcext:target-range-address="Лист2.B52:Лист2.B52">
            <calcext:condition calcext:apply-style-name="Безымянный1" calcext:value="formula-is(NOT(ISERROR(FORMULA([.B52]))))" calcext:base-cell-address="Лист2.B52"/>
          </calcext:conditional-format>
          <calcext:conditional-format calcext:target-range-address="Лист2.C52:Лист2.C52">
            <calcext:condition calcext:apply-style-name="Безымянный1" calcext:value="formula-is(NOT(ISERROR(FORMULA([.C52]))))" calcext:base-cell-address="Лист2.C52"/>
          </calcext:conditional-format>
          <calcext:conditional-format calcext:target-range-address="Лист2.B53:Лист2.B53">
            <calcext:condition calcext:apply-style-name="Безымянный1" calcext:value="formula-is(NOT(ISERROR(FORMULA([.B53]))))" calcext:base-cell-address="Лист2.B53"/>
          </calcext:conditional-format>
          <calcext:conditional-format calcext:target-range-address="Лист2.C53:Лист2.C53">
            <calcext:condition calcext:apply-style-name="Безымянный1" calcext:value="formula-is(NOT(ISERROR(FORMULA([.C53]))))" calcext:base-cell-address="Лист2.C53"/>
          </calcext:conditional-format>
          <calcext:conditional-format calcext:target-range-address="Лист2.B54:Лист2.B54">
            <calcext:condition calcext:apply-style-name="Безымянный1" calcext:value="formula-is(NOT(ISERROR(FORMULA([.B54]))))" calcext:base-cell-address="Лист2.B54"/>
          </calcext:conditional-format>
          <calcext:conditional-format calcext:target-range-address="Лист2.C54:Лист2.C54">
            <calcext:condition calcext:apply-style-name="Безымянный1" calcext:value="formula-is(NOT(ISERROR(FORMULA([.C54]))))" calcext:base-cell-address="Лист2.C54"/>
          </calcext:conditional-format>
          <calcext:conditional-format calcext:target-range-address="Лист2.B55:Лист2.B55">
            <calcext:condition calcext:apply-style-name="Безымянный1" calcext:value="formula-is(NOT(ISERROR(FORMULA([.B55]))))" calcext:base-cell-address="Лист2.B55"/>
          </calcext:conditional-format>
          <calcext:conditional-format calcext:target-range-address="Лист2.C55:Лист2.C55">
            <calcext:condition calcext:apply-style-name="Безымянный1" calcext:value="formula-is(NOT(ISERROR(FORMULA([.C55]))))" calcext:base-cell-address="Лист2.C55"/>
          </calcext:conditional-format>
          <calcext:conditional-format calcext:target-range-address="Лист2.B56:Лист2.B56">
            <calcext:condition calcext:apply-style-name="Безымянный1" calcext:value="formula-is(NOT(ISERROR(FORMULA([.B56]))))" calcext:base-cell-address="Лист2.B56"/>
          </calcext:conditional-format>
          <calcext:conditional-format calcext:target-range-address="Лист2.C56:Лист2.C56">
            <calcext:condition calcext:apply-style-name="Безымянный1" calcext:value="formula-is(NOT(ISERROR(FORMULA([.C56]))))" calcext:base-cell-address="Лист2.C56"/>
          </calcext:conditional-format>
          <calcext:conditional-format calcext:target-range-address="Лист2.B57:Лист2.B57">
            <calcext:condition calcext:apply-style-name="Безымянный1" calcext:value="formula-is(NOT(ISERROR(FORMULA([.B57]))))" calcext:base-cell-address="Лист2.B57"/>
          </calcext:conditional-format>
          <calcext:conditional-format calcext:target-range-address="Лист2.C57:Лист2.C57">
            <calcext:condition calcext:apply-style-name="Безымянный1" calcext:value="formula-is(NOT(ISERROR(FORMULA([.C57]))))" calcext:base-cell-address="Лист2.C57"/>
          </calcext:conditional-format>
          <calcext:conditional-format calcext:target-range-address="Лист2.B58:Лист2.B58">
            <calcext:condition calcext:apply-style-name="Безымянный1" calcext:value="formula-is(NOT(ISERROR(FORMULA([.B58]))))" calcext:base-cell-address="Лист2.B58"/>
          </calcext:conditional-format>
          <calcext:conditional-format calcext:target-range-address="Лист2.C58:Лист2.C58">
            <calcext:condition calcext:apply-style-name="Безымянный1" calcext:value="formula-is(NOT(ISERROR(FORMULA([.C58]))))" calcext:base-cell-address="Лист2.C58"/>
          </calcext:conditional-format>
          <calcext:conditional-format calcext:target-range-address="Лист2.B59:Лист2.B59">
            <calcext:condition calcext:apply-style-name="Безымянный1" calcext:value="formula-is(NOT(ISERROR(FORMULA([.B59]))))" calcext:base-cell-address="Лист2.B59"/>
          </calcext:conditional-format>
          <calcext:conditional-format calcext:target-range-address="Лист2.C59:Лист2.C59">
            <calcext:condition calcext:apply-style-name="Безымянный1" calcext:value="formula-is(NOT(ISERROR(FORMULA([.C59]))))" calcext:base-cell-address="Лист2.C59"/>
          </calcext:conditional-format>
          <calcext:conditional-format calcext:target-range-address="Лист2.B60:Лист2.B60">
            <calcext:condition calcext:apply-style-name="Безымянный1" calcext:value="formula-is(NOT(ISERROR(FORMULA([.B60]))))" calcext:base-cell-address="Лист2.B60"/>
          </calcext:conditional-format>
          <calcext:conditional-format calcext:target-range-address="Лист2.C60:Лист2.C60">
            <calcext:condition calcext:apply-style-name="Безымянный1" calcext:value="formula-is(NOT(ISERROR(FORMULA([.C60]))))" calcext:base-cell-address="Лист2.C60"/>
          </calcext:conditional-format>
          <calcext:conditional-format calcext:target-range-address="Лист2.B61:Лист2.B61">
            <calcext:condition calcext:apply-style-name="Безымянный1" calcext:value="formula-is(NOT(ISERROR(FORMULA([.B61]))))" calcext:base-cell-address="Лист2.B61"/>
          </calcext:conditional-format>
          <calcext:conditional-format calcext:target-range-address="Лист2.C61:Лист2.C61">
            <calcext:condition calcext:apply-style-name="Безымянный1" calcext:value="formula-is(NOT(ISERROR(FORMULA([.C61]))))" calcext:base-cell-address="Лист2.C61"/>
          </calcext:conditional-format>
          <calcext:conditional-format calcext:target-range-address="Лист2.B62:Лист2.B62">
            <calcext:condition calcext:apply-style-name="Безымянный1" calcext:value="formula-is(NOT(ISERROR(FORMULA([.B62]))))" calcext:base-cell-address="Лист2.B62"/>
          </calcext:conditional-format>
          <calcext:conditional-format calcext:target-range-address="Лист2.C62:Лист2.C62">
            <calcext:condition calcext:apply-style-name="Безымянный1" calcext:value="formula-is(NOT(ISERROR(FORMULA([.C62]))))" calcext:base-cell-address="Лист2.C62"/>
          </calcext:conditional-format>
          <calcext:conditional-format calcext:target-range-address="Лист2.B64:Лист2.B64">
            <calcext:condition calcext:apply-style-name="Безымянный1" calcext:value="formula-is(NOT(ISERROR(FORMULA([.B64]))))" calcext:base-cell-address="Лист2.B64"/>
          </calcext:conditional-format>
          <calcext:conditional-format calcext:target-range-address="Лист2.C64:Лист2.C64">
            <calcext:condition calcext:apply-style-name="Безымянный1" calcext:value="formula-is(NOT(ISERROR(FORMULA([.C64]))))" calcext:base-cell-address="Лист2.C64"/>
          </calcext:conditional-format>
          <calcext:conditional-format calcext:target-range-address="Лист2.C63:Лист2.C63">
            <calcext:condition calcext:apply-style-name="Безымянный1" calcext:value="formula-is(NOT(ISERROR(FORMULA([.C63]))))" calcext:base-cell-address="Лист2.C63"/>
          </calcext:conditional-format>
          <calcext:conditional-format calcext:target-range-address="Лист2.B65:Лист2.B65">
            <calcext:condition calcext:apply-style-name="Безымянный1" calcext:value="formula-is(NOT(ISERROR(FORMULA([.B65]))))" calcext:base-cell-address="Лист2.B65"/>
          </calcext:conditional-format>
          <calcext:conditional-format calcext:target-range-address="Лист2.C65:Лист2.C65">
            <calcext:condition calcext:apply-style-name="Безымянный1" calcext:value="formula-is(NOT(ISERROR(FORMULA([.C65]))))" calcext:base-cell-address="Лист2.C65"/>
          </calcext:conditional-format>
          <calcext:conditional-format calcext:target-range-address="Лист2.B66:Лист2.B66">
            <calcext:condition calcext:apply-style-name="Безымянный1" calcext:value="formula-is(NOT(ISERROR(FORMULA([.B66]))))" calcext:base-cell-address="Лист2.B66"/>
          </calcext:conditional-format>
          <calcext:conditional-format calcext:target-range-address="Лист2.C66:Лист2.C66">
            <calcext:condition calcext:apply-style-name="Безымянный1" calcext:value="formula-is(NOT(ISERROR(FORMULA([.C66]))))" calcext:base-cell-address="Лист2.C66"/>
          </calcext:conditional-format>
          <calcext:conditional-format calcext:target-range-address="Лист2.B67:Лист2.B67">
            <calcext:condition calcext:apply-style-name="Безымянный1" calcext:value="formula-is(NOT(ISERROR(FORMULA([.B67]))))" calcext:base-cell-address="Лист2.B67"/>
          </calcext:conditional-format>
          <calcext:conditional-format calcext:target-range-address="Лист2.C67:Лист2.C67">
            <calcext:condition calcext:apply-style-name="Безымянный1" calcext:value="formula-is(NOT(ISERROR(FORMULA([.C67]))))" calcext:base-cell-address="Лист2.C67"/>
          </calcext:conditional-format>
          <calcext:conditional-format calcext:target-range-address="Лист2.B68:Лист2.B68">
            <calcext:condition calcext:apply-style-name="Безымянный1" calcext:value="formula-is(NOT(ISERROR(FORMULA([.B68]))))" calcext:base-cell-address="Лист2.B68"/>
          </calcext:conditional-format>
          <calcext:conditional-format calcext:target-range-address="Лист2.C68:Лист2.C68">
            <calcext:condition calcext:apply-style-name="Безымянный1" calcext:value="formula-is(NOT(ISERROR(FORMULA([.C68]))))" calcext:base-cell-address="Лист2.C68"/>
          </calcext:conditional-format>
          <calcext:conditional-format calcext:target-range-address="Лист2.B63:Лист2.B63">
            <calcext:condition calcext:apply-style-name="Безымянный1" calcext:value="formula-is(NOT(ISERROR(FORMULA([.B63]))))" calcext:base-cell-address="Лист2.B63"/>
          </calcext:conditional-format>
          <calcext:conditional-format calcext:target-range-address="Лист2.J56:Лист2.J56">
            <calcext:condition calcext:apply-style-name="Безымянный1" calcext:value="formula-is(NOT(ISERROR(FORMULA([.J56]))))" calcext:base-cell-address="Лист2.J56"/>
          </calcext:conditional-format>
          <calcext:conditional-format calcext:target-range-address="Лист2.J56:Лист2.J56">
            <calcext:condition calcext:apply-style-name="Безымянный1" calcext:value="formula-is(NOT(ISERROR(FORMULA([.J56]))))" calcext:base-cell-address="Лист2.J56"/>
          </calcext:conditional-format>
          <calcext:conditional-format calcext:target-range-address="Лист2.J57:Лист2.J57">
            <calcext:condition calcext:apply-style-name="Безымянный1" calcext:value="formula-is(NOT(ISERROR(FORMULA([.J57]))))" calcext:base-cell-address="Лист2.J57"/>
          </calcext:conditional-format>
          <calcext:conditional-format calcext:target-range-address="Лист2.J57:Лист2.J57">
            <calcext:condition calcext:apply-style-name="Безымянный1" calcext:value="formula-is(NOT(ISERROR(FORMULA([.J57]))))" calcext:base-cell-address="Лист2.J57"/>
          </calcext:conditional-format>
          <calcext:conditional-format calcext:target-range-address="Лист2.J58:Лист2.J58">
            <calcext:condition calcext:apply-style-name="Безымянный1" calcext:value="formula-is(NOT(ISERROR(FORMULA([.J58]))))" calcext:base-cell-address="Лист2.J58"/>
          </calcext:conditional-format>
          <calcext:conditional-format calcext:target-range-address="Лист2.J58:Лист2.J58">
            <calcext:condition calcext:apply-style-name="Безымянный1" calcext:value="formula-is(NOT(ISERROR(FORMULA([.J58]))))" calcext:base-cell-address="Лист2.J58"/>
          </calcext:conditional-format>
          <calcext:conditional-format calcext:target-range-address="Лист2.J59:Лист2.J64">
            <calcext:condition calcext:apply-style-name="Безымянный1" calcext:value="formula-is(NOT(ISERROR(FORMULA([.J59]))))" calcext:base-cell-address="Лист2.J59"/>
          </calcext:conditional-format>
          <calcext:conditional-format calcext:target-range-address="Лист2.J59:Лист2.J64">
            <calcext:condition calcext:apply-style-name="Безымянный1" calcext:value="formula-is(NOT(ISERROR(FORMULA([.J59]))))" calcext:base-cell-address="Лист2.J59"/>
          </calcext:conditional-format>
          <calcext:conditional-format calcext:target-range-address="Лист2.G64:Лист2.G64">
            <calcext:condition calcext:apply-style-name="Безымянный1" calcext:value="formula-is(NOT(ISERROR(FORMULA([.G64]))))" calcext:base-cell-address="Лист2.G64"/>
          </calcext:conditional-format>
          <calcext:conditional-format calcext:target-range-address="Лист2.G63:Лист2.G63">
            <calcext:condition calcext:apply-style-name="Безымянный1" calcext:value="formula-is(NOT(ISERROR(FORMULA([.G63]))))" calcext:base-cell-address="Лист2.G63"/>
          </calcext:conditional-format>
          <calcext:conditional-format calcext:target-range-address="Лист2.G62:Лист2.G62">
            <calcext:condition calcext:apply-style-name="Безымянный1" calcext:value="formula-is(NOT(ISERROR(FORMULA([.G62]))))" calcext:base-cell-address="Лист2.G62"/>
          </calcext:conditional-format>
          <calcext:conditional-format calcext:target-range-address="Лист2.H62:Лист2.H62">
            <calcext:condition calcext:apply-style-name="Безымянный1" calcext:value="formula-is(NOT(ISERROR(FORMULA([.H62]))))" calcext:base-cell-address="Лист2.H62"/>
          </calcext:conditional-format>
          <calcext:conditional-format calcext:target-range-address="Лист2.I62:Лист2.I62">
            <calcext:condition calcext:apply-style-name="Безымянный1" calcext:value="formula-is(NOT(ISERROR(FORMULA([.I62]))))" calcext:base-cell-address="Лист2.I62"/>
          </calcext:conditional-format>
          <calcext:conditional-format calcext:target-range-address="Лист2.H63:Лист2.H63">
            <calcext:condition calcext:apply-style-name="Безымянный1" calcext:value="formula-is(NOT(ISERROR(FORMULA([.H63]))))" calcext:base-cell-address="Лист2.H63"/>
          </calcext:conditional-format>
          <calcext:conditional-format calcext:target-range-address="Лист2.I63:Лист2.I63">
            <calcext:condition calcext:apply-style-name="Безымянный1" calcext:value="formula-is(NOT(ISERROR(FORMULA([.I63]))))" calcext:base-cell-address="Лист2.I63"/>
          </calcext:conditional-format>
          <calcext:conditional-format calcext:target-range-address="Лист2.H64:Лист2.H64">
            <calcext:condition calcext:apply-style-name="Безымянный1" calcext:value="formula-is(NOT(ISERROR(FORMULA([.H64]))))" calcext:base-cell-address="Лист2.H64"/>
          </calcext:conditional-format>
          <calcext:conditional-format calcext:target-range-address="Лист2.I64:Лист2.I64">
            <calcext:condition calcext:apply-style-name="Безымянный1" calcext:value="formula-is(NOT(ISERROR(FORMULA([.I64]))))" calcext:base-cell-address="Лист2.I64"/>
          </calcext:conditional-format>
          <calcext:conditional-format calcext:target-range-address="Лист2.G56:Лист2.G56">
            <calcext:condition calcext:apply-style-name="Безымянный1" calcext:value="formula-is(NOT(ISERROR(FORMULA([.G56]))))" calcext:base-cell-address="Лист2.G56"/>
          </calcext:conditional-format>
          <calcext:conditional-format calcext:target-range-address="Лист2.H56:Лист2.H56">
            <calcext:condition calcext:apply-style-name="Безымянный1" calcext:value="formula-is(NOT(ISERROR(FORMULA([.H56]))))" calcext:base-cell-address="Лист2.H56"/>
          </calcext:conditional-format>
          <calcext:conditional-format calcext:target-range-address="Лист2.I56:Лист2.I61">
            <calcext:condition calcext:apply-style-name="Безымянный1" calcext:value="formula-is(NOT(ISERROR(FORMULA([.I56]))))" calcext:base-cell-address="Лист2.I56"/>
          </calcext:conditional-format>
          <calcext:conditional-format calcext:target-range-address="Лист2.H57:Лист2.H57">
            <calcext:condition calcext:apply-style-name="Безымянный1" calcext:value="formula-is(NOT(ISERROR(FORMULA([.H57]))))" calcext:base-cell-address="Лист2.H57"/>
          </calcext:conditional-format>
          <calcext:conditional-format calcext:target-range-address="Лист2.H58:Лист2.H58">
            <calcext:condition calcext:apply-style-name="Безымянный1" calcext:value="formula-is(NOT(ISERROR(FORMULA([.H58]))))" calcext:base-cell-address="Лист2.H58"/>
          </calcext:conditional-format>
          <calcext:conditional-format calcext:target-range-address="Лист2.H59:Лист2.H59">
            <calcext:condition calcext:apply-style-name="Безымянный1" calcext:value="formula-is(NOT(ISERROR(FORMULA([.H59]))))" calcext:base-cell-address="Лист2.H59"/>
          </calcext:conditional-format>
          <calcext:conditional-format calcext:target-range-address="Лист2.H60:Лист2.H60">
            <calcext:condition calcext:apply-style-name="Безымянный1" calcext:value="formula-is(NOT(ISERROR(FORMULA([.H60]))))" calcext:base-cell-address="Лист2.H60"/>
          </calcext:conditional-format>
          <calcext:conditional-format calcext:target-range-address="Лист2.H61:Лист2.H61">
            <calcext:condition calcext:apply-style-name="Безымянный1" calcext:value="formula-is(NOT(ISERROR(FORMULA([.H61]))))" calcext:base-cell-address="Лист2.H61"/>
          </calcext:conditional-format>
          <calcext:conditional-format calcext:target-range-address="Лист2.G57:Лист2.G57">
            <calcext:condition calcext:apply-style-name="Безымянный1" calcext:value="formula-is(NOT(ISERROR(FORMULA([.G57]))))" calcext:base-cell-address="Лист2.G57"/>
          </calcext:conditional-format>
          <calcext:conditional-format calcext:target-range-address="Лист2.G58:Лист2.G58">
            <calcext:condition calcext:apply-style-name="Безымянный1" calcext:value="formula-is(NOT(ISERROR(FORMULA([.G58]))))" calcext:base-cell-address="Лист2.G58"/>
          </calcext:conditional-format>
          <calcext:conditional-format calcext:target-range-address="Лист2.G59:Лист2.G59">
            <calcext:condition calcext:apply-style-name="Безымянный1" calcext:value="formula-is(NOT(ISERROR(FORMULA([.G59]))))" calcext:base-cell-address="Лист2.G59"/>
          </calcext:conditional-format>
          <calcext:conditional-format calcext:target-range-address="Лист2.G60:Лист2.G60">
            <calcext:condition calcext:apply-style-name="Безымянный1" calcext:value="formula-is(NOT(ISERROR(FORMULA([.G60]))))" calcext:base-cell-address="Лист2.G60"/>
          </calcext:conditional-format>
          <calcext:conditional-format calcext:target-range-address="Лист2.G61:Лист2.G61">
            <calcext:condition calcext:apply-style-name="Безымянный1" calcext:value="formula-is(NOT(ISERROR(FORMULA([.G61]))))" calcext:base-cell-address="Лист2.G61"/>
          </calcext:conditional-format>
          <calcext:conditional-format calcext:target-range-address="Лист2.K59:Лист2.K59">
            <calcext:condition calcext:apply-style-name="Безымянный1" calcext:value="formula-is(NOT(ISERROR(FORMULA([.K59]))))" calcext:base-cell-address="Лист2.K59"/>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J48:Лист2.J53">
            <calcext:condition calcext:apply-style-name="Безымянный1" calcext:value="formula-is(NOT(ISERROR(FORMULA([.J48]))))" calcext:base-cell-address="Лист2.J48"/>
          </calcext:conditional-format>
          <calcext:conditional-format calcext:target-range-address="Лист2.J48:Лист2.J53">
            <calcext:condition calcext:apply-style-name="Безымянный1" calcext:value="formula-is(NOT(ISERROR(FORMULA([.J48]))))" calcext:base-cell-address="Лист2.J48"/>
          </calcext:conditional-format>
          <calcext:conditional-format calcext:target-range-address="Лист2.G53:Лист2.G53">
            <calcext:condition calcext:apply-style-name="Безымянный1" calcext:value="formula-is(NOT(ISERROR(FORMULA([.G53]))))" calcext:base-cell-address="Лист2.G53"/>
          </calcext:conditional-format>
          <calcext:conditional-format calcext:target-range-address="Лист2.G52:Лист2.G52">
            <calcext:condition calcext:apply-style-name="Безымянный1" calcext:value="formula-is(NOT(ISERROR(FORMULA([.G52]))))" calcext:base-cell-address="Лист2.G52"/>
          </calcext:conditional-format>
          <calcext:conditional-format calcext:target-range-address="Лист2.G51:Лист2.G51">
            <calcext:condition calcext:apply-style-name="Безымянный1" calcext:value="formula-is(NOT(ISERROR(FORMULA([.G51]))))" calcext:base-cell-address="Лист2.G51"/>
          </calcext:conditional-format>
          <calcext:conditional-format calcext:target-range-address="Лист2.H51:Лист2.H51">
            <calcext:condition calcext:apply-style-name="Безымянный1" calcext:value="formula-is(NOT(ISERROR(FORMULA([.H51]))))" calcext:base-cell-address="Лист2.H51"/>
          </calcext:conditional-format>
          <calcext:conditional-format calcext:target-range-address="Лист2.I51:Лист2.I51">
            <calcext:condition calcext:apply-style-name="Безымянный1" calcext:value="formula-is(NOT(ISERROR(FORMULA([.I51]))))" calcext:base-cell-address="Лист2.I51"/>
          </calcext:conditional-format>
          <calcext:conditional-format calcext:target-range-address="Лист2.H52:Лист2.H52">
            <calcext:condition calcext:apply-style-name="Безымянный1" calcext:value="formula-is(NOT(ISERROR(FORMULA([.H52]))))" calcext:base-cell-address="Лист2.H52"/>
          </calcext:conditional-format>
          <calcext:conditional-format calcext:target-range-address="Лист2.I52:Лист2.I52">
            <calcext:condition calcext:apply-style-name="Безымянный1" calcext:value="formula-is(NOT(ISERROR(FORMULA([.I52]))))" calcext:base-cell-address="Лист2.I52"/>
          </calcext:conditional-format>
          <calcext:conditional-format calcext:target-range-address="Лист2.H53:Лист2.H53">
            <calcext:condition calcext:apply-style-name="Безымянный1" calcext:value="formula-is(NOT(ISERROR(FORMULA([.H53]))))" calcext:base-cell-address="Лист2.H53"/>
          </calcext:conditional-format>
          <calcext:conditional-format calcext:target-range-address="Лист2.I53:Лист2.I53">
            <calcext:condition calcext:apply-style-name="Безымянный1" calcext:value="formula-is(NOT(ISERROR(FORMULA([.I53]))))" calcext:base-cell-address="Лист2.I53"/>
          </calcext:conditional-format>
          <calcext:conditional-format calcext:target-range-address="Лист2.G45:Лист2.G45">
            <calcext:condition calcext:apply-style-name="Безымянный1" calcext:value="formula-is(NOT(ISERROR(FORMULA([.G45]))))" calcext:base-cell-address="Лист2.G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I45:Лист2.I50">
            <calcext:condition calcext:apply-style-name="Безымянный1" calcext:value="formula-is(NOT(ISERROR(FORMULA([.I45]))))" calcext:base-cell-address="Лист2.I45"/>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9:Лист2.H49">
            <calcext:condition calcext:apply-style-name="Безымянный1" calcext:value="formula-is(NOT(ISERROR(FORMULA([.H49]))))" calcext:base-cell-address="Лист2.H49"/>
          </calcext:conditional-format>
          <calcext:conditional-format calcext:target-range-address="Лист2.H50:Лист2.H50">
            <calcext:condition calcext:apply-style-name="Безымянный1" calcext:value="formula-is(NOT(ISERROR(FORMULA([.H50]))))" calcext:base-cell-address="Лист2.H50"/>
          </calcext:conditional-format>
          <calcext:conditional-format calcext:target-range-address="Лист2.G46:Лист2.G46">
            <calcext:condition calcext:apply-style-name="Безымянный1" calcext:value="formula-is(NOT(ISERROR(FORMULA([.G46]))))" calcext:base-cell-address="Лист2.G46"/>
          </calcext:conditional-format>
          <calcext:conditional-format calcext:target-range-address="Лист2.G47:Лист2.G47">
            <calcext:condition calcext:apply-style-name="Безымянный1" calcext:value="formula-is(NOT(ISERROR(FORMULA([.G47]))))" calcext:base-cell-address="Лист2.G47"/>
          </calcext:conditional-format>
          <calcext:conditional-format calcext:target-range-address="Лист2.G48:Лист2.G48">
            <calcext:condition calcext:apply-style-name="Безымянный1" calcext:value="formula-is(NOT(ISERROR(FORMULA([.G48]))))" calcext:base-cell-address="Лист2.G48"/>
          </calcext:conditional-format>
          <calcext:conditional-format calcext:target-range-address="Лист2.G49:Лист2.G49">
            <calcext:condition calcext:apply-style-name="Безымянный1" calcext:value="formula-is(NOT(ISERROR(FORMULA([.G49]))))" calcext:base-cell-address="Лист2.G49"/>
          </calcext:conditional-format>
          <calcext:conditional-format calcext:target-range-address="Лист2.G50:Лист2.G50">
            <calcext:condition calcext:apply-style-name="Безымянный1" calcext:value="formula-is(NOT(ISERROR(FORMULA([.G50]))))" calcext:base-cell-address="Лист2.G50"/>
          </calcext:conditional-format>
          <calcext:conditional-format calcext:target-range-address="Лист2.K48:Лист2.K48">
            <calcext:condition calcext:apply-style-name="Безымянный1" calcext:value="formula-is(NOT(ISERROR(FORMULA([.K48]))))" calcext:base-cell-address="Лист2.K48"/>
          </calcext:conditional-format>
        </calcext:conditional-formats>
      </table:table>
      <table:table table:name="Лист3" table:style-name="ta3">
        <table:table-column table:style-name="co17" table:number-columns-repeated="3" table:default-cell-style-name="ce9"/>
        <table:table-column table:style-name="co18" table:default-cell-style-name="ce9"/>
        <table:table-column table:style-name="co17" table:number-columns-repeated="4" table:default-cell-style-name="ce9"/>
        <table:table-column table:style-name="co19" table:default-cell-style-name="ce9"/>
        <table:table-column table:style-name="co20" table:default-cell-style-name="ce9"/>
        <table:table-column table:style-name="co17" table:number-columns-repeated="2" table:default-cell-style-name="ce9"/>
        <table:table-column table:style-name="co21" table:default-cell-style-name="ce9"/>
        <table:table-column table:style-name="co17" table:number-columns-repeated="244" table:default-cell-style-name="ce9"/>
        <table:table-row table:style-name="ro2">
          <table:table-cell table:number-columns-repeated="257"/>
        </table:table-row>
        <table:table-row table:style-name="ro6">
          <table:table-cell table:number-columns-repeated="257"/>
        </table:table-row>
        <table:table-row table:style-name="ro2">
          <table:table-cell table:number-columns-repeated="3"/>
          <table:table-cell table:style-name="ce329" table:formula="of:=NOW()" office:value-type="date" office:date-value="2015-04-01T22:41:01.818769" calcext:value-type="date">
            <text:p>01.04.15 22:41</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326"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6">
          <table:table-cell table:number-columns-repeated="257"/>
        </table:table-row>
        <table:table-row table:style-name="ro2">
          <table:table-cell table:number-columns-repeated="257"/>
        </table:table-row>
        <table:table-row table:style-name="ro6">
          <table:table-cell table:number-columns-repeated="257"/>
        </table:table-row>
        <table:table-row table:style-name="ro6">
          <table:table-cell table:style-name="ce103" office:value-type="string" calcext:value-type="string">
            <text:p>tetris</text:p>
          </table:table-cell>
          <table:table-cell table:number-columns-repeated="256"/>
        </table:table-row>
        <table:table-row table:style-name="ro6">
          <table:table-cell office:value-type="string" calcext:value-type="string">
            <text:p>movm</text:p>
          </table:table-cell>
          <table:table-cell table:style-name="ce327" office:value-type="float" office:value="20" calcext:value-type="float">
            <text:p>20</text:p>
          </table:table-cell>
          <table:table-cell table:style-name="ce328" table:formula="of:=HEX2DEC(660)" office:value-type="float" office:value="1632" calcext:value-type="float">
            <text:p>1632</text:p>
          </table:table-cell>
          <table:table-cell office:value-type="string" calcext:value-type="string">
            <text:p>loading figures in memory</text:p>
          </table:table-cell>
          <table:table-cell/>
          <table:table-cell table:style-name="ce103" office:value-type="string" calcext:value-type="string">
            <text:p>figure output procedure ([30] — x [31] — y [32] — figureN)</text:p>
          </table:table-cell>
          <table:table-cell table:number-columns-repeated="251"/>
        </table:table-row>
        <table:table-row table:style-name="ro6">
          <table:table-cell office:value-type="string" calcext:value-type="string">
            <text:p>movm</text:p>
          </table:table-cell>
          <table:table-cell table:style-name="ce327" office:value-type="float" office:value="21" calcext:value-type="float">
            <text:p>21</text:p>
          </table:table-cell>
          <table:table-cell table:style-name="ce328" table:formula="of:=HEX2DEC(6444)" office:value-type="float" office:value="25668" calcext:value-type="float">
            <text:p>25668</text:p>
          </table:table-cell>
          <table:table-cell table:number-columns-repeated="254"/>
        </table:table-row>
        <table:table-row table:style-name="ro6">
          <table:table-cell office:value-type="string" calcext:value-type="string">
            <text:p>movm</text:p>
          </table:table-cell>
          <table:table-cell table:style-name="ce327" office:value-type="float" office:value="22" calcext:value-type="float">
            <text:p>22</text:p>
          </table:table-cell>
          <table:table-cell table:style-name="ce328" table:formula="of:=HEX2DEC(6222)" office:value-type="float" office:value="25122" calcext:value-type="float">
            <text:p>25122</text:p>
          </table:table-cell>
          <table:table-cell table:number-columns-repeated="2"/>
          <table:table-cell table:style-name="ce330" office:value-type="string" calcext:value-type="string">
            <text:p>mmov</text:p>
          </table:table-cell>
          <table:table-cell table:style-name="ce340" office:value-type="float" office:value="32" calcext:value-type="float">
            <text:p>32</text:p>
          </table:table-cell>
          <table:table-cell table:style-name="ce356" office:value-type="string" calcext:value-type="string">
            <text:p>bx</text:p>
          </table:table-cell>
          <table:table-cell table:style-name="Default" office:value-type="string" calcext:value-type="string">
            <text:p>figure number</text:p>
          </table:table-cell>
          <table:table-cell table:number-columns-repeated="248"/>
        </table:table-row>
        <table:table-row table:style-name="ro6">
          <table:table-cell office:value-type="string" calcext:value-type="string">
            <text:p>movm</text:p>
          </table:table-cell>
          <table:table-cell table:style-name="ce327" office:value-type="float" office:value="23" calcext:value-type="float">
            <text:p>23</text:p>
          </table:table-cell>
          <table:table-cell table:style-name="ce328" table:formula="of:=HEX2DEC(630)" office:value-type="float" office:value="1584" calcext:value-type="float">
            <text:p>1584</text:p>
          </table:table-cell>
          <table:table-cell table:number-columns-repeated="2"/>
          <table:table-cell table:style-name="ce331" office:value-type="string" calcext:value-type="string">
            <text:p>mmov</text:p>
          </table:table-cell>
          <table:table-cell table:style-name="ce341" table:formula="of:=20 + rbx" office:value-type="float" office:value="20" calcext:value-type="float">
            <text:p>20</text:p>
          </table:table-cell>
          <table:table-cell table:style-name="ce357" office:value-type="string" calcext:value-type="string">
            <text:p>ax</text:p>
          </table:table-cell>
          <table:table-cell table:style-name="ce372" office:value-type="string" calcext:value-type="string">
            <text:p>figure</text:p>
          </table:table-cell>
          <table:table-cell table:number-columns-repeated="248"/>
        </table:table-row>
        <table:table-row table:style-name="ro6">
          <table:table-cell office:value-type="string" calcext:value-type="string">
            <text:p>movm</text:p>
          </table:table-cell>
          <table:table-cell table:style-name="ce327" office:value-type="float" office:value="24" calcext:value-type="float">
            <text:p>24</text:p>
          </table:table-cell>
          <table:table-cell table:style-name="ce328" table:formula="of:=HEX2DEC(&quot;06C0&quot;)" office:value-type="float" office:value="1728" calcext:value-type="float">
            <text:p>1728</text:p>
          </table:table-cell>
          <table:table-cell table:number-columns-repeated="2"/>
          <table:table-cell office:value-type="string" calcext:value-type="string">
            <text:p>push</text:p>
          </table:table-cell>
          <table:table-cell table:style-name="ce342" table:formula="of:=ROUNDDOWN(rax / HEX2DEC(1000))" office:value-type="float" office:value="0" calcext:value-type="float">
            <text:p>0</text:p>
          </table:table-cell>
          <table:table-cell table:style-name="ce358" office:value-type="string" calcext:value-type="string">
            <text:p>-</text:p>
          </table:table-cell>
          <table:table-cell table:style-name="ce373" office:value-type="string" calcext:value-type="string">
            <text:p>push 1st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25" calcext:value-type="float">
            <text:p>25</text:p>
          </table:table-cell>
          <table:table-cell table:style-name="ce328" table:formula="of:=HEX2DEC(270)" office:value-type="float" office:value="624" calcext:value-type="float">
            <text:p>624</text:p>
          </table:table-cell>
          <table:table-cell table:number-columns-repeated="2"/>
          <table:table-cell office:value-type="string" calcext:value-type="string">
            <text:p>push</text:p>
          </table:table-cell>
          <table:table-cell table:style-name="ce343" table:formula="of:=ROUNDDOWN(MOD(rax; HEX2DEC(1000)) / HEX2DEC(100))" office:value-type="float" office:value="0" calcext:value-type="float">
            <text:p>0</text:p>
          </table:table-cell>
          <table:table-cell table:style-name="ce359" office:value-type="string" calcext:value-type="string">
            <text:p>-</text:p>
          </table:table-cell>
          <table:table-cell table:style-name="ce374" office:value-type="string" calcext:value-type="string">
            <text:p>push 2nd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26" calcext:value-type="float">
            <text:p>26</text:p>
          </table:table-cell>
          <table:table-cell table:style-name="ce328" table:formula="of:=HEX2DEC(&quot;0F00&quot;)" office:value-type="float" office:value="3840" calcext:value-type="float">
            <text:p>3840</text:p>
          </table:table-cell>
          <table:table-cell table:number-columns-repeated="2"/>
          <table:table-cell table:style-name="ce332" office:value-type="string" calcext:value-type="string">
            <text:p>push</text:p>
          </table:table-cell>
          <table:table-cell table:style-name="ce344" table:formula="of:=ROUNDDOWN(MOD(rax; HEX2DEC(100)) / HEX2DEC(10))" office:value-type="float" office:value="0" calcext:value-type="float">
            <text:p>0</text:p>
          </table:table-cell>
          <table:table-cell table:style-name="ce360" office:value-type="string" calcext:value-type="string">
            <text:p>-</text:p>
          </table:table-cell>
          <table:table-cell table:style-name="ce375" office:value-type="string" calcext:value-type="string">
            <text:p>push 3th raw of figure</text:p>
          </table:table-cell>
          <table:table-cell table:number-columns-repeated="248"/>
        </table:table-row>
        <table:table-row table:style-name="ro6">
          <table:table-cell office:value-type="string" calcext:value-type="string">
            <text:p>push</text:p>
          </table:table-cell>
          <table:table-cell table:style-name="ce327" office:value-type="string" calcext:value-type="string">
            <text:p>A55</text:p>
          </table:table-cell>
          <table:table-cell table:style-name="ce328" office:value-type="string" calcext:value-type="string">
            <text:p>-</text:p>
          </table:table-cell>
          <table:table-cell office:value-type="string" calcext:value-type="string">
            <text:p>push return point</text:p>
          </table:table-cell>
          <table:table-cell/>
          <table:table-cell office:value-type="string" calcext:value-type="string">
            <text:p>push</text:p>
          </table:table-cell>
          <table:table-cell table:style-name="ce345" table:formula="of:=MOD(rax; HEX2DEC(10))" office:value-type="float" office:value="0" calcext:value-type="float">
            <text:p>0</text:p>
          </table:table-cell>
          <table:table-cell table:style-name="ce361" office:value-type="string" calcext:value-type="string">
            <text:p>-</text:p>
          </table:table-cell>
          <table:table-cell table:style-name="ce376" office:value-type="string" calcext:value-type="string">
            <text:p>push 4th raw of figure</text:p>
          </table:table-cell>
          <table:table-cell table:number-columns-repeated="248"/>
        </table:table-row>
        <table:table-row table:style-name="ro6">
          <table:table-cell office:value-type="string" calcext:value-type="string">
            <text:p>movm</text:p>
          </table:table-cell>
          <table:table-cell table:style-name="ce327" office:value-type="float" office:value="30" calcext:value-type="float">
            <text:p>30</text:p>
          </table:table-cell>
          <table:table-cell table:style-name="ce328" office:value-type="float" office:value="5" calcext:value-type="float">
            <text:p>5</text:p>
          </table:table-cell>
          <table:table-cell office:value-type="string" calcext:value-type="string">
            <text:p>mov x to [30]</text:p>
          </table:table-cell>
          <table:table-cell/>
          <table:table-cell table:style-name="ce333" office:value-type="string" calcext:value-type="string">
            <text:p>mmov</text:p>
          </table:table-cell>
          <table:table-cell table:style-name="ce346" office:value-type="float" office:value="30" calcext:value-type="float">
            <text:p>30</text:p>
          </table:table-cell>
          <table:table-cell table:style-name="ce362" office:value-type="string" calcext:value-type="string">
            <text:p>ax</text:p>
          </table:table-cell>
          <table:table-cell table:style-name="ce377" office:value-type="string" calcext:value-type="string">
            <text:p>get x coord</text:p>
          </table:table-cell>
          <table:table-cell table:number-columns-repeated="248"/>
        </table:table-row>
        <table:table-row table:style-name="ro6">
          <table:table-cell office:value-type="string" calcext:value-type="string">
            <text:p>movm</text:p>
          </table:table-cell>
          <table:table-cell table:style-name="ce327" office:value-type="float" office:value="31" calcext:value-type="float">
            <text:p>31</text:p>
          </table:table-cell>
          <table:table-cell table:style-name="ce328" office:value-type="float" office:value="5" calcext:value-type="float">
            <text:p>5</text:p>
          </table:table-cell>
          <table:table-cell office:value-type="string" calcext:value-type="string">
            <text:p>mov y to [31]</text:p>
          </table:table-cell>
          <table:table-cell/>
          <table:table-cell table:style-name="ce334" office:value-type="string" calcext:value-type="string">
            <text:p>mmov</text:p>
          </table:table-cell>
          <table:table-cell table:style-name="ce347" office:value-type="float" office:value="31" calcext:value-type="float">
            <text:p>31</text:p>
          </table:table-cell>
          <table:table-cell table:style-name="ce363" office:value-type="string" calcext:value-type="string">
            <text:p>bx</text:p>
          </table:table-cell>
          <table:table-cell table:style-name="ce377" office:value-type="string" calcext:value-type="string">
            <text:p>get y coord</text:p>
          </table:table-cell>
          <table:table-cell table:number-columns-repeated="248"/>
        </table:table-row>
        <table:table-row table:style-name="ro6">
          <table:table-cell office:value-type="string" calcext:value-type="string">
            <text:p>movm</text:p>
          </table:table-cell>
          <table:table-cell table:style-name="ce327" office:value-type="float" office:value="32" calcext:value-type="float">
            <text:p>32</text:p>
          </table:table-cell>
          <table:table-cell table:style-name="ce328" office:value-type="float" office:value="3" calcext:value-type="float">
            <text:p>3</text:p>
          </table:table-cell>
          <table:table-cell office:value-type="string" calcext:value-type="string">
            <text:p>mov figN to [32]</text:p>
          </table:table-cell>
          <table:table-cell/>
          <table:table-cell table:style-name="ce335" office:value-type="string" calcext:value-type="string">
            <text:p>pop</text:p>
          </table:table-cell>
          <table:table-cell table:style-name="ce348" office:value-type="string" calcext:value-type="string">
            <text:p>cx</text:p>
          </table:table-cell>
          <table:table-cell table:style-name="ce364"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office:value-type="string" calcext:value-type="string">
            <text:p>jmp</text:p>
          </table:table-cell>
          <table:table-cell table:style-name="ce327" office:value-type="string" calcext:value-type="string">
            <text:p>G43</text:p>
          </table:table-cell>
          <table:table-cell table:style-name="ce328" office:value-type="string" calcext:value-type="string">
            <text:p>-</text:p>
          </table:table-cell>
          <table:table-cell office:value-type="string" calcext:value-type="string">
            <text:p>call</text:p>
          </table:table-cell>
          <table:table-cell/>
          <table:table-cell table:style-name="ce336" office:value-type="string" calcext:value-type="string">
            <text:p>movm</text:p>
          </table:table-cell>
          <table:table-cell table:style-name="ce349" table:formula="of:=(rbx+3)" office:value-type="float" office:value="3" calcext:value-type="float">
            <text:p>3</text:p>
          </table:table-cell>
          <table:table-cell table:style-name="ce365" table:formula="of:=IF(10 - rax &gt; 4; rcx * 2 ^ (6 - rax); ROUNDDOWN(rcx / 2^(rax - 6)))" office:value-type="float" office:value="0" calcext:value-type="float">
            <text:p>0</text:p>
          </table:table-cell>
          <table:table-cell table:style-name="ce376" office:value-type="string" calcext:value-type="string">
            <text:p>draw on screen</text:p>
          </table:table-cell>
          <table:table-cell table:number-columns-repeated="248"/>
        </table:table-row>
        <table:table-row table:style-name="ro6">
          <table:table-cell office:value-type="string" calcext:value-type="string">
            <text:p>jmp</text:p>
          </table:table-cell>
          <table:table-cell table:style-name="ce327" office:value-type="string" calcext:value-type="string">
            <text:p>A55</text:p>
          </table:table-cell>
          <table:table-cell table:style-name="ce328" office:value-type="string" calcext:value-type="string">
            <text:p>-</text:p>
          </table:table-cell>
          <table:table-cell table:number-columns-repeated="2"/>
          <table:table-cell table:style-name="ce337" office:value-type="string" calcext:value-type="string">
            <text:p>pop</text:p>
          </table:table-cell>
          <table:table-cell table:style-name="ce350" office:value-type="string" calcext:value-type="string">
            <text:p>cx</text:p>
          </table:table-cell>
          <table:table-cell table:style-name="ce366"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table:style-name="ce338" office:value-type="string" calcext:value-type="string">
            <text:p>movm</text:p>
          </table:table-cell>
          <table:table-cell table:style-name="ce351" table:formula="of:=(rbx+2)" office:value-type="float" office:value="2" calcext:value-type="float">
            <text:p>2</text:p>
          </table:table-cell>
          <table:table-cell table:style-name="ce367" table:formula="of:=IF(10 - rax &gt; 4; rcx * 2 ^ (6 - rax); ROUNDDOWN(rcx / 2^(rax - 6)))" office:value-type="float" office:value="0" calcext:value-type="float">
            <text:p>0</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table:style-name="ce339" office:value-type="string" calcext:value-type="string">
            <text:p>pop</text:p>
          </table:table-cell>
          <table:table-cell table:style-name="ce352" office:value-type="string" calcext:value-type="string">
            <text:p>cx</text:p>
          </table:table-cell>
          <table:table-cell table:style-name="ce368"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office:value-type="string" calcext:value-type="string">
            <text:p>movm</text:p>
          </table:table-cell>
          <table:table-cell table:style-name="ce353" table:formula="of:=(rbx+1)" office:value-type="float" office:value="1" calcext:value-type="float">
            <text:p>1</text:p>
          </table:table-cell>
          <table:table-cell table:style-name="ce369" table:formula="of:=IF(10 - rax &gt; 4; rcx * 2 ^ (6 - rax); ROUNDDOWN(rcx / 2^(rax - 6)))" office:value-type="float" office:value="0" calcext:value-type="float">
            <text:p>0</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office:value-type="string" calcext:value-type="string">
            <text:p>pop</text:p>
          </table:table-cell>
          <table:table-cell table:style-name="ce354" office:value-type="string" calcext:value-type="string">
            <text:p>cx</text:p>
          </table:table-cell>
          <table:table-cell table:style-name="ce370" office:value-type="string" calcext:value-type="string">
            <text:p>-</text:p>
          </table:table-cell>
          <table:table-cell table:style-name="ce376" office:value-type="string" calcext:value-type="string">
            <text:p>get figure raw</text:p>
          </table:table-cell>
          <table:table-cell table:number-columns-repeated="248"/>
        </table:table-row>
        <table:table-row table:style-name="ro6">
          <table:table-cell table:number-columns-repeated="5"/>
          <table:table-cell office:value-type="string" calcext:value-type="string">
            <text:p>movm</text:p>
          </table:table-cell>
          <table:table-cell table:style-name="ce355" table:formula="of:=(rbx)" office:value-type="float" office:value="0" calcext:value-type="float">
            <text:p>0</text:p>
          </table:table-cell>
          <table:table-cell table:style-name="ce371" table:formula="of:=IF(10 - rax &gt; 4; rcx * 2 ^ (6 - rax); ROUNDDOWN(rcx / 2^(rax - 6)))" office:value-type="float" office:value="0" calcext:value-type="float">
            <text:p>0</text:p>
          </table:table-cell>
          <table:table-cell table:style-name="ce376" office:value-type="string" calcext:value-type="string">
            <text:p>draw on screen</text:p>
          </table:table-cell>
          <table:table-cell table:number-columns-repeated="248"/>
        </table:table-row>
        <table:table-row table:style-name="ro6">
          <table:table-cell table:number-columns-repeated="5"/>
          <table:table-cell office:value-type="string" calcext:value-type="string">
            <text:p>pop</text:p>
          </table:table-cell>
          <table:table-cell office:value-type="string" calcext:value-type="string">
            <text:p>ip</text:p>
          </table:table-cell>
          <table:table-cell office:value-type="string" calcext:value-type="string">
            <text:p>-</text:p>
          </table:table-cell>
          <table:table-cell table:style-name="ce377" office:value-type="string" calcext:value-type="string">
            <text:p>return</text:p>
          </table:table-cell>
          <table:table-cell table:number-columns-repeated="248"/>
        </table:table-row>
        <table:table-row table:style-name="ro6">
          <table:table-cell table:number-columns-repeated="257"/>
        </table:table-row>
        <table:table-row table:style-name="ro6">
          <table:table-cell table:number-columns-repeated="7"/>
          <table:table-cell table:style-name="Default"/>
          <table:table-cell table:number-columns-repeated="249"/>
        </table:table-row>
        <table:table-row table:style-name="ro6">
          <table:table-cell table:number-columns-repeated="5"/>
          <table:table-cell office:value-type="string" calcext:value-type="string">
            <text:p>step</text:p>
          </table:table-cell>
          <table:table-cell table:style-name="ce267" office:value-type="string" calcext:value-type="string">
            <text:p>001111001110001001001110001111011111000000001001000110001110001110000010</text:p>
          </table:table-cell>
          <table:table-cell table:style-name="Default"/>
          <table:table-cell office:value-type="string" calcext:value-type="string">
            <text:p>HEX</text:p>
          </table:table-cell>
          <table:table-cell office:value-type="string" calcext:value-type="string">
            <text:p>bin</text:p>
          </table:table-cell>
          <table:table-cell/>
          <table:table-cell table:style-name="Default"/>
          <table:table-cell table:number-columns-repeated="2"/>
          <table:table-cell table:style-name="Default"/>
          <table:table-cell table:number-columns-repeated="242"/>
        </table:table-row>
        <table:table-row table:style-name="ro6">
          <table:table-cell office:value-type="string" calcext:value-type="string">
            <text:p>Линейный_конгруэнтный_метод</text:p>
          </table:table-cell>
          <table:table-cell table:number-columns-repeated="3"/>
          <table:table-cell table:formula="of:=MID([.$G$33];[.F34];4)&amp;MID([.$G$33];[.F34]+4;4)" office:value-type="string" office:string-value="00111100" calcext:value-type="string">
            <text:p>00111100</text:p>
          </table:table-cell>
          <table:table-cell office:value-type="float" office:value="1" calcext:value-type="float">
            <text:p>1</text:p>
          </table:table-cell>
          <table:table-cell table:style-name="ce186" table:formula="of:=BIN2DEC(MID([.$G$33];[.F34];4))*16+BIN2DEC(MID([.$G$33];[.F34]+4;4))" office:value-type="float" office:value="60" calcext:value-type="float">
            <text:p>60</text:p>
          </table:table-cell>
          <table:table-cell table:style-name="Default" table:formula="of:=BIN2DEC(MID([.$G$33];[.F34]+8;4))*16+BIN2DEC(MID([.$G$33];[.F34]+12;4))" office:value-type="float" office:value="226" calcext:value-type="float">
            <text:p>226</text:p>
          </table:table-cell>
          <table:table-cell table:formula="of:=DEC2HEX([.G34])&amp;DEC2HEX([.H34])" office:value-type="string" office:string-value="3CE2" calcext:value-type="string">
            <text:p>3CE2</text:p>
          </table:table-cell>
          <table:table-cell table:formula="of:=HEX2BIN(MID([.I34];1;2);8)&amp;HEX2BIN(MID([.I34];3;2);8)" office:value-type="string" office:string-value="0011110011100010" calcext:value-type="string">
            <text:p>0011110011100010</text:p>
          </table:table-cell>
          <table:table-cell table:formula="of:=BIN2DEC(MID([.$G$33];[.F34];8))*256+BIN2DEC(MID([.$G$33];[.F34]+8;8))" office:value-type="float" office:value="15586" calcext:value-type="float">
            <text:p>15586</text:p>
          </table:table-cell>
          <table:table-cell table:style-name="Default" table:formula="of:=[.G34]*256+[.H34]" office:value-type="float" office:value="15586" calcext:value-type="float">
            <text:p>15586</text:p>
          </table:table-cell>
          <table:table-cell table:number-columns-repeated="2"/>
          <table:table-cell table:style-name="Default"/>
          <table:table-cell table:number-columns-repeated="242"/>
        </table:table-row>
        <table:table-row table:style-name="ro6">
          <table:table-cell table:formula="of:=RANDBETWEEN(0;9)" office:value-type="float" office:value="6" calcext:value-type="float">
            <text:p>6</text:p>
          </table:table-cell>
          <table:table-cell table:formula="of:=RANDBETWEEN(0;19)" office:value-type="float" office:value="7" calcext:value-type="float">
            <text:p>7</text:p>
          </table:table-cell>
          <table:table-cell table:number-columns-repeated="2"/>
          <table:table-cell table:formula="of:=MID([.$G$33];[.F35];4)&amp;MID([.$G$33];[.F35]+4;4)" office:value-type="string" office:string-value="01111001" calcext:value-type="string">
            <text:p>01111001</text:p>
          </table:table-cell>
          <table:table-cell office:value-type="float" office:value="2" calcext:value-type="float">
            <text:p>2</text:p>
          </table:table-cell>
          <table:table-cell table:style-name="ce186" table:formula="of:=BIN2DEC(MID([.$G$33];[.F35];4))*16+BIN2DEC(MID([.$G$33];[.F35]+4;4))" office:value-type="float" office:value="121" calcext:value-type="float">
            <text:p>121</text:p>
          </table:table-cell>
          <table:table-cell table:style-name="Default" table:formula="of:=BIN2DEC(MID([.$G$33];[.F35]+8;4))*16+BIN2DEC(MID([.$G$33];[.F35]+12;4))" office:value-type="float" office:value="196" calcext:value-type="float">
            <text:p>196</text:p>
          </table:table-cell>
          <table:table-cell table:formula="of:=DEC2HEX([.G35])&amp;DEC2HEX([.H35])" office:value-type="string" office:string-value="79C4" calcext:value-type="string">
            <text:p>79C4</text:p>
          </table:table-cell>
          <table:table-cell table:formula="of:=HEX2BIN(MID([.I35];1;2);8)&amp;HEX2BIN(MID([.I35];3;2);8)" office:value-type="string" office:string-value="0111100111000100" calcext:value-type="string">
            <text:p>0111100111000100</text:p>
          </table:table-cell>
          <table:table-cell table:formula="of:=BIN2DEC(MID([.$G$33];[.F35];8))*256+BIN2DEC(MID([.$G$33];[.F35]+8;8))" office:value-type="float" office:value="31172" calcext:value-type="float">
            <text:p>31172</text:p>
          </table:table-cell>
          <table:table-cell table:style-name="Default" table:formula="of:=[.G35]*256+[.H35]" office:value-type="float" office:value="31172" calcext:value-type="float">
            <text:p>31172</text:p>
          </table:table-cell>
          <table:table-cell table:number-columns-repeated="2"/>
          <table:table-cell table:style-name="Default"/>
          <table:table-cell table:number-columns-repeated="242"/>
        </table:table-row>
        <table:table-row table:style-name="ro6">
          <table:table-cell table:formula="of:=MOD([.A35]*3+2; 11)" office:value-type="float" office:value="9" calcext:value-type="float">
            <text:p>9</text:p>
          </table:table-cell>
          <table:table-cell table:formula="of:=MOD(MOD([.B35]*2+3; 23);20)" office:value-type="float" office:value="17" calcext:value-type="float">
            <text:p>17</text:p>
          </table:table-cell>
          <table:table-cell table:number-columns-repeated="2"/>
          <table:table-cell table:formula="of:=MID([.$G$33];[.F36];4)&amp;MID([.$G$33];[.F36]+4;4)" office:value-type="string" office:string-value="11110011" calcext:value-type="string">
            <text:p>11110011</text:p>
          </table:table-cell>
          <table:table-cell office:value-type="float" office:value="3" calcext:value-type="float">
            <text:p>3</text:p>
          </table:table-cell>
          <table:table-cell table:style-name="ce186" table:formula="of:=BIN2DEC(MID([.$G$33];[.F36];4))*16+BIN2DEC(MID([.$G$33];[.F36]+4;4))" office:value-type="float" office:value="243" calcext:value-type="float">
            <text:p>243</text:p>
          </table:table-cell>
          <table:table-cell table:style-name="Default" table:formula="of:=BIN2DEC(MID([.$G$33];[.F36]+8;4))*16+BIN2DEC(MID([.$G$33];[.F36]+12;4))" office:value-type="float" office:value="137" calcext:value-type="float">
            <text:p>137</text:p>
          </table:table-cell>
          <table:table-cell table:formula="of:=DEC2HEX([.G36])&amp;DEC2HEX([.H36])" office:value-type="string" office:string-value="F389" calcext:value-type="string">
            <text:p>F389</text:p>
          </table:table-cell>
          <table:table-cell table:formula="of:=HEX2BIN(MID([.I36];1;2);8)&amp;HEX2BIN(MID([.I36];3;2);8)" office:value-type="string" office:string-value="1111001110001001" calcext:value-type="string">
            <text:p>1111001110001001</text:p>
          </table:table-cell>
          <table:table-cell table:formula="of:=BIN2DEC(MID([.$G$33];[.F36];8))*256+BIN2DEC(MID([.$G$33];[.F36]+8;8))" office:value-type="float" office:value="62345" calcext:value-type="float">
            <text:p>62345</text:p>
          </table:table-cell>
          <table:table-cell table:style-name="Default" table:formula="of:=[.G36]*256+[.H36]" office:value-type="float" office:value="62345" calcext:value-type="float">
            <text:p>62345</text:p>
          </table:table-cell>
          <table:table-cell table:number-columns-repeated="2"/>
          <table:table-cell table:style-name="Default"/>
          <table:table-cell table:number-columns-repeated="242"/>
        </table:table-row>
        <table:table-row table:style-name="ro6">
          <table:table-cell table:formula="of:=MOD([.A36]*3+2; 11)" office:value-type="float" office:value="7" calcext:value-type="float">
            <text:p>7</text:p>
          </table:table-cell>
          <table:table-cell table:formula="of:=MOD(MOD([.B36]*2+3; 23);20)" office:value-type="float" office:value="14" calcext:value-type="float">
            <text:p>14</text:p>
          </table:table-cell>
          <table:table-cell table:number-columns-repeated="2"/>
          <table:table-cell table:formula="of:=MID([.$G$33];[.F37];4)&amp;MID([.$G$33];[.F37]+4;4)" office:value-type="string" office:string-value="11100111" calcext:value-type="string">
            <text:p>11100111</text:p>
          </table:table-cell>
          <table:table-cell office:value-type="float" office:value="4" calcext:value-type="float">
            <text:p>4</text:p>
          </table:table-cell>
          <table:table-cell table:style-name="ce186" table:formula="of:=BIN2DEC(MID([.$G$33];[.F37];4))*16+BIN2DEC(MID([.$G$33];[.F37]+4;4))" office:value-type="float" office:value="231" calcext:value-type="float">
            <text:p>231</text:p>
          </table:table-cell>
          <table:table-cell table:style-name="Default" table:formula="of:=BIN2DEC(MID([.$G$33];[.F37]+8;4))*16+BIN2DEC(MID([.$G$33];[.F37]+12;4))" office:value-type="float" office:value="18" calcext:value-type="float">
            <text:p>18</text:p>
          </table:table-cell>
          <table:table-cell table:formula="of:=DEC2HEX([.G37])&amp;DEC2HEX([.H37])" office:value-type="string" office:string-value="E712" calcext:value-type="string">
            <text:p>E712</text:p>
          </table:table-cell>
          <table:table-cell table:formula="of:=HEX2BIN(MID([.I37];1;2);8)&amp;HEX2BIN(MID([.I37];3;2);8)" office:value-type="string" office:string-value="1110011100010010" calcext:value-type="string">
            <text:p>1110011100010010</text:p>
          </table:table-cell>
          <table:table-cell table:formula="of:=BIN2DEC(MID([.$G$33];[.F37];8))*256+BIN2DEC(MID([.$G$33];[.F37]+8;8))" office:value-type="float" office:value="59154" calcext:value-type="float">
            <text:p>59154</text:p>
          </table:table-cell>
          <table:table-cell table:style-name="Default" table:formula="of:=[.G37]*256+[.H37]" office:value-type="float" office:value="59154" calcext:value-type="float">
            <text:p>59154</text:p>
          </table:table-cell>
          <table:table-cell table:number-columns-repeated="2"/>
          <table:table-cell table:style-name="Default"/>
          <table:table-cell table:number-columns-repeated="242"/>
        </table:table-row>
        <table:table-row table:style-name="ro6">
          <table:table-cell table:formula="of:=MOD([.A37]*3+2; 11)" office:value-type="float" office:value="1" calcext:value-type="float">
            <text:p>1</text:p>
          </table:table-cell>
          <table:table-cell table:formula="of:=MOD(MOD([.B37]*2+3; 23);20)" office:value-type="float" office:value="8" calcext:value-type="float">
            <text:p>8</text:p>
          </table:table-cell>
          <table:table-cell table:number-columns-repeated="2"/>
          <table:table-cell table:formula="of:=MID([.$G$33];[.F38];4)&amp;MID([.$G$33];[.F38]+4;4)" office:value-type="string" office:string-value="11001110" calcext:value-type="string">
            <text:p>11001110</text:p>
          </table:table-cell>
          <table:table-cell office:value-type="float" office:value="5" calcext:value-type="float">
            <text:p>5</text:p>
          </table:table-cell>
          <table:table-cell table:style-name="ce186" table:formula="of:=BIN2DEC(MID([.$G$33];[.F38];4))*16+BIN2DEC(MID([.$G$33];[.F38]+4;4))" office:value-type="float" office:value="206" calcext:value-type="float">
            <text:p>206</text:p>
          </table:table-cell>
          <table:table-cell table:style-name="Default" table:formula="of:=BIN2DEC(MID([.$G$33];[.F38]+8;4))*16+BIN2DEC(MID([.$G$33];[.F38]+12;4))" office:value-type="float" office:value="36" calcext:value-type="float">
            <text:p>36</text:p>
          </table:table-cell>
          <table:table-cell table:formula="of:=DEC2HEX([.G38])&amp;DEC2HEX([.H38])" office:value-type="string" office:string-value="CE24" calcext:value-type="string">
            <text:p>CE24</text:p>
          </table:table-cell>
          <table:table-cell table:formula="of:=HEX2BIN(MID([.I38];1;2);8)&amp;HEX2BIN(MID([.I38];3;2);8)" office:value-type="string" office:string-value="1100111000100100" calcext:value-type="string">
            <text:p>1100111000100100</text:p>
          </table:table-cell>
          <table:table-cell table:formula="of:=BIN2DEC(MID([.$G$33];[.F38];8))*256+BIN2DEC(MID([.$G$33];[.F38]+8;8))" office:value-type="float" office:value="52772" calcext:value-type="float">
            <text:p>52772</text:p>
          </table:table-cell>
          <table:table-cell table:style-name="Default" table:formula="of:=[.G38]*256+[.H38]" office:value-type="float" office:value="52772" calcext:value-type="float">
            <text:p>52772</text:p>
          </table:table-cell>
          <table:table-cell table:number-columns-repeated="2"/>
          <table:table-cell table:style-name="Default"/>
          <table:table-cell table:number-columns-repeated="242"/>
        </table:table-row>
        <table:table-row table:style-name="ro6">
          <table:table-cell table:formula="of:=MOD([.A38]*3+2; 11)" office:value-type="float" office:value="5" calcext:value-type="float">
            <text:p>5</text:p>
          </table:table-cell>
          <table:table-cell table:formula="of:=MOD(MOD([.B38]*2+3; 23);20)" office:value-type="float" office:value="19" calcext:value-type="float">
            <text:p>19</text:p>
          </table:table-cell>
          <table:table-cell table:number-columns-repeated="2"/>
          <table:table-cell table:formula="of:=MID([.$G$33];[.F39];4)&amp;MID([.$G$33];[.F39]+4;4)" office:value-type="string" office:string-value="10011100" calcext:value-type="string">
            <text:p>10011100</text:p>
          </table:table-cell>
          <table:table-cell office:value-type="float" office:value="6" calcext:value-type="float">
            <text:p>6</text:p>
          </table:table-cell>
          <table:table-cell table:style-name="ce186" table:formula="of:=BIN2DEC(MID([.$G$33];[.F39];4))*16+BIN2DEC(MID([.$G$33];[.F39]+4;4))" office:value-type="float" office:value="156" calcext:value-type="float">
            <text:p>156</text:p>
          </table:table-cell>
          <table:table-cell table:style-name="Default" table:formula="of:=BIN2DEC(MID([.$G$33];[.F39]+8;4))*16+BIN2DEC(MID([.$G$33];[.F39]+12;4))" office:value-type="float" office:value="73" calcext:value-type="float">
            <text:p>73</text:p>
          </table:table-cell>
          <table:table-cell table:formula="of:=DEC2HEX([.G39])&amp;DEC2HEX([.H39])" office:value-type="string" office:string-value="9C49" calcext:value-type="string">
            <text:p>9C49</text:p>
          </table:table-cell>
          <table:table-cell table:formula="of:=HEX2BIN(MID([.I39];1;2);8)&amp;HEX2BIN(MID([.I39];3;2);8)" office:value-type="string" office:string-value="1001110001001001" calcext:value-type="string">
            <text:p>1001110001001001</text:p>
          </table:table-cell>
          <table:table-cell table:formula="of:=BIN2DEC(MID([.$G$33];[.F39];8))*256+BIN2DEC(MID([.$G$33];[.F39]+8;8))" office:value-type="float" office:value="40009" calcext:value-type="float">
            <text:p>40009</text:p>
          </table:table-cell>
          <table:table-cell table:style-name="Default" table:formula="of:=[.G39]*256+[.H39]" office:value-type="float" office:value="40009" calcext:value-type="float">
            <text:p>40009</text:p>
          </table:table-cell>
          <table:table-cell table:number-columns-repeated="2"/>
          <table:table-cell table:style-name="Default"/>
          <table:table-cell table:number-columns-repeated="242"/>
        </table:table-row>
        <table:table-row table:style-name="ro6">
          <table:table-cell table:formula="of:=MOD([.A39]*3+2; 11)" office:value-type="float" office:value="6" calcext:value-type="float">
            <text:p>6</text:p>
          </table:table-cell>
          <table:table-cell table:formula="of:=MOD(MOD([.B39]*2+3; 23);20)" office:value-type="float" office:value="18" calcext:value-type="float">
            <text:p>18</text:p>
          </table:table-cell>
          <table:table-cell table:number-columns-repeated="2"/>
          <table:table-cell table:formula="of:=MID([.$G$33];[.F40];4)&amp;MID([.$G$33];[.F40]+4;4)" office:value-type="string" office:string-value="00111000" calcext:value-type="string">
            <text:p>00111000</text:p>
          </table:table-cell>
          <table:table-cell office:value-type="float" office:value="7" calcext:value-type="float">
            <text:p>7</text:p>
          </table:table-cell>
          <table:table-cell table:style-name="ce186" table:formula="of:=BIN2DEC(MID([.$G$33];[.F40];4))*16+BIN2DEC(MID([.$G$33];[.F40]+4;4))" office:value-type="float" office:value="56" calcext:value-type="float">
            <text:p>56</text:p>
          </table:table-cell>
          <table:table-cell table:style-name="Default" table:formula="of:=BIN2DEC(MID([.$G$33];[.F40]+8;4))*16+BIN2DEC(MID([.$G$33];[.F40]+12;4))" office:value-type="float" office:value="147" calcext:value-type="float">
            <text:p>147</text:p>
          </table:table-cell>
          <table:table-cell table:formula="of:=DEC2HEX([.G40])&amp;DEC2HEX([.H40])" office:value-type="string" office:string-value="3893" calcext:value-type="string">
            <text:p>3893</text:p>
          </table:table-cell>
          <table:table-cell table:formula="of:=HEX2BIN(MID([.I40];1;2);8)&amp;HEX2BIN(MID([.I40];3;2);8)" office:value-type="string" office:string-value="0011100010010011" calcext:value-type="string">
            <text:p>0011100010010011</text:p>
          </table:table-cell>
          <table:table-cell table:formula="of:=BIN2DEC(MID([.$G$33];[.F40];8))*256+BIN2DEC(MID([.$G$33];[.F40]+8;8))" office:value-type="float" office:value="14483" calcext:value-type="float">
            <text:p>14483</text:p>
          </table:table-cell>
          <table:table-cell table:style-name="Default" table:formula="of:=[.G40]*256+[.H40]" office:value-type="float" office:value="14483" calcext:value-type="float">
            <text:p>14483</text:p>
          </table:table-cell>
          <table:table-cell table:number-columns-repeated="2"/>
          <table:table-cell table:style-name="Default"/>
          <table:table-cell table:number-columns-repeated="242"/>
        </table:table-row>
        <table:table-row table:style-name="ro6">
          <table:table-cell table:formula="of:=MOD([.A40]*3+2; 11)" office:value-type="float" office:value="9" calcext:value-type="float">
            <text:p>9</text:p>
          </table:table-cell>
          <table:table-cell table:formula="of:=MOD(MOD([.B40]*2+3; 23);20)" office:value-type="float" office:value="16" calcext:value-type="float">
            <text:p>16</text:p>
          </table:table-cell>
          <table:table-cell table:number-columns-repeated="2"/>
          <table:table-cell table:formula="of:=MID([.$G$33];[.F41];4)&amp;MID([.$G$33];[.F41]+4;4)" office:value-type="string" office:string-value="01110001" calcext:value-type="string">
            <text:p>01110001</text:p>
          </table:table-cell>
          <table:table-cell office:value-type="float" office:value="8" calcext:value-type="float">
            <text:p>8</text:p>
          </table:table-cell>
          <table:table-cell table:style-name="ce186" table:formula="of:=BIN2DEC(MID([.$G$33];[.F41];4))*16+BIN2DEC(MID([.$G$33];[.F41]+4;4))" office:value-type="float" office:value="113" calcext:value-type="float">
            <text:p>113</text:p>
          </table:table-cell>
          <table:table-cell table:style-name="Default" table:formula="of:=BIN2DEC(MID([.$G$33];[.F41]+8;4))*16+BIN2DEC(MID([.$G$33];[.F41]+12;4))" office:value-type="float" office:value="39" calcext:value-type="float">
            <text:p>39</text:p>
          </table:table-cell>
          <table:table-cell table:formula="of:=DEC2HEX([.G41])&amp;DEC2HEX([.H41])" office:value-type="string" office:string-value="7127" calcext:value-type="string">
            <text:p>7127</text:p>
          </table:table-cell>
          <table:table-cell table:formula="of:=HEX2BIN(MID([.I41];1;2);8)&amp;HEX2BIN(MID([.I41];3;2);8)" office:value-type="string" office:string-value="0111000100100111" calcext:value-type="string">
            <text:p>0111000100100111</text:p>
          </table:table-cell>
          <table:table-cell table:formula="of:=BIN2DEC(MID([.$G$33];[.F41];8))*256+BIN2DEC(MID([.$G$33];[.F41]+8;8))" office:value-type="float" office:value="28967" calcext:value-type="float">
            <text:p>28967</text:p>
          </table:table-cell>
          <table:table-cell table:style-name="Default" table:formula="of:=[.G41]*256+[.H41]" office:value-type="float" office:value="28967" calcext:value-type="float">
            <text:p>28967</text:p>
          </table:table-cell>
          <table:table-cell table:number-columns-repeated="2"/>
          <table:table-cell table:style-name="Default"/>
          <table:table-cell table:number-columns-repeated="242"/>
        </table:table-row>
        <table:table-row table:style-name="ro6">
          <table:table-cell table:formula="of:=MOD([.A41]*3+2; 11)" office:value-type="float" office:value="7" calcext:value-type="float">
            <text:p>7</text:p>
          </table:table-cell>
          <table:table-cell table:formula="of:=MOD(MOD([.B41]*2+3; 23);20)" office:value-type="float" office:value="12" calcext:value-type="float">
            <text:p>12</text:p>
          </table:table-cell>
          <table:table-cell table:number-columns-repeated="2"/>
          <table:table-cell table:formula="of:=MID([.$G$33];[.F42];4)&amp;MID([.$G$33];[.F42]+4;4)" office:value-type="string" office:string-value="11100010" calcext:value-type="string">
            <text:p>11100010</text:p>
          </table:table-cell>
          <table:table-cell office:value-type="float" office:value="9" calcext:value-type="float">
            <text:p>9</text:p>
          </table:table-cell>
          <table:table-cell table:style-name="ce186" table:formula="of:=BIN2DEC(MID([.$G$33];[.F42];4))*16+BIN2DEC(MID([.$G$33];[.F42]+4;4))" office:value-type="float" office:value="226" calcext:value-type="float">
            <text:p>226</text:p>
          </table:table-cell>
          <table:table-cell table:style-name="Default" table:formula="of:=BIN2DEC(MID([.$G$33];[.F42]+8;4))*16+BIN2DEC(MID([.$G$33];[.F42]+12;4))" office:value-type="float" office:value="78" calcext:value-type="float">
            <text:p>78</text:p>
          </table:table-cell>
          <table:table-cell table:formula="of:=DEC2HEX([.G42])&amp;DEC2HEX([.H42])" office:value-type="string" office:string-value="E24E" calcext:value-type="string">
            <text:p>E24E</text:p>
          </table:table-cell>
          <table:table-cell table:formula="of:=HEX2BIN(MID([.I42];1;2);8)&amp;HEX2BIN(MID([.I42];3;2);8)" office:value-type="string" office:string-value="1110001001001110" calcext:value-type="string">
            <text:p>1110001001001110</text:p>
          </table:table-cell>
          <table:table-cell table:formula="of:=BIN2DEC(MID([.$G$33];[.F42];8))*256+BIN2DEC(MID([.$G$33];[.F42]+8;8))" office:value-type="float" office:value="57934" calcext:value-type="float">
            <text:p>57934</text:p>
          </table:table-cell>
          <table:table-cell table:style-name="Default" table:formula="of:=[.G42]*256+[.H42]" office:value-type="float" office:value="57934" calcext:value-type="float">
            <text:p>57934</text:p>
          </table:table-cell>
          <table:table-cell table:number-columns-repeated="2"/>
          <table:table-cell table:style-name="Default"/>
          <table:table-cell table:number-columns-repeated="242"/>
        </table:table-row>
        <table:table-row table:style-name="ro6">
          <table:table-cell table:formula="of:=MOD([.A42]*3+2; 11)" office:value-type="float" office:value="1" calcext:value-type="float">
            <text:p>1</text:p>
          </table:table-cell>
          <table:table-cell table:formula="of:=MOD(MOD([.B42]*2+3; 23);20)" office:value-type="float" office:value="4" calcext:value-type="float">
            <text:p>4</text:p>
          </table:table-cell>
          <table:table-cell table:number-columns-repeated="2"/>
          <table:table-cell table:formula="of:=MID([.$G$33];[.F43];4)&amp;MID([.$G$33];[.F43]+4;4)" office:value-type="string" office:string-value="11000100" calcext:value-type="string">
            <text:p>11000100</text:p>
          </table:table-cell>
          <table:table-cell office:value-type="float" office:value="10" calcext:value-type="float">
            <text:p>10</text:p>
          </table:table-cell>
          <table:table-cell table:style-name="ce186" table:formula="of:=BIN2DEC(MID([.$G$33];[.F43];4))*16+BIN2DEC(MID([.$G$33];[.F43]+4;4))" office:value-type="float" office:value="196" calcext:value-type="float">
            <text:p>196</text:p>
          </table:table-cell>
          <table:table-cell table:style-name="Default" table:formula="of:=BIN2DEC(MID([.$G$33];[.F43]+8;4))*16+BIN2DEC(MID([.$G$33];[.F43]+12;4))" office:value-type="float" office:value="156" calcext:value-type="float">
            <text:p>156</text:p>
          </table:table-cell>
          <table:table-cell table:formula="of:=DEC2HEX([.G43])&amp;DEC2HEX([.H43])" office:value-type="string" office:string-value="C49C" calcext:value-type="string">
            <text:p>C49C</text:p>
          </table:table-cell>
          <table:table-cell table:formula="of:=HEX2BIN(MID([.I43];1;2);8)&amp;HEX2BIN(MID([.I43];3;2);8)" office:value-type="string" office:string-value="1100010010011100" calcext:value-type="string">
            <text:p>1100010010011100</text:p>
          </table:table-cell>
          <table:table-cell table:formula="of:=BIN2DEC(MID([.$G$33];[.F43];8))*256+BIN2DEC(MID([.$G$33];[.F43]+8;8))" office:value-type="float" office:value="50332" calcext:value-type="float">
            <text:p>50332</text:p>
          </table:table-cell>
          <table:table-cell table:style-name="Default" table:formula="of:=[.G43]*256+[.H43]" office:value-type="float" office:value="50332" calcext:value-type="float">
            <text:p>50332</text:p>
          </table:table-cell>
          <table:table-cell table:number-columns-repeated="2"/>
          <table:table-cell table:style-name="Default"/>
          <table:table-cell table:number-columns-repeated="242"/>
        </table:table-row>
        <table:table-row table:style-name="ro6">
          <table:table-cell table:formula="of:=MOD([.A43]*3+2; 11)" office:value-type="float" office:value="5" calcext:value-type="float">
            <text:p>5</text:p>
          </table:table-cell>
          <table:table-cell table:formula="of:=MOD(MOD([.B43]*2+3; 23);20)" office:value-type="float" office:value="11" calcext:value-type="float">
            <text:p>11</text:p>
          </table:table-cell>
          <table:table-cell table:number-columns-repeated="2"/>
          <table:table-cell table:formula="of:=MID([.$G$33];[.F44];4)&amp;MID([.$G$33];[.F44]+4;4)" office:value-type="string" office:string-value="10001001" calcext:value-type="string">
            <text:p>10001001</text:p>
          </table:table-cell>
          <table:table-cell office:value-type="float" office:value="11" calcext:value-type="float">
            <text:p>11</text:p>
          </table:table-cell>
          <table:table-cell table:style-name="ce186" table:formula="of:=BIN2DEC(MID([.$G$33];[.F44];4))*16+BIN2DEC(MID([.$G$33];[.F44]+4;4))" office:value-type="float" office:value="137" calcext:value-type="float">
            <text:p>137</text:p>
          </table:table-cell>
          <table:table-cell table:style-name="Default" table:formula="of:=BIN2DEC(MID([.$G$33];[.F44]+8;4))*16+BIN2DEC(MID([.$G$33];[.F44]+12;4))" office:value-type="float" office:value="56" calcext:value-type="float">
            <text:p>56</text:p>
          </table:table-cell>
          <table:table-cell table:formula="of:=DEC2HEX([.G44])&amp;DEC2HEX([.H44])" office:value-type="string" office:string-value="8938" calcext:value-type="string">
            <text:p>8938</text:p>
          </table:table-cell>
          <table:table-cell table:formula="of:=HEX2BIN(MID([.I44];1;2);8)&amp;HEX2BIN(MID([.I44];3;2);8)" office:value-type="string" office:string-value="1000100100111000" calcext:value-type="string">
            <text:p>1000100100111000</text:p>
          </table:table-cell>
          <table:table-cell table:formula="of:=BIN2DEC(MID([.$G$33];[.F44];8))*256+BIN2DEC(MID([.$G$33];[.F44]+8;8))" office:value-type="float" office:value="35128" calcext:value-type="float">
            <text:p>35128</text:p>
          </table:table-cell>
          <table:table-cell table:style-name="Default" table:formula="of:=[.G44]*256+[.H44]" office:value-type="float" office:value="35128" calcext:value-type="float">
            <text:p>35128</text:p>
          </table:table-cell>
          <table:table-cell table:number-columns-repeated="2"/>
          <table:table-cell table:style-name="Default"/>
          <table:table-cell table:number-columns-repeated="242"/>
        </table:table-row>
        <table:table-row table:style-name="ro6">
          <table:table-cell table:formula="of:=MOD([.A44]*3+2; 11)" office:value-type="float" office:value="6" calcext:value-type="float">
            <text:p>6</text:p>
          </table:table-cell>
          <table:table-cell table:formula="of:=MOD(MOD([.B44]*2+3; 23);20)" office:value-type="float" office:value="2" calcext:value-type="float">
            <text:p>2</text:p>
          </table:table-cell>
          <table:table-cell table:number-columns-repeated="2"/>
          <table:table-cell table:formula="of:=MID([.$G$33];[.F45];4)&amp;MID([.$G$33];[.F45]+4;4)" office:value-type="string" office:string-value="00010010" calcext:value-type="string">
            <text:p>00010010</text:p>
          </table:table-cell>
          <table:table-cell office:value-type="float" office:value="12" calcext:value-type="float">
            <text:p>12</text:p>
          </table:table-cell>
          <table:table-cell table:style-name="ce186" table:formula="of:=BIN2DEC(MID([.$G$33];[.F45];4))*16+BIN2DEC(MID([.$G$33];[.F45]+4;4))" office:value-type="float" office:value="18" calcext:value-type="float">
            <text:p>18</text:p>
          </table:table-cell>
          <table:table-cell table:style-name="Default" table:formula="of:=BIN2DEC(MID([.$G$33];[.F45]+8;4))*16+BIN2DEC(MID([.$G$33];[.F45]+12;4))" office:value-type="float" office:value="113" calcext:value-type="float">
            <text:p>113</text:p>
          </table:table-cell>
          <table:table-cell table:formula="of:=DEC2HEX([.G45])&amp;DEC2HEX([.H45])" office:value-type="string" office:string-value="1271" calcext:value-type="string">
            <text:p>1271</text:p>
          </table:table-cell>
          <table:table-cell table:formula="of:=HEX2BIN(MID([.I45];1;2);8)&amp;HEX2BIN(MID([.I45];3;2);8)" office:value-type="string" office:string-value="0001001001110001" calcext:value-type="string">
            <text:p>0001001001110001</text:p>
          </table:table-cell>
          <table:table-cell table:formula="of:=BIN2DEC(MID([.$G$33];[.F45];8))*256+BIN2DEC(MID([.$G$33];[.F45]+8;8))" office:value-type="float" office:value="4721" calcext:value-type="float">
            <text:p>4721</text:p>
          </table:table-cell>
          <table:table-cell table:style-name="Default" table:formula="of:=[.G45]*256+[.H45]" office:value-type="float" office:value="4721" calcext:value-type="float">
            <text:p>4721</text:p>
          </table:table-cell>
          <table:table-cell table:number-columns-repeated="2"/>
          <table:table-cell table:style-name="Default"/>
          <table:table-cell table:number-columns-repeated="242"/>
        </table:table-row>
        <table:table-row table:style-name="ro6">
          <table:table-cell table:formula="of:=MOD([.A45]*3+2; 11)" office:value-type="float" office:value="9" calcext:value-type="float">
            <text:p>9</text:p>
          </table:table-cell>
          <table:table-cell table:formula="of:=MOD(MOD([.B45]*2+3; 23);20)" office:value-type="float" office:value="7" calcext:value-type="float">
            <text:p>7</text:p>
          </table:table-cell>
          <table:table-cell table:number-columns-repeated="2"/>
          <table:table-cell table:formula="of:=MID([.$G$33];[.F46];4)&amp;MID([.$G$33];[.F46]+4;4)" office:value-type="string" office:string-value="00100100" calcext:value-type="string">
            <text:p>00100100</text:p>
          </table:table-cell>
          <table:table-cell office:value-type="float" office:value="13" calcext:value-type="float">
            <text:p>13</text:p>
          </table:table-cell>
          <table:table-cell table:style-name="ce186" table:formula="of:=BIN2DEC(MID([.$G$33];[.F46];4))*16+BIN2DEC(MID([.$G$33];[.F46]+4;4))" office:value-type="float" office:value="36" calcext:value-type="float">
            <text:p>36</text:p>
          </table:table-cell>
          <table:table-cell table:style-name="Default" table:formula="of:=BIN2DEC(MID([.$G$33];[.F46]+8;4))*16+BIN2DEC(MID([.$G$33];[.F46]+12;4))" office:value-type="float" office:value="227" calcext:value-type="float">
            <text:p>227</text:p>
          </table:table-cell>
          <table:table-cell table:formula="of:=DEC2HEX([.G46])&amp;DEC2HEX([.H46])" office:value-type="string" office:string-value="24E3" calcext:value-type="string">
            <text:p>24E3</text:p>
          </table:table-cell>
          <table:table-cell table:formula="of:=HEX2BIN(MID([.I46];1;2);8)&amp;HEX2BIN(MID([.I46];3;2);8)" office:value-type="string" office:string-value="0010010011100011" calcext:value-type="string">
            <text:p>0010010011100011</text:p>
          </table:table-cell>
          <table:table-cell table:formula="of:=BIN2DEC(MID([.$G$33];[.F46];8))*256+BIN2DEC(MID([.$G$33];[.F46]+8;8))" office:value-type="float" office:value="9443" calcext:value-type="float">
            <text:p>9443</text:p>
          </table:table-cell>
          <table:table-cell table:style-name="Default" table:formula="of:=[.G46]*256+[.H46]" office:value-type="float" office:value="9443" calcext:value-type="float">
            <text:p>9443</text:p>
          </table:table-cell>
          <table:table-cell table:number-columns-repeated="2"/>
          <table:table-cell table:style-name="Default"/>
          <table:table-cell table:number-columns-repeated="242"/>
        </table:table-row>
        <table:table-row table:style-name="ro6">
          <table:table-cell table:formula="of:=MOD([.A46]*3+2; 11)" office:value-type="float" office:value="7" calcext:value-type="float">
            <text:p>7</text:p>
          </table:table-cell>
          <table:table-cell table:formula="of:=MOD(MOD([.B46]*2+3; 23);20)" office:value-type="float" office:value="17" calcext:value-type="float">
            <text:p>17</text:p>
          </table:table-cell>
          <table:table-cell table:number-columns-repeated="2"/>
          <table:table-cell table:formula="of:=MID([.$G$33];[.F47];4)&amp;MID([.$G$33];[.F47]+4;4)" office:value-type="string" office:string-value="01001001" calcext:value-type="string">
            <text:p>01001001</text:p>
          </table:table-cell>
          <table:table-cell office:value-type="float" office:value="14" calcext:value-type="float">
            <text:p>14</text:p>
          </table:table-cell>
          <table:table-cell table:style-name="ce186" table:formula="of:=BIN2DEC(MID([.$G$33];[.F47];4))*16+BIN2DEC(MID([.$G$33];[.F47]+4;4))" office:value-type="float" office:value="73" calcext:value-type="float">
            <text:p>73</text:p>
          </table:table-cell>
          <table:table-cell table:style-name="Default" table:formula="of:=BIN2DEC(MID([.$G$33];[.F47]+8;4))*16+BIN2DEC(MID([.$G$33];[.F47]+12;4))" office:value-type="float" office:value="199" calcext:value-type="float">
            <text:p>199</text:p>
          </table:table-cell>
          <table:table-cell table:formula="of:=DEC2HEX([.G47])&amp;DEC2HEX([.H47])" office:value-type="string" office:string-value="49C7" calcext:value-type="string">
            <text:p>49C7</text:p>
          </table:table-cell>
          <table:table-cell table:formula="of:=HEX2BIN(MID([.I47];1;2);8)&amp;HEX2BIN(MID([.I47];3;2);8)" office:value-type="string" office:string-value="0100100111000111" calcext:value-type="string">
            <text:p>0100100111000111</text:p>
          </table:table-cell>
          <table:table-cell table:formula="of:=BIN2DEC(MID([.$G$33];[.F47];8))*256+BIN2DEC(MID([.$G$33];[.F47]+8;8))" office:value-type="float" office:value="18887" calcext:value-type="float">
            <text:p>18887</text:p>
          </table:table-cell>
          <table:table-cell table:style-name="Default" table:formula="of:=[.G47]*256+[.H47]" office:value-type="float" office:value="18887" calcext:value-type="float">
            <text:p>18887</text:p>
          </table:table-cell>
          <table:table-cell table:number-columns-repeated="2"/>
          <table:table-cell table:style-name="Default"/>
          <table:table-cell table:number-columns-repeated="242"/>
        </table:table-row>
        <table:table-row table:style-name="ro6">
          <table:table-cell table:formula="of:=MOD([.A47]*3+2; 11)" office:value-type="float" office:value="1" calcext:value-type="float">
            <text:p>1</text:p>
          </table:table-cell>
          <table:table-cell table:formula="of:=MOD(MOD([.B47]*2+3; 23);20)" office:value-type="float" office:value="14" calcext:value-type="float">
            <text:p>14</text:p>
          </table:table-cell>
          <table:table-cell table:number-columns-repeated="2"/>
          <table:table-cell table:formula="of:=MID([.$G$33];[.F48];4)&amp;MID([.$G$33];[.F48]+4;4)" office:value-type="string" office:string-value="10010011" calcext:value-type="string">
            <text:p>10010011</text:p>
          </table:table-cell>
          <table:table-cell office:value-type="float" office:value="15" calcext:value-type="float">
            <text:p>15</text:p>
          </table:table-cell>
          <table:table-cell table:style-name="ce186" table:formula="of:=BIN2DEC(MID([.$G$33];[.F48];4))*16+BIN2DEC(MID([.$G$33];[.F48]+4;4))" office:value-type="float" office:value="147" calcext:value-type="float">
            <text:p>147</text:p>
          </table:table-cell>
          <table:table-cell table:style-name="Default" table:formula="of:=BIN2DEC(MID([.$G$33];[.F48]+8;4))*16+BIN2DEC(MID([.$G$33];[.F48]+12;4))" office:value-type="float" office:value="143" calcext:value-type="float">
            <text:p>143</text:p>
          </table:table-cell>
          <table:table-cell table:formula="of:=DEC2HEX([.G48])&amp;DEC2HEX([.H48])" office:value-type="string" office:string-value="938F" calcext:value-type="string">
            <text:p>938F</text:p>
          </table:table-cell>
          <table:table-cell table:formula="of:=HEX2BIN(MID([.I48];1;2);8)&amp;HEX2BIN(MID([.I48];3;2);8)" office:value-type="string" office:string-value="1001001110001111" calcext:value-type="string">
            <text:p>1001001110001111</text:p>
          </table:table-cell>
          <table:table-cell table:formula="of:=BIN2DEC(MID([.$G$33];[.F48];8))*256+BIN2DEC(MID([.$G$33];[.F48]+8;8))" office:value-type="float" office:value="37775" calcext:value-type="float">
            <text:p>37775</text:p>
          </table:table-cell>
          <table:table-cell table:style-name="Default" table:formula="of:=[.G48]*256+[.H48]" office:value-type="float" office:value="37775" calcext:value-type="float">
            <text:p>37775</text:p>
          </table:table-cell>
          <table:table-cell table:number-columns-repeated="2"/>
          <table:table-cell table:style-name="Default"/>
          <table:table-cell table:number-columns-repeated="242"/>
        </table:table-row>
        <table:table-row table:style-name="ro6">
          <table:table-cell table:formula="of:=MOD([.A48]*3+2; 11)" office:value-type="float" office:value="5" calcext:value-type="float">
            <text:p>5</text:p>
          </table:table-cell>
          <table:table-cell table:formula="of:=MOD(MOD([.B48]*2+3; 23);20)" office:value-type="float" office:value="8" calcext:value-type="float">
            <text:p>8</text:p>
          </table:table-cell>
          <table:table-cell table:number-columns-repeated="2"/>
          <table:table-cell table:formula="of:=MID([.$G$33];[.F49];4)&amp;MID([.$G$33];[.F49]+4;4)" office:value-type="string" office:string-value="00100111" calcext:value-type="string">
            <text:p>00100111</text:p>
          </table:table-cell>
          <table:table-cell office:value-type="float" office:value="16" calcext:value-type="float">
            <text:p>16</text:p>
          </table:table-cell>
          <table:table-cell table:style-name="ce186" table:formula="of:=BIN2DEC(MID([.$G$33];[.F49];4))*16+BIN2DEC(MID([.$G$33];[.F49]+4;4))" office:value-type="float" office:value="39" calcext:value-type="float">
            <text:p>39</text:p>
          </table:table-cell>
          <table:table-cell table:style-name="Default" table:formula="of:=BIN2DEC(MID([.$G$33];[.F49]+8;4))*16+BIN2DEC(MID([.$G$33];[.F49]+12;4))" office:value-type="float" office:value="30" calcext:value-type="float">
            <text:p>30</text:p>
          </table:table-cell>
          <table:table-cell table:formula="of:=DEC2HEX([.G49])&amp;DEC2HEX([.H49])" office:value-type="string" office:string-value="271E" calcext:value-type="string">
            <text:p>271E</text:p>
          </table:table-cell>
          <table:table-cell table:formula="of:=HEX2BIN(MID([.I49];1;2);8)&amp;HEX2BIN(MID([.I49];3;2);8)" office:value-type="string" office:string-value="0010011100011110" calcext:value-type="string">
            <text:p>0010011100011110</text:p>
          </table:table-cell>
          <table:table-cell table:formula="of:=BIN2DEC(MID([.$G$33];[.F49];8))*256+BIN2DEC(MID([.$G$33];[.F49]+8;8))" office:value-type="float" office:value="10014" calcext:value-type="float">
            <text:p>10014</text:p>
          </table:table-cell>
          <table:table-cell table:style-name="Default" table:formula="of:=[.G49]*256+[.H49]" office:value-type="float" office:value="10014" calcext:value-type="float">
            <text:p>10014</text:p>
          </table:table-cell>
          <table:table-cell table:number-columns-repeated="2"/>
          <table:table-cell table:style-name="Default"/>
          <table:table-cell table:number-columns-repeated="242"/>
        </table:table-row>
        <table:table-row table:style-name="ro6">
          <table:table-cell table:formula="of:=MOD([.A49]*3+2; 11)" office:value-type="float" office:value="6" calcext:value-type="float">
            <text:p>6</text:p>
          </table:table-cell>
          <table:table-cell table:formula="of:=MOD(MOD([.B49]*2+3; 23);20)" office:value-type="float" office:value="19" calcext:value-type="float">
            <text:p>19</text:p>
          </table:table-cell>
          <table:table-cell table:number-columns-repeated="2"/>
          <table:table-cell table:formula="of:=MID([.$G$33];[.F50];4)&amp;MID([.$G$33];[.F50]+4;4)" office:value-type="string" office:string-value="01001110" calcext:value-type="string">
            <text:p>01001110</text:p>
          </table:table-cell>
          <table:table-cell office:value-type="float" office:value="17" calcext:value-type="float">
            <text:p>17</text:p>
          </table:table-cell>
          <table:table-cell table:style-name="ce186" table:formula="of:=BIN2DEC(MID([.$G$33];[.F50];4))*16+BIN2DEC(MID([.$G$33];[.F50]+4;4))" office:value-type="float" office:value="78" calcext:value-type="float">
            <text:p>78</text:p>
          </table:table-cell>
          <table:table-cell table:style-name="Default" table:formula="of:=BIN2DEC(MID([.$G$33];[.F50]+8;4))*16+BIN2DEC(MID([.$G$33];[.F50]+12;4))" office:value-type="float" office:value="61" calcext:value-type="float">
            <text:p>61</text:p>
          </table:table-cell>
          <table:table-cell table:formula="of:=DEC2HEX([.G50])&amp;DEC2HEX([.H50])" office:value-type="string" office:string-value="4E3D" calcext:value-type="string">
            <text:p>4E3D</text:p>
          </table:table-cell>
          <table:table-cell table:formula="of:=HEX2BIN(MID([.I50];1;2);8)&amp;HEX2BIN(MID([.I50];3;2);8)" office:value-type="string" office:string-value="0100111000111101" calcext:value-type="string">
            <text:p>0100111000111101</text:p>
          </table:table-cell>
          <table:table-cell table:formula="of:=BIN2DEC(MID([.$G$33];[.F50];8))*256+BIN2DEC(MID([.$G$33];[.F50]+8;8))" office:value-type="float" office:value="20029" calcext:value-type="float">
            <text:p>20029</text:p>
          </table:table-cell>
          <table:table-cell table:style-name="Default" table:formula="of:=[.G50]*256+[.H50]" office:value-type="float" office:value="20029" calcext:value-type="float">
            <text:p>20029</text:p>
          </table:table-cell>
          <table:table-cell table:number-columns-repeated="2"/>
          <table:table-cell table:style-name="Default"/>
          <table:table-cell table:number-columns-repeated="242"/>
        </table:table-row>
        <table:table-row table:style-name="ro6">
          <table:table-cell table:formula="of:=MOD([.A50]*3+2; 11)" office:value-type="float" office:value="9" calcext:value-type="float">
            <text:p>9</text:p>
          </table:table-cell>
          <table:table-cell table:formula="of:=MOD(MOD([.B50]*2+3; 23);20)" office:value-type="float" office:value="18" calcext:value-type="float">
            <text:p>18</text:p>
          </table:table-cell>
          <table:table-cell table:number-columns-repeated="2"/>
          <table:table-cell table:formula="of:=MID([.$G$33];[.F51];4)&amp;MID([.$G$33];[.F51]+4;4)" office:value-type="string" office:string-value="10011100" calcext:value-type="string">
            <text:p>10011100</text:p>
          </table:table-cell>
          <table:table-cell office:value-type="float" office:value="18" calcext:value-type="float">
            <text:p>18</text:p>
          </table:table-cell>
          <table:table-cell table:style-name="ce186" table:formula="of:=BIN2DEC(MID([.$G$33];[.F51];4))*16+BIN2DEC(MID([.$G$33];[.F51]+4;4))" office:value-type="float" office:value="156" calcext:value-type="float">
            <text:p>156</text:p>
          </table:table-cell>
          <table:table-cell table:style-name="Default" table:formula="of:=BIN2DEC(MID([.$G$33];[.F51]+8;4))*16+BIN2DEC(MID([.$G$33];[.F51]+12;4))" office:value-type="float" office:value="123" calcext:value-type="float">
            <text:p>123</text:p>
          </table:table-cell>
          <table:table-cell table:formula="of:=DEC2HEX([.G51])&amp;DEC2HEX([.H51])" office:value-type="string" office:string-value="9C7B" calcext:value-type="string">
            <text:p>9C7B</text:p>
          </table:table-cell>
          <table:table-cell table:formula="of:=HEX2BIN(MID([.I51];1;2);8)&amp;HEX2BIN(MID([.I51];3;2);8)" office:value-type="string" office:string-value="1001110001111011" calcext:value-type="string">
            <text:p>1001110001111011</text:p>
          </table:table-cell>
          <table:table-cell table:formula="of:=BIN2DEC(MID([.$G$33];[.F51];8))*256+BIN2DEC(MID([.$G$33];[.F51]+8;8))" office:value-type="float" office:value="40059" calcext:value-type="float">
            <text:p>40059</text:p>
          </table:table-cell>
          <table:table-cell table:style-name="Default" table:formula="of:=[.G51]*256+[.H51]" office:value-type="float" office:value="40059" calcext:value-type="float">
            <text:p>40059</text:p>
          </table:table-cell>
          <table:table-cell table:number-columns-repeated="2"/>
          <table:table-cell table:style-name="Default"/>
          <table:table-cell table:number-columns-repeated="242"/>
        </table:table-row>
        <table:table-row table:style-name="ro6">
          <table:table-cell table:formula="of:=MOD([.A51]*3+2; 11)" office:value-type="float" office:value="7" calcext:value-type="float">
            <text:p>7</text:p>
          </table:table-cell>
          <table:table-cell table:formula="of:=MOD(MOD([.B51]*2+3; 23);20)" office:value-type="float" office:value="16" calcext:value-type="float">
            <text:p>16</text:p>
          </table:table-cell>
          <table:table-cell table:number-columns-repeated="2"/>
          <table:table-cell table:formula="of:=MID([.$G$33];[.F52];4)&amp;MID([.$G$33];[.F52]+4;4)" office:value-type="string" office:string-value="00111000" calcext:value-type="string">
            <text:p>00111000</text:p>
          </table:table-cell>
          <table:table-cell office:value-type="float" office:value="19" calcext:value-type="float">
            <text:p>19</text:p>
          </table:table-cell>
          <table:table-cell table:style-name="ce186" table:formula="of:=BIN2DEC(MID([.$G$33];[.F52];4))*16+BIN2DEC(MID([.$G$33];[.F52]+4;4))" office:value-type="float" office:value="56" calcext:value-type="float">
            <text:p>56</text:p>
          </table:table-cell>
          <table:table-cell table:style-name="Default" table:formula="of:=BIN2DEC(MID([.$G$33];[.F52]+8;4))*16+BIN2DEC(MID([.$G$33];[.F52]+12;4))" office:value-type="float" office:value="247" calcext:value-type="float">
            <text:p>247</text:p>
          </table:table-cell>
          <table:table-cell table:formula="of:=DEC2HEX([.G52])&amp;DEC2HEX([.H52])" office:value-type="string" office:string-value="38F7" calcext:value-type="string">
            <text:p>38F7</text:p>
          </table:table-cell>
          <table:table-cell table:formula="of:=HEX2BIN(MID([.I52];1;2);8)&amp;HEX2BIN(MID([.I52];3;2);8)" office:value-type="string" office:string-value="0011100011110111" calcext:value-type="string">
            <text:p>0011100011110111</text:p>
          </table:table-cell>
          <table:table-cell table:formula="of:=BIN2DEC(MID([.$G$33];[.F52];8))*256+BIN2DEC(MID([.$G$33];[.F52]+8;8))" office:value-type="float" office:value="14583" calcext:value-type="float">
            <text:p>14583</text:p>
          </table:table-cell>
          <table:table-cell table:style-name="Default" table:formula="of:=[.G52]*256+[.H52]" office:value-type="float" office:value="14583" calcext:value-type="float">
            <text:p>14583</text:p>
          </table:table-cell>
          <table:table-cell table:number-columns-repeated="2"/>
          <table:table-cell table:style-name="Default"/>
          <table:table-cell table:number-columns-repeated="242"/>
        </table:table-row>
        <table:table-row table:style-name="ro6">
          <table:table-cell table:formula="of:=MOD([.A52]*3+2; 11)" office:value-type="float" office:value="1" calcext:value-type="float">
            <text:p>1</text:p>
          </table:table-cell>
          <table:table-cell table:formula="of:=MOD(MOD([.B52]*2+3; 23);20)" office:value-type="float" office:value="12" calcext:value-type="float">
            <text:p>12</text:p>
          </table:table-cell>
          <table:table-cell table:number-columns-repeated="2"/>
          <table:table-cell table:formula="of:=MID([.$G$33];[.F53];4)&amp;MID([.$G$33];[.F53]+4;4)" office:value-type="string" office:string-value="01110001" calcext:value-type="string">
            <text:p>01110001</text:p>
          </table:table-cell>
          <table:table-cell office:value-type="float" office:value="20" calcext:value-type="float">
            <text:p>20</text:p>
          </table:table-cell>
          <table:table-cell table:style-name="ce186" table:formula="of:=BIN2DEC(MID([.$G$33];[.F53];4))*16+BIN2DEC(MID([.$G$33];[.F53]+4;4))" office:value-type="float" office:value="113" calcext:value-type="float">
            <text:p>113</text:p>
          </table:table-cell>
          <table:table-cell table:style-name="Default" table:formula="of:=BIN2DEC(MID([.$G$33];[.F53]+8;4))*16+BIN2DEC(MID([.$G$33];[.F53]+12;4))" office:value-type="float" office:value="239" calcext:value-type="float">
            <text:p>239</text:p>
          </table:table-cell>
          <table:table-cell table:formula="of:=DEC2HEX([.G53])&amp;DEC2HEX([.H53])" office:value-type="string" office:string-value="71EF" calcext:value-type="string">
            <text:p>71EF</text:p>
          </table:table-cell>
          <table:table-cell table:formula="of:=HEX2BIN(MID([.I53];1;2);8)&amp;HEX2BIN(MID([.I53];3;2);8)" office:value-type="string" office:string-value="0111000111101111" calcext:value-type="string">
            <text:p>0111000111101111</text:p>
          </table:table-cell>
          <table:table-cell table:formula="of:=BIN2DEC(MID([.$G$33];[.F53];8))*256+BIN2DEC(MID([.$G$33];[.F53]+8;8))" office:value-type="float" office:value="29167" calcext:value-type="float">
            <text:p>29167</text:p>
          </table:table-cell>
          <table:table-cell table:style-name="Default" table:formula="of:=[.G53]*256+[.H53]" office:value-type="float" office:value="29167" calcext:value-type="float">
            <text:p>29167</text:p>
          </table:table-cell>
          <table:table-cell table:number-columns-repeated="2"/>
          <table:table-cell table:style-name="Default"/>
          <table:table-cell table:number-columns-repeated="242"/>
        </table:table-row>
        <table:table-row table:style-name="ro6">
          <table:table-cell table:formula="of:=MOD([.A53]*3+2; 11)" office:value-type="float" office:value="5" calcext:value-type="float">
            <text:p>5</text:p>
          </table:table-cell>
          <table:table-cell table:formula="of:=MOD(MOD([.B53]*2+3; 23);20)" office:value-type="float" office:value="4" calcext:value-type="float">
            <text:p>4</text:p>
          </table:table-cell>
          <table:table-cell table:number-columns-repeated="2"/>
          <table:table-cell table:formula="of:=MID([.$G$33];[.F54];4)&amp;MID([.$G$33];[.F54]+4;4)" office:value-type="string" office:string-value="11100011" calcext:value-type="string">
            <text:p>11100011</text:p>
          </table:table-cell>
          <table:table-cell office:value-type="float" office:value="21" calcext:value-type="float">
            <text:p>21</text:p>
          </table:table-cell>
          <table:table-cell table:style-name="ce186" table:formula="of:=BIN2DEC(MID([.$G$33];[.F54];4))*16+BIN2DEC(MID([.$G$33];[.F54]+4;4))" office:value-type="float" office:value="227" calcext:value-type="float">
            <text:p>227</text:p>
          </table:table-cell>
          <table:table-cell table:style-name="Default" table:formula="of:=BIN2DEC(MID([.$G$33];[.F54]+8;4))*16+BIN2DEC(MID([.$G$33];[.F54]+12;4))" office:value-type="float" office:value="223" calcext:value-type="float">
            <text:p>223</text:p>
          </table:table-cell>
          <table:table-cell table:formula="of:=DEC2HEX([.G54])&amp;DEC2HEX([.H54])" office:value-type="string" office:string-value="E3DF" calcext:value-type="string">
            <text:p>E3DF</text:p>
          </table:table-cell>
          <table:table-cell table:formula="of:=HEX2BIN(MID([.I54];1;2);8)&amp;HEX2BIN(MID([.I54];3;2);8)" office:value-type="string" office:string-value="1110001111011111" calcext:value-type="string">
            <text:p>1110001111011111</text:p>
          </table:table-cell>
          <table:table-cell table:formula="of:=BIN2DEC(MID([.$G$33];[.F54];8))*256+BIN2DEC(MID([.$G$33];[.F54]+8;8))" office:value-type="float" office:value="58335" calcext:value-type="float">
            <text:p>58335</text:p>
          </table:table-cell>
          <table:table-cell table:style-name="Default" table:formula="of:=[.G54]*256+[.H54]" office:value-type="float" office:value="58335" calcext:value-type="float">
            <text:p>58335</text:p>
          </table:table-cell>
          <table:table-cell table:number-columns-repeated="2"/>
          <table:table-cell table:style-name="Default"/>
          <table:table-cell table:number-columns-repeated="242"/>
        </table:table-row>
        <table:table-row table:style-name="ro6">
          <table:table-cell table:formula="of:=MOD([.A54]*3+2; 11)" office:value-type="float" office:value="6" calcext:value-type="float">
            <text:p>6</text:p>
          </table:table-cell>
          <table:table-cell table:formula="of:=MOD(MOD([.B54]*2+3; 23);20)" office:value-type="float" office:value="11" calcext:value-type="float">
            <text:p>11</text:p>
          </table:table-cell>
          <table:table-cell table:number-columns-repeated="2"/>
          <table:table-cell table:formula="of:=MID([.$G$33];[.F55];4)&amp;MID([.$G$33];[.F55]+4;4)" office:value-type="string" office:string-value="11000111" calcext:value-type="string">
            <text:p>11000111</text:p>
          </table:table-cell>
          <table:table-cell office:value-type="float" office:value="22" calcext:value-type="float">
            <text:p>22</text:p>
          </table:table-cell>
          <table:table-cell table:style-name="ce186" table:formula="of:=BIN2DEC(MID([.$G$33];[.F55];4))*16+BIN2DEC(MID([.$G$33];[.F55]+4;4))" office:value-type="float" office:value="199" calcext:value-type="float">
            <text:p>199</text:p>
          </table:table-cell>
          <table:table-cell table:style-name="Default" table:formula="of:=BIN2DEC(MID([.$G$33];[.F55]+8;4))*16+BIN2DEC(MID([.$G$33];[.F55]+12;4))" office:value-type="float" office:value="190" calcext:value-type="float">
            <text:p>190</text:p>
          </table:table-cell>
          <table:table-cell table:formula="of:=DEC2HEX([.G55])&amp;DEC2HEX([.H55])" office:value-type="string" office:string-value="C7BE" calcext:value-type="string">
            <text:p>C7BE</text:p>
          </table:table-cell>
          <table:table-cell table:formula="of:=HEX2BIN(MID([.I55];1;2);8)&amp;HEX2BIN(MID([.I55];3;2);8)" office:value-type="string" office:string-value="1100011110111110" calcext:value-type="string">
            <text:p>1100011110111110</text:p>
          </table:table-cell>
          <table:table-cell table:formula="of:=BIN2DEC(MID([.$G$33];[.F55];8))*256+BIN2DEC(MID([.$G$33];[.F55]+8;8))" office:value-type="float" office:value="51134" calcext:value-type="float">
            <text:p>51134</text:p>
          </table:table-cell>
          <table:table-cell table:style-name="Default" table:formula="of:=[.G55]*256+[.H55]" office:value-type="float" office:value="51134" calcext:value-type="float">
            <text:p>51134</text:p>
          </table:table-cell>
          <table:table-cell table:number-columns-repeated="2"/>
          <table:table-cell table:style-name="Default"/>
          <table:table-cell table:number-columns-repeated="242"/>
        </table:table-row>
        <table:table-row table:style-name="ro6">
          <table:table-cell table:formula="of:=MOD([.A55]*3+2; 11)" office:value-type="float" office:value="9" calcext:value-type="float">
            <text:p>9</text:p>
          </table:table-cell>
          <table:table-cell table:formula="of:=MOD(MOD([.B55]*2+3; 23);20)" office:value-type="float" office:value="2" calcext:value-type="float">
            <text:p>2</text:p>
          </table:table-cell>
          <table:table-cell table:number-columns-repeated="2"/>
          <table:table-cell table:formula="of:=MID([.$G$33];[.F56];4)&amp;MID([.$G$33];[.F56]+4;4)" office:value-type="string" office:string-value="10001111" calcext:value-type="string">
            <text:p>10001111</text:p>
          </table:table-cell>
          <table:table-cell office:value-type="float" office:value="23" calcext:value-type="float">
            <text:p>23</text:p>
          </table:table-cell>
          <table:table-cell table:style-name="ce186" table:formula="of:=BIN2DEC(MID([.$G$33];[.F56];4))*16+BIN2DEC(MID([.$G$33];[.F56]+4;4))" office:value-type="float" office:value="143" calcext:value-type="float">
            <text:p>143</text:p>
          </table:table-cell>
          <table:table-cell table:style-name="Default" table:formula="of:=BIN2DEC(MID([.$G$33];[.F56]+8;4))*16+BIN2DEC(MID([.$G$33];[.F56]+12;4))" office:value-type="float" office:value="124" calcext:value-type="float">
            <text:p>124</text:p>
          </table:table-cell>
          <table:table-cell table:formula="of:=DEC2HEX([.G56])&amp;DEC2HEX([.H56])" office:value-type="string" office:string-value="8F7C" calcext:value-type="string">
            <text:p>8F7C</text:p>
          </table:table-cell>
          <table:table-cell table:formula="of:=HEX2BIN(MID([.I56];1;2);8)&amp;HEX2BIN(MID([.I56];3;2);8)" office:value-type="string" office:string-value="1000111101111100" calcext:value-type="string">
            <text:p>1000111101111100</text:p>
          </table:table-cell>
          <table:table-cell table:formula="of:=BIN2DEC(MID([.$G$33];[.F56];8))*256+BIN2DEC(MID([.$G$33];[.F56]+8;8))" office:value-type="float" office:value="36732" calcext:value-type="float">
            <text:p>36732</text:p>
          </table:table-cell>
          <table:table-cell table:style-name="Default" table:formula="of:=[.G56]*256+[.H56]" office:value-type="float" office:value="36732" calcext:value-type="float">
            <text:p>36732</text:p>
          </table:table-cell>
          <table:table-cell table:number-columns-repeated="2"/>
          <table:table-cell table:style-name="Default"/>
          <table:table-cell table:number-columns-repeated="242"/>
        </table:table-row>
        <table:table-row table:style-name="ro6">
          <table:table-cell table:formula="of:=MOD([.A56]*3+2; 11)" office:value-type="float" office:value="7" calcext:value-type="float">
            <text:p>7</text:p>
          </table:table-cell>
          <table:table-cell table:formula="of:=MOD(MOD([.B56]*2+3; 23);20)" office:value-type="float" office:value="7" calcext:value-type="float">
            <text:p>7</text:p>
          </table:table-cell>
          <table:table-cell table:number-columns-repeated="2"/>
          <table:table-cell table:formula="of:=MID([.$G$33];[.F57];4)&amp;MID([.$G$33];[.F57]+4;4)" office:value-type="string" office:string-value="00011110" calcext:value-type="string">
            <text:p>00011110</text:p>
          </table:table-cell>
          <table:table-cell office:value-type="float" office:value="24" calcext:value-type="float">
            <text:p>24</text:p>
          </table:table-cell>
          <table:table-cell table:style-name="ce186" table:formula="of:=BIN2DEC(MID([.$G$33];[.F57];4))*16+BIN2DEC(MID([.$G$33];[.F57]+4;4))" office:value-type="float" office:value="30" calcext:value-type="float">
            <text:p>30</text:p>
          </table:table-cell>
          <table:table-cell table:style-name="Default" table:formula="of:=BIN2DEC(MID([.$G$33];[.F57]+8;4))*16+BIN2DEC(MID([.$G$33];[.F57]+12;4))" office:value-type="float" office:value="248" calcext:value-type="float">
            <text:p>248</text:p>
          </table:table-cell>
          <table:table-cell table:formula="of:=DEC2HEX([.G57])&amp;DEC2HEX([.H57])" office:value-type="string" office:string-value="1EF8" calcext:value-type="string">
            <text:p>1EF8</text:p>
          </table:table-cell>
          <table:table-cell table:formula="of:=HEX2BIN(MID([.I57];1;2);8)&amp;HEX2BIN(MID([.I57];3;2);8)" office:value-type="string" office:string-value="0001111011111000" calcext:value-type="string">
            <text:p>0001111011111000</text:p>
          </table:table-cell>
          <table:table-cell table:formula="of:=BIN2DEC(MID([.$G$33];[.F57];8))*256+BIN2DEC(MID([.$G$33];[.F57]+8;8))" office:value-type="float" office:value="7928" calcext:value-type="float">
            <text:p>7928</text:p>
          </table:table-cell>
          <table:table-cell table:style-name="Default" table:formula="of:=[.G57]*256+[.H57]" office:value-type="float" office:value="7928" calcext:value-type="float">
            <text:p>7928</text:p>
          </table:table-cell>
          <table:table-cell table:number-columns-repeated="2"/>
          <table:table-cell table:style-name="Default"/>
          <table:table-cell table:number-columns-repeated="242"/>
        </table:table-row>
        <table:table-row table:style-name="ro6">
          <table:table-cell table:formula="of:=MOD([.A57]*3+2; 11)" office:value-type="float" office:value="1" calcext:value-type="float">
            <text:p>1</text:p>
          </table:table-cell>
          <table:table-cell table:formula="of:=MOD(MOD([.B57]*2+3; 23);20)" office:value-type="float" office:value="17" calcext:value-type="float">
            <text:p>17</text:p>
          </table:table-cell>
          <table:table-cell table:number-columns-repeated="2"/>
          <table:table-cell table:formula="of:=MID([.$G$33];[.F58];4)&amp;MID([.$G$33];[.F58]+4;4)" office:value-type="string" office:string-value="00111101" calcext:value-type="string">
            <text:p>00111101</text:p>
          </table:table-cell>
          <table:table-cell office:value-type="float" office:value="25" calcext:value-type="float">
            <text:p>25</text:p>
          </table:table-cell>
          <table:table-cell table:style-name="ce186" table:formula="of:=BIN2DEC(MID([.$G$33];[.F58];4))*16+BIN2DEC(MID([.$G$33];[.F58]+4;4))" office:value-type="float" office:value="61" calcext:value-type="float">
            <text:p>61</text:p>
          </table:table-cell>
          <table:table-cell table:style-name="Default" table:formula="of:=BIN2DEC(MID([.$G$33];[.F58]+8;4))*16+BIN2DEC(MID([.$G$33];[.F58]+12;4))" office:value-type="float" office:value="240" calcext:value-type="float">
            <text:p>240</text:p>
          </table:table-cell>
          <table:table-cell table:formula="of:=DEC2HEX([.G58])&amp;DEC2HEX([.H58])" office:value-type="string" office:string-value="3DF0" calcext:value-type="string">
            <text:p>3DF0</text:p>
          </table:table-cell>
          <table:table-cell table:formula="of:=HEX2BIN(MID([.I58];1;2);8)&amp;HEX2BIN(MID([.I58];3;2);8)" office:value-type="string" office:string-value="0011110111110000" calcext:value-type="string">
            <text:p>0011110111110000</text:p>
          </table:table-cell>
          <table:table-cell table:formula="of:=BIN2DEC(MID([.$G$33];[.F58];8))*256+BIN2DEC(MID([.$G$33];[.F58]+8;8))" office:value-type="float" office:value="15856" calcext:value-type="float">
            <text:p>15856</text:p>
          </table:table-cell>
          <table:table-cell table:style-name="Default" table:formula="of:=[.G58]*256+[.H58]" office:value-type="float" office:value="15856" calcext:value-type="float">
            <text:p>15856</text:p>
          </table:table-cell>
          <table:table-cell table:number-columns-repeated="2"/>
          <table:table-cell table:style-name="Default"/>
          <table:table-cell table:number-columns-repeated="242"/>
        </table:table-row>
        <table:table-row table:style-name="ro6">
          <table:table-cell table:formula="of:=MOD([.A58]*3+2; 11)" office:value-type="float" office:value="5" calcext:value-type="float">
            <text:p>5</text:p>
          </table:table-cell>
          <table:table-cell table:formula="of:=MOD(MOD([.B58]*2+3; 23);20)" office:value-type="float" office:value="14" calcext:value-type="float">
            <text:p>14</text:p>
          </table:table-cell>
          <table:table-cell table:number-columns-repeated="2"/>
          <table:table-cell table:formula="of:=MID([.$G$33];[.F59];4)&amp;MID([.$G$33];[.F59]+4;4)" office:value-type="string" office:string-value="01111011" calcext:value-type="string">
            <text:p>01111011</text:p>
          </table:table-cell>
          <table:table-cell office:value-type="float" office:value="26" calcext:value-type="float">
            <text:p>26</text:p>
          </table:table-cell>
          <table:table-cell table:style-name="ce186" table:formula="of:=BIN2DEC(MID([.$G$33];[.F59];4))*16+BIN2DEC(MID([.$G$33];[.F59]+4;4))" office:value-type="float" office:value="123" calcext:value-type="float">
            <text:p>123</text:p>
          </table:table-cell>
          <table:table-cell table:style-name="Default" table:formula="of:=BIN2DEC(MID([.$G$33];[.F59]+8;4))*16+BIN2DEC(MID([.$G$33];[.F59]+12;4))" office:value-type="float" office:value="224" calcext:value-type="float">
            <text:p>224</text:p>
          </table:table-cell>
          <table:table-cell table:formula="of:=DEC2HEX([.G59])&amp;DEC2HEX([.H59])" office:value-type="string" office:string-value="7BE0" calcext:value-type="string">
            <text:p>7BE0</text:p>
          </table:table-cell>
          <table:table-cell table:formula="of:=HEX2BIN(MID([.I59];1;2);8)&amp;HEX2BIN(MID([.I59];3;2);8)" office:value-type="string" office:string-value="0111101111100000" calcext:value-type="string">
            <text:p>0111101111100000</text:p>
          </table:table-cell>
          <table:table-cell table:formula="of:=BIN2DEC(MID([.$G$33];[.F59];8))*256+BIN2DEC(MID([.$G$33];[.F59]+8;8))" office:value-type="float" office:value="31712" calcext:value-type="float">
            <text:p>31712</text:p>
          </table:table-cell>
          <table:table-cell table:style-name="Default" table:formula="of:=[.G59]*256+[.H59]" office:value-type="float" office:value="31712" calcext:value-type="float">
            <text:p>31712</text:p>
          </table:table-cell>
          <table:table-cell table:number-columns-repeated="2"/>
          <table:table-cell table:style-name="Default"/>
          <table:table-cell table:number-columns-repeated="242"/>
        </table:table-row>
        <table:table-row table:style-name="ro6">
          <table:table-cell table:formula="of:=MOD([.A59]*3+2; 11)" office:value-type="float" office:value="6" calcext:value-type="float">
            <text:p>6</text:p>
          </table:table-cell>
          <table:table-cell table:formula="of:=MOD(MOD([.B59]*2+3; 23);20)" office:value-type="float" office:value="8" calcext:value-type="float">
            <text:p>8</text:p>
          </table:table-cell>
          <table:table-cell table:number-columns-repeated="2"/>
          <table:table-cell table:formula="of:=MID([.$G$33];[.F60];4)&amp;MID([.$G$33];[.F60]+4;4)" office:value-type="string" office:string-value="11110111" calcext:value-type="string">
            <text:p>11110111</text:p>
          </table:table-cell>
          <table:table-cell office:value-type="float" office:value="27" calcext:value-type="float">
            <text:p>27</text:p>
          </table:table-cell>
          <table:table-cell table:style-name="ce186" table:formula="of:=BIN2DEC(MID([.$G$33];[.F60];4))*16+BIN2DEC(MID([.$G$33];[.F60]+4;4))" office:value-type="float" office:value="247" calcext:value-type="float">
            <text:p>247</text:p>
          </table:table-cell>
          <table:table-cell table:style-name="Default" table:formula="of:=BIN2DEC(MID([.$G$33];[.F60]+8;4))*16+BIN2DEC(MID([.$G$33];[.F60]+12;4))" office:value-type="float" office:value="192" calcext:value-type="float">
            <text:p>192</text:p>
          </table:table-cell>
          <table:table-cell table:formula="of:=DEC2HEX([.G60])&amp;DEC2HEX([.H60])" office:value-type="string" office:string-value="F7C0" calcext:value-type="string">
            <text:p>F7C0</text:p>
          </table:table-cell>
          <table:table-cell table:formula="of:=HEX2BIN(MID([.I60];1;2);8)&amp;HEX2BIN(MID([.I60];3;2);8)" office:value-type="string" office:string-value="1111011111000000" calcext:value-type="string">
            <text:p>1111011111000000</text:p>
          </table:table-cell>
          <table:table-cell table:formula="of:=BIN2DEC(MID([.$G$33];[.F60];8))*256+BIN2DEC(MID([.$G$33];[.F60]+8;8))" office:value-type="float" office:value="63424" calcext:value-type="float">
            <text:p>63424</text:p>
          </table:table-cell>
          <table:table-cell table:style-name="Default" table:formula="of:=[.G60]*256+[.H60]" office:value-type="float" office:value="63424" calcext:value-type="float">
            <text:p>63424</text:p>
          </table:table-cell>
          <table:table-cell table:number-columns-repeated="2"/>
          <table:table-cell table:style-name="Default"/>
          <table:table-cell table:number-columns-repeated="242"/>
        </table:table-row>
        <table:table-row table:style-name="ro6">
          <table:table-cell table:formula="of:=MOD([.A60]*3+2; 11)" office:value-type="float" office:value="9" calcext:value-type="float">
            <text:p>9</text:p>
          </table:table-cell>
          <table:table-cell table:formula="of:=MOD(MOD([.B60]*2+3; 23);20)" office:value-type="float" office:value="19" calcext:value-type="float">
            <text:p>19</text:p>
          </table:table-cell>
          <table:table-cell table:number-columns-repeated="2"/>
          <table:table-cell table:formula="of:=MID([.$G$33];[.F61];4)&amp;MID([.$G$33];[.F61]+4;4)" office:value-type="string" office:string-value="11101111" calcext:value-type="string">
            <text:p>11101111</text:p>
          </table:table-cell>
          <table:table-cell office:value-type="float" office:value="28" calcext:value-type="float">
            <text:p>28</text:p>
          </table:table-cell>
          <table:table-cell table:style-name="ce186" table:formula="of:=BIN2DEC(MID([.$G$33];[.F61];4))*16+BIN2DEC(MID([.$G$33];[.F61]+4;4))" office:value-type="float" office:value="239" calcext:value-type="float">
            <text:p>239</text:p>
          </table:table-cell>
          <table:table-cell table:style-name="Default" table:formula="of:=BIN2DEC(MID([.$G$33];[.F61]+8;4))*16+BIN2DEC(MID([.$G$33];[.F61]+12;4))" office:value-type="float" office:value="128" calcext:value-type="float">
            <text:p>128</text:p>
          </table:table-cell>
          <table:table-cell table:formula="of:=DEC2HEX([.G61])&amp;DEC2HEX([.H61])" office:value-type="string" office:string-value="EF80" calcext:value-type="string">
            <text:p>EF80</text:p>
          </table:table-cell>
          <table:table-cell table:formula="of:=HEX2BIN(MID([.I61];1;2);8)&amp;HEX2BIN(MID([.I61];3;2);8)" office:value-type="string" office:string-value="1110111110000000" calcext:value-type="string">
            <text:p>1110111110000000</text:p>
          </table:table-cell>
          <table:table-cell table:formula="of:=BIN2DEC(MID([.$G$33];[.F61];8))*256+BIN2DEC(MID([.$G$33];[.F61]+8;8))" office:value-type="float" office:value="61312" calcext:value-type="float">
            <text:p>61312</text:p>
          </table:table-cell>
          <table:table-cell table:style-name="Default" table:formula="of:=[.G61]*256+[.H61]" office:value-type="float" office:value="61312" calcext:value-type="float">
            <text:p>61312</text:p>
          </table:table-cell>
          <table:table-cell table:number-columns-repeated="2"/>
          <table:table-cell table:style-name="Default"/>
          <table:table-cell table:number-columns-repeated="242"/>
        </table:table-row>
        <table:table-row table:style-name="ro6">
          <table:table-cell table:formula="of:=MOD([.A61]*3+2; 11)" office:value-type="float" office:value="7" calcext:value-type="float">
            <text:p>7</text:p>
          </table:table-cell>
          <table:table-cell table:formula="of:=MOD(MOD([.B61]*2+3; 23);20)" office:value-type="float" office:value="18" calcext:value-type="float">
            <text:p>18</text:p>
          </table:table-cell>
          <table:table-cell table:number-columns-repeated="2"/>
          <table:table-cell table:formula="of:=MID([.$G$33];[.F62];4)&amp;MID([.$G$33];[.F62]+4;4)" office:value-type="string" office:string-value="11011111" calcext:value-type="string">
            <text:p>11011111</text:p>
          </table:table-cell>
          <table:table-cell office:value-type="float" office:value="29" calcext:value-type="float">
            <text:p>29</text:p>
          </table:table-cell>
          <table:table-cell table:style-name="ce186" table:formula="of:=BIN2DEC(MID([.$G$33];[.F62];4))*16+BIN2DEC(MID([.$G$33];[.F62]+4;4))" office:value-type="float" office:value="223" calcext:value-type="float">
            <text:p>223</text:p>
          </table:table-cell>
          <table:table-cell table:style-name="Default" table:formula="of:=BIN2DEC(MID([.$G$33];[.F62]+8;4))*16+BIN2DEC(MID([.$G$33];[.F62]+12;4))" office:value-type="float" office:value="0" calcext:value-type="float">
            <text:p>0</text:p>
          </table:table-cell>
          <table:table-cell table:formula="of:=DEC2HEX([.G62])&amp;DEC2HEX([.H62])" office:value-type="string" office:string-value="DF0" calcext:value-type="string">
            <text:p>DF0</text:p>
          </table:table-cell>
          <table:table-cell table:formula="of:=HEX2BIN(MID([.I62];1;2);8)&amp;HEX2BIN(MID([.I62];3;2);8)" office:value-type="string" office:string-value="1101111100000000" calcext:value-type="string">
            <text:p>1101111100000000</text:p>
          </table:table-cell>
          <table:table-cell table:formula="of:=BIN2DEC(MID([.$G$33];[.F62];8))*256+BIN2DEC(MID([.$G$33];[.F62]+8;8))" office:value-type="float" office:value="57088" calcext:value-type="float">
            <text:p>57088</text:p>
          </table:table-cell>
          <table:table-cell table:style-name="Default" table:formula="of:=[.G62]*256+[.H62]" office:value-type="float" office:value="57088" calcext:value-type="float">
            <text:p>57088</text:p>
          </table:table-cell>
          <table:table-cell table:number-columns-repeated="2"/>
          <table:table-cell table:style-name="Default"/>
          <table:table-cell table:number-columns-repeated="242"/>
        </table:table-row>
        <table:table-row table:style-name="ro6">
          <table:table-cell table:formula="of:=MOD([.A62]*3+2; 11)" office:value-type="float" office:value="1" calcext:value-type="float">
            <text:p>1</text:p>
          </table:table-cell>
          <table:table-cell table:formula="of:=MOD(MOD([.B62]*2+3; 23);20)" office:value-type="float" office:value="16" calcext:value-type="float">
            <text:p>16</text:p>
          </table:table-cell>
          <table:table-cell table:number-columns-repeated="2"/>
          <table:table-cell table:formula="of:=MID([.$G$33];[.F63];4)&amp;MID([.$G$33];[.F63]+4;4)" office:value-type="string" office:string-value="10111110" calcext:value-type="string">
            <text:p>10111110</text:p>
          </table:table-cell>
          <table:table-cell office:value-type="float" office:value="30" calcext:value-type="float">
            <text:p>30</text:p>
          </table:table-cell>
          <table:table-cell table:style-name="ce186" table:formula="of:=BIN2DEC(MID([.$G$33];[.F63];4))*16+BIN2DEC(MID([.$G$33];[.F63]+4;4))" office:value-type="float" office:value="190" calcext:value-type="float">
            <text:p>190</text:p>
          </table:table-cell>
          <table:table-cell table:style-name="Default" table:formula="of:=BIN2DEC(MID([.$G$33];[.F63]+8;4))*16+BIN2DEC(MID([.$G$33];[.F63]+12;4))" office:value-type="float" office:value="1" calcext:value-type="float">
            <text:p>1</text:p>
          </table:table-cell>
          <table:table-cell table:formula="of:=DEC2HEX([.G63])&amp;DEC2HEX([.H63])" office:value-type="string" office:string-value="BE1" calcext:value-type="string">
            <text:p>BE1</text:p>
          </table:table-cell>
          <table:table-cell table:formula="of:=HEX2BIN(MID([.I63];1;2);8)&amp;HEX2BIN(MID([.I63];3;2);8)" office:value-type="string" office:string-value="1011111000000001" calcext:value-type="string">
            <text:p>1011111000000001</text:p>
          </table:table-cell>
          <table:table-cell table:formula="of:=BIN2DEC(MID([.$G$33];[.F63];8))*256+BIN2DEC(MID([.$G$33];[.F63]+8;8))" office:value-type="float" office:value="48641" calcext:value-type="float">
            <text:p>48641</text:p>
          </table:table-cell>
          <table:table-cell table:style-name="Default" table:formula="of:=[.G63]*256+[.H63]" office:value-type="float" office:value="48641" calcext:value-type="float">
            <text:p>48641</text:p>
          </table:table-cell>
          <table:table-cell table:number-columns-repeated="2"/>
          <table:table-cell table:style-name="Default"/>
          <table:table-cell table:number-columns-repeated="242"/>
        </table:table-row>
        <table:table-row table:style-name="ro6">
          <table:table-cell table:number-columns-repeated="4"/>
          <table:table-cell table:formula="of:=MID([.$G$33];[.F64];4)&amp;MID([.$G$33];[.F64]+4;4)" office:value-type="string" office:string-value="01111100" calcext:value-type="string">
            <text:p>01111100</text:p>
          </table:table-cell>
          <table:table-cell office:value-type="float" office:value="31" calcext:value-type="float">
            <text:p>31</text:p>
          </table:table-cell>
          <table:table-cell table:style-name="ce186" table:formula="of:=BIN2DEC(MID([.$G$33];[.F64];4))*16+BIN2DEC(MID([.$G$33];[.F64]+4;4))" office:value-type="float" office:value="124" calcext:value-type="float">
            <text:p>124</text:p>
          </table:table-cell>
          <table:table-cell table:style-name="Default" table:formula="of:=BIN2DEC(MID([.$G$33];[.F64]+8;4))*16+BIN2DEC(MID([.$G$33];[.F64]+12;4))" office:value-type="float" office:value="2" calcext:value-type="float">
            <text:p>2</text:p>
          </table:table-cell>
          <table:table-cell table:formula="of:=DEC2HEX([.G64])&amp;DEC2HEX([.H64])" office:value-type="string" office:string-value="7C2" calcext:value-type="string">
            <text:p>7C2</text:p>
          </table:table-cell>
          <table:table-cell table:formula="of:=HEX2BIN(MID([.I64];1;2);8)&amp;HEX2BIN(MID([.I64];3;2);8)" office:value-type="string" office:string-value="0111110000000010" calcext:value-type="string">
            <text:p>0111110000000010</text:p>
          </table:table-cell>
          <table:table-cell table:formula="of:=BIN2DEC(MID([.$G$33];[.F64];8))*256+BIN2DEC(MID([.$G$33];[.F64]+8;8))" office:value-type="float" office:value="31746" calcext:value-type="float">
            <text:p>31746</text:p>
          </table:table-cell>
          <table:table-cell table:style-name="Default" table:formula="of:=[.G64]*256+[.H64]" office:value-type="float" office:value="31746" calcext:value-type="float">
            <text:p>31746</text:p>
          </table:table-cell>
          <table:table-cell table:number-columns-repeated="2"/>
          <table:table-cell table:style-name="Default"/>
          <table:table-cell table:number-columns-repeated="242"/>
        </table:table-row>
        <table:table-row table:style-name="ro6">
          <table:table-cell table:number-columns-repeated="4"/>
          <table:table-cell table:formula="of:=MID([.$G$33];[.F65];4)&amp;MID([.$G$33];[.F65]+4;4)" office:value-type="string" office:string-value="11111000" calcext:value-type="string">
            <text:p>11111000</text:p>
          </table:table-cell>
          <table:table-cell office:value-type="float" office:value="32" calcext:value-type="float">
            <text:p>32</text:p>
          </table:table-cell>
          <table:table-cell table:style-name="ce186" table:formula="of:=BIN2DEC(MID([.$G$33];[.F65];4))*16+BIN2DEC(MID([.$G$33];[.F65]+4;4))" office:value-type="float" office:value="248" calcext:value-type="float">
            <text:p>248</text:p>
          </table:table-cell>
          <table:table-cell table:style-name="Default" table:formula="of:=BIN2DEC(MID([.$G$33];[.F65]+8;4))*16+BIN2DEC(MID([.$G$33];[.F65]+12;4))" office:value-type="float" office:value="4" calcext:value-type="float">
            <text:p>4</text:p>
          </table:table-cell>
          <table:table-cell table:formula="of:=DEC2HEX([.G65])&amp;DEC2HEX([.H65])" office:value-type="string" office:string-value="F84" calcext:value-type="string">
            <text:p>F84</text:p>
          </table:table-cell>
          <table:table-cell table:formula="of:=HEX2BIN(MID([.I65];1;2);8)&amp;HEX2BIN(MID([.I65];3;2);8)" office:value-type="string" office:string-value="1111100000000100" calcext:value-type="string">
            <text:p>1111100000000100</text:p>
          </table:table-cell>
          <table:table-cell table:formula="of:=BIN2DEC(MID([.$G$33];[.F65];8))*256+BIN2DEC(MID([.$G$33];[.F65]+8;8))" office:value-type="float" office:value="63492" calcext:value-type="float">
            <text:p>63492</text:p>
          </table:table-cell>
          <table:table-cell table:style-name="Default" table:formula="of:=[.G65]*256+[.H65]" office:value-type="float" office:value="63492" calcext:value-type="float">
            <text:p>63492</text:p>
          </table:table-cell>
          <table:table-cell table:number-columns-repeated="2"/>
          <table:table-cell table:style-name="Default"/>
          <table:table-cell table:number-columns-repeated="242"/>
        </table:table-row>
        <table:table-row table:style-name="ro6">
          <table:table-cell table:number-columns-repeated="4"/>
          <table:table-cell table:formula="of:=MID([.$G$33];[.F66];4)&amp;MID([.$G$33];[.F66]+4;4)" office:value-type="string" office:string-value="11110000" calcext:value-type="string">
            <text:p>11110000</text:p>
          </table:table-cell>
          <table:table-cell office:value-type="float" office:value="33" calcext:value-type="float">
            <text:p>33</text:p>
          </table:table-cell>
          <table:table-cell table:style-name="ce186" table:formula="of:=BIN2DEC(MID([.$G$33];[.F66];4))*16+BIN2DEC(MID([.$G$33];[.F66]+4;4))" office:value-type="float" office:value="240" calcext:value-type="float">
            <text:p>240</text:p>
          </table:table-cell>
          <table:table-cell table:style-name="Default" table:formula="of:=BIN2DEC(MID([.$G$33];[.F66]+8;4))*16+BIN2DEC(MID([.$G$33];[.F66]+12;4))" office:value-type="float" office:value="9" calcext:value-type="float">
            <text:p>9</text:p>
          </table:table-cell>
          <table:table-cell table:formula="of:=DEC2HEX([.G66])&amp;DEC2HEX([.H66])" office:value-type="string" office:string-value="F09" calcext:value-type="string">
            <text:p>F09</text:p>
          </table:table-cell>
          <table:table-cell table:formula="of:=HEX2BIN(MID([.I66];1;2);8)&amp;HEX2BIN(MID([.I66];3;2);8)" office:value-type="string" office:string-value="1111000000001001" calcext:value-type="string">
            <text:p>1111000000001001</text:p>
          </table:table-cell>
          <table:table-cell table:formula="of:=BIN2DEC(MID([.$G$33];[.F66];8))*256+BIN2DEC(MID([.$G$33];[.F66]+8;8))" office:value-type="float" office:value="61449" calcext:value-type="float">
            <text:p>61449</text:p>
          </table:table-cell>
          <table:table-cell table:style-name="Default" table:formula="of:=[.G66]*256+[.H66]" office:value-type="float" office:value="61449" calcext:value-type="float">
            <text:p>61449</text:p>
          </table:table-cell>
          <table:table-cell table:number-columns-repeated="2"/>
          <table:table-cell table:style-name="Default"/>
          <table:table-cell table:number-columns-repeated="242"/>
        </table:table-row>
        <table:table-row table:style-name="ro6">
          <table:table-cell table:number-columns-repeated="4"/>
          <table:table-cell table:formula="of:=MID([.$G$33];[.F67];4)&amp;MID([.$G$33];[.F67]+4;4)" office:value-type="string" office:string-value="11100000" calcext:value-type="string">
            <text:p>11100000</text:p>
          </table:table-cell>
          <table:table-cell office:value-type="float" office:value="34" calcext:value-type="float">
            <text:p>34</text:p>
          </table:table-cell>
          <table:table-cell table:style-name="ce186" table:formula="of:=BIN2DEC(MID([.$G$33];[.F67];4))*16+BIN2DEC(MID([.$G$33];[.F67]+4;4))" office:value-type="float" office:value="224" calcext:value-type="float">
            <text:p>224</text:p>
          </table:table-cell>
          <table:table-cell table:style-name="Default" table:formula="of:=BIN2DEC(MID([.$G$33];[.F67]+8;4))*16+BIN2DEC(MID([.$G$33];[.F67]+12;4))" office:value-type="float" office:value="18" calcext:value-type="float">
            <text:p>18</text:p>
          </table:table-cell>
          <table:table-cell table:formula="of:=DEC2HEX([.G67])&amp;DEC2HEX([.H67])" office:value-type="string" office:string-value="E012" calcext:value-type="string">
            <text:p>E012</text:p>
          </table:table-cell>
          <table:table-cell table:formula="of:=HEX2BIN(MID([.I67];1;2);8)&amp;HEX2BIN(MID([.I67];3;2);8)" office:value-type="string" office:string-value="1110000000010010" calcext:value-type="string">
            <text:p>1110000000010010</text:p>
          </table:table-cell>
          <table:table-cell table:formula="of:=BIN2DEC(MID([.$G$33];[.F67];8))*256+BIN2DEC(MID([.$G$33];[.F67]+8;8))" office:value-type="float" office:value="57362" calcext:value-type="float">
            <text:p>57362</text:p>
          </table:table-cell>
          <table:table-cell table:style-name="Default" table:formula="of:=[.G67]*256+[.H67]" office:value-type="float" office:value="57362" calcext:value-type="float">
            <text:p>57362</text:p>
          </table:table-cell>
          <table:table-cell table:number-columns-repeated="2"/>
          <table:table-cell table:style-name="Default"/>
          <table:table-cell table:number-columns-repeated="242"/>
        </table:table-row>
        <table:table-row table:style-name="ro6">
          <table:table-cell table:number-columns-repeated="4"/>
          <table:table-cell table:formula="of:=MID([.$G$33];[.F68];4)&amp;MID([.$G$33];[.F68]+4;4)" office:value-type="string" office:string-value="11000000" calcext:value-type="string">
            <text:p>11000000</text:p>
          </table:table-cell>
          <table:table-cell office:value-type="float" office:value="35" calcext:value-type="float">
            <text:p>35</text:p>
          </table:table-cell>
          <table:table-cell table:style-name="ce186" table:formula="of:=BIN2DEC(MID([.$G$33];[.F68];4))*16+BIN2DEC(MID([.$G$33];[.F68]+4;4))" office:value-type="float" office:value="192" calcext:value-type="float">
            <text:p>192</text:p>
          </table:table-cell>
          <table:table-cell table:style-name="Default" table:formula="of:=BIN2DEC(MID([.$G$33];[.F68]+8;4))*16+BIN2DEC(MID([.$G$33];[.F68]+12;4))" office:value-type="float" office:value="36" calcext:value-type="float">
            <text:p>36</text:p>
          </table:table-cell>
          <table:table-cell table:formula="of:=DEC2HEX([.G68])&amp;DEC2HEX([.H68])" office:value-type="string" office:string-value="C024" calcext:value-type="string">
            <text:p>C024</text:p>
          </table:table-cell>
          <table:table-cell table:formula="of:=HEX2BIN(MID([.I68];1;2);8)&amp;HEX2BIN(MID([.I68];3;2);8)" office:value-type="string" office:string-value="1100000000100100" calcext:value-type="string">
            <text:p>1100000000100100</text:p>
          </table:table-cell>
          <table:table-cell table:formula="of:=BIN2DEC(MID([.$G$33];[.F68];8))*256+BIN2DEC(MID([.$G$33];[.F68]+8;8))" office:value-type="float" office:value="49188" calcext:value-type="float">
            <text:p>49188</text:p>
          </table:table-cell>
          <table:table-cell table:style-name="Default" table:formula="of:=[.G68]*256+[.H68]" office:value-type="float" office:value="49188" calcext:value-type="float">
            <text:p>49188</text:p>
          </table:table-cell>
          <table:table-cell table:number-columns-repeated="2"/>
          <table:table-cell table:style-name="Default"/>
          <table:table-cell table:number-columns-repeated="242"/>
        </table:table-row>
        <table:table-row table:style-name="ro6">
          <table:table-cell table:number-columns-repeated="4"/>
          <table:table-cell table:formula="of:=MID([.$G$33];[.F69];4)&amp;MID([.$G$33];[.F69]+4;4)" office:value-type="string" office:string-value="10000000" calcext:value-type="string">
            <text:p>10000000</text:p>
          </table:table-cell>
          <table:table-cell office:value-type="float" office:value="36" calcext:value-type="float">
            <text:p>36</text:p>
          </table:table-cell>
          <table:table-cell table:style-name="ce186" table:formula="of:=BIN2DEC(MID([.$G$33];[.F69];4))*16+BIN2DEC(MID([.$G$33];[.F69]+4;4))" office:value-type="float" office:value="128" calcext:value-type="float">
            <text:p>128</text:p>
          </table:table-cell>
          <table:table-cell table:style-name="Default" table:formula="of:=BIN2DEC(MID([.$G$33];[.F69]+8;4))*16+BIN2DEC(MID([.$G$33];[.F69]+12;4))" office:value-type="float" office:value="72" calcext:value-type="float">
            <text:p>72</text:p>
          </table:table-cell>
          <table:table-cell table:formula="of:=DEC2HEX([.G69])&amp;DEC2HEX([.H69])" office:value-type="string" office:string-value="8048" calcext:value-type="string">
            <text:p>8048</text:p>
          </table:table-cell>
          <table:table-cell table:formula="of:=HEX2BIN(MID([.I69];1;2);8)&amp;HEX2BIN(MID([.I69];3;2);8)" office:value-type="string" office:string-value="1000000001001000" calcext:value-type="string">
            <text:p>1000000001001000</text:p>
          </table:table-cell>
          <table:table-cell table:formula="of:=BIN2DEC(MID([.$G$33];[.F69];8))*256+BIN2DEC(MID([.$G$33];[.F69]+8;8))" office:value-type="float" office:value="32840" calcext:value-type="float">
            <text:p>32840</text:p>
          </table:table-cell>
          <table:table-cell table:style-name="Default" table:formula="of:=[.G69]*256+[.H69]" office:value-type="float" office:value="32840" calcext:value-type="float">
            <text:p>32840</text:p>
          </table:table-cell>
          <table:table-cell table:number-columns-repeated="2"/>
          <table:table-cell table:style-name="Default"/>
          <table:table-cell table:number-columns-repeated="242"/>
        </table:table-row>
        <table:table-row table:style-name="ro6">
          <table:table-cell table:number-columns-repeated="4"/>
          <table:table-cell table:formula="of:=MID([.$G$33];[.F70];4)&amp;MID([.$G$33];[.F70]+4;4)" office:value-type="string" office:string-value="00000000" calcext:value-type="string">
            <text:p>00000000</text:p>
          </table:table-cell>
          <table:table-cell office:value-type="float" office:value="37" calcext:value-type="float">
            <text:p>37</text:p>
          </table:table-cell>
          <table:table-cell table:style-name="ce186" table:formula="of:=BIN2DEC(MID([.$G$33];[.F70];4))*16+BIN2DEC(MID([.$G$33];[.F70]+4;4))" office:value-type="float" office:value="0" calcext:value-type="float">
            <text:p>0</text:p>
          </table:table-cell>
          <table:table-cell table:style-name="Default" table:formula="of:=BIN2DEC(MID([.$G$33];[.F70]+8;4))*16+BIN2DEC(MID([.$G$33];[.F70]+12;4))" office:value-type="float" office:value="145" calcext:value-type="float">
            <text:p>145</text:p>
          </table:table-cell>
          <table:table-cell table:formula="of:=DEC2HEX([.G70])&amp;DEC2HEX([.H70])" office:value-type="string" office:string-value="091" calcext:value-type="string">
            <text:p>091</text:p>
          </table:table-cell>
          <table:table-cell table:formula="of:=HEX2BIN(MID([.I70];1;2);8)&amp;HEX2BIN(MID([.I70];3;2);8)" office:value-type="string" office:string-value="0000100100000001" calcext:value-type="string">
            <text:p>0000100100000001</text:p>
          </table:table-cell>
          <table:table-cell table:formula="of:=BIN2DEC(MID([.$G$33];[.F70];8))*256+BIN2DEC(MID([.$G$33];[.F70]+8;8))" office:value-type="float" office:value="145" calcext:value-type="float">
            <text:p>145</text:p>
          </table:table-cell>
          <table:table-cell table:style-name="Default" table:formula="of:=[.G70]*256+[.H70]" office:value-type="float" office:value="145" calcext:value-type="float">
            <text:p>145</text:p>
          </table:table-cell>
          <table:table-cell table:number-columns-repeated="2"/>
          <table:table-cell table:style-name="Default"/>
          <table:table-cell table:number-columns-repeated="242"/>
        </table:table-row>
        <table:table-row table:style-name="ro6">
          <table:table-cell table:number-columns-repeated="4"/>
          <table:table-cell table:formula="of:=MID([.$G$33];[.F71];4)&amp;MID([.$G$33];[.F71]+4;4)" office:value-type="string" office:string-value="00000001" calcext:value-type="string">
            <text:p>00000001</text:p>
          </table:table-cell>
          <table:table-cell office:value-type="float" office:value="38" calcext:value-type="float">
            <text:p>38</text:p>
          </table:table-cell>
          <table:table-cell table:style-name="ce186" table:formula="of:=BIN2DEC(MID([.$G$33];[.F71];4))*16+BIN2DEC(MID([.$G$33];[.F71]+4;4))" office:value-type="float" office:value="1" calcext:value-type="float">
            <text:p>1</text:p>
          </table:table-cell>
          <table:table-cell table:style-name="Default" table:formula="of:=BIN2DEC(MID([.$G$33];[.F71]+8;4))*16+BIN2DEC(MID([.$G$33];[.F71]+12;4))" office:value-type="float" office:value="35" calcext:value-type="float">
            <text:p>35</text:p>
          </table:table-cell>
          <table:table-cell table:formula="of:=DEC2HEX([.G71])&amp;DEC2HEX([.H71])" office:value-type="string" office:string-value="123" calcext:value-type="string">
            <text:p>123</text:p>
          </table:table-cell>
          <table:table-cell table:formula="of:=HEX2BIN(MID([.I71];1;2);8)&amp;HEX2BIN(MID([.I71];3;2);8)" office:value-type="string" office:string-value="0001001000000011" calcext:value-type="string">
            <text:p>0001001000000011</text:p>
          </table:table-cell>
          <table:table-cell table:formula="of:=BIN2DEC(MID([.$G$33];[.F71];8))*256+BIN2DEC(MID([.$G$33];[.F71]+8;8))" office:value-type="float" office:value="291" calcext:value-type="float">
            <text:p>291</text:p>
          </table:table-cell>
          <table:table-cell table:style-name="Default" table:formula="of:=[.G71]*256+[.H71]" office:value-type="float" office:value="291" calcext:value-type="float">
            <text:p>291</text:p>
          </table:table-cell>
          <table:table-cell table:number-columns-repeated="2"/>
          <table:table-cell table:style-name="Default"/>
          <table:table-cell table:number-columns-repeated="242"/>
        </table:table-row>
        <table:table-row table:style-name="ro6">
          <table:table-cell table:number-columns-repeated="4"/>
          <table:table-cell table:formula="of:=MID([.$G$33];[.F72];4)&amp;MID([.$G$33];[.F72]+4;4)" office:value-type="string" office:string-value="00000010" calcext:value-type="string">
            <text:p>00000010</text:p>
          </table:table-cell>
          <table:table-cell office:value-type="float" office:value="39" calcext:value-type="float">
            <text:p>39</text:p>
          </table:table-cell>
          <table:table-cell table:style-name="ce186" table:formula="of:=BIN2DEC(MID([.$G$33];[.F72];4))*16+BIN2DEC(MID([.$G$33];[.F72]+4;4))" office:value-type="float" office:value="2" calcext:value-type="float">
            <text:p>2</text:p>
          </table:table-cell>
          <table:table-cell table:style-name="Default" table:formula="of:=BIN2DEC(MID([.$G$33];[.F72]+8;4))*16+BIN2DEC(MID([.$G$33];[.F72]+12;4))" office:value-type="float" office:value="70" calcext:value-type="float">
            <text:p>70</text:p>
          </table:table-cell>
          <table:table-cell table:formula="of:=DEC2HEX([.G72])&amp;DEC2HEX([.H72])" office:value-type="string" office:string-value="246" calcext:value-type="string">
            <text:p>246</text:p>
          </table:table-cell>
          <table:table-cell table:formula="of:=HEX2BIN(MID([.I72];1;2);8)&amp;HEX2BIN(MID([.I72];3;2);8)" office:value-type="string" office:string-value="0010010000000110" calcext:value-type="string">
            <text:p>0010010000000110</text:p>
          </table:table-cell>
          <table:table-cell table:formula="of:=BIN2DEC(MID([.$G$33];[.F72];8))*256+BIN2DEC(MID([.$G$33];[.F72]+8;8))" office:value-type="float" office:value="582" calcext:value-type="float">
            <text:p>582</text:p>
          </table:table-cell>
          <table:table-cell table:style-name="Default" table:formula="of:=[.G72]*256+[.H72]" office:value-type="float" office:value="582" calcext:value-type="float">
            <text:p>582</text:p>
          </table:table-cell>
          <table:table-cell table:number-columns-repeated="2"/>
          <table:table-cell table:style-name="Default"/>
          <table:table-cell table:number-columns-repeated="242"/>
        </table:table-row>
        <table:table-row table:style-name="ro6">
          <table:table-cell table:number-columns-repeated="4"/>
          <table:table-cell table:formula="of:=MID([.$G$33];[.F73];4)&amp;MID([.$G$33];[.F73]+4;4)" office:value-type="string" office:string-value="00000100" calcext:value-type="string">
            <text:p>00000100</text:p>
          </table:table-cell>
          <table:table-cell office:value-type="float" office:value="40" calcext:value-type="float">
            <text:p>40</text:p>
          </table:table-cell>
          <table:table-cell table:style-name="ce186" table:formula="of:=BIN2DEC(MID([.$G$33];[.F73];4))*16+BIN2DEC(MID([.$G$33];[.F73]+4;4))" office:value-type="float" office:value="4" calcext:value-type="float">
            <text:p>4</text:p>
          </table:table-cell>
          <table:table-cell table:style-name="Default" table:formula="of:=BIN2DEC(MID([.$G$33];[.F73]+8;4))*16+BIN2DEC(MID([.$G$33];[.F73]+12;4))" office:value-type="float" office:value="140" calcext:value-type="float">
            <text:p>140</text:p>
          </table:table-cell>
          <table:table-cell table:formula="of:=DEC2HEX([.G73])&amp;DEC2HEX([.H73])" office:value-type="string" office:string-value="48C" calcext:value-type="string">
            <text:p>48C</text:p>
          </table:table-cell>
          <table:table-cell table:formula="of:=HEX2BIN(MID([.I73];1;2);8)&amp;HEX2BIN(MID([.I73];3;2);8)" office:value-type="string" office:string-value="0100100000001100" calcext:value-type="string">
            <text:p>0100100000001100</text:p>
          </table:table-cell>
          <table:table-cell table:formula="of:=BIN2DEC(MID([.$G$33];[.F73];8))*256+BIN2DEC(MID([.$G$33];[.F73]+8;8))" office:value-type="float" office:value="1164" calcext:value-type="float">
            <text:p>1164</text:p>
          </table:table-cell>
          <table:table-cell table:style-name="Default" table:formula="of:=[.G73]*256+[.H73]" office:value-type="float" office:value="1164" calcext:value-type="float">
            <text:p>1164</text:p>
          </table:table-cell>
          <table:table-cell table:number-columns-repeated="2"/>
          <table:table-cell table:style-name="Default"/>
          <table:table-cell table:number-columns-repeated="242"/>
        </table:table-row>
        <table:table-row table:style-name="ro6">
          <table:table-cell table:number-columns-repeated="4"/>
          <table:table-cell table:formula="of:=MID([.$G$33];[.F74];4)&amp;MID([.$G$33];[.F74]+4;4)" office:value-type="string" office:string-value="00001001" calcext:value-type="string">
            <text:p>00001001</text:p>
          </table:table-cell>
          <table:table-cell office:value-type="float" office:value="41" calcext:value-type="float">
            <text:p>41</text:p>
          </table:table-cell>
          <table:table-cell table:style-name="ce186" table:formula="of:=BIN2DEC(MID([.$G$33];[.F74];4))*16+BIN2DEC(MID([.$G$33];[.F74]+4;4))" office:value-type="float" office:value="9" calcext:value-type="float">
            <text:p>9</text:p>
          </table:table-cell>
          <table:table-cell table:style-name="Default" table:formula="of:=BIN2DEC(MID([.$G$33];[.F74]+8;4))*16+BIN2DEC(MID([.$G$33];[.F74]+12;4))" office:value-type="float" office:value="24" calcext:value-type="float">
            <text:p>24</text:p>
          </table:table-cell>
          <table:table-cell table:formula="of:=DEC2HEX([.G74])&amp;DEC2HEX([.H74])" office:value-type="string" office:string-value="918" calcext:value-type="string">
            <text:p>918</text:p>
          </table:table-cell>
          <table:table-cell table:formula="of:=HEX2BIN(MID([.I74];1;2);8)&amp;HEX2BIN(MID([.I74];3;2);8)" office:value-type="string" office:string-value="1001000100001000" calcext:value-type="string">
            <text:p>1001000100001000</text:p>
          </table:table-cell>
          <table:table-cell table:formula="of:=BIN2DEC(MID([.$G$33];[.F74];8))*256+BIN2DEC(MID([.$G$33];[.F74]+8;8))" office:value-type="float" office:value="2328" calcext:value-type="float">
            <text:p>2328</text:p>
          </table:table-cell>
          <table:table-cell table:style-name="Default" table:formula="of:=[.G74]*256+[.H74]" office:value-type="float" office:value="2328" calcext:value-type="float">
            <text:p>2328</text:p>
          </table:table-cell>
          <table:table-cell table:number-columns-repeated="2"/>
          <table:table-cell table:style-name="Default"/>
          <table:table-cell table:number-columns-repeated="242"/>
        </table:table-row>
        <table:table-row table:style-name="ro6">
          <table:table-cell table:number-columns-repeated="4"/>
          <table:table-cell table:formula="of:=MID([.$G$33];[.F75];4)&amp;MID([.$G$33];[.F75]+4;4)" office:value-type="string" office:string-value="00010010" calcext:value-type="string">
            <text:p>00010010</text:p>
          </table:table-cell>
          <table:table-cell office:value-type="float" office:value="42" calcext:value-type="float">
            <text:p>42</text:p>
          </table:table-cell>
          <table:table-cell table:style-name="ce186" table:formula="of:=BIN2DEC(MID([.$G$33];[.F75];4))*16+BIN2DEC(MID([.$G$33];[.F75]+4;4))" office:value-type="float" office:value="18" calcext:value-type="float">
            <text:p>18</text:p>
          </table:table-cell>
          <table:table-cell table:style-name="Default" table:formula="of:=BIN2DEC(MID([.$G$33];[.F75]+8;4))*16+BIN2DEC(MID([.$G$33];[.F75]+12;4))" office:value-type="float" office:value="49" calcext:value-type="float">
            <text:p>49</text:p>
          </table:table-cell>
          <table:table-cell table:formula="of:=DEC2HEX([.G75])&amp;DEC2HEX([.H75])" office:value-type="string" office:string-value="1231" calcext:value-type="string">
            <text:p>1231</text:p>
          </table:table-cell>
          <table:table-cell table:formula="of:=HEX2BIN(MID([.I75];1;2);8)&amp;HEX2BIN(MID([.I75];3;2);8)" office:value-type="string" office:string-value="0001001000110001" calcext:value-type="string">
            <text:p>0001001000110001</text:p>
          </table:table-cell>
          <table:table-cell table:formula="of:=BIN2DEC(MID([.$G$33];[.F75];8))*256+BIN2DEC(MID([.$G$33];[.F75]+8;8))" office:value-type="float" office:value="4657" calcext:value-type="float">
            <text:p>4657</text:p>
          </table:table-cell>
          <table:table-cell table:style-name="Default" table:formula="of:=[.G75]*256+[.H75]" office:value-type="float" office:value="4657" calcext:value-type="float">
            <text:p>4657</text:p>
          </table:table-cell>
          <table:table-cell table:number-columns-repeated="2"/>
          <table:table-cell table:style-name="Default"/>
          <table:table-cell table:number-columns-repeated="242"/>
        </table:table-row>
        <table:table-row table:style-name="ro6">
          <table:table-cell table:number-columns-repeated="4"/>
          <table:table-cell table:formula="of:=MID([.$G$33];[.F76];4)&amp;MID([.$G$33];[.F76]+4;4)" office:value-type="string" office:string-value="00100100" calcext:value-type="string">
            <text:p>00100100</text:p>
          </table:table-cell>
          <table:table-cell office:value-type="float" office:value="43" calcext:value-type="float">
            <text:p>43</text:p>
          </table:table-cell>
          <table:table-cell table:style-name="ce186" table:formula="of:=BIN2DEC(MID([.$G$33];[.F76];4))*16+BIN2DEC(MID([.$G$33];[.F76]+4;4))" office:value-type="float" office:value="36" calcext:value-type="float">
            <text:p>36</text:p>
          </table:table-cell>
          <table:table-cell table:style-name="Default" table:formula="of:=BIN2DEC(MID([.$G$33];[.F76]+8;4))*16+BIN2DEC(MID([.$G$33];[.F76]+12;4))" office:value-type="float" office:value="99" calcext:value-type="float">
            <text:p>99</text:p>
          </table:table-cell>
          <table:table-cell table:formula="of:=DEC2HEX([.G76])&amp;DEC2HEX([.H76])" office:value-type="string" office:string-value="2463" calcext:value-type="string">
            <text:p>2463</text:p>
          </table:table-cell>
          <table:table-cell table:formula="of:=HEX2BIN(MID([.I76];1;2);8)&amp;HEX2BIN(MID([.I76];3;2);8)" office:value-type="string" office:string-value="0010010001100011" calcext:value-type="string">
            <text:p>0010010001100011</text:p>
          </table:table-cell>
          <table:table-cell table:formula="of:=BIN2DEC(MID([.$G$33];[.F76];8))*256+BIN2DEC(MID([.$G$33];[.F76]+8;8))" office:value-type="float" office:value="9315" calcext:value-type="float">
            <text:p>9315</text:p>
          </table:table-cell>
          <table:table-cell table:style-name="Default" table:formula="of:=[.G76]*256+[.H76]" office:value-type="float" office:value="9315" calcext:value-type="float">
            <text:p>9315</text:p>
          </table:table-cell>
          <table:table-cell table:number-columns-repeated="2"/>
          <table:table-cell table:style-name="Default"/>
          <table:table-cell table:number-columns-repeated="242"/>
        </table:table-row>
        <table:table-row table:style-name="ro6">
          <table:table-cell table:number-columns-repeated="4"/>
          <table:table-cell table:formula="of:=MID([.$G$33];[.F77];4)&amp;MID([.$G$33];[.F77]+4;4)" office:value-type="string" office:string-value="01001000" calcext:value-type="string">
            <text:p>01001000</text:p>
          </table:table-cell>
          <table:table-cell office:value-type="float" office:value="44" calcext:value-type="float">
            <text:p>44</text:p>
          </table:table-cell>
          <table:table-cell table:style-name="ce186" table:formula="of:=BIN2DEC(MID([.$G$33];[.F77];4))*16+BIN2DEC(MID([.$G$33];[.F77]+4;4))" office:value-type="float" office:value="72" calcext:value-type="float">
            <text:p>72</text:p>
          </table:table-cell>
          <table:table-cell table:style-name="Default" table:formula="of:=BIN2DEC(MID([.$G$33];[.F77]+8;4))*16+BIN2DEC(MID([.$G$33];[.F77]+12;4))" office:value-type="float" office:value="199" calcext:value-type="float">
            <text:p>199</text:p>
          </table:table-cell>
          <table:table-cell table:formula="of:=DEC2HEX([.G77])&amp;DEC2HEX([.H77])" office:value-type="string" office:string-value="48C7" calcext:value-type="string">
            <text:p>48C7</text:p>
          </table:table-cell>
          <table:table-cell table:formula="of:=HEX2BIN(MID([.I77];1;2);8)&amp;HEX2BIN(MID([.I77];3;2);8)" office:value-type="string" office:string-value="0100100011000111" calcext:value-type="string">
            <text:p>0100100011000111</text:p>
          </table:table-cell>
          <table:table-cell table:formula="of:=BIN2DEC(MID([.$G$33];[.F77];8))*256+BIN2DEC(MID([.$G$33];[.F77]+8;8))" office:value-type="float" office:value="18631" calcext:value-type="float">
            <text:p>18631</text:p>
          </table:table-cell>
          <table:table-cell table:style-name="Default" table:formula="of:=[.G77]*256+[.H77]" office:value-type="float" office:value="18631" calcext:value-type="float">
            <text:p>18631</text:p>
          </table:table-cell>
          <table:table-cell table:number-columns-repeated="2"/>
          <table:table-cell table:style-name="Default"/>
          <table:table-cell table:number-columns-repeated="242"/>
        </table:table-row>
        <table:table-row table:style-name="ro6">
          <table:table-cell table:number-columns-repeated="4"/>
          <table:table-cell table:formula="of:=MID([.$G$33];[.F78];4)&amp;MID([.$G$33];[.F78]+4;4)" office:value-type="string" office:string-value="10010001" calcext:value-type="string">
            <text:p>10010001</text:p>
          </table:table-cell>
          <table:table-cell office:value-type="float" office:value="45" calcext:value-type="float">
            <text:p>45</text:p>
          </table:table-cell>
          <table:table-cell table:style-name="ce186" table:formula="of:=BIN2DEC(MID([.$G$33];[.F78];4))*16+BIN2DEC(MID([.$G$33];[.F78]+4;4))" office:value-type="float" office:value="145" calcext:value-type="float">
            <text:p>145</text:p>
          </table:table-cell>
          <table:table-cell table:style-name="Default" table:formula="of:=BIN2DEC(MID([.$G$33];[.F78]+8;4))*16+BIN2DEC(MID([.$G$33];[.F78]+12;4))" office:value-type="float" office:value="142" calcext:value-type="float">
            <text:p>142</text:p>
          </table:table-cell>
          <table:table-cell table:formula="of:=DEC2HEX([.G78])&amp;DEC2HEX([.H78])" office:value-type="string" office:string-value="918E" calcext:value-type="string">
            <text:p>918E</text:p>
          </table:table-cell>
          <table:table-cell table:formula="of:=HEX2BIN(MID([.I78];1;2);8)&amp;HEX2BIN(MID([.I78];3;2);8)" office:value-type="string" office:string-value="1001000110001110" calcext:value-type="string">
            <text:p>1001000110001110</text:p>
          </table:table-cell>
          <table:table-cell table:formula="of:=BIN2DEC(MID([.$G$33];[.F78];8))*256+BIN2DEC(MID([.$G$33];[.F78]+8;8))" office:value-type="float" office:value="37262" calcext:value-type="float">
            <text:p>37262</text:p>
          </table:table-cell>
          <table:table-cell table:style-name="Default" table:formula="of:=[.G78]*256+[.H78]" office:value-type="float" office:value="37262" calcext:value-type="float">
            <text:p>37262</text:p>
          </table:table-cell>
          <table:table-cell table:number-columns-repeated="2"/>
          <table:table-cell table:style-name="Default"/>
          <table:table-cell table:number-columns-repeated="242"/>
        </table:table-row>
        <table:table-row table:style-name="ro6">
          <table:table-cell table:number-columns-repeated="4"/>
          <table:table-cell table:formula="of:=MID([.$G$33];[.F79];4)&amp;MID([.$G$33];[.F79]+4;4)" office:value-type="string" office:string-value="00100011" calcext:value-type="string">
            <text:p>00100011</text:p>
          </table:table-cell>
          <table:table-cell office:value-type="float" office:value="46" calcext:value-type="float">
            <text:p>46</text:p>
          </table:table-cell>
          <table:table-cell table:style-name="ce186" table:formula="of:=BIN2DEC(MID([.$G$33];[.F79];4))*16+BIN2DEC(MID([.$G$33];[.F79]+4;4))" office:value-type="float" office:value="35" calcext:value-type="float">
            <text:p>35</text:p>
          </table:table-cell>
          <table:table-cell table:style-name="Default" table:formula="of:=BIN2DEC(MID([.$G$33];[.F79]+8;4))*16+BIN2DEC(MID([.$G$33];[.F79]+12;4))" office:value-type="float" office:value="28" calcext:value-type="float">
            <text:p>28</text:p>
          </table:table-cell>
          <table:table-cell table:formula="of:=DEC2HEX([.G79])&amp;DEC2HEX([.H79])" office:value-type="string" office:string-value="231C" calcext:value-type="string">
            <text:p>231C</text:p>
          </table:table-cell>
          <table:table-cell table:formula="of:=HEX2BIN(MID([.I79];1;2);8)&amp;HEX2BIN(MID([.I79];3;2);8)" office:value-type="string" office:string-value="0010001100011100" calcext:value-type="string">
            <text:p>0010001100011100</text:p>
          </table:table-cell>
          <table:table-cell table:formula="of:=BIN2DEC(MID([.$G$33];[.F79];8))*256+BIN2DEC(MID([.$G$33];[.F79]+8;8))" office:value-type="float" office:value="8988" calcext:value-type="float">
            <text:p>8988</text:p>
          </table:table-cell>
          <table:table-cell table:style-name="Default" table:formula="of:=[.G79]*256+[.H79]" office:value-type="float" office:value="8988" calcext:value-type="float">
            <text:p>8988</text:p>
          </table:table-cell>
          <table:table-cell table:number-columns-repeated="2"/>
          <table:table-cell table:style-name="Default"/>
          <table:table-cell table:number-columns-repeated="242"/>
        </table:table-row>
        <table:table-row table:style-name="ro6">
          <table:table-cell table:number-columns-repeated="4"/>
          <table:table-cell table:formula="of:=MID([.$G$33];[.F80];4)&amp;MID([.$G$33];[.F80]+4;4)" office:value-type="string" office:string-value="01000110" calcext:value-type="string">
            <text:p>01000110</text:p>
          </table:table-cell>
          <table:table-cell office:value-type="float" office:value="47" calcext:value-type="float">
            <text:p>47</text:p>
          </table:table-cell>
          <table:table-cell table:style-name="ce186" table:formula="of:=BIN2DEC(MID([.$G$33];[.F80];4))*16+BIN2DEC(MID([.$G$33];[.F80]+4;4))" office:value-type="float" office:value="70" calcext:value-type="float">
            <text:p>70</text:p>
          </table:table-cell>
          <table:table-cell table:style-name="Default" table:formula="of:=BIN2DEC(MID([.$G$33];[.F80]+8;4))*16+BIN2DEC(MID([.$G$33];[.F80]+12;4))" office:value-type="float" office:value="56" calcext:value-type="float">
            <text:p>56</text:p>
          </table:table-cell>
          <table:table-cell table:formula="of:=DEC2HEX([.G80])&amp;DEC2HEX([.H80])" office:value-type="string" office:string-value="4638" calcext:value-type="string">
            <text:p>4638</text:p>
          </table:table-cell>
          <table:table-cell table:formula="of:=HEX2BIN(MID([.I80];1;2);8)&amp;HEX2BIN(MID([.I80];3;2);8)" office:value-type="string" office:string-value="0100011000111000" calcext:value-type="string">
            <text:p>0100011000111000</text:p>
          </table:table-cell>
          <table:table-cell table:formula="of:=BIN2DEC(MID([.$G$33];[.F80];8))*256+BIN2DEC(MID([.$G$33];[.F80]+8;8))" office:value-type="float" office:value="17976" calcext:value-type="float">
            <text:p>17976</text:p>
          </table:table-cell>
          <table:table-cell table:style-name="Default" table:formula="of:=[.G80]*256+[.H80]" office:value-type="float" office:value="17976" calcext:value-type="float">
            <text:p>17976</text:p>
          </table:table-cell>
          <table:table-cell table:number-columns-repeated="2"/>
          <table:table-cell table:style-name="Default"/>
          <table:table-cell table:number-columns-repeated="242"/>
        </table:table-row>
        <table:table-row table:style-name="ro6">
          <table:table-cell table:number-columns-repeated="4"/>
          <table:table-cell table:formula="of:=MID([.$G$33];[.F81];4)&amp;MID([.$G$33];[.F81]+4;4)" office:value-type="string" office:string-value="10001100" calcext:value-type="string">
            <text:p>10001100</text:p>
          </table:table-cell>
          <table:table-cell office:value-type="float" office:value="48" calcext:value-type="float">
            <text:p>48</text:p>
          </table:table-cell>
          <table:table-cell table:style-name="ce186" table:formula="of:=BIN2DEC(MID([.$G$33];[.F81];4))*16+BIN2DEC(MID([.$G$33];[.F81]+4;4))" office:value-type="float" office:value="140" calcext:value-type="float">
            <text:p>140</text:p>
          </table:table-cell>
          <table:table-cell table:style-name="Default" table:formula="of:=BIN2DEC(MID([.$G$33];[.F81]+8;4))*16+BIN2DEC(MID([.$G$33];[.F81]+12;4))" office:value-type="float" office:value="113" calcext:value-type="float">
            <text:p>113</text:p>
          </table:table-cell>
          <table:table-cell table:formula="of:=DEC2HEX([.G81])&amp;DEC2HEX([.H81])" office:value-type="string" office:string-value="8C71" calcext:value-type="string">
            <text:p>8C71</text:p>
          </table:table-cell>
          <table:table-cell table:formula="of:=HEX2BIN(MID([.I81];1;2);8)&amp;HEX2BIN(MID([.I81];3;2);8)" office:value-type="string" office:string-value="1000110001110001" calcext:value-type="string">
            <text:p>1000110001110001</text:p>
          </table:table-cell>
          <table:table-cell table:formula="of:=BIN2DEC(MID([.$G$33];[.F81];8))*256+BIN2DEC(MID([.$G$33];[.F81]+8;8))" office:value-type="float" office:value="35953" calcext:value-type="float">
            <text:p>35953</text:p>
          </table:table-cell>
          <table:table-cell table:style-name="Default" table:formula="of:=[.G81]*256+[.H81]" office:value-type="float" office:value="35953" calcext:value-type="float">
            <text:p>35953</text:p>
          </table:table-cell>
          <table:table-cell table:number-columns-repeated="2"/>
          <table:table-cell table:style-name="Default"/>
          <table:table-cell table:number-columns-repeated="242"/>
        </table:table-row>
        <table:table-row table:style-name="ro6">
          <table:table-cell table:number-columns-repeated="4"/>
          <table:table-cell table:formula="of:=MID([.$G$33];[.F82];4)&amp;MID([.$G$33];[.F82]+4;4)" office:value-type="string" office:string-value="00011000" calcext:value-type="string">
            <text:p>00011000</text:p>
          </table:table-cell>
          <table:table-cell office:value-type="float" office:value="49" calcext:value-type="float">
            <text:p>49</text:p>
          </table:table-cell>
          <table:table-cell table:style-name="ce186" table:formula="of:=BIN2DEC(MID([.$G$33];[.F82];4))*16+BIN2DEC(MID([.$G$33];[.F82]+4;4))" office:value-type="float" office:value="24" calcext:value-type="float">
            <text:p>24</text:p>
          </table:table-cell>
          <table:table-cell table:style-name="Default" table:formula="of:=BIN2DEC(MID([.$G$33];[.F82]+8;4))*16+BIN2DEC(MID([.$G$33];[.F82]+12;4))" office:value-type="float" office:value="227" calcext:value-type="float">
            <text:p>227</text:p>
          </table:table-cell>
          <table:table-cell table:formula="of:=DEC2HEX([.G82])&amp;DEC2HEX([.H82])" office:value-type="string" office:string-value="18E3" calcext:value-type="string">
            <text:p>18E3</text:p>
          </table:table-cell>
          <table:table-cell table:formula="of:=HEX2BIN(MID([.I82];1;2);8)&amp;HEX2BIN(MID([.I82];3;2);8)" office:value-type="string" office:string-value="0001100011100011" calcext:value-type="string">
            <text:p>0001100011100011</text:p>
          </table:table-cell>
          <table:table-cell table:formula="of:=BIN2DEC(MID([.$G$33];[.F82];8))*256+BIN2DEC(MID([.$G$33];[.F82]+8;8))" office:value-type="float" office:value="6371" calcext:value-type="float">
            <text:p>6371</text:p>
          </table:table-cell>
          <table:table-cell table:style-name="Default" table:formula="of:=[.G82]*256+[.H82]" office:value-type="float" office:value="6371" calcext:value-type="float">
            <text:p>6371</text:p>
          </table:table-cell>
          <table:table-cell table:number-columns-repeated="2"/>
          <table:table-cell table:style-name="Default"/>
          <table:table-cell table:number-columns-repeated="242"/>
        </table:table-row>
        <table:table-row table:style-name="ro6">
          <table:table-cell table:number-columns-repeated="4"/>
          <table:table-cell table:formula="of:=MID([.$G$33];[.F83];4)&amp;MID([.$G$33];[.F83]+4;4)" office:value-type="string" office:string-value="00110001" calcext:value-type="string">
            <text:p>00110001</text:p>
          </table:table-cell>
          <table:table-cell office:value-type="float" office:value="50" calcext:value-type="float">
            <text:p>50</text:p>
          </table:table-cell>
          <table:table-cell table:style-name="ce186" table:formula="of:=BIN2DEC(MID([.$G$33];[.F83];4))*16+BIN2DEC(MID([.$G$33];[.F83]+4;4))" office:value-type="float" office:value="49" calcext:value-type="float">
            <text:p>49</text:p>
          </table:table-cell>
          <table:table-cell table:style-name="Default" table:formula="of:=BIN2DEC(MID([.$G$33];[.F83]+8;4))*16+BIN2DEC(MID([.$G$33];[.F83]+12;4))" office:value-type="float" office:value="199" calcext:value-type="float">
            <text:p>199</text:p>
          </table:table-cell>
          <table:table-cell table:formula="of:=DEC2HEX([.G83])&amp;DEC2HEX([.H83])" office:value-type="string" office:string-value="31C7" calcext:value-type="string">
            <text:p>31C7</text:p>
          </table:table-cell>
          <table:table-cell table:formula="of:=HEX2BIN(MID([.I83];1;2);8)&amp;HEX2BIN(MID([.I83];3;2);8)" office:value-type="string" office:string-value="0011000111000111" calcext:value-type="string">
            <text:p>0011000111000111</text:p>
          </table:table-cell>
          <table:table-cell table:formula="of:=BIN2DEC(MID([.$G$33];[.F83];8))*256+BIN2DEC(MID([.$G$33];[.F83]+8;8))" office:value-type="float" office:value="12743" calcext:value-type="float">
            <text:p>12743</text:p>
          </table:table-cell>
          <table:table-cell table:style-name="Default" table:formula="of:=[.G83]*256+[.H83]" office:value-type="float" office:value="12743" calcext:value-type="float">
            <text:p>12743</text:p>
          </table:table-cell>
          <table:table-cell table:number-columns-repeated="2"/>
          <table:table-cell table:style-name="Default"/>
          <table:table-cell table:number-columns-repeated="242"/>
        </table:table-row>
        <table:table-row table:style-name="ro6">
          <table:table-cell table:number-columns-repeated="4"/>
          <table:table-cell table:formula="of:=MID([.$G$33];[.F84];4)&amp;MID([.$G$33];[.F84]+4;4)" office:value-type="string" office:string-value="01100011" calcext:value-type="string">
            <text:p>01100011</text:p>
          </table:table-cell>
          <table:table-cell office:value-type="float" office:value="51" calcext:value-type="float">
            <text:p>51</text:p>
          </table:table-cell>
          <table:table-cell table:style-name="ce186" table:formula="of:=BIN2DEC(MID([.$G$33];[.F84];4))*16+BIN2DEC(MID([.$G$33];[.F84]+4;4))" office:value-type="float" office:value="99" calcext:value-type="float">
            <text:p>99</text:p>
          </table:table-cell>
          <table:table-cell table:style-name="Default" table:formula="of:=BIN2DEC(MID([.$G$33];[.F84]+8;4))*16+BIN2DEC(MID([.$G$33];[.F84]+12;4))" office:value-type="float" office:value="142" calcext:value-type="float">
            <text:p>142</text:p>
          </table:table-cell>
          <table:table-cell table:formula="of:=DEC2HEX([.G84])&amp;DEC2HEX([.H84])" office:value-type="string" office:string-value="638E" calcext:value-type="string">
            <text:p>638E</text:p>
          </table:table-cell>
          <table:table-cell table:formula="of:=HEX2BIN(MID([.I84];1;2);8)&amp;HEX2BIN(MID([.I84];3;2);8)" office:value-type="string" office:string-value="0110001110001110" calcext:value-type="string">
            <text:p>0110001110001110</text:p>
          </table:table-cell>
          <table:table-cell table:formula="of:=BIN2DEC(MID([.$G$33];[.F84];8))*256+BIN2DEC(MID([.$G$33];[.F84]+8;8))" office:value-type="float" office:value="25486" calcext:value-type="float">
            <text:p>25486</text:p>
          </table:table-cell>
          <table:table-cell table:style-name="Default" table:formula="of:=[.G84]*256+[.H84]" office:value-type="float" office:value="25486" calcext:value-type="float">
            <text:p>25486</text:p>
          </table:table-cell>
          <table:table-cell table:number-columns-repeated="2"/>
          <table:table-cell table:style-name="Default"/>
          <table:table-cell table:number-columns-repeated="242"/>
        </table:table-row>
        <table:table-row table:style-name="ro6">
          <table:table-cell table:number-columns-repeated="4"/>
          <table:table-cell table:formula="of:=MID([.$G$33];[.F85];4)&amp;MID([.$G$33];[.F85]+4;4)" office:value-type="string" office:string-value="11000111" calcext:value-type="string">
            <text:p>11000111</text:p>
          </table:table-cell>
          <table:table-cell office:value-type="float" office:value="52" calcext:value-type="float">
            <text:p>52</text:p>
          </table:table-cell>
          <table:table-cell table:style-name="ce186" table:formula="of:=BIN2DEC(MID([.$G$33];[.F85];4))*16+BIN2DEC(MID([.$G$33];[.F85]+4;4))" office:value-type="float" office:value="199" calcext:value-type="float">
            <text:p>199</text:p>
          </table:table-cell>
          <table:table-cell table:style-name="Default" table:formula="of:=BIN2DEC(MID([.$G$33];[.F85]+8;4))*16+BIN2DEC(MID([.$G$33];[.F85]+12;4))" office:value-type="float" office:value="28" calcext:value-type="float">
            <text:p>28</text:p>
          </table:table-cell>
          <table:table-cell table:formula="of:=DEC2HEX([.G85])&amp;DEC2HEX([.H85])" office:value-type="string" office:string-value="C71C" calcext:value-type="string">
            <text:p>C71C</text:p>
          </table:table-cell>
          <table:table-cell table:formula="of:=HEX2BIN(MID([.I85];1;2);8)&amp;HEX2BIN(MID([.I85];3;2);8)" office:value-type="string" office:string-value="1100011100011100" calcext:value-type="string">
            <text:p>1100011100011100</text:p>
          </table:table-cell>
          <table:table-cell table:formula="of:=BIN2DEC(MID([.$G$33];[.F85];8))*256+BIN2DEC(MID([.$G$33];[.F85]+8;8))" office:value-type="float" office:value="50972" calcext:value-type="float">
            <text:p>50972</text:p>
          </table:table-cell>
          <table:table-cell table:style-name="Default" table:formula="of:=[.G85]*256+[.H85]" office:value-type="float" office:value="50972" calcext:value-type="float">
            <text:p>50972</text:p>
          </table:table-cell>
          <table:table-cell table:number-columns-repeated="2"/>
          <table:table-cell table:style-name="Default"/>
          <table:table-cell table:number-columns-repeated="242"/>
        </table:table-row>
        <table:table-row table:style-name="ro6">
          <table:table-cell table:number-columns-repeated="4"/>
          <table:table-cell table:formula="of:=MID([.$G$33];[.F86];4)&amp;MID([.$G$33];[.F86]+4;4)" office:value-type="string" office:string-value="10001110" calcext:value-type="string">
            <text:p>10001110</text:p>
          </table:table-cell>
          <table:table-cell office:value-type="float" office:value="53" calcext:value-type="float">
            <text:p>53</text:p>
          </table:table-cell>
          <table:table-cell table:style-name="ce186" table:formula="of:=BIN2DEC(MID([.$G$33];[.F86];4))*16+BIN2DEC(MID([.$G$33];[.F86]+4;4))" office:value-type="float" office:value="142" calcext:value-type="float">
            <text:p>142</text:p>
          </table:table-cell>
          <table:table-cell table:style-name="Default" table:formula="of:=BIN2DEC(MID([.$G$33];[.F86]+8;4))*16+BIN2DEC(MID([.$G$33];[.F86]+12;4))" office:value-type="float" office:value="56" calcext:value-type="float">
            <text:p>56</text:p>
          </table:table-cell>
          <table:table-cell table:formula="of:=DEC2HEX([.G86])&amp;DEC2HEX([.H86])" office:value-type="string" office:string-value="8E38" calcext:value-type="string">
            <text:p>8E38</text:p>
          </table:table-cell>
          <table:table-cell table:formula="of:=HEX2BIN(MID([.I86];1;2);8)&amp;HEX2BIN(MID([.I86];3;2);8)" office:value-type="string" office:string-value="1000111000111000" calcext:value-type="string">
            <text:p>1000111000111000</text:p>
          </table:table-cell>
          <table:table-cell table:formula="of:=BIN2DEC(MID([.$G$33];[.F86];8))*256+BIN2DEC(MID([.$G$33];[.F86]+8;8))" office:value-type="float" office:value="36408" calcext:value-type="float">
            <text:p>36408</text:p>
          </table:table-cell>
          <table:table-cell table:style-name="Default" table:formula="of:=[.G86]*256+[.H86]" office:value-type="float" office:value="36408" calcext:value-type="float">
            <text:p>36408</text:p>
          </table:table-cell>
          <table:table-cell table:number-columns-repeated="2"/>
          <table:table-cell table:style-name="Default"/>
          <table:table-cell table:number-columns-repeated="242"/>
        </table:table-row>
        <table:table-row table:style-name="ro6">
          <table:table-cell table:number-columns-repeated="4"/>
          <table:table-cell table:formula="of:=MID([.$G$33];[.F87];4)&amp;MID([.$G$33];[.F87]+4;4)" office:value-type="string" office:string-value="00011100" calcext:value-type="string">
            <text:p>00011100</text:p>
          </table:table-cell>
          <table:table-cell office:value-type="float" office:value="54" calcext:value-type="float">
            <text:p>54</text:p>
          </table:table-cell>
          <table:table-cell table:style-name="ce186" table:formula="of:=BIN2DEC(MID([.$G$33];[.F87];4))*16+BIN2DEC(MID([.$G$33];[.F87]+4;4))" office:value-type="float" office:value="28" calcext:value-type="float">
            <text:p>28</text:p>
          </table:table-cell>
          <table:table-cell table:style-name="Default" table:formula="of:=BIN2DEC(MID([.$G$33];[.F87]+8;4))*16+BIN2DEC(MID([.$G$33];[.F87]+12;4))" office:value-type="float" office:value="112" calcext:value-type="float">
            <text:p>112</text:p>
          </table:table-cell>
          <table:table-cell table:formula="of:=DEC2HEX([.G87])&amp;DEC2HEX([.H87])" office:value-type="string" office:string-value="1C70" calcext:value-type="string">
            <text:p>1C70</text:p>
          </table:table-cell>
          <table:table-cell table:formula="of:=HEX2BIN(MID([.I87];1;2);8)&amp;HEX2BIN(MID([.I87];3;2);8)" office:value-type="string" office:string-value="0001110001110000" calcext:value-type="string">
            <text:p>0001110001110000</text:p>
          </table:table-cell>
          <table:table-cell table:formula="of:=BIN2DEC(MID([.$G$33];[.F87];8))*256+BIN2DEC(MID([.$G$33];[.F87]+8;8))" office:value-type="float" office:value="7280" calcext:value-type="float">
            <text:p>7280</text:p>
          </table:table-cell>
          <table:table-cell table:style-name="Default" table:formula="of:=[.G87]*256+[.H87]" office:value-type="float" office:value="7280" calcext:value-type="float">
            <text:p>7280</text:p>
          </table:table-cell>
          <table:table-cell table:number-columns-repeated="2"/>
          <table:table-cell table:style-name="Default"/>
          <table:table-cell table:number-columns-repeated="242"/>
        </table:table-row>
        <table:table-row table:style-name="ro6">
          <table:table-cell table:number-columns-repeated="4"/>
          <table:table-cell table:formula="of:=MID([.$G$33];[.F88];4)&amp;MID([.$G$33];[.F88]+4;4)" office:value-type="string" office:string-value="00111000" calcext:value-type="string">
            <text:p>00111000</text:p>
          </table:table-cell>
          <table:table-cell office:value-type="float" office:value="55" calcext:value-type="float">
            <text:p>55</text:p>
          </table:table-cell>
          <table:table-cell table:style-name="ce186" table:formula="of:=BIN2DEC(MID([.$G$33];[.F88];4))*16+BIN2DEC(MID([.$G$33];[.F88]+4;4))" office:value-type="float" office:value="56" calcext:value-type="float">
            <text:p>56</text:p>
          </table:table-cell>
          <table:table-cell table:style-name="Default" table:formula="of:=BIN2DEC(MID([.$G$33];[.F88]+8;4))*16+BIN2DEC(MID([.$G$33];[.F88]+12;4))" office:value-type="float" office:value="224" calcext:value-type="float">
            <text:p>224</text:p>
          </table:table-cell>
          <table:table-cell table:formula="of:=DEC2HEX([.G88])&amp;DEC2HEX([.H88])" office:value-type="string" office:string-value="38E0" calcext:value-type="string">
            <text:p>38E0</text:p>
          </table:table-cell>
          <table:table-cell table:formula="of:=HEX2BIN(MID([.I88];1;2);8)&amp;HEX2BIN(MID([.I88];3;2);8)" office:value-type="string" office:string-value="0011100011100000" calcext:value-type="string">
            <text:p>0011100011100000</text:p>
          </table:table-cell>
          <table:table-cell table:formula="of:=BIN2DEC(MID([.$G$33];[.F88];8))*256+BIN2DEC(MID([.$G$33];[.F88]+8;8))" office:value-type="float" office:value="14560" calcext:value-type="float">
            <text:p>14560</text:p>
          </table:table-cell>
          <table:table-cell table:style-name="Default" table:formula="of:=[.G88]*256+[.H88]" office:value-type="float" office:value="14560" calcext:value-type="float">
            <text:p>14560</text:p>
          </table:table-cell>
          <table:table-cell table:number-columns-repeated="2"/>
          <table:table-cell table:style-name="Default"/>
          <table:table-cell table:number-columns-repeated="242"/>
        </table:table-row>
        <table:table-row table:style-name="ro6">
          <table:table-cell table:number-columns-repeated="4"/>
          <table:table-cell table:formula="of:=MID([.$G$33];[.F89];4)&amp;MID([.$G$33];[.F89]+4;4)" office:value-type="string" office:string-value="01110001" calcext:value-type="string">
            <text:p>01110001</text:p>
          </table:table-cell>
          <table:table-cell office:value-type="float" office:value="56" calcext:value-type="float">
            <text:p>56</text:p>
          </table:table-cell>
          <table:table-cell table:style-name="ce186" table:formula="of:=BIN2DEC(MID([.$G$33];[.F89];4))*16+BIN2DEC(MID([.$G$33];[.F89]+4;4))" office:value-type="float" office:value="113" calcext:value-type="float">
            <text:p>113</text:p>
          </table:table-cell>
          <table:table-cell table:style-name="Default" table:formula="of:=BIN2DEC(MID([.$G$33];[.F89]+8;4))*16+BIN2DEC(MID([.$G$33];[.F89]+12;4))" office:value-type="float" office:value="193" calcext:value-type="float">
            <text:p>193</text:p>
          </table:table-cell>
          <table:table-cell table:formula="of:=DEC2HEX([.G89])&amp;DEC2HEX([.H89])" office:value-type="string" office:string-value="71C1" calcext:value-type="string">
            <text:p>71C1</text:p>
          </table:table-cell>
          <table:table-cell table:formula="of:=HEX2BIN(MID([.I89];1;2);8)&amp;HEX2BIN(MID([.I89];3;2);8)" office:value-type="string" office:string-value="0111000111000001" calcext:value-type="string">
            <text:p>0111000111000001</text:p>
          </table:table-cell>
          <table:table-cell table:formula="of:=BIN2DEC(MID([.$G$33];[.F89];8))*256+BIN2DEC(MID([.$G$33];[.F89]+8;8))" office:value-type="float" office:value="29121" calcext:value-type="float">
            <text:p>29121</text:p>
          </table:table-cell>
          <table:table-cell table:style-name="Default" table:formula="of:=[.G89]*256+[.H89]" office:value-type="float" office:value="29121" calcext:value-type="float">
            <text:p>29121</text:p>
          </table:table-cell>
          <table:table-cell table:number-columns-repeated="2"/>
          <table:table-cell table:style-name="Default"/>
          <table:table-cell table:number-columns-repeated="242"/>
        </table:table-row>
        <table:table-row table:style-name="ro6">
          <table:table-cell table:number-columns-repeated="4"/>
          <table:table-cell table:formula="of:=MID([.$G$33];[.F90];4)&amp;MID([.$G$33];[.F90]+4;4)" office:value-type="string" office:string-value="11100011" calcext:value-type="string">
            <text:p>11100011</text:p>
          </table:table-cell>
          <table:table-cell office:value-type="float" office:value="57" calcext:value-type="float">
            <text:p>57</text:p>
          </table:table-cell>
          <table:table-cell table:style-name="ce186" table:formula="of:=BIN2DEC(MID([.$G$33];[.F90];4))*16+BIN2DEC(MID([.$G$33];[.F90]+4;4))" office:value-type="float" office:value="227" calcext:value-type="float">
            <text:p>227</text:p>
          </table:table-cell>
          <table:table-cell table:style-name="Default" table:formula="of:=BIN2DEC(MID([.$G$33];[.F90]+8;4))*16+BIN2DEC(MID([.$G$33];[.F90]+12;4))" office:value-type="float" office:value="130" calcext:value-type="float">
            <text:p>130</text:p>
          </table:table-cell>
          <table:table-cell table:formula="of:=DEC2HEX([.G90])&amp;DEC2HEX([.H90])" office:value-type="string" office:string-value="E382" calcext:value-type="string">
            <text:p>E382</text:p>
          </table:table-cell>
          <table:table-cell table:formula="of:=HEX2BIN(MID([.I90];1;2);8)&amp;HEX2BIN(MID([.I90];3;2);8)" office:value-type="string" office:string-value="1110001110000010" calcext:value-type="string">
            <text:p>1110001110000010</text:p>
          </table:table-cell>
          <table:table-cell table:formula="of:=BIN2DEC(MID([.$G$33];[.F90];8))*256+BIN2DEC(MID([.$G$33];[.F90]+8;8))" office:value-type="float" office:value="58242" calcext:value-type="float">
            <text:p>58242</text:p>
          </table:table-cell>
          <table:table-cell table:style-name="Default" table:formula="of:=[.G90]*256+[.H90]" office:value-type="float" office:value="58242" calcext:value-type="float">
            <text:p>58242</text:p>
          </table:table-cell>
          <table:table-cell table:number-columns-repeated="2"/>
          <table:table-cell table:style-name="Default"/>
          <table:table-cell table:number-columns-repeated="242"/>
        </table:table-row>
        <table:table-row table:style-name="ro6">
          <table:table-cell table:number-columns-repeated="4"/>
          <table:table-cell table:formula="of:=MID([.$G$33];[.F91];4)&amp;MID([.$G$33];[.F91]+4;4)" office:value-type="string" office:string-value="11000111" calcext:value-type="string">
            <text:p>11000111</text:p>
          </table:table-cell>
          <table:table-cell office:value-type="float" office:value="58" calcext:value-type="float">
            <text:p>58</text:p>
          </table:table-cell>
          <table:table-cell table:style-name="ce186" table:formula="of:=BIN2DEC(MID([.$G$33];[.F91];4))*16+BIN2DEC(MID([.$G$33];[.F91]+4;4))" office:value-type="float" office:value="199" calcext:value-type="float">
            <text:p>199</text:p>
          </table:table-cell>
          <table:table-cell table:style-name="Default" table:formula="of:=BIN2DEC(MID([.$G$33];[.F91]+8;4))*16+BIN2DEC(MID([.$G$33];[.F91]+12;4))" office:value-type="float" office:value="2" calcext:value-type="float">
            <text:p>2</text:p>
          </table:table-cell>
          <table:table-cell table:formula="of:=DEC2HEX([.G91])&amp;DEC2HEX([.H91])" office:value-type="string" office:string-value="C72" calcext:value-type="string">
            <text:p>C72</text:p>
          </table:table-cell>
          <table:table-cell table:formula="of:=HEX2BIN(MID([.I91];1;2);8)&amp;HEX2BIN(MID([.I91];3;2);8)" office:value-type="string" office:string-value="1100011100000010" calcext:value-type="string">
            <text:p>1100011100000010</text:p>
          </table:table-cell>
          <table:table-cell table:formula="of:=BIN2DEC(MID([.$G$33];[.F91];8))*256+BIN2DEC(MID([.$G$33];[.F91]+8;8))" office:value-type="float" office:value="50946" calcext:value-type="float">
            <text:p>50946</text:p>
          </table:table-cell>
          <table:table-cell table:style-name="Default" table:formula="of:=[.G91]*256+[.H91]" office:value-type="float" office:value="50946" calcext:value-type="float">
            <text:p>50946</text:p>
          </table:table-cell>
          <table:table-cell table:number-columns-repeated="2"/>
          <table:table-cell table:style-name="Default"/>
          <table:table-cell table:number-columns-repeated="242"/>
        </table:table-row>
        <table:table-row table:style-name="ro6">
          <table:table-cell table:number-columns-repeated="4"/>
          <table:table-cell table:formula="of:=MID([.$G$33];[.F92];4)&amp;MID([.$G$33];[.F92]+4;4)" office:value-type="string" office:string-value="10001110" calcext:value-type="string">
            <text:p>10001110</text:p>
          </table:table-cell>
          <table:table-cell office:value-type="float" office:value="59" calcext:value-type="float">
            <text:p>59</text:p>
          </table:table-cell>
          <table:table-cell table:style-name="ce186" table:formula="of:=BIN2DEC(MID([.$G$33];[.F92];4))*16+BIN2DEC(MID([.$G$33];[.F92]+4;4))" office:value-type="float" office:value="142" calcext:value-type="float">
            <text:p>142</text:p>
          </table:table-cell>
          <table:table-cell table:style-name="Default" table:formula="of:=BIN2DEC(MID([.$G$33];[.F92]+8;4))*16+BIN2DEC(MID([.$G$33];[.F92]+12;4))" office:value-type="float" office:value="2" calcext:value-type="float">
            <text:p>2</text:p>
          </table:table-cell>
          <table:table-cell table:formula="of:=DEC2HEX([.G92])&amp;DEC2HEX([.H92])" office:value-type="string" office:string-value="8E2" calcext:value-type="string">
            <text:p>8E2</text:p>
          </table:table-cell>
          <table:table-cell table:formula="of:=HEX2BIN(MID([.I92];1;2);8)&amp;HEX2BIN(MID([.I92];3;2);8)" office:value-type="string" office:string-value="1000111000000010" calcext:value-type="string">
            <text:p>1000111000000010</text:p>
          </table:table-cell>
          <table:table-cell table:formula="of:=BIN2DEC(MID([.$G$33];[.F92];8))*256+BIN2DEC(MID([.$G$33];[.F92]+8;8))" office:value-type="float" office:value="36354" calcext:value-type="float">
            <text:p>36354</text:p>
          </table:table-cell>
          <table:table-cell table:style-name="Default" table:formula="of:=[.G92]*256+[.H92]" office:value-type="float" office:value="36354" calcext:value-type="float">
            <text:p>36354</text:p>
          </table:table-cell>
          <table:table-cell table:number-columns-repeated="2"/>
          <table:table-cell table:style-name="Default"/>
          <table:table-cell table:number-columns-repeated="242"/>
        </table:table-row>
        <table:table-row table:style-name="ro6">
          <table:table-cell table:number-columns-repeated="4"/>
          <table:table-cell table:formula="of:=MID([.$G$33];[.F93];4)&amp;MID([.$G$33];[.F93]+4;4)" office:value-type="string" office:string-value="00011100" calcext:value-type="string">
            <text:p>00011100</text:p>
          </table:table-cell>
          <table:table-cell office:value-type="float" office:value="60" calcext:value-type="float">
            <text:p>60</text:p>
          </table:table-cell>
          <table:table-cell table:style-name="ce186" table:formula="of:=BIN2DEC(MID([.$G$33];[.F93];4))*16+BIN2DEC(MID([.$G$33];[.F93]+4;4))" office:value-type="float" office:value="28" calcext:value-type="float">
            <text:p>28</text:p>
          </table:table-cell>
          <table:table-cell table:style-name="Default" table:formula="of:=BIN2DEC(MID([.$G$33];[.F93]+8;4))*16+BIN2DEC(MID([.$G$33];[.F93]+12;4))" office:value-type="float" office:value="16" calcext:value-type="float">
            <text:p>16</text:p>
          </table:table-cell>
          <table:table-cell table:formula="of:=DEC2HEX([.G93])&amp;DEC2HEX([.H93])" office:value-type="string" office:string-value="1C10" calcext:value-type="string">
            <text:p>1C10</text:p>
          </table:table-cell>
          <table:table-cell table:formula="of:=HEX2BIN(MID([.I93];1;2);8)&amp;HEX2BIN(MID([.I93];3;2);8)" office:value-type="string" office:string-value="0001110000010000" calcext:value-type="string">
            <text:p>0001110000010000</text:p>
          </table:table-cell>
          <table:table-cell table:formula="of:=BIN2DEC(MID([.$G$33];[.F93];8))*256+BIN2DEC(MID([.$G$33];[.F93]+8;8))" office:value-type="float" office:value="7170" calcext:value-type="float">
            <text:p>7170</text:p>
          </table:table-cell>
          <table:table-cell table:style-name="Default" table:formula="of:=[.G93]*256+[.H93]" office:value-type="float" office:value="7184" calcext:value-type="float">
            <text:p>7184</text:p>
          </table:table-cell>
          <table:table-cell table:number-columns-repeated="2"/>
          <table:table-cell table:style-name="Default"/>
          <table:table-cell table:number-columns-repeated="242"/>
        </table:table-row>
        <table:table-row table:style-name="ro6">
          <table:table-cell table:number-columns-repeated="4"/>
          <table:table-cell table:formula="of:=MID([.$G$33];[.F94];4)&amp;MID([.$G$33];[.F94]+4;4)" office:value-type="string" office:string-value="00111000" calcext:value-type="string">
            <text:p>00111000</text:p>
          </table:table-cell>
          <table:table-cell office:value-type="float" office:value="61" calcext:value-type="float">
            <text:p>61</text:p>
          </table:table-cell>
          <table:table-cell table:style-name="ce186" table:formula="of:=BIN2DEC(MID([.$G$33];[.F94];4))*16+BIN2DEC(MID([.$G$33];[.F94]+4;4))" office:value-type="float" office:value="56" calcext:value-type="float">
            <text:p>56</text:p>
          </table:table-cell>
          <table:table-cell table:style-name="Default" table:formula="of:=BIN2DEC(MID([.$G$33];[.F94]+8;4))*16+BIN2DEC(MID([.$G$33];[.F94]+12;4))" office:value-type="float" office:value="32" calcext:value-type="float">
            <text:p>32</text:p>
          </table:table-cell>
          <table:table-cell table:formula="of:=DEC2HEX([.G94])&amp;DEC2HEX([.H94])" office:value-type="string" office:string-value="3820" calcext:value-type="string">
            <text:p>3820</text:p>
          </table:table-cell>
          <table:table-cell table:formula="of:=HEX2BIN(MID([.I94];1;2);8)&amp;HEX2BIN(MID([.I94];3;2);8)" office:value-type="string" office:string-value="0011100000100000" calcext:value-type="string">
            <text:p>0011100000100000</text:p>
          </table:table-cell>
          <table:table-cell table:formula="of:=BIN2DEC(MID([.$G$33];[.F94];8))*256+BIN2DEC(MID([.$G$33];[.F94]+8;8))" office:value-type="float" office:value="14338" calcext:value-type="float">
            <text:p>14338</text:p>
          </table:table-cell>
          <table:table-cell table:style-name="Default" table:formula="of:=[.G94]*256+[.H94]" office:value-type="float" office:value="14368" calcext:value-type="float">
            <text:p>14368</text:p>
          </table:table-cell>
          <table:table-cell table:number-columns-repeated="2"/>
          <table:table-cell table:style-name="Default"/>
          <table:table-cell table:number-columns-repeated="242"/>
        </table:table-row>
        <table:table-row table:style-name="ro6">
          <table:table-cell table:number-columns-repeated="4"/>
          <table:table-cell table:formula="of:=MID([.$G$33];[.F95];4)&amp;MID([.$G$33];[.F95]+4;4)" office:value-type="string" office:string-value="01110000" calcext:value-type="string">
            <text:p>01110000</text:p>
          </table:table-cell>
          <table:table-cell office:value-type="float" office:value="62" calcext:value-type="float">
            <text:p>62</text:p>
          </table:table-cell>
          <table:table-cell table:style-name="ce186" table:formula="of:=BIN2DEC(MID([.$G$33];[.F95];4))*16+BIN2DEC(MID([.$G$33];[.F95]+4;4))" office:value-type="float" office:value="112" calcext:value-type="float">
            <text:p>112</text:p>
          </table:table-cell>
          <table:table-cell table:style-name="Default" table:formula="of:=BIN2DEC(MID([.$G$33];[.F95]+8;4))*16+BIN2DEC(MID([.$G$33];[.F95]+12;4))" office:value-type="float" office:value="32" calcext:value-type="float">
            <text:p>32</text:p>
          </table:table-cell>
          <table:table-cell table:formula="of:=DEC2HEX([.G95])&amp;DEC2HEX([.H95])" office:value-type="string" office:string-value="7020" calcext:value-type="string">
            <text:p>7020</text:p>
          </table:table-cell>
          <table:table-cell table:formula="of:=HEX2BIN(MID([.I95];1;2);8)&amp;HEX2BIN(MID([.I95];3;2);8)" office:value-type="string" office:string-value="0111000000100000" calcext:value-type="string">
            <text:p>0111000000100000</text:p>
          </table:table-cell>
          <table:table-cell table:formula="of:=BIN2DEC(MID([.$G$33];[.F95];8))*256+BIN2DEC(MID([.$G$33];[.F95]+8;8))" office:value-type="float" office:value="28674" calcext:value-type="float">
            <text:p>28674</text:p>
          </table:table-cell>
          <table:table-cell table:style-name="Default" table:formula="of:=[.G95]*256+[.H95]" office:value-type="float" office:value="28704" calcext:value-type="float">
            <text:p>28704</text:p>
          </table:table-cell>
          <table:table-cell table:number-columns-repeated="2"/>
          <table:table-cell table:style-name="Default"/>
          <table:table-cell table:number-columns-repeated="242"/>
        </table:table-row>
        <table:table-row table:style-name="ro6">
          <table:table-cell table:number-columns-repeated="4"/>
          <table:table-cell table:formula="of:=MID([.$G$33];[.F96];4)&amp;MID([.$G$33];[.F96]+4;4)" office:value-type="string" office:string-value="11100000" calcext:value-type="string">
            <text:p>11100000</text:p>
          </table:table-cell>
          <table:table-cell office:value-type="float" office:value="63" calcext:value-type="float">
            <text:p>63</text:p>
          </table:table-cell>
          <table:table-cell table:style-name="ce186" table:formula="of:=BIN2DEC(MID([.$G$33];[.F96];4))*16+BIN2DEC(MID([.$G$33];[.F96]+4;4))" office:value-type="float" office:value="224" calcext:value-type="float">
            <text:p>224</text:p>
          </table:table-cell>
          <table:table-cell table:style-name="Default" table:formula="of:=BIN2DEC(MID([.$G$33];[.F96]+8;4))*16+BIN2DEC(MID([.$G$33];[.F96]+12;4))" office:value-type="float" office:value="32" calcext:value-type="float">
            <text:p>32</text:p>
          </table:table-cell>
          <table:table-cell table:formula="of:=DEC2HEX([.G96])&amp;DEC2HEX([.H96])" office:value-type="string" office:string-value="E020" calcext:value-type="string">
            <text:p>E020</text:p>
          </table:table-cell>
          <table:table-cell table:formula="of:=HEX2BIN(MID([.I96];1;2);8)&amp;HEX2BIN(MID([.I96];3;2);8)" office:value-type="string" office:string-value="1110000000100000" calcext:value-type="string">
            <text:p>1110000000100000</text:p>
          </table:table-cell>
          <table:table-cell table:formula="of:=BIN2DEC(MID([.$G$33];[.F96];8))*256+BIN2DEC(MID([.$G$33];[.F96]+8;8))" office:value-type="float" office:value="57346" calcext:value-type="float">
            <text:p>57346</text:p>
          </table:table-cell>
          <table:table-cell table:style-name="Default" table:formula="of:=[.G96]*256+[.H96]" office:value-type="float" office:value="57376" calcext:value-type="float">
            <text:p>57376</text:p>
          </table:table-cell>
          <table:table-cell table:number-columns-repeated="2"/>
          <table:table-cell table:style-name="Default"/>
          <table:table-cell table:number-columns-repeated="242"/>
        </table:table-row>
        <table:table-row table:style-name="ro6">
          <table:table-cell table:number-columns-repeated="4"/>
          <table:table-cell table:formula="of:=MID([.$G$33];[.F97];4)&amp;MID([.$G$33];[.F97]+4;4)" office:value-type="string" office:string-value="11000001" calcext:value-type="string">
            <text:p>11000001</text:p>
          </table:table-cell>
          <table:table-cell office:value-type="float" office:value="64" calcext:value-type="float">
            <text:p>64</text:p>
          </table:table-cell>
          <table:table-cell table:style-name="ce186" table:formula="of:=BIN2DEC(MID([.$G$33];[.F97];4))*16+BIN2DEC(MID([.$G$33];[.F97]+4;4))" office:value-type="float" office:value="193" calcext:value-type="float">
            <text:p>193</text:p>
          </table:table-cell>
          <table:table-cell table:style-name="Default" table:formula="of:=BIN2DEC(MID([.$G$33];[.F97]+8;4))*16+BIN2DEC(MID([.$G$33];[.F97]+12;4))" office:value-type="float" office:value="0" calcext:value-type="float">
            <text:p>0</text:p>
          </table:table-cell>
          <table:table-cell table:formula="of:=DEC2HEX([.G97])&amp;DEC2HEX([.H97])" office:value-type="string" office:string-value="C10" calcext:value-type="string">
            <text:p>C10</text:p>
          </table:table-cell>
          <table:table-cell table:formula="of:=HEX2BIN(MID([.I97];1;2);8)&amp;HEX2BIN(MID([.I97];3;2);8)" office:value-type="string" office:string-value="1100000100000000" calcext:value-type="string">
            <text:p>1100000100000000</text:p>
          </table:table-cell>
          <table:table-cell table:formula="of:=BIN2DEC(MID([.$G$33];[.F97];8))*256+BIN2DEC(MID([.$G$33];[.F97]+8;8))" office:value-type="float" office:value="49408" calcext:value-type="float">
            <text:p>49408</text:p>
          </table:table-cell>
          <table:table-cell table:style-name="Default" table:formula="of:=[.G97]*256+[.H97]" office:value-type="float" office:value="49408" calcext:value-type="float">
            <text:p>49408</text:p>
          </table:table-cell>
          <table:table-cell table:number-columns-repeated="2"/>
          <table:table-cell table:style-name="Default"/>
          <table:table-cell table:number-columns-repeated="242"/>
        </table:table-row>
        <table:table-row table:style-name="ro6">
          <table:table-cell table:number-columns-repeated="4"/>
          <table:table-cell table:formula="of:=MID([.$G$33];[.F98];4)&amp;MID([.$G$33];[.F98]+4;4)" office:value-type="string" office:string-value="10000010" calcext:value-type="string">
            <text:p>10000010</text:p>
          </table:table-cell>
          <table:table-cell office:value-type="float" office:value="65" calcext:value-type="float">
            <text:p>65</text:p>
          </table:table-cell>
          <table:table-cell table:style-name="ce186" table:formula="of:=BIN2DEC(MID([.$G$33];[.F98];4))*16+BIN2DEC(MID([.$G$33];[.F98]+4;4))" office:value-type="float" office:value="130" calcext:value-type="float">
            <text:p>130</text:p>
          </table:table-cell>
          <table:table-cell table:style-name="Default" table:formula="of:=BIN2DEC(MID([.$G$33];[.F98]+8;4))*16+BIN2DEC(MID([.$G$33];[.F98]+12;4))" office:value-type="float" office:value="0" calcext:value-type="float">
            <text:p>0</text:p>
          </table:table-cell>
          <table:table-cell table:formula="of:=DEC2HEX([.G98])&amp;DEC2HEX([.H98])" office:value-type="string" office:string-value="820" calcext:value-type="string">
            <text:p>820</text:p>
          </table:table-cell>
          <table:table-cell table:formula="of:=HEX2BIN(MID([.I98];1;2);8)&amp;HEX2BIN(MID([.I98];3;2);8)" office:value-type="string" office:string-value="1000001000000000" calcext:value-type="string">
            <text:p>1000001000000000</text:p>
          </table:table-cell>
          <table:table-cell table:formula="of:=BIN2DEC(MID([.$G$33];[.F98];8))*256+BIN2DEC(MID([.$G$33];[.F98]+8;8))" office:value-type="float" office:value="33280" calcext:value-type="float">
            <text:p>33280</text:p>
          </table:table-cell>
          <table:table-cell table:style-name="Default" table:formula="of:=[.G98]*256+[.H98]" office:value-type="float" office:value="33280" calcext:value-type="float">
            <text:p>33280</text:p>
          </table:table-cell>
          <table:table-cell table:number-columns-repeated="2"/>
          <table:table-cell table:style-name="Default"/>
          <table:table-cell table:number-columns-repeated="242"/>
        </table:table-row>
        <table:table-row table:style-name="ro6">
          <table:table-cell table:number-columns-repeated="4"/>
          <table:table-cell table:formula="of:=MID([.$G$33];[.F99];4)&amp;MID([.$G$33];[.F99]+4;4)" office:value-type="string" office:string-value="0000010" calcext:value-type="string">
            <text:p>0000010</text:p>
          </table:table-cell>
          <table:table-cell office:value-type="float" office:value="66" calcext:value-type="float">
            <text:p>66</text:p>
          </table:table-cell>
          <table:table-cell table:style-name="ce186" table:formula="of:=BIN2DEC(MID([.$G$33];[.F99];4))*16+BIN2DEC(MID([.$G$33];[.F99]+4;4))" office:value-type="float" office:value="2" calcext:value-type="float">
            <text:p>2</text:p>
          </table:table-cell>
          <table:table-cell table:style-name="Default" table:formula="of:=BIN2DEC(MID([.$G$33];[.F99]+8;4))*16+BIN2DEC(MID([.$G$33];[.F99]+12;4))" office:value-type="float" office:value="0" calcext:value-type="float">
            <text:p>0</text:p>
          </table:table-cell>
          <table:table-cell table:formula="of:=DEC2HEX([.G99])&amp;DEC2HEX([.H99])" office:value-type="string" office:string-value="20" calcext:value-type="string">
            <text:p>20</text:p>
          </table:table-cell>
          <table:table-cell table:formula="of:=HEX2BIN(MID([.I99];1;2);8)&amp;HEX2BIN(MID([.I99];3;2);8)" office:value-type="string" office:string-value="0010000000000000" calcext:value-type="string">
            <text:p>0010000000000000</text:p>
          </table:table-cell>
          <table:table-cell table:formula="of:=BIN2DEC(MID([.$G$33];[.F99];8))*256+BIN2DEC(MID([.$G$33];[.F99]+8;8))" office:value-type="float" office:value="512" calcext:value-type="float">
            <text:p>512</text:p>
          </table:table-cell>
          <table:table-cell table:style-name="Default" table:formula="of:=[.G99]*256+[.H99]" office:value-type="float" office:value="512" calcext:value-type="float">
            <text:p>512</text:p>
          </table:table-cell>
          <table:table-cell table:number-columns-repeated="2"/>
          <table:table-cell table:style-name="Default"/>
          <table:table-cell table:number-columns-repeated="242"/>
        </table:table-row>
        <table:table-row table:style-name="ro6">
          <table:table-cell table:number-columns-repeated="4"/>
          <table:table-cell table:formula="of:=MID([.$G$33];[.F100];4)&amp;MID([.$G$33];[.F100]+4;4)" office:value-type="string" office:string-value="000010" calcext:value-type="string">
            <text:p>000010</text:p>
          </table:table-cell>
          <table:table-cell office:value-type="float" office:value="67" calcext:value-type="float">
            <text:p>67</text:p>
          </table:table-cell>
          <table:table-cell table:style-name="ce186" table:formula="of:=BIN2DEC(MID([.$G$33];[.F100];4))*16+BIN2DEC(MID([.$G$33];[.F100]+4;4))" office:value-type="float" office:value="2" calcext:value-type="float">
            <text:p>2</text:p>
          </table:table-cell>
          <table:table-cell table:style-name="Default" table:formula="of:=BIN2DEC(MID([.$G$33];[.F100]+8;4))*16+BIN2DEC(MID([.$G$33];[.F100]+12;4))" office:value-type="float" office:value="0" calcext:value-type="float">
            <text:p>0</text:p>
          </table:table-cell>
          <table:table-cell table:formula="of:=DEC2HEX([.G100])&amp;DEC2HEX([.H100])" office:value-type="string" office:string-value="20" calcext:value-type="string">
            <text:p>20</text:p>
          </table:table-cell>
          <table:table-cell table:formula="of:=HEX2BIN(MID([.I100];1;2);8)&amp;HEX2BIN(MID([.I100];3;2);8)" office:value-type="string" office:string-value="0010000000000000" calcext:value-type="string">
            <text:p>0010000000000000</text:p>
          </table:table-cell>
          <table:table-cell table:formula="of:=BIN2DEC(MID([.$G$33];[.F100];8))*256+BIN2DEC(MID([.$G$33];[.F100]+8;8))" office:value-type="float" office:value="512" calcext:value-type="float">
            <text:p>512</text:p>
          </table:table-cell>
          <table:table-cell table:style-name="Default" table:formula="of:=[.G100]*256+[.H100]" office:value-type="float" office:value="512" calcext:value-type="float">
            <text:p>512</text:p>
          </table:table-cell>
          <table:table-cell table:number-columns-repeated="2"/>
          <table:table-cell table:style-name="Default"/>
          <table:table-cell table:number-columns-repeated="242"/>
        </table:table-row>
        <table:table-row table:style-name="ro6">
          <table:table-cell table:number-columns-repeated="4"/>
          <table:table-cell table:formula="of:=MID([.$G$33];[.F101];4)&amp;MID([.$G$33];[.F101]+4;4)" office:value-type="string" office:string-value="00010" calcext:value-type="string">
            <text:p>00010</text:p>
          </table:table-cell>
          <table:table-cell office:value-type="float" office:value="68" calcext:value-type="float">
            <text:p>68</text:p>
          </table:table-cell>
          <table:table-cell table:style-name="ce186" table:formula="of:=BIN2DEC(MID([.$G$33];[.F101];4))*16+BIN2DEC(MID([.$G$33];[.F101]+4;4))" office:value-type="float" office:value="16" calcext:value-type="float">
            <text:p>16</text:p>
          </table:table-cell>
          <table:table-cell table:style-name="Default" table:formula="of:=BIN2DEC(MID([.$G$33];[.F101]+8;4))*16+BIN2DEC(MID([.$G$33];[.F101]+12;4))" office:value-type="float" office:value="0" calcext:value-type="float">
            <text:p>0</text:p>
          </table:table-cell>
          <table:table-cell table:formula="of:=DEC2HEX([.G101])&amp;DEC2HEX([.H101])" office:value-type="string" office:string-value="100" calcext:value-type="string">
            <text:p>100</text:p>
          </table:table-cell>
          <table:table-cell table:formula="of:=HEX2BIN(MID([.I101];1;2);8)&amp;HEX2BIN(MID([.I101];3;2);8)" office:value-type="string" office:string-value="0001000000000000" calcext:value-type="string">
            <text:p>0001000000000000</text:p>
          </table:table-cell>
          <table:table-cell table:formula="of:=BIN2DEC(MID([.$G$33];[.F101];8))*256+BIN2DEC(MID([.$G$33];[.F101]+8;8))" office:value-type="float" office:value="512" calcext:value-type="float">
            <text:p>512</text:p>
          </table:table-cell>
          <table:table-cell table:style-name="Default" table:formula="of:=[.G101]*256+[.H101]" office:value-type="float" office:value="4096" calcext:value-type="float">
            <text:p>4096</text:p>
          </table:table-cell>
          <table:table-cell table:number-columns-repeated="2"/>
          <table:table-cell table:style-name="Default"/>
          <table:table-cell table:number-columns-repeated="242"/>
        </table:table-row>
        <table:table-row table:style-name="ro6">
          <table:table-cell table:number-columns-repeated="4"/>
          <table:table-cell table:formula="of:=MID([.$G$33];[.F102];4)&amp;MID([.$G$33];[.F102]+4;4)" office:value-type="string" office:string-value="0010" calcext:value-type="string">
            <text:p>0010</text:p>
          </table:table-cell>
          <table:table-cell office:value-type="float" office:value="69" calcext:value-type="float">
            <text:p>69</text:p>
          </table:table-cell>
          <table:table-cell table:style-name="ce186" table:formula="of:=BIN2DEC(MID([.$G$33];[.F102];4))*16+BIN2DEC(MID([.$G$33];[.F102]+4;4))" office:value-type="float" office:value="32" calcext:value-type="float">
            <text:p>32</text:p>
          </table:table-cell>
          <table:table-cell table:style-name="Default" table:formula="of:=BIN2DEC(MID([.$G$33];[.F102]+8;4))*16+BIN2DEC(MID([.$G$33];[.F102]+12;4))" office:value-type="float" office:value="0" calcext:value-type="float">
            <text:p>0</text:p>
          </table:table-cell>
          <table:table-cell table:formula="of:=DEC2HEX([.G102])&amp;DEC2HEX([.H102])" office:value-type="string" office:string-value="200" calcext:value-type="string">
            <text:p>200</text:p>
          </table:table-cell>
          <table:table-cell table:formula="of:=HEX2BIN(MID([.I102];1;2);8)&amp;HEX2BIN(MID([.I102];3;2);8)" office:value-type="string" office:string-value="0010000000000000" calcext:value-type="string">
            <text:p>0010000000000000</text:p>
          </table:table-cell>
          <table:table-cell table:formula="of:=BIN2DEC(MID([.$G$33];[.F102];8))*256+BIN2DEC(MID([.$G$33];[.F102]+8;8))" office:value-type="float" office:value="512" calcext:value-type="float">
            <text:p>512</text:p>
          </table:table-cell>
          <table:table-cell table:style-name="Default" table:formula="of:=[.G102]*256+[.H102]"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3];4)&amp;MID([.$G$33];[.F103]+4;4)" office:value-type="string" office:string-value="010" calcext:value-type="string">
            <text:p>010</text:p>
          </table:table-cell>
          <table:table-cell office:value-type="float" office:value="70" calcext:value-type="float">
            <text:p>70</text:p>
          </table:table-cell>
          <table:table-cell table:style-name="ce186" table:formula="of:=BIN2DEC(MID([.$G$33];[.F103];4))*16+BIN2DEC(MID([.$G$33];[.F103]+4;4))" office:value-type="float" office:value="32" calcext:value-type="float">
            <text:p>32</text:p>
          </table:table-cell>
          <table:table-cell table:style-name="Default" table:formula="of:=BIN2DEC(MID([.$G$33];[.F103]+8;4))*16+BIN2DEC(MID([.$G$33];[.F103]+12;4))" office:value-type="float" office:value="0" calcext:value-type="float">
            <text:p>0</text:p>
          </table:table-cell>
          <table:table-cell table:formula="of:=DEC2HEX([.G103])&amp;DEC2HEX([.H103])" office:value-type="string" office:string-value="200" calcext:value-type="string">
            <text:p>200</text:p>
          </table:table-cell>
          <table:table-cell table:formula="of:=HEX2BIN(MID([.I103];1;2);8)&amp;HEX2BIN(MID([.I103];3;2);8)" office:value-type="string" office:string-value="0010000000000000" calcext:value-type="string">
            <text:p>0010000000000000</text:p>
          </table:table-cell>
          <table:table-cell table:formula="of:=BIN2DEC(MID([.$G$33];[.F103];8))*256+BIN2DEC(MID([.$G$33];[.F103]+8;8))" office:value-type="float" office:value="512" calcext:value-type="float">
            <text:p>512</text:p>
          </table:table-cell>
          <table:table-cell table:style-name="Default" table:formula="of:=[.G103]*256+[.H103]"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4];4)&amp;MID([.$G$33];[.F104]+4;4)" office:value-type="string" office:string-value="10" calcext:value-type="string">
            <text:p>10</text:p>
          </table:table-cell>
          <table:table-cell office:value-type="float" office:value="71" calcext:value-type="float">
            <text:p>71</text:p>
          </table:table-cell>
          <table:table-cell table:style-name="ce186" table:formula="of:=BIN2DEC(MID([.$G$33];[.F104];4))*16+BIN2DEC(MID([.$G$33];[.F104]+4;4))" office:value-type="float" office:value="32" calcext:value-type="float">
            <text:p>32</text:p>
          </table:table-cell>
          <table:table-cell table:style-name="Default" table:formula="of:=BIN2DEC(MID([.$G$33];[.F104]+8;4))*16+BIN2DEC(MID([.$G$33];[.F104]+12;4))" office:value-type="float" office:value="0" calcext:value-type="float">
            <text:p>0</text:p>
          </table:table-cell>
          <table:table-cell table:formula="of:=DEC2HEX([.G104])&amp;DEC2HEX([.H104])" office:value-type="string" office:string-value="200" calcext:value-type="string">
            <text:p>200</text:p>
          </table:table-cell>
          <table:table-cell table:formula="of:=HEX2BIN(MID([.I104];1;2);8)&amp;HEX2BIN(MID([.I104];3;2);8)" office:value-type="string" office:string-value="0010000000000000" calcext:value-type="string">
            <text:p>0010000000000000</text:p>
          </table:table-cell>
          <table:table-cell table:formula="of:=BIN2DEC(MID([.$G$33];[.F104];8))*256+BIN2DEC(MID([.$G$33];[.F104]+8;8))" office:value-type="float" office:value="512" calcext:value-type="float">
            <text:p>512</text:p>
          </table:table-cell>
          <table:table-cell table:style-name="Default" table:formula="of:=[.G104]*256+[.H104]" office:value-type="float" office:value="8192" calcext:value-type="float">
            <text:p>8192</text:p>
          </table:table-cell>
          <table:table-cell table:number-columns-repeated="2"/>
          <table:table-cell table:style-name="Default"/>
          <table:table-cell table:number-columns-repeated="242"/>
        </table:table-row>
        <table:table-row table:style-name="ro6">
          <table:table-cell table:number-columns-repeated="4"/>
          <table:table-cell table:formula="of:=MID([.$G$33];[.F105];4)&amp;MID([.$G$33];[.F105]+4;4)" office:value-type="string" office:string-value="0" calcext:value-type="string">
            <text:p>0</text:p>
          </table:table-cell>
          <table:table-cell office:value-type="float" office:value="72" calcext:value-type="float">
            <text:p>72</text:p>
          </table:table-cell>
          <table:table-cell table:style-name="ce186" table:formula="of:=BIN2DEC(MID([.$G$33];[.F105];4))*16+BIN2DEC(MID([.$G$33];[.F105]+4;4))" office:value-type="float" office:value="0" calcext:value-type="float">
            <text:p>0</text:p>
          </table:table-cell>
          <table:table-cell table:style-name="Default" table:formula="of:=BIN2DEC(MID([.$G$33];[.F105]+8;4))*16+BIN2DEC(MID([.$G$33];[.F105]+12;4))" office:value-type="float" office:value="0" calcext:value-type="float">
            <text:p>0</text:p>
          </table:table-cell>
          <table:table-cell table:formula="of:=DEC2HEX([.G105])&amp;DEC2HEX([.H105])" office:value-type="string" office:string-value="00" calcext:value-type="string">
            <text:p>00</text:p>
          </table:table-cell>
          <table:table-cell table:formula="of:=HEX2BIN(MID([.I105];1;2);8)&amp;HEX2BIN(MID([.I105];3;2);8)" office:value-type="string" office:string-value="0000000000000000" calcext:value-type="string">
            <text:p>0000000000000000</text:p>
          </table:table-cell>
          <table:table-cell table:formula="of:=BIN2DEC(MID([.$G$33];[.F105];8))*256+BIN2DEC(MID([.$G$33];[.F105]+8;8))" office:value-type="float" office:value="0" calcext:value-type="float">
            <text:p>0</text:p>
          </table:table-cell>
          <table:table-cell table:style-name="Default" table:formula="of:=[.G105]*256+[.H105]"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6];4)&amp;MID([.$G$33];[.F106]+4;4)">
            <text:p/>
          </table:table-cell>
          <table:table-cell office:value-type="float" office:value="73" calcext:value-type="float">
            <text:p>73</text:p>
          </table:table-cell>
          <table:table-cell table:style-name="ce186" table:formula="of:=BIN2DEC(MID([.$G$33];[.F106];4))*16+BIN2DEC(MID([.$G$33];[.F106]+4;4))" office:value-type="float" office:value="0" calcext:value-type="float">
            <text:p>0</text:p>
          </table:table-cell>
          <table:table-cell table:style-name="Default" table:formula="of:=BIN2DEC(MID([.$G$33];[.F106]+8;4))*16+BIN2DEC(MID([.$G$33];[.F106]+12;4))" office:value-type="float" office:value="0" calcext:value-type="float">
            <text:p>0</text:p>
          </table:table-cell>
          <table:table-cell table:formula="of:=DEC2HEX([.G106])&amp;DEC2HEX([.H106])" office:value-type="string" office:string-value="00" calcext:value-type="string">
            <text:p>00</text:p>
          </table:table-cell>
          <table:table-cell table:formula="of:=HEX2BIN(MID([.I106];1;2);8)&amp;HEX2BIN(MID([.I106];3;2);8)" office:value-type="string" office:string-value="0000000000000000" calcext:value-type="string">
            <text:p>0000000000000000</text:p>
          </table:table-cell>
          <table:table-cell table:formula="of:=BIN2DEC(MID([.$G$33];[.F106];8))*256+BIN2DEC(MID([.$G$33];[.F106]+8;8))" office:value-type="float" office:value="0" calcext:value-type="float">
            <text:p>0</text:p>
          </table:table-cell>
          <table:table-cell table:style-name="Default" table:formula="of:=[.G106]*256+[.H106]"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7];4)&amp;MID([.$G$33];[.F107]+4;4)">
            <text:p/>
          </table:table-cell>
          <table:table-cell office:value-type="float" office:value="74" calcext:value-type="float">
            <text:p>74</text:p>
          </table:table-cell>
          <table:table-cell table:style-name="ce186" table:formula="of:=BIN2DEC(MID([.$G$33];[.F107];4))*16+BIN2DEC(MID([.$G$33];[.F107]+4;4))" office:value-type="float" office:value="0" calcext:value-type="float">
            <text:p>0</text:p>
          </table:table-cell>
          <table:table-cell table:style-name="Default" table:formula="of:=BIN2DEC(MID([.$G$33];[.F107]+8;4))*16+BIN2DEC(MID([.$G$33];[.F107]+12;4))" office:value-type="float" office:value="0" calcext:value-type="float">
            <text:p>0</text:p>
          </table:table-cell>
          <table:table-cell table:formula="of:=DEC2HEX([.G107])&amp;DEC2HEX([.H107])" office:value-type="string" office:string-value="00" calcext:value-type="string">
            <text:p>00</text:p>
          </table:table-cell>
          <table:table-cell table:formula="of:=HEX2BIN(MID([.I107];1;2);8)&amp;HEX2BIN(MID([.I107];3;2);8)" office:value-type="string" office:string-value="0000000000000000" calcext:value-type="string">
            <text:p>0000000000000000</text:p>
          </table:table-cell>
          <table:table-cell table:formula="of:=BIN2DEC(MID([.$G$33];[.F107];8))*256+BIN2DEC(MID([.$G$33];[.F107]+8;8))" office:value-type="float" office:value="0" calcext:value-type="float">
            <text:p>0</text:p>
          </table:table-cell>
          <table:table-cell table:style-name="Default" table:formula="of:=[.G107]*256+[.H107]"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8];4)&amp;MID([.$G$33];[.F108]+4;4)">
            <text:p/>
          </table:table-cell>
          <table:table-cell office:value-type="float" office:value="75" calcext:value-type="float">
            <text:p>75</text:p>
          </table:table-cell>
          <table:table-cell table:style-name="ce186" table:formula="of:=BIN2DEC(MID([.$G$33];[.F108];4))*16+BIN2DEC(MID([.$G$33];[.F108]+4;4))" office:value-type="float" office:value="0" calcext:value-type="float">
            <text:p>0</text:p>
          </table:table-cell>
          <table:table-cell table:style-name="Default" table:formula="of:=BIN2DEC(MID([.$G$33];[.F108]+8;4))*16+BIN2DEC(MID([.$G$33];[.F108]+12;4))" office:value-type="float" office:value="0" calcext:value-type="float">
            <text:p>0</text:p>
          </table:table-cell>
          <table:table-cell table:formula="of:=DEC2HEX([.G108])&amp;DEC2HEX([.H108])" office:value-type="string" office:string-value="00" calcext:value-type="string">
            <text:p>00</text:p>
          </table:table-cell>
          <table:table-cell table:formula="of:=HEX2BIN(MID([.I108];1;2);8)&amp;HEX2BIN(MID([.I108];3;2);8)" office:value-type="string" office:string-value="0000000000000000" calcext:value-type="string">
            <text:p>0000000000000000</text:p>
          </table:table-cell>
          <table:table-cell table:formula="of:=BIN2DEC(MID([.$G$33];[.F108];8))*256+BIN2DEC(MID([.$G$33];[.F108]+8;8))" office:value-type="float" office:value="0" calcext:value-type="float">
            <text:p>0</text:p>
          </table:table-cell>
          <table:table-cell table:style-name="Default" table:formula="of:=[.G108]*256+[.H108]"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09];4)&amp;MID([.$G$33];[.F109]+4;4)">
            <text:p/>
          </table:table-cell>
          <table:table-cell office:value-type="float" office:value="76" calcext:value-type="float">
            <text:p>76</text:p>
          </table:table-cell>
          <table:table-cell table:style-name="ce186" table:formula="of:=BIN2DEC(MID([.$G$33];[.F109];4))*16+BIN2DEC(MID([.$G$33];[.F109]+4;4))" office:value-type="float" office:value="0" calcext:value-type="float">
            <text:p>0</text:p>
          </table:table-cell>
          <table:table-cell table:style-name="Default" table:formula="of:=BIN2DEC(MID([.$G$33];[.F109]+8;4))*16+BIN2DEC(MID([.$G$33];[.F109]+12;4))" office:value-type="float" office:value="0" calcext:value-type="float">
            <text:p>0</text:p>
          </table:table-cell>
          <table:table-cell table:formula="of:=DEC2HEX([.G109])&amp;DEC2HEX([.H109])" office:value-type="string" office:string-value="00" calcext:value-type="string">
            <text:p>00</text:p>
          </table:table-cell>
          <table:table-cell table:formula="of:=HEX2BIN(MID([.I109];1;2);8)&amp;HEX2BIN(MID([.I109];3;2);8)" office:value-type="string" office:string-value="0000000000000000" calcext:value-type="string">
            <text:p>0000000000000000</text:p>
          </table:table-cell>
          <table:table-cell table:formula="of:=BIN2DEC(MID([.$G$33];[.F109];8))*256+BIN2DEC(MID([.$G$33];[.F109]+8;8))" office:value-type="float" office:value="0" calcext:value-type="float">
            <text:p>0</text:p>
          </table:table-cell>
          <table:table-cell table:style-name="Default" table:formula="of:=[.G109]*256+[.H109]"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0];4)&amp;MID([.$G$33];[.F110]+4;4)">
            <text:p/>
          </table:table-cell>
          <table:table-cell office:value-type="float" office:value="77" calcext:value-type="float">
            <text:p>77</text:p>
          </table:table-cell>
          <table:table-cell table:style-name="ce186" table:formula="of:=BIN2DEC(MID([.$G$33];[.F110];4))*16+BIN2DEC(MID([.$G$33];[.F110]+4;4))" office:value-type="float" office:value="0" calcext:value-type="float">
            <text:p>0</text:p>
          </table:table-cell>
          <table:table-cell table:style-name="Default" table:formula="of:=BIN2DEC(MID([.$G$33];[.F110]+8;4))*16+BIN2DEC(MID([.$G$33];[.F110]+12;4))" office:value-type="float" office:value="0" calcext:value-type="float">
            <text:p>0</text:p>
          </table:table-cell>
          <table:table-cell table:formula="of:=DEC2HEX([.G110])&amp;DEC2HEX([.H110])" office:value-type="string" office:string-value="00" calcext:value-type="string">
            <text:p>00</text:p>
          </table:table-cell>
          <table:table-cell table:formula="of:=HEX2BIN(MID([.I110];1;2);8)&amp;HEX2BIN(MID([.I110];3;2);8)" office:value-type="string" office:string-value="0000000000000000" calcext:value-type="string">
            <text:p>0000000000000000</text:p>
          </table:table-cell>
          <table:table-cell table:formula="of:=BIN2DEC(MID([.$G$33];[.F110];8))*256+BIN2DEC(MID([.$G$33];[.F110]+8;8))" office:value-type="float" office:value="0" calcext:value-type="float">
            <text:p>0</text:p>
          </table:table-cell>
          <table:table-cell table:style-name="Default" table:formula="of:=[.G110]*256+[.H110]"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1];4)&amp;MID([.$G$33];[.F111]+4;4)">
            <text:p/>
          </table:table-cell>
          <table:table-cell office:value-type="float" office:value="78" calcext:value-type="float">
            <text:p>78</text:p>
          </table:table-cell>
          <table:table-cell table:style-name="ce186" table:formula="of:=BIN2DEC(MID([.$G$33];[.F111];4))*16+BIN2DEC(MID([.$G$33];[.F111]+4;4))" office:value-type="float" office:value="0" calcext:value-type="float">
            <text:p>0</text:p>
          </table:table-cell>
          <table:table-cell table:style-name="Default" table:formula="of:=BIN2DEC(MID([.$G$33];[.F111]+8;4))*16+BIN2DEC(MID([.$G$33];[.F111]+12;4))" office:value-type="float" office:value="0" calcext:value-type="float">
            <text:p>0</text:p>
          </table:table-cell>
          <table:table-cell table:formula="of:=DEC2HEX([.G111])&amp;DEC2HEX([.H111])" office:value-type="string" office:string-value="00" calcext:value-type="string">
            <text:p>00</text:p>
          </table:table-cell>
          <table:table-cell table:formula="of:=HEX2BIN(MID([.I111];1;2);8)&amp;HEX2BIN(MID([.I111];3;2);8)" office:value-type="string" office:string-value="0000000000000000" calcext:value-type="string">
            <text:p>0000000000000000</text:p>
          </table:table-cell>
          <table:table-cell table:formula="of:=BIN2DEC(MID([.$G$33];[.F111];8))*256+BIN2DEC(MID([.$G$33];[.F111]+8;8))" office:value-type="float" office:value="0" calcext:value-type="float">
            <text:p>0</text:p>
          </table:table-cell>
          <table:table-cell table:style-name="Default" table:formula="of:=[.G111]*256+[.H111]"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2];4)&amp;MID([.$G$33];[.F112]+4;4)">
            <text:p/>
          </table:table-cell>
          <table:table-cell office:value-type="float" office:value="79" calcext:value-type="float">
            <text:p>79</text:p>
          </table:table-cell>
          <table:table-cell table:style-name="ce186" table:formula="of:=BIN2DEC(MID([.$G$33];[.F112];4))*16+BIN2DEC(MID([.$G$33];[.F112]+4;4))" office:value-type="float" office:value="0" calcext:value-type="float">
            <text:p>0</text:p>
          </table:table-cell>
          <table:table-cell table:style-name="Default" table:formula="of:=BIN2DEC(MID([.$G$33];[.F112]+8;4))*16+BIN2DEC(MID([.$G$33];[.F112]+12;4))" office:value-type="float" office:value="0" calcext:value-type="float">
            <text:p>0</text:p>
          </table:table-cell>
          <table:table-cell table:formula="of:=DEC2HEX([.G112])&amp;DEC2HEX([.H112])" office:value-type="string" office:string-value="00" calcext:value-type="string">
            <text:p>00</text:p>
          </table:table-cell>
          <table:table-cell table:formula="of:=HEX2BIN(MID([.I112];1;2);8)&amp;HEX2BIN(MID([.I112];3;2);8)" office:value-type="string" office:string-value="0000000000000000" calcext:value-type="string">
            <text:p>0000000000000000</text:p>
          </table:table-cell>
          <table:table-cell table:formula="of:=BIN2DEC(MID([.$G$33];[.F112];8))*256+BIN2DEC(MID([.$G$33];[.F112]+8;8))" office:value-type="float" office:value="0" calcext:value-type="float">
            <text:p>0</text:p>
          </table:table-cell>
          <table:table-cell table:style-name="Default" table:formula="of:=[.G112]*256+[.H112]"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3];4)&amp;MID([.$G$33];[.F113]+4;4)">
            <text:p/>
          </table:table-cell>
          <table:table-cell office:value-type="float" office:value="80" calcext:value-type="float">
            <text:p>80</text:p>
          </table:table-cell>
          <table:table-cell table:style-name="ce186" table:formula="of:=BIN2DEC(MID([.$G$33];[.F113];4))*16+BIN2DEC(MID([.$G$33];[.F113]+4;4))" office:value-type="float" office:value="0" calcext:value-type="float">
            <text:p>0</text:p>
          </table:table-cell>
          <table:table-cell table:style-name="Default" table:formula="of:=BIN2DEC(MID([.$G$33];[.F113]+8;4))*16+BIN2DEC(MID([.$G$33];[.F113]+12;4))" office:value-type="float" office:value="0" calcext:value-type="float">
            <text:p>0</text:p>
          </table:table-cell>
          <table:table-cell table:formula="of:=DEC2HEX([.G113])&amp;DEC2HEX([.H113])" office:value-type="string" office:string-value="00" calcext:value-type="string">
            <text:p>00</text:p>
          </table:table-cell>
          <table:table-cell table:formula="of:=HEX2BIN(MID([.I113];1;2);8)&amp;HEX2BIN(MID([.I113];3;2);8)" office:value-type="string" office:string-value="0000000000000000" calcext:value-type="string">
            <text:p>0000000000000000</text:p>
          </table:table-cell>
          <table:table-cell table:formula="of:=BIN2DEC(MID([.$G$33];[.F113];8))*256+BIN2DEC(MID([.$G$33];[.F113]+8;8))" office:value-type="float" office:value="0" calcext:value-type="float">
            <text:p>0</text:p>
          </table:table-cell>
          <table:table-cell table:style-name="Default" table:formula="of:=[.G113]*256+[.H113]"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4];4)&amp;MID([.$G$33];[.F114]+4;4)">
            <text:p/>
          </table:table-cell>
          <table:table-cell office:value-type="float" office:value="81" calcext:value-type="float">
            <text:p>81</text:p>
          </table:table-cell>
          <table:table-cell table:style-name="ce186" table:formula="of:=BIN2DEC(MID([.$G$33];[.F114];4))*16+BIN2DEC(MID([.$G$33];[.F114]+4;4))" office:value-type="float" office:value="0" calcext:value-type="float">
            <text:p>0</text:p>
          </table:table-cell>
          <table:table-cell table:style-name="Default" table:formula="of:=BIN2DEC(MID([.$G$33];[.F114]+8;4))*16+BIN2DEC(MID([.$G$33];[.F114]+12;4))" office:value-type="float" office:value="0" calcext:value-type="float">
            <text:p>0</text:p>
          </table:table-cell>
          <table:table-cell table:formula="of:=DEC2HEX([.G114])&amp;DEC2HEX([.H114])" office:value-type="string" office:string-value="00" calcext:value-type="string">
            <text:p>00</text:p>
          </table:table-cell>
          <table:table-cell table:formula="of:=HEX2BIN(MID([.I114];1;2);8)&amp;HEX2BIN(MID([.I114];3;2);8)" office:value-type="string" office:string-value="0000000000000000" calcext:value-type="string">
            <text:p>0000000000000000</text:p>
          </table:table-cell>
          <table:table-cell table:formula="of:=BIN2DEC(MID([.$G$33];[.F114];8))*256+BIN2DEC(MID([.$G$33];[.F114]+8;8))" office:value-type="float" office:value="0" calcext:value-type="float">
            <text:p>0</text:p>
          </table:table-cell>
          <table:table-cell table:style-name="Default" table:formula="of:=[.G114]*256+[.H114]"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5];4)&amp;MID([.$G$33];[.F115]+4;4)">
            <text:p/>
          </table:table-cell>
          <table:table-cell office:value-type="float" office:value="82" calcext:value-type="float">
            <text:p>82</text:p>
          </table:table-cell>
          <table:table-cell table:style-name="ce186" table:formula="of:=BIN2DEC(MID([.$G$33];[.F115];4))*16+BIN2DEC(MID([.$G$33];[.F115]+4;4))" office:value-type="float" office:value="0" calcext:value-type="float">
            <text:p>0</text:p>
          </table:table-cell>
          <table:table-cell table:style-name="Default" table:formula="of:=BIN2DEC(MID([.$G$33];[.F115]+8;4))*16+BIN2DEC(MID([.$G$33];[.F115]+12;4))" office:value-type="float" office:value="0" calcext:value-type="float">
            <text:p>0</text:p>
          </table:table-cell>
          <table:table-cell table:formula="of:=DEC2HEX([.G115])&amp;DEC2HEX([.H115])" office:value-type="string" office:string-value="00" calcext:value-type="string">
            <text:p>00</text:p>
          </table:table-cell>
          <table:table-cell table:formula="of:=HEX2BIN(MID([.I115];1;2);8)&amp;HEX2BIN(MID([.I115];3;2);8)" office:value-type="string" office:string-value="0000000000000000" calcext:value-type="string">
            <text:p>0000000000000000</text:p>
          </table:table-cell>
          <table:table-cell table:formula="of:=BIN2DEC(MID([.$G$33];[.F115];8))*256+BIN2DEC(MID([.$G$33];[.F115]+8;8))" office:value-type="float" office:value="0" calcext:value-type="float">
            <text:p>0</text:p>
          </table:table-cell>
          <table:table-cell table:style-name="Default" table:formula="of:=[.G115]*256+[.H115]" office:value-type="float" office:value="0" calcext:value-type="float">
            <text:p>0</text:p>
          </table:table-cell>
          <table:table-cell table:number-columns-repeated="2"/>
          <table:table-cell table:style-name="Default"/>
          <table:table-cell table:number-columns-repeated="242"/>
        </table:table-row>
        <table:table-row table:style-name="ro6">
          <table:table-cell table:number-columns-repeated="4"/>
          <table:table-cell table:formula="of:=MID([.$G$33];[.F116];4)&amp;MID([.$G$33];[.F116]+4;4)">
            <text:p/>
          </table:table-cell>
          <table:table-cell office:value-type="float" office:value="83" calcext:value-type="float">
            <text:p>83</text:p>
          </table:table-cell>
          <table:table-cell table:style-name="ce186" table:formula="of:=BIN2DEC(MID([.$G$33];[.F116];4))*16+BIN2DEC(MID([.$G$33];[.F116]+4;4))" office:value-type="float" office:value="0" calcext:value-type="float">
            <text:p>0</text:p>
          </table:table-cell>
          <table:table-cell table:style-name="Default" table:formula="of:=BIN2DEC(MID([.$G$33];[.F116]+8;4))*16+BIN2DEC(MID([.$G$33];[.F116]+12;4))" office:value-type="float" office:value="0" calcext:value-type="float">
            <text:p>0</text:p>
          </table:table-cell>
          <table:table-cell table:formula="of:=DEC2HEX([.G116])&amp;DEC2HEX([.H116])" office:value-type="string" office:string-value="00" calcext:value-type="string">
            <text:p>00</text:p>
          </table:table-cell>
          <table:table-cell table:formula="of:=HEX2BIN(MID([.I116];1;2);8)&amp;HEX2BIN(MID([.I116];3;2);8)" office:value-type="string" office:string-value="0000000000000000" calcext:value-type="string">
            <text:p>0000000000000000</text:p>
          </table:table-cell>
          <table:table-cell table:formula="of:=BIN2DEC(MID([.$G$33];[.F116];8))*256+BIN2DEC(MID([.$G$33];[.F116]+8;8))" office:value-type="float" office:value="0" calcext:value-type="float">
            <text:p>0</text:p>
          </table:table-cell>
          <table:table-cell table:style-name="Default" table:formula="of:=[.G116]*256+[.H116]" office:value-type="float" office:value="0" calcext:value-type="float">
            <text:p>0</text:p>
          </table:table-cell>
          <table:table-cell table:number-columns-repeated="2"/>
          <table:table-cell table:style-name="Default"/>
          <table:table-cell table:number-columns-repeated="242"/>
        </table:table-row>
        <table:table-row table:style-name="ro6" table:number-rows-repeated="1048459">
          <table:table-cell table:number-columns-repeated="257"/>
        </table:table-row>
        <table:table-row table:style-name="ro6">
          <table:table-cell table:number-columns-repeated="257"/>
        </table:table-row>
        <calcext:conditional-formats>
          <calcext:conditional-format calcext:target-range-address="Лист3.C12:Лист3.C24">
            <calcext:condition calcext:apply-style-name="Безымянный1" calcext:value="formula-is(NOT(ISERROR(FORMULA([.C12]))))" calcext:base-cell-address="Лист3.C12"/>
          </calcext:conditional-format>
          <calcext:conditional-format calcext:target-range-address="Лист3.B12:Лист3.B24">
            <calcext:condition calcext:apply-style-name="Безымянный1" calcext:value="formula-is(NOT(ISERROR(FORMULA([.B12]))))" calcext:base-cell-address="Лист3.B12"/>
          </calcext:conditional-format>
          <calcext:conditional-format calcext:target-range-address="Лист3.F14:Лист3.F14">
            <calcext:condition calcext:apply-style-name="Безымянный1" calcext:value="formula-is(NOT(ISERROR(FORMULA([.F14]))))" calcext:base-cell-address="Лист3.F14"/>
          </calcext:conditional-format>
          <calcext:conditional-format calcext:target-range-address="Лист3.F14:Лист3.F14">
            <calcext:condition calcext:apply-style-name="Безымянный1" calcext:value="formula-is(NOT(ISERROR(FORMULA([.F14]))))" calcext:base-cell-address="Лист3.F14"/>
          </calcext:conditional-format>
          <calcext:conditional-format calcext:target-range-address="Лист3.F15:Лист3.F15">
            <calcext:condition calcext:apply-style-name="Безымянный1" calcext:value="formula-is(NOT(ISERROR(FORMULA([.F15]))))" calcext:base-cell-address="Лист3.F15"/>
          </calcext:conditional-format>
          <calcext:conditional-format calcext:target-range-address="Лист3.F15:Лист3.F15">
            <calcext:condition calcext:apply-style-name="Безымянный1" calcext:value="formula-is(NOT(ISERROR(FORMULA([.F15]))))" calcext:base-cell-address="Лист3.F15"/>
          </calcext:conditional-format>
          <calcext:conditional-format calcext:target-range-address="Лист3.I15:Лист3.I15">
            <calcext:condition calcext:apply-style-name="Безымянный1" calcext:value="formula-is(NOT(ISERROR(FORMULA([.I15]))))" calcext:base-cell-address="Лист3.I15"/>
          </calcext:conditional-format>
          <calcext:conditional-format calcext:target-range-address="Лист3.I15:Лист3.I15">
            <calcext:condition calcext:apply-style-name="Безымянный1" calcext:value="formula-is(NOT(ISERROR(FORMULA([.I15]))))" calcext:base-cell-address="Лист3.I15"/>
          </calcext:conditional-format>
          <calcext:conditional-format calcext:target-range-address="Лист3.I16:Лист3.I16">
            <calcext:condition calcext:apply-style-name="Безымянный1" calcext:value="formula-is(NOT(ISERROR(FORMULA([.I16]))))" calcext:base-cell-address="Лист3.I16"/>
          </calcext:conditional-format>
          <calcext:conditional-format calcext:target-range-address="Лист3.I16:Лист3.I16">
            <calcext:condition calcext:apply-style-name="Безымянный1" calcext:value="formula-is(NOT(ISERROR(FORMULA([.I16]))))" calcext:base-cell-address="Лист3.I16"/>
          </calcext:conditional-format>
          <calcext:conditional-format calcext:target-range-address="Лист3.I17:Лист3.I17">
            <calcext:condition calcext:apply-style-name="Безымянный1" calcext:value="formula-is(NOT(ISERROR(FORMULA([.I17]))))" calcext:base-cell-address="Лист3.I17"/>
          </calcext:conditional-format>
          <calcext:conditional-format calcext:target-range-address="Лист3.I17:Лист3.I17">
            <calcext:condition calcext:apply-style-name="Безымянный1" calcext:value="formula-is(NOT(ISERROR(FORMULA([.I17]))))" calcext:base-cell-address="Лист3.I17"/>
          </calcext:conditional-format>
          <calcext:conditional-format calcext:target-range-address="Лист3.I18:Лист3.I18">
            <calcext:condition calcext:apply-style-name="Безымянный1" calcext:value="formula-is(NOT(ISERROR(FORMULA([.I18]))))" calcext:base-cell-address="Лист3.I18"/>
          </calcext:conditional-format>
          <calcext:conditional-format calcext:target-range-address="Лист3.I18:Лист3.I18">
            <calcext:condition calcext:apply-style-name="Безымянный1" calcext:value="formula-is(NOT(ISERROR(FORMULA([.I18]))))" calcext:base-cell-address="Лист3.I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F18:Лист3.F18">
            <calcext:condition calcext:apply-style-name="Безымянный1" calcext:value="formula-is(NOT(ISERROR(FORMULA([.F16]))))" calcext:base-cell-address="Лист3.F18"/>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G14:Лист3.G14">
            <calcext:condition calcext:apply-style-name="Безымянный1" calcext:value="formula-is(NOT(ISERROR(FORMULA([.G14]))))" calcext:base-cell-address="Лист3.G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H14:Лист3.H14">
            <calcext:condition calcext:apply-style-name="Безымянный1" calcext:value="formula-is(NOT(ISERROR(FORMULA([.H14]))))" calcext:base-cell-address="Лист3.H14"/>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G15:Лист3.G15">
            <calcext:condition calcext:apply-style-name="Безымянный1" calcext:value="formula-is(NOT(ISERROR(FORMULA([.G15]))))" calcext:base-cell-address="Лист3.G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H15:Лист3.H15">
            <calcext:condition calcext:apply-style-name="Безымянный1" calcext:value="formula-is(NOT(ISERROR(FORMULA([.H15]))))" calcext:base-cell-address="Лист3.H15"/>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G16:Лист3.G16">
            <calcext:condition calcext:apply-style-name="Безымянный1" calcext:value="formula-is(NOT(ISERROR(FORMULA([.G16]))))" calcext:base-cell-address="Лист3.G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H16:Лист3.H16">
            <calcext:condition calcext:apply-style-name="Безымянный1" calcext:value="formula-is(NOT(ISERROR(FORMULA([.H16]))))" calcext:base-cell-address="Лист3.H16"/>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G17:Лист3.G17">
            <calcext:condition calcext:apply-style-name="Безымянный1" calcext:value="formula-is(NOT(ISERROR(FORMULA([.G17]))))" calcext:base-cell-address="Лист3.G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H17:Лист3.H17">
            <calcext:condition calcext:apply-style-name="Безымянный1" calcext:value="formula-is(NOT(ISERROR(FORMULA([.H17]))))" calcext:base-cell-address="Лист3.H17"/>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G18:Лист3.G18">
            <calcext:condition calcext:apply-style-name="Безымянный1" calcext:value="formula-is(NOT(ISERROR(FORMULA([.G18]))))" calcext:base-cell-address="Лист3.G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H18:Лист3.H18">
            <calcext:condition calcext:apply-style-name="Безымянный1" calcext:value="formula-is(NOT(ISERROR(FORMULA([.H18]))))" calcext:base-cell-address="Лист3.H18"/>
          </calcext:conditional-format>
          <calcext:conditional-format calcext:target-range-address="Лист3.I19:Лист3.I30">
            <calcext:condition calcext:apply-style-name="Безымянный1" calcext:value="formula-is(NOT(ISERROR(FORMULA([.I19]))))" calcext:base-cell-address="Лист3.I19"/>
          </calcext:conditional-format>
          <calcext:conditional-format calcext:target-range-address="Лист3.I19:Лист3.I30">
            <calcext:condition calcext:apply-style-name="Безымянный1" calcext:value="formula-is(NOT(ISERROR(FORMULA([.I19]))))" calcext:base-cell-address="Лист3.I19"/>
          </calcext:conditional-format>
          <calcext:conditional-format calcext:target-range-address="Лист3.F22:Лист3.F22">
            <calcext:condition calcext:apply-style-name="Безымянный1" calcext:value="formula-is(NOT(ISERROR(FORMULA([.F18]))))" calcext:base-cell-address="Лист3.F22"/>
          </calcext:conditional-format>
          <calcext:conditional-format calcext:target-range-address="Лист3.F22:Лист3.F22">
            <calcext:condition calcext:apply-style-name="Безымянный1" calcext:value="formula-is(NOT(ISERROR(FORMULA([.F18]))))" calcext:base-cell-address="Лист3.F22"/>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0:Лист3.F20">
            <calcext:condition calcext:apply-style-name="Безымянный1" calcext:value="formula-is(NOT(ISERROR(FORMULA([.F17]))))" calcext:base-cell-address="Лист3.F20"/>
          </calcext:conditional-format>
          <calcext:conditional-format calcext:target-range-address="Лист3.F20:Лист3.F20">
            <calcext:condition calcext:apply-style-name="Безымянный1" calcext:value="formula-is(NOT(ISERROR(FORMULA([.F17]))))" calcext:base-cell-address="Лист3.F20"/>
          </calcext:conditional-format>
          <calcext:conditional-format calcext:target-range-address="Лист3.F21:Лист3.F21">
            <calcext:condition calcext:apply-style-name="Безымянный1" calcext:value="formula-is(NOT(ISERROR(FORMULA([.F18]))))" calcext:base-cell-address="Лист3.F21"/>
          </calcext:conditional-format>
          <calcext:conditional-format calcext:target-range-address="Лист3.F21:Лист3.F21">
            <calcext:condition calcext:apply-style-name="Безымянный1" calcext:value="formula-is(NOT(ISERROR(FORMULA([.F18]))))" calcext:base-cell-address="Лист3.F21"/>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6:Лист3.F26">
            <calcext:condition calcext:apply-style-name="Безымянный1" calcext:value="formula-is(NOT(ISERROR(FORMULA([.F22]))))" calcext:base-cell-address="Лист3.F26"/>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3:Лист3.F23">
            <calcext:condition calcext:apply-style-name="Безымянный1" calcext:value="formula-is(NOT(ISERROR(FORMULA([.F19]))))" calcext:base-cell-address="Лист3.F23"/>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4:Лист3.F24">
            <calcext:condition calcext:apply-style-name="Безымянный1" calcext:value="formula-is(NOT(ISERROR(FORMULA([.F20]))))" calcext:base-cell-address="Лист3.F24"/>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F25:Лист3.F25">
            <calcext:condition calcext:apply-style-name="Безымянный1" calcext:value="formula-is(NOT(ISERROR(FORMULA([.F21]))))" calcext:base-cell-address="Лист3.F25"/>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G19:Лист3.G19">
            <calcext:condition calcext:apply-style-name="Безымянный1" calcext:value="formula-is(NOT(ISERROR(FORMULA([.G19]))))" calcext:base-cell-address="Лист3.G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H19:Лист3.H19">
            <calcext:condition calcext:apply-style-name="Безымянный1" calcext:value="formula-is(NOT(ISERROR(FORMULA([.H19]))))" calcext:base-cell-address="Лист3.H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G19:Лист3.G19">
            <calcext:condition calcext:apply-style-name="Безымянный1" calcext:value="formula-is(NOT(ISERROR(FORMULA([.G18]))))" calcext:base-cell-address="Лист3.G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H19:Лист3.H19">
            <calcext:condition calcext:apply-style-name="Безымянный1" calcext:value="formula-is(NOT(ISERROR(FORMULA([.H18]))))" calcext:base-cell-address="Лист3.H19"/>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G20:Лист3.G20">
            <calcext:condition calcext:apply-style-name="Безымянный1" calcext:value="formula-is(NOT(ISERROR(FORMULA([.G19]))))" calcext:base-cell-address="Лист3.G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H20:Лист3.H20">
            <calcext:condition calcext:apply-style-name="Безымянный1" calcext:value="formula-is(NOT(ISERROR(FORMULA([.H19]))))" calcext:base-cell-address="Лист3.H20"/>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G21:Лист3.G21">
            <calcext:condition calcext:apply-style-name="Безымянный1" calcext:value="formula-is(NOT(ISERROR(FORMULA([.G20]))))" calcext:base-cell-address="Лист3.G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H21:Лист3.H21">
            <calcext:condition calcext:apply-style-name="Безымянный1" calcext:value="formula-is(NOT(ISERROR(FORMULA([.H20]))))" calcext:base-cell-address="Лист3.H21"/>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G22:Лист3.G22">
            <calcext:condition calcext:apply-style-name="Безымянный1" calcext:value="formula-is(NOT(ISERROR(FORMULA([.G21]))))" calcext:base-cell-address="Лист3.G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H22:Лист3.H22">
            <calcext:condition calcext:apply-style-name="Безымянный1" calcext:value="formula-is(NOT(ISERROR(FORMULA([.H21]))))" calcext:base-cell-address="Лист3.H22"/>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G23:Лист3.G23">
            <calcext:condition calcext:apply-style-name="Безымянный1" calcext:value="formula-is(NOT(ISERROR(FORMULA([.G22]))))" calcext:base-cell-address="Лист3.G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H23:Лист3.H23">
            <calcext:condition calcext:apply-style-name="Безымянный1" calcext:value="formula-is(NOT(ISERROR(FORMULA([.H22]))))" calcext:base-cell-address="Лист3.H23"/>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G24:Лист3.G24">
            <calcext:condition calcext:apply-style-name="Безымянный1" calcext:value="formula-is(NOT(ISERROR(FORMULA([.G23]))))" calcext:base-cell-address="Лист3.G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H24:Лист3.H24">
            <calcext:condition calcext:apply-style-name="Безымянный1" calcext:value="formula-is(NOT(ISERROR(FORMULA([.H23]))))" calcext:base-cell-address="Лист3.H24"/>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G25:Лист3.G25">
            <calcext:condition calcext:apply-style-name="Безымянный1" calcext:value="formula-is(NOT(ISERROR(FORMULA([.G24]))))" calcext:base-cell-address="Лист3.G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H25:Лист3.H25">
            <calcext:condition calcext:apply-style-name="Безымянный1" calcext:value="formula-is(NOT(ISERROR(FORMULA([.H24]))))" calcext:base-cell-address="Лист3.H25"/>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G26:Лист3.G26">
            <calcext:condition calcext:apply-style-name="Безымянный1" calcext:value="formula-is(NOT(ISERROR(FORMULA([.G25]))))" calcext:base-cell-address="Лист3.G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H26:Лист3.H26">
            <calcext:condition calcext:apply-style-name="Безымянный1" calcext:value="formula-is(NOT(ISERROR(FORMULA([.H25]))))" calcext:base-cell-address="Лист3.H26"/>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G27:Лист3.G27">
            <calcext:condition calcext:apply-style-name="Безымянный1" calcext:value="formula-is(NOT(ISERROR(FORMULA([.G26]))))" calcext:base-cell-address="Лист3.G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H27:Лист3.H27">
            <calcext:condition calcext:apply-style-name="Безымянный1" calcext:value="formula-is(NOT(ISERROR(FORMULA([.H26]))))" calcext:base-cell-address="Лист3.H27"/>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G28:Лист3.G28">
            <calcext:condition calcext:apply-style-name="Безымянный1" calcext:value="formula-is(NOT(ISERROR(FORMULA([.G27]))))" calcext:base-cell-address="Лист3.G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H28:Лист3.H28">
            <calcext:condition calcext:apply-style-name="Безымянный1" calcext:value="formula-is(NOT(ISERROR(FORMULA([.H27]))))" calcext:base-cell-address="Лист3.H28"/>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G29:Лист3.G29">
            <calcext:condition calcext:apply-style-name="Безымянный1" calcext:value="formula-is(NOT(ISERROR(FORMULA([.G28]))))" calcext:base-cell-address="Лист3.G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 calcext:target-range-address="Лист3.H29:Лист3.H29">
            <calcext:condition calcext:apply-style-name="Безымянный1" calcext:value="formula-is(NOT(ISERROR(FORMULA([.H28]))))" calcext:base-cell-address="Лист3.H29"/>
          </calcext:conditional-format>
        </calcext:conditional-formats>
      </table:table>
      <table:named-expressions>
        <table:named-range table:name="ax" table:base-cell-address="$Лист2.$W$47" table:cell-range-address="$Лист2.$E$12"/>
        <table:named-range table:name="bx" table:base-cell-address="$Лист2.$W$48" table:cell-range-address="$Лист2.$E$13"/>
        <table:named-range table:name="command" table:base-cell-address="$Лист2.$W$54" table:cell-range-address="$Лист2.$E$3"/>
        <table:named-range table:name="cur_col" table:base-cell-address="$Лист2.$AK$48" table:cell-range-address="$Лист2.$J$5"/>
        <table:named-range table:name="cur_row" table:base-cell-address="$Лист2.$AK$49" table:cell-range-address="$Лист2.$J$6"/>
        <table:named-range table:name="cx" table:base-cell-address="$Лист2.$W$49" table:cell-range-address="$Лист2.$E$14"/>
        <table:named-range table:name="c_clock" table:base-cell-address="$Лист2.$AI$50" table:cell-range-address="$Лист2.$H$6"/>
        <table:named-range table:name="c_main" table:base-cell-address="$Лист2.$AI$49" table:cell-range-address="$Лист2.$H$5"/>
        <table:named-range table:name="c_reset" table:base-cell-address="$Лист2.$AI$48" table:cell-range-address="$Лист2.$H$4"/>
        <table:named-range table:name="g_clock" table:base-cell-address="$Лист2.$B$29" table:cell-range-address="$Лист2.$B$3"/>
        <table:named-range table:name="g_reset" table:base-cell-address="$Лист2.$B$29" table:cell-range-address="$Лист2.$B$2"/>
        <table:named-range table:name="ip" table:base-cell-address="$Лист2.$W$50" table:cell-range-address="$Лист2.$E$10"/>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trigger" table:base-cell-address="$Лист2.$W$30" table:cell-range-address="$Лист2.$W$30"/>
        <table:named-range table:name="key_up" table:base-cell-address="$Лист2.$W$26" table:cell-range-address="$Лист2.$W$26"/>
        <table:named-range table:name="mem_addr" table:base-cell-address="$Лист2.$AI$54" table:cell-range-address="$Лист2.$H$24"/>
        <table:named-range table:name="mem_set" table:base-cell-address="$Лист2.$AI$56" table:cell-range-address="$Лист2.$H$26"/>
        <table:named-range table:name="mem_value" table:base-cell-address="$Лист2.$AI$55" table:cell-range-address="$Лист2.$H$25"/>
        <table:named-range table:name="m_address" table:base-cell-address="$Лист2.$W$34" table:cell-range-address="$Лист2.$Z$11"/>
        <table:named-range table:name="m_clear" table:base-cell-address="$Лист2.$W$38" table:cell-range-address="$Лист2.$Z$15"/>
        <table:named-range table:name="m_set" table:base-cell-address="$Лист2.$W$36" table:cell-range-address="$Лист2.$Z$13"/>
        <table:named-range table:name="m_value" table:base-cell-address="$Лист2.$W$35" table:cell-range-address="$Лист2.$Z$12"/>
        <table:named-range table:name="m_value_out" table:base-cell-address="$Лист2.$W$37" table:cell-range-address="$Лист2.$Z$14"/>
        <table:named-range table:name="null" table:base-cell-address="$Лист2.$B$32" table:cell-range-address="$Лист2.$B$6"/>
        <table:named-range table:name="oldip" table:base-cell-address="$Лист2.$W$51" table:cell-range-address="$Лист2.$E$11"/>
        <table:named-range table:name="oldsp" table:base-cell-address="$Лист2.$AL$38" table:cell-range-address="$Лист2.$AB$7"/>
        <table:named-range table:name="opA" table:base-cell-address="$Лист2.$W$55" table:cell-range-address="$Лист2.$E$4"/>
        <table:named-range table:name="opB" table:base-cell-address="$Лист2.$W$56" table:cell-range-address="$Лист2.$E$5"/>
        <table:named-range table:name="pop_c" table:base-cell-address="$Лист2.$AI$63" table:cell-range-address="$Лист2.$H$31"/>
        <table:named-range table:name="pop_value" table:base-cell-address="$Лист2.$AI$60" table:cell-range-address="$Лист2.$H$28"/>
        <table:named-range table:name="push_c" table:base-cell-address="$Лист2.$AI$62" table:cell-range-address="$Лист2.$H$30"/>
        <table:named-range table:name="push_value" table:base-cell-address="$Лист2.$AI$61" table:cell-range-address="$Лист2.$H$29"/>
        <table:named-range table:name="rax" table:base-cell-address="$Лист2.$W$59" table:cell-range-address="$Лист2.$E$22"/>
        <table:named-range table:name="rbx" table:base-cell-address="$Лист2.$W$59" table:cell-range-address="$Лист2.$E$23"/>
        <table:named-range table:name="rcx" table:base-cell-address="$Лист2.$W$59" table:cell-range-address="$Лист2.$E$24"/>
        <table:named-range table:name="reset" table:base-cell-address="$Лист2.$AI$48" table:cell-range-address="$Лист2.$H$4"/>
        <table:named-range table:name="sp" table:base-cell-address="$Лист2.$AL$37" table:cell-range-address="$Лист2.$AB$6"/>
        <table:named-range table:name="sp_address" table:base-cell-address="$Лист2.$AL$34" table:cell-range-address="$Лист2.$AB$3"/>
        <table:named-range table:name="sp_column" table:base-cell-address="$Лист2.$AL$36" table:cell-range-address="$Лист2.$AB$5"/>
        <table:named-range table:name="sp_row" table:base-cell-address="$Лист2.$AL$35" table:cell-range-address="$Лист2.$AB$4"/>
        <table:named-range table:name="s_address" table:base-cell-address="$Лист2.$AJ$34" table:cell-range-address="$Лист2.$Z$3"/>
        <table:named-range table:name="s_pop" table:base-cell-address="$Лист2.$AJ$37" table:cell-range-address="$Лист2.$Z$6"/>
        <table:named-range table:name="s_popvalue" table:base-cell-address="$Лист2.$AJ$38" table:cell-range-address="$Лист2.$Z$7"/>
        <table:named-range table:name="s_push" table:base-cell-address="$Лист2.$AJ$36" table:cell-range-address="$Лист2.$Z$5"/>
        <table:named-range table:name="s_pushvalue" table:base-cell-address="$Лист2.$AJ$35" table:cell-range-address="$Лист2.$Z$4"/>
        <table:named-range table:name="s_reset" table:base-cell-address="$Лист2.$AJ$39" table:cell-range-address="$Лист2.$Z$8"/>
        <table:named-expression table:name="_xlfn_BITRSHIFT" table:base-cell-address="$Лист2.$B$29" table:expression=""/>
      </table:named-expressions>
      <table:database-ranges>
        <table:database-range table:name="__Anonymous_DB__1" table:target-range-address="Лист2.Y2:Лист2.AX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draw:marker draw:name="Arrowhead_20_1" draw:display-name="Arrowhead 1" svg:viewBox="0 0 20 30" svg:d="M10 0l-10 30h20z"/>
    <draw:marker draw:name="Arrowhead_20_2" draw:display-name="Arrowhead 2"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1">00.00.0000</text:date>, <text:time style:data-style-name="N2" text:time-value="22:04:18.827749359">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5-04-01T22:41:01.303133195</dc:date>
    <meta:editing-cycles>221</meta:editing-cycles>
    <meta:editing-duration>P2175DT13H15M17S</meta:editing-duration>
    <meta:generator>LibreOffice/4.2.7.2$Linux_x86 LibreOffice_project/420m0$Build-2</meta:generator>
    <meta:document-statistic meta:table-count="3" meta:cell-count="1953"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value
	ThisComponent.sheets.getByIndex(1).getCellByPosition(1, 2).Value = v
End Sub

Sub clock
	if isEmpty(oP) then
		oP = GenerateTimerPropertySet()
		oJob1 = createUnoListener("JOB1_", "com.sun.star.task.XJobExecutor")
		oP.xJob = oJob1
		oP.lPeriodInMilliSec = 15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1, 1)
end sub

sub ResetCellOff
	SetCell(1, 1,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